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8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2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2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2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2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2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2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2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2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2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2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2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2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2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2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2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2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2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2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2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2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2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2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2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2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2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2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2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02in" svg:x="0in" svg:y="0.1622in">
              <draw:object draw:notify-on-update-of-ranges="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08in" svg:x="0.878in" svg:y="0.1673in">
              <draw:object draw:notify-on-update-of-ranges="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583in" svg:x="0.878in" svg:y="0.0366in">
              <draw:object draw:notify-on-update-of-ranges="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846in" svg:x="0.0051in" svg:y="0.1126in">
              <draw:object draw:notify-on-update-of-ranges="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5949in" svg:x="0.8717in" svg:y="0.1433in">
              <draw:object draw:notify-on-update-of-ranges="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646in" draw:z-index="5" draw:style-name="gr1" svg:width="8.0079in" svg:height="3.5461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39" table:end-x="0.8343in" table:end-y="0.1189in" draw:z-index="6" draw:style-name="gr1" svg:width="7.9744in" svg:height="3.824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5941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  <table:table table:name="Sheet7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row table:style-name="ro1" table:number-rows-repeated="2">
          <table:table-cell table:number-columns-repeated="53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CohortReadWriteMutex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LightReadWriteMutex rps</text:p>
          </table:table-cell>
          <table:table-cell office:value-type="string">
            <text:p>UltraFastReadWriteMutex rps</text:p>
          </table:table-cell>
          <table:table-cell office:value-type="string">
            <text:p>SemaMutex&lt;Semaphore&gt; rps</text:p>
          </table:table-cell>
          <table:table-cell office:value-type="string">
            <text:p>FastSlim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CohortReadWriteMutex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LightReadWriteMutex wps</text:p>
          </table:table-cell>
          <table:table-cell office:value-type="string">
            <text:p>UltraFastReadWriteMutex wps</text:p>
          </table:table-cell>
          <table:table-cell office:value-type="string">
            <text:p>SemaMutex&lt;Semaphore&gt; wps</text:p>
          </table:table-cell>
          <table:table-cell office:value-type="string">
            <text:p>FastSlimReadWriteMutex wps</text:p>
          </table:table-cell>
          <table:table-cell table:number-columns-repeated="24"/>
        </table:table-row>
        <table:table-row table:style-name="ro1">
          <table:table-cell table:number-columns-repeated="2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table:style-name="ce2" office:value-type="float" office:value="130037804.2">
            <text:p>13003780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9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20140815.5">
            <text:p>20140815.5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62638594">
            <text:p>62638594</text:p>
          </table:table-cell>
          <table:table-cell office:value-type="float" office:value="15707378">
            <text:p>15707378</text:p>
          </table:table-cell>
          <table:table-cell office:value-type="float" office:value="52810">
            <text:p>52810</text:p>
          </table:table-cell>
          <table:table-cell office:value-type="float" office:value="12186162.857143">
            <text:p>12186162.86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36354350">
            <text:p>36354350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57727070">
            <text:p>57727070</text:p>
          </table:table-cell>
          <table:table-cell office:value-type="float" office:value="19355780">
            <text:p>19355780</text:p>
          </table:table-cell>
          <table:table-cell office:value-type="float" office:value="60750">
            <text:p>60750</text:p>
          </table:table-cell>
          <table:table-cell office:value-type="float" office:value="9945932.857143">
            <text:p>9945932.86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03377849">
            <text:p>103377849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107612956">
            <text:p>107612956</text:p>
          </table:table-cell>
          <table:table-cell office:value-type="float" office:value="50684634">
            <text:p>50684634</text:p>
          </table:table-cell>
          <table:table-cell office:value-type="float" office:value="56803.333333">
            <text:p>56803.33</text:p>
          </table:table-cell>
          <table:table-cell office:value-type="float" office:value="11787582.857143">
            <text:p>11787582.86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33837714.5">
            <text:p>133837714.5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146849920">
            <text:p>146849920</text:p>
          </table:table-cell>
          <table:table-cell office:value-type="float" office:value="58239440">
            <text:p>58239440</text:p>
          </table:table-cell>
          <table:table-cell office:value-type="float" office:value="36490">
            <text:p>36490</text:p>
          </table:table-cell>
          <table:table-cell office:value-type="float" office:value="8353014.285714">
            <text:p>8353014.29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61564015.5">
            <text:p>161564015.5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81854132">
            <text:p>181854132</text:p>
          </table:table-cell>
          <table:table-cell office:value-type="float" office:value="101358996">
            <text:p>101358996</text:p>
          </table:table-cell>
          <table:table-cell office:value-type="float" office:value="47646.666667">
            <text:p>47646.67</text:p>
          </table:table-cell>
          <table:table-cell office:value-type="float" office:value="4367247.142857">
            <text:p>4367247.14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226805903.5">
            <text:p>226805903.5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210715484">
            <text:p>210715484</text:p>
          </table:table-cell>
          <table:table-cell office:value-type="float" office:value="120124374">
            <text:p>120124374</text:p>
          </table:table-cell>
          <table:table-cell office:value-type="float" office:value="37406.666667">
            <text:p>37406.67</text:p>
          </table:table-cell>
          <table:table-cell office:value-type="float" office:value="3398654.285714">
            <text:p>3398654.29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281576573.5">
            <text:p>281576573.5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253853074">
            <text:p>253853074</text:p>
          </table:table-cell>
          <table:table-cell office:value-type="float" office:value="185762774">
            <text:p>185762774</text:p>
          </table:table-cell>
          <table:table-cell office:value-type="float" office:value="43443.333333">
            <text:p>43443.33</text:p>
          </table:table-cell>
          <table:table-cell office:value-type="float" office:value="4295755.714286">
            <text:p>4295755.71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637561569.5">
            <text:p>637561569.5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763178178">
            <text:p>763178178</text:p>
          </table:table-cell>
          <table:table-cell office:value-type="float" office:value="363267494">
            <text:p>363267494</text:p>
          </table:table-cell>
          <table:table-cell office:value-type="float" office:value="40776.666667">
            <text:p>40776.67</text:p>
          </table:table-cell>
          <table:table-cell office:value-type="float" office:value="82414530">
            <text:p>82414530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417141375.5">
            <text:p>417141375.5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768780260">
            <text:p>768780260</text:p>
          </table:table-cell>
          <table:table-cell office:value-type="float" office:value="441458448">
            <text:p>441458448</text:p>
          </table:table-cell>
          <table:table-cell office:value-type="float" office:value="40076.666667">
            <text:p>40076.67</text:p>
          </table:table-cell>
          <table:table-cell office:value-type="float" office:value="27801805.714286">
            <text:p>27801805.71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441913532.5">
            <text:p>441913532.5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763612514">
            <text:p>763612514</text:p>
          </table:table-cell>
          <table:table-cell office:value-type="float" office:value="394319518">
            <text:p>394319518</text:p>
          </table:table-cell>
          <table:table-cell office:value-type="float" office:value="42313.333333">
            <text:p>42313.33</text:p>
          </table:table-cell>
          <table:table-cell office:value-type="float" office:value="114927561.428571">
            <text:p>114927561.43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405768737">
            <text:p>405768737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757993034">
            <text:p>757993034</text:p>
          </table:table-cell>
          <table:table-cell office:value-type="float" office:value="461011406">
            <text:p>461011406</text:p>
          </table:table-cell>
          <table:table-cell office:value-type="float" office:value="46433.333333">
            <text:p>46433.33</text:p>
          </table:table-cell>
          <table:table-cell office:value-type="float" office:value="84957141.428571">
            <text:p>84957141.43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9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7077945.5">
            <text:p>27077945.5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23613432">
            <text:p>23613432</text:p>
          </table:table-cell>
          <table:table-cell office:value-type="float" office:value="13765770">
            <text:p>13765770</text:p>
          </table:table-cell>
          <table:table-cell office:value-type="float" office:value="104260">
            <text:p>104260</text:p>
          </table:table-cell>
          <table:table-cell office:value-type="float" office:value="26798831.428571">
            <text:p>26798831.43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7434431.5">
            <text:p>17434431.5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3637804">
            <text:p>13637804</text:p>
          </table:table-cell>
          <table:table-cell office:value-type="float" office:value="12728224">
            <text:p>12728224</text:p>
          </table:table-cell>
          <table:table-cell office:value-type="float" office:value="34896.666667">
            <text:p>34896.67</text:p>
          </table:table-cell>
          <table:table-cell office:value-type="float" office:value="7619520">
            <text:p>761952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9643514">
            <text:p>9643514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9975628">
            <text:p>9975628</text:p>
          </table:table-cell>
          <table:table-cell office:value-type="float" office:value="1037546">
            <text:p>1037546</text:p>
          </table:table-cell>
          <table:table-cell office:value-type="float" office:value="69363.333333">
            <text:p>69363.33</text:p>
          </table:table-cell>
          <table:table-cell office:value-type="float" office:value="19179311.428571">
            <text:p>19179311.4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31274124.5">
            <text:p>31274124.5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51541574">
            <text:p>51541574</text:p>
          </table:table-cell>
          <table:table-cell office:value-type="float" office:value="47166948">
            <text:p>47166948</text:p>
          </table:table-cell>
          <table:table-cell office:value-type="float" office:value="89976.666667">
            <text:p>89976.67</text:p>
          </table:table-cell>
          <table:table-cell office:value-type="float" office:value="24692027.142857">
            <text:p>24692027.14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25595820">
            <text:p>255958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3078778">
            <text:p>43078778</text:p>
          </table:table-cell>
          <table:table-cell office:value-type="float" office:value="46685900">
            <text:p>46685900</text:p>
          </table:table-cell>
          <table:table-cell office:value-type="float" office:value="44976.666667">
            <text:p>44976.67</text:p>
          </table:table-cell>
          <table:table-cell office:value-type="float" office:value="9264437.142857">
            <text:p>9264437.14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5678304.5">
            <text:p>5678304.5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8462796">
            <text:p>8462796</text:p>
          </table:table-cell>
          <table:table-cell office:value-type="float" office:value="481048">
            <text:p>481048</text:p>
          </table:table-cell>
          <table:table-cell office:value-type="float" office:value="45000">
            <text:p>45000</text:p>
          </table:table-cell>
          <table:table-cell office:value-type="float" office:value="15427590">
            <text:p>1542759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64716266">
            <text:p>64716266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82523914">
            <text:p>82523914</text:p>
          </table:table-cell>
          <table:table-cell office:value-type="float" office:value="53685622">
            <text:p>53685622</text:p>
          </table:table-cell>
          <table:table-cell office:value-type="float" office:value="52886.666667">
            <text:p>52886.67</text:p>
          </table:table-cell>
          <table:table-cell office:value-type="float" office:value="20311755.714286">
            <text:p>20311755.71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60031413">
            <text:p>60031413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75624920">
            <text:p>75624920</text:p>
          </table:table-cell>
          <table:table-cell office:value-type="float" office:value="53345868">
            <text:p>53345868</text:p>
          </table:table-cell>
          <table:table-cell office:value-type="float" office:value="31723.333333">
            <text:p>31723.33</text:p>
          </table:table-cell>
          <table:table-cell office:value-type="float" office:value="8329421.428571">
            <text:p>8329421.4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4684853">
            <text:p>4684853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6898994">
            <text:p>6898994</text:p>
          </table:table-cell>
          <table:table-cell office:value-type="float" office:value="339754">
            <text:p>339754</text:p>
          </table:table-cell>
          <table:table-cell office:value-type="float" office:value="21163.333333">
            <text:p>21163.33</text:p>
          </table:table-cell>
          <table:table-cell office:value-type="float" office:value="11982334.285714">
            <text:p>1198233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73251081.5">
            <text:p>73251081.5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175059826">
            <text:p>175059826</text:p>
          </table:table-cell>
          <table:table-cell office:value-type="float" office:value="83664106">
            <text:p>83664106</text:p>
          </table:table-cell>
          <table:table-cell office:value-type="float" office:value="51160">
            <text:p>51160</text:p>
          </table:table-cell>
          <table:table-cell office:value-type="float" office:value="18318134.285714">
            <text:p>18318134.29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68051391">
            <text:p>68051391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170285072">
            <text:p>170285072</text:p>
          </table:table-cell>
          <table:table-cell office:value-type="float" office:value="83358518">
            <text:p>83358518</text:p>
          </table:table-cell>
          <table:table-cell office:value-type="float" office:value="34090">
            <text:p>34090</text:p>
          </table:table-cell>
          <table:table-cell office:value-type="float" office:value="3794571.428571">
            <text:p>3794571.43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5199690.5">
            <text:p>5199690.5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4774754">
            <text:p>4774754</text:p>
          </table:table-cell>
          <table:table-cell office:value-type="float" office:value="305588">
            <text:p>305588</text:p>
          </table:table-cell>
          <table:table-cell office:value-type="float" office:value="17070">
            <text:p>17070</text:p>
          </table:table-cell>
          <table:table-cell office:value-type="float" office:value="14523562.857143">
            <text:p>1452356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150901696">
            <text:p>150901696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202074466">
            <text:p>202074466</text:p>
          </table:table-cell>
          <table:table-cell office:value-type="float" office:value="101723776">
            <text:p>101723776</text:p>
          </table:table-cell>
          <table:table-cell office:value-type="float" office:value="49866.666667">
            <text:p>49866.67</text:p>
          </table:table-cell>
          <table:table-cell office:value-type="float" office:value="15616101.428571">
            <text:p>15616101.43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6766058">
            <text:p>146766058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97921872">
            <text:p>197921872</text:p>
          </table:table-cell>
          <table:table-cell office:value-type="float" office:value="101523212">
            <text:p>101523212</text:p>
          </table:table-cell>
          <table:table-cell office:value-type="float" office:value="35583.333333">
            <text:p>35583.33</text:p>
          </table:table-cell>
          <table:table-cell office:value-type="float" office:value="3455407.142857">
            <text:p>3455407.14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4135638">
            <text:p>4135638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4152594">
            <text:p>4152594</text:p>
          </table:table-cell>
          <table:table-cell office:value-type="float" office:value="200564">
            <text:p>200564</text:p>
          </table:table-cell>
          <table:table-cell office:value-type="float" office:value="14283.333333">
            <text:p>14283.33</text:p>
          </table:table-cell>
          <table:table-cell office:value-type="float" office:value="12160694.285714">
            <text:p>1216069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18095060.5">
            <text:p>118095060.5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272247370">
            <text:p>272247370</text:p>
          </table:table-cell>
          <table:table-cell office:value-type="float" office:value="122259606">
            <text:p>122259606</text:p>
          </table:table-cell>
          <table:table-cell office:value-type="float" office:value="51096.666667">
            <text:p>51096.67</text:p>
          </table:table-cell>
          <table:table-cell office:value-type="float" office:value="13595825.714286">
            <text:p>13595825.71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14267152.5">
            <text:p>114267152.5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269156642">
            <text:p>269156642</text:p>
          </table:table-cell>
          <table:table-cell office:value-type="float" office:value="122092674">
            <text:p>122092674</text:p>
          </table:table-cell>
          <table:table-cell office:value-type="float" office:value="38310">
            <text:p>38310</text:p>
          </table:table-cell>
          <table:table-cell office:value-type="float" office:value="2568912.857143">
            <text:p>2568912.8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3827908">
            <text:p>3827908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3090728">
            <text:p>3090728</text:p>
          </table:table-cell>
          <table:table-cell office:value-type="float" office:value="166932">
            <text:p>166932</text:p>
          </table:table-cell>
          <table:table-cell office:value-type="float" office:value="12786.666667">
            <text:p>12786.67</text:p>
          </table:table-cell>
          <table:table-cell office:value-type="float" office:value="11026912.857143">
            <text:p>11026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220793934">
            <text:p>22079393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319976728">
            <text:p>319976728</text:p>
          </table:table-cell>
          <table:table-cell office:value-type="float" office:value="170485696">
            <text:p>170485696</text:p>
          </table:table-cell>
          <table:table-cell office:value-type="float" office:value="46460">
            <text:p>46460</text:p>
          </table:table-cell>
          <table:table-cell office:value-type="float" office:value="12467172.857143">
            <text:p>12467172.8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217669095.5">
            <text:p>217669095.5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316440846">
            <text:p>316440846</text:p>
          </table:table-cell>
          <table:table-cell office:value-type="float" office:value="170349648">
            <text:p>170349648</text:p>
          </table:table-cell>
          <table:table-cell office:value-type="float" office:value="36096.666667">
            <text:p>36096.67</text:p>
          </table:table-cell>
          <table:table-cell office:value-type="float" office:value="2369534.285714">
            <text:p>2369534.29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3124838.5">
            <text:p>3124838.5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3535882">
            <text:p>3535882</text:p>
          </table:table-cell>
          <table:table-cell office:value-type="float" office:value="136048">
            <text:p>136048</text:p>
          </table:table-cell>
          <table:table-cell office:value-type="float" office:value="10363.333333">
            <text:p>10363.33</text:p>
          </table:table-cell>
          <table:table-cell office:value-type="float" office:value="10097638.571429">
            <text:p>1009763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581791721">
            <text:p>581791721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803581466">
            <text:p>803581466</text:p>
          </table:table-cell>
          <table:table-cell office:value-type="float" office:value="267384896">
            <text:p>267384896</text:p>
          </table:table-cell>
          <table:table-cell office:value-type="float" office:value="45220">
            <text:p>45220</text:p>
          </table:table-cell>
          <table:table-cell office:value-type="float" office:value="45409317.142857">
            <text:p>45409317.1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581782516.5">
            <text:p>581782516.5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803538350">
            <text:p>803538350</text:p>
          </table:table-cell>
          <table:table-cell office:value-type="float" office:value="267264040">
            <text:p>267264040</text:p>
          </table:table-cell>
          <table:table-cell office:value-type="float" office:value="36176.666667">
            <text:p>36176.67</text:p>
          </table:table-cell>
          <table:table-cell office:value-type="float" office:value="37309800">
            <text:p>37309800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9204.5">
            <text:p>9204.5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43116">
            <text:p>43116</text:p>
          </table:table-cell>
          <table:table-cell office:value-type="float" office:value="120856">
            <text:p>120856</text:p>
          </table:table-cell>
          <table:table-cell office:value-type="float" office:value="9043.333333">
            <text:p>9043.33</text:p>
          </table:table-cell>
          <table:table-cell office:value-type="float" office:value="8099517.142857">
            <text:p>8099517.14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389940287">
            <text:p>389940287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791724932">
            <text:p>791724932</text:p>
          </table:table-cell>
          <table:table-cell office:value-type="float" office:value="395846862">
            <text:p>395846862</text:p>
          </table:table-cell>
          <table:table-cell office:value-type="float" office:value="47420">
            <text:p>47420</text:p>
          </table:table-cell>
          <table:table-cell office:value-type="float" office:value="58496964.285714">
            <text:p>58496964.29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389933777.5">
            <text:p>389933777.5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791710508">
            <text:p>791710508</text:p>
          </table:table-cell>
          <table:table-cell office:value-type="float" office:value="395757482">
            <text:p>395757482</text:p>
          </table:table-cell>
          <table:table-cell office:value-type="float" office:value="38766.666667">
            <text:p>38766.67</text:p>
          </table:table-cell>
          <table:table-cell office:value-type="float" office:value="50674471.428571">
            <text:p>50674471.43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6509.5">
            <text:p>6509.5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14424">
            <text:p>14424</text:p>
          </table:table-cell>
          <table:table-cell office:value-type="float" office:value="89380">
            <text:p>89380</text:p>
          </table:table-cell>
          <table:table-cell office:value-type="float" office:value="8653.333333">
            <text:p>8653.33</text:p>
          </table:table-cell>
          <table:table-cell office:value-type="float" office:value="7822492.857143">
            <text:p>78224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417066122.5">
            <text:p>417066122.5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768923680">
            <text:p>768923680</text:p>
          </table:table-cell>
          <table:table-cell office:value-type="float" office:value="457941150">
            <text:p>457941150</text:p>
          </table:table-cell>
          <table:table-cell office:value-type="float" office:value="45833.333333">
            <text:p>45833.33</text:p>
          </table:table-cell>
          <table:table-cell office:value-type="float" office:value="103741185.714286">
            <text:p>103741185.71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417061398.5">
            <text:p>417061398.5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768906864">
            <text:p>768906864</text:p>
          </table:table-cell>
          <table:table-cell office:value-type="float" office:value="457863044">
            <text:p>457863044</text:p>
          </table:table-cell>
          <table:table-cell office:value-type="float" office:value="38200">
            <text:p>38200</text:p>
          </table:table-cell>
          <table:table-cell office:value-type="float" office:value="98516968.571429">
            <text:p>98516968.57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4724">
            <text:p>4724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16816">
            <text:p>16816</text:p>
          </table:table-cell>
          <table:table-cell office:value-type="float" office:value="78106">
            <text:p>78106</text:p>
          </table:table-cell>
          <table:table-cell office:value-type="float" office:value="7633.333333">
            <text:p>7633.33</text:p>
          </table:table-cell>
          <table:table-cell office:value-type="float" office:value="5224217.142857">
            <text:p>5224217.14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402719375">
            <text:p>402719375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774296644">
            <text:p>774296644</text:p>
          </table:table-cell>
          <table:table-cell office:value-type="float" office:value="480475256">
            <text:p>480475256</text:p>
          </table:table-cell>
          <table:table-cell office:value-type="float" office:value="51193.333333">
            <text:p>51193.33</text:p>
          </table:table-cell>
          <table:table-cell office:value-type="float" office:value="78896568.571429">
            <text:p>78896568.57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402715345.5">
            <text:p>402715345.5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774291178">
            <text:p>774291178</text:p>
          </table:table-cell>
          <table:table-cell office:value-type="float" office:value="480407372">
            <text:p>480407372</text:p>
          </table:table-cell>
          <table:table-cell office:value-type="float" office:value="43313.333333">
            <text:p>43313.33</text:p>
          </table:table-cell>
          <table:table-cell office:value-type="float" office:value="74547207.142857">
            <text:p>74547207.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4029.5">
            <text:p>4029.5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5466">
            <text:p>5466</text:p>
          </table:table-cell>
          <table:table-cell office:value-type="float" office:value="67884">
            <text:p>67884</text:p>
          </table:table-cell>
          <table:table-cell office:value-type="float" office:value="7880">
            <text:p>7880</text:p>
          </table:table-cell>
          <table:table-cell office:value-type="float" office:value="4349361.428571">
            <text:p>434936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9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2099655">
            <text:p>22099655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8248280">
            <text:p>18248280</text:p>
          </table:table-cell>
          <table:table-cell office:value-type="float" office:value="12086012">
            <text:p>12086012</text:p>
          </table:table-cell>
          <table:table-cell office:value-type="float" office:value="90013.333333">
            <text:p>90013.33</text:p>
          </table:table-cell>
          <table:table-cell office:value-type="float" office:value="21044511.428571">
            <text:p>21044511.43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10183042">
            <text:p>10183042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8628660">
            <text:p>8628660</text:p>
          </table:table-cell>
          <table:table-cell office:value-type="float" office:value="11284724">
            <text:p>11284724</text:p>
          </table:table-cell>
          <table:table-cell office:value-type="float" office:value="22546.666667">
            <text:p>22546.67</text:p>
          </table:table-cell>
          <table:table-cell office:value-type="float" office:value="3466954.285714">
            <text:p>3466954.29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11916613">
            <text:p>11916613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9619620">
            <text:p>9619620</text:p>
          </table:table-cell>
          <table:table-cell office:value-type="float" office:value="801288">
            <text:p>801288</text:p>
          </table:table-cell>
          <table:table-cell office:value-type="float" office:value="67466.666667">
            <text:p>67466.67</text:p>
          </table:table-cell>
          <table:table-cell office:value-type="float" office:value="17577557.142857">
            <text:p>1757755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43904683">
            <text:p>43904683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30241354">
            <text:p>30241354</text:p>
          </table:table-cell>
          <table:table-cell office:value-type="float" office:value="52078824">
            <text:p>52078824</text:p>
          </table:table-cell>
          <table:table-cell office:value-type="float" office:value="43906.666667">
            <text:p>43906.67</text:p>
          </table:table-cell>
          <table:table-cell office:value-type="float" office:value="19982457.142857">
            <text:p>19982457.14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33750164">
            <text:p>3375016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22057414">
            <text:p>22057414</text:p>
          </table:table-cell>
          <table:table-cell office:value-type="float" office:value="51570298">
            <text:p>51570298</text:p>
          </table:table-cell>
          <table:table-cell office:value-type="float" office:value="17546.666667">
            <text:p>17546.67</text:p>
          </table:table-cell>
          <table:table-cell office:value-type="float" office:value="4957651.428571">
            <text:p>4957651.43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0154519">
            <text:p>10154519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8183940">
            <text:p>8183940</text:p>
          </table:table-cell>
          <table:table-cell office:value-type="float" office:value="508526">
            <text:p>508526</text:p>
          </table:table-cell>
          <table:table-cell office:value-type="float" office:value="26360">
            <text:p>26360</text:p>
          </table:table-cell>
          <table:table-cell office:value-type="float" office:value="15024805.714286">
            <text:p>1502480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71758886">
            <text:p>7175888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61764352">
            <text:p>61764352</text:p>
          </table:table-cell>
          <table:table-cell office:value-type="float" office:value="52882712">
            <text:p>52882712</text:p>
          </table:table-cell>
          <table:table-cell office:value-type="float" office:value="50423.333333">
            <text:p>50423.33</text:p>
          </table:table-cell>
          <table:table-cell office:value-type="float" office:value="20057132.857143">
            <text:p>20057132.86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65573905.5">
            <text:p>65573905.5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1380408">
            <text:p>51380408</text:p>
          </table:table-cell>
          <table:table-cell office:value-type="float" office:value="52549136">
            <text:p>52549136</text:p>
          </table:table-cell>
          <table:table-cell office:value-type="float" office:value="25193.333333">
            <text:p>25193.33</text:p>
          </table:table-cell>
          <table:table-cell office:value-type="float" office:value="6021208.571429">
            <text:p>6021208.57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6184980.5">
            <text:p>6184980.5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10383944">
            <text:p>10383944</text:p>
          </table:table-cell>
          <table:table-cell office:value-type="float" office:value="333576">
            <text:p>333576</text:p>
          </table:table-cell>
          <table:table-cell office:value-type="float" office:value="25230">
            <text:p>25230</text:p>
          </table:table-cell>
          <table:table-cell office:value-type="float" office:value="14035924.285714">
            <text:p>1403592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179609028.5">
            <text:p>179609028.5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233094740">
            <text:p>233094740</text:p>
          </table:table-cell>
          <table:table-cell office:value-type="float" office:value="68858670">
            <text:p>68858670</text:p>
          </table:table-cell>
          <table:table-cell office:value-type="float" office:value="47550">
            <text:p>47550</text:p>
          </table:table-cell>
          <table:table-cell office:value-type="float" office:value="16608524.285714">
            <text:p>16608524.29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73473168.5">
            <text:p>173473168.5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228391706">
            <text:p>228391706</text:p>
          </table:table-cell>
          <table:table-cell office:value-type="float" office:value="68606678">
            <text:p>68606678</text:p>
          </table:table-cell>
          <table:table-cell office:value-type="float" office:value="27166.666667">
            <text:p>27166.67</text:p>
          </table:table-cell>
          <table:table-cell office:value-type="float" office:value="3509192.857143">
            <text:p>3509192.8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6135860">
            <text:p>613586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4703034">
            <text:p>4703034</text:p>
          </table:table-cell>
          <table:table-cell office:value-type="float" office:value="251992">
            <text:p>251992</text:p>
          </table:table-cell>
          <table:table-cell office:value-type="float" office:value="20383.333333">
            <text:p>20383.33</text:p>
          </table:table-cell>
          <table:table-cell office:value-type="float" office:value="13099331.428571">
            <text:p>1309933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02996317.5">
            <text:p>202996317.5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230320600">
            <text:p>230320600</text:p>
          </table:table-cell>
          <table:table-cell office:value-type="float" office:value="96030168">
            <text:p>96030168</text:p>
          </table:table-cell>
          <table:table-cell office:value-type="float" office:value="48893.333333">
            <text:p>48893.33</text:p>
          </table:table-cell>
          <table:table-cell office:value-type="float" office:value="14413950">
            <text:p>14413950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97964339">
            <text:p>197964339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225912468">
            <text:p>225912468</text:p>
          </table:table-cell>
          <table:table-cell office:value-type="float" office:value="95834202">
            <text:p>95834202</text:p>
          </table:table-cell>
          <table:table-cell office:value-type="float" office:value="30620">
            <text:p>30620</text:p>
          </table:table-cell>
          <table:table-cell office:value-type="float" office:value="2620232.857143">
            <text:p>2620232.86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5031978.5">
            <text:p>5031978.5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4408132">
            <text:p>4408132</text:p>
          </table:table-cell>
          <table:table-cell office:value-type="float" office:value="195966">
            <text:p>195966</text:p>
          </table:table-cell>
          <table:table-cell office:value-type="float" office:value="18273.333333">
            <text:p>18273.33</text:p>
          </table:table-cell>
          <table:table-cell office:value-type="float" office:value="11793717.142857">
            <text:p>1179371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247437790">
            <text:p>247437790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287662200">
            <text:p>287662200</text:p>
          </table:table-cell>
          <table:table-cell office:value-type="float" office:value="109788426">
            <text:p>109788426</text:p>
          </table:table-cell>
          <table:table-cell office:value-type="float" office:value="44840">
            <text:p>44840</text:p>
          </table:table-cell>
          <table:table-cell office:value-type="float" office:value="13395640">
            <text:p>13395640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243733603">
            <text:p>243733603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283328550">
            <text:p>283328550</text:p>
          </table:table-cell>
          <table:table-cell office:value-type="float" office:value="109611790">
            <text:p>109611790</text:p>
          </table:table-cell>
          <table:table-cell office:value-type="float" office:value="29866.666667">
            <text:p>29866.67</text:p>
          </table:table-cell>
          <table:table-cell office:value-type="float" office:value="2569837.142857">
            <text:p>2569837.14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3704187">
            <text:p>3704187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4333650">
            <text:p>4333650</text:p>
          </table:table-cell>
          <table:table-cell office:value-type="float" office:value="176636">
            <text:p>176636</text:p>
          </table:table-cell>
          <table:table-cell office:value-type="float" office:value="14973.333333">
            <text:p>14973.33</text:p>
          </table:table-cell>
          <table:table-cell office:value-type="float" office:value="10825802.857143">
            <text:p>1082580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61890171">
            <text:p>261890171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311756768">
            <text:p>311756768</text:p>
          </table:table-cell>
          <table:table-cell office:value-type="float" office:value="125632954">
            <text:p>125632954</text:p>
          </table:table-cell>
          <table:table-cell office:value-type="float" office:value="48356.666667">
            <text:p>48356.67</text:p>
          </table:table-cell>
          <table:table-cell office:value-type="float" office:value="11713475.714286">
            <text:p>11713475.71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258552433">
            <text:p>258552433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308754940">
            <text:p>308754940</text:p>
          </table:table-cell>
          <table:table-cell office:value-type="float" office:value="125490918">
            <text:p>125490918</text:p>
          </table:table-cell>
          <table:table-cell office:value-type="float" office:value="33853.333333">
            <text:p>33853.33</text:p>
          </table:table-cell>
          <table:table-cell office:value-type="float" office:value="1992794.285714">
            <text:p>1992794.29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3337738">
            <text:p>3337738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3001828">
            <text:p>3001828</text:p>
          </table:table-cell>
          <table:table-cell office:value-type="float" office:value="142036">
            <text:p>142036</text:p>
          </table:table-cell>
          <table:table-cell office:value-type="float" office:value="14503.333333">
            <text:p>14503.33</text:p>
          </table:table-cell>
          <table:table-cell office:value-type="float" office:value="9720681.428571">
            <text:p>972068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547824973">
            <text:p>547824973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745929510">
            <text:p>745929510</text:p>
          </table:table-cell>
          <table:table-cell office:value-type="float" office:value="341681504">
            <text:p>341681504</text:p>
          </table:table-cell>
          <table:table-cell office:value-type="float" office:value="47826.666667">
            <text:p>47826.67</text:p>
          </table:table-cell>
          <table:table-cell office:value-type="float" office:value="17194384.285714">
            <text:p>17194384.29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547812502.5">
            <text:p>547812502.5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745788866">
            <text:p>745788866</text:p>
          </table:table-cell>
          <table:table-cell office:value-type="float" office:value="341576800">
            <text:p>341576800</text:p>
          </table:table-cell>
          <table:table-cell office:value-type="float" office:value="34776.666667">
            <text:p>34776.67</text:p>
          </table:table-cell>
          <table:table-cell office:value-type="float" office:value="7868811.428571">
            <text:p>7868811.43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12470.5">
            <text:p>12470.5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40644">
            <text:p>140644</text:p>
          </table:table-cell>
          <table:table-cell office:value-type="float" office:value="104704">
            <text:p>104704</text:p>
          </table:table-cell>
          <table:table-cell office:value-type="float" office:value="13050">
            <text:p>13050</text:p>
          </table:table-cell>
          <table:table-cell office:value-type="float" office:value="9325572.857143">
            <text:p>932557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477915983.5">
            <text:p>477915983.5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739047658">
            <text:p>739047658</text:p>
          </table:table-cell>
          <table:table-cell office:value-type="float" office:value="353544874">
            <text:p>353544874</text:p>
          </table:table-cell>
          <table:table-cell office:value-type="float" office:value="43160">
            <text:p>43160</text:p>
          </table:table-cell>
          <table:table-cell office:value-type="float" office:value="20335607.142857">
            <text:p>20335607.14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477907403">
            <text:p>477907403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738989488">
            <text:p>738989488</text:p>
          </table:table-cell>
          <table:table-cell office:value-type="float" office:value="353439434">
            <text:p>353439434</text:p>
          </table:table-cell>
          <table:table-cell office:value-type="float" office:value="32366.666667">
            <text:p>32366.67</text:p>
          </table:table-cell>
          <table:table-cell office:value-type="float" office:value="12056457.142857">
            <text:p>12056457.14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8580.5">
            <text:p>8580.5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58170">
            <text:p>58170</text:p>
          </table:table-cell>
          <table:table-cell office:value-type="float" office:value="105440">
            <text:p>105440</text:p>
          </table:table-cell>
          <table:table-cell office:value-type="float" office:value="10793.333333">
            <text:p>10793.33</text:p>
          </table:table-cell>
          <table:table-cell office:value-type="float" office:value="8279150">
            <text:p>827915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469944672">
            <text:p>469944672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794984180">
            <text:p>794984180</text:p>
          </table:table-cell>
          <table:table-cell office:value-type="float" office:value="377126428">
            <text:p>377126428</text:p>
          </table:table-cell>
          <table:table-cell office:value-type="float" office:value="46903.333333">
            <text:p>46903.33</text:p>
          </table:table-cell>
          <table:table-cell office:value-type="float" office:value="19814454.285714">
            <text:p>19814454.29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469937089">
            <text:p>469937089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794941746">
            <text:p>794941746</text:p>
          </table:table-cell>
          <table:table-cell office:value-type="float" office:value="377028366">
            <text:p>377028366</text:p>
          </table:table-cell>
          <table:table-cell office:value-type="float" office:value="36040">
            <text:p>36040</text:p>
          </table:table-cell>
          <table:table-cell office:value-type="float" office:value="12381584.285714">
            <text:p>12381584.29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7583">
            <text:p>7583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42434">
            <text:p>42434</text:p>
          </table:table-cell>
          <table:table-cell office:value-type="float" office:value="98062">
            <text:p>98062</text:p>
          </table:table-cell>
          <table:table-cell office:value-type="float" office:value="10863.333333">
            <text:p>10863.33</text:p>
          </table:table-cell>
          <table:table-cell office:value-type="float" office:value="7432870">
            <text:p>743287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434065468">
            <text:p>434065468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790659126">
            <text:p>790659126</text:p>
          </table:table-cell>
          <table:table-cell office:value-type="float" office:value="403732134">
            <text:p>403732134</text:p>
          </table:table-cell>
          <table:table-cell office:value-type="float" office:value="46603.333333">
            <text:p>46603.33</text:p>
          </table:table-cell>
          <table:table-cell office:value-type="float" office:value="46327898.571429">
            <text:p>46327898.57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434058233">
            <text:p>434058233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790625860">
            <text:p>790625860</text:p>
          </table:table-cell>
          <table:table-cell office:value-type="float" office:value="403635962">
            <text:p>403635962</text:p>
          </table:table-cell>
          <table:table-cell office:value-type="float" office:value="36583.333333">
            <text:p>36583.33</text:p>
          </table:table-cell>
          <table:table-cell office:value-type="float" office:value="41103025.714286">
            <text:p>41103025.71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7235">
            <text:p>7235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33266">
            <text:p>33266</text:p>
          </table:table-cell>
          <table:table-cell office:value-type="float" office:value="96172">
            <text:p>96172</text:p>
          </table:table-cell>
          <table:table-cell office:value-type="float" office:value="10020">
            <text:p>10020</text:p>
          </table:table-cell>
          <table:table-cell office:value-type="float" office:value="5224872.857143">
            <text:p>5224872.86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9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9094982.5">
            <text:p>9094982.5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3850304">
            <text:p>3850304</text:p>
          </table:table-cell>
          <table:table-cell office:value-type="float" office:value="13604594">
            <text:p>13604594</text:p>
          </table:table-cell>
          <table:table-cell office:value-type="float" office:value="8963.333333">
            <text:p>8963.33</text:p>
          </table:table-cell>
          <table:table-cell office:value-type="float" office:value="1627974.285714">
            <text:p>1627974.29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22823686.5">
            <text:p>22823686.5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20225230">
            <text:p>20225230</text:p>
          </table:table-cell>
          <table:table-cell office:value-type="float" office:value="41019074">
            <text:p>41019074</text:p>
          </table:table-cell>
          <table:table-cell office:value-type="float" office:value="20010">
            <text:p>20010</text:p>
          </table:table-cell>
          <table:table-cell office:value-type="float" office:value="3674442.857143">
            <text:p>3674442.86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33788675.5">
            <text:p>33788675.5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46184748">
            <text:p>46184748</text:p>
          </table:table-cell>
          <table:table-cell office:value-type="float" office:value="53238936">
            <text:p>53238936</text:p>
          </table:table-cell>
          <table:table-cell office:value-type="float" office:value="19400">
            <text:p>19400</text:p>
          </table:table-cell>
          <table:table-cell office:value-type="float" office:value="1720134.285714">
            <text:p>1720134.29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0817513">
            <text:p>80817513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136842272">
            <text:p>136842272</text:p>
          </table:table-cell>
          <table:table-cell office:value-type="float" office:value="65729884">
            <text:p>65729884</text:p>
          </table:table-cell>
          <table:table-cell office:value-type="float" office:value="21586.666667">
            <text:p>21586.67</text:p>
          </table:table-cell>
          <table:table-cell office:value-type="float" office:value="2317231.428571">
            <text:p>2317231.43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78924698.5">
            <text:p>78924698.5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243430344">
            <text:p>243430344</text:p>
          </table:table-cell>
          <table:table-cell office:value-type="float" office:value="107052780">
            <text:p>107052780</text:p>
          </table:table-cell>
          <table:table-cell office:value-type="float" office:value="25963.333333">
            <text:p>25963.33</text:p>
          </table:table-cell>
          <table:table-cell office:value-type="float" office:value="2203927.142857">
            <text:p>2203927.14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53970584.5">
            <text:p>153970584.5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280501248">
            <text:p>280501248</text:p>
          </table:table-cell>
          <table:table-cell office:value-type="float" office:value="162713250">
            <text:p>162713250</text:p>
          </table:table-cell>
          <table:table-cell office:value-type="float" office:value="29286.666667">
            <text:p>29286.67</text:p>
          </table:table-cell>
          <table:table-cell office:value-type="float" office:value="2030861.428571">
            <text:p>2030861.43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7518045.5">
            <text:p>137518045.5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284527938">
            <text:p>284527938</text:p>
          </table:table-cell>
          <table:table-cell office:value-type="float" office:value="162018104">
            <text:p>162018104</text:p>
          </table:table-cell>
          <table:table-cell office:value-type="float" office:value="29926.666667">
            <text:p>29926.67</text:p>
          </table:table-cell>
          <table:table-cell office:value-type="float" office:value="1529857.142857">
            <text:p>1529857.14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319292955.5">
            <text:p>319292955.5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733746920">
            <text:p>733746920</text:p>
          </table:table-cell>
          <table:table-cell office:value-type="float" office:value="247849656">
            <text:p>247849656</text:p>
          </table:table-cell>
          <table:table-cell office:value-type="float" office:value="34316.666667">
            <text:p>34316.67</text:p>
          </table:table-cell>
          <table:table-cell office:value-type="float" office:value="2386285.714286">
            <text:p>2386285.71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440580667">
            <text:p>440580667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692127640">
            <text:p>692127640</text:p>
          </table:table-cell>
          <table:table-cell office:value-type="float" office:value="323312534">
            <text:p>323312534</text:p>
          </table:table-cell>
          <table:table-cell office:value-type="float" office:value="34436.666667">
            <text:p>34436.67</text:p>
          </table:table-cell>
          <table:table-cell office:value-type="float" office:value="1679064.285714">
            <text:p>1679064.2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414053712.5">
            <text:p>414053712.5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796681802">
            <text:p>796681802</text:p>
          </table:table-cell>
          <table:table-cell office:value-type="float" office:value="444544386">
            <text:p>444544386</text:p>
          </table:table-cell>
          <table:table-cell office:value-type="float" office:value="34160">
            <text:p>34160</text:p>
          </table:table-cell>
          <table:table-cell office:value-type="float" office:value="6390538.571429">
            <text:p>6390538.57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480053535">
            <text:p>480053535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794437946">
            <text:p>794437946</text:p>
          </table:table-cell>
          <table:table-cell office:value-type="float" office:value="453631480">
            <text:p>453631480</text:p>
          </table:table-cell>
          <table:table-cell office:value-type="float" office:value="33513.333333">
            <text:p>33513.33</text:p>
          </table:table-cell>
          <table:table-cell office:value-type="float" office:value="21785494.285714">
            <text:p>21785494.29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9374252.5">
            <text:p>29374252.5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5266352">
            <text:p>15266352</text:p>
          </table:table-cell>
          <table:table-cell office:value-type="float" office:value="12587884">
            <text:p>12587884</text:p>
          </table:table-cell>
          <table:table-cell office:value-type="float" office:value="42573.333333">
            <text:p>42573.33</text:p>
          </table:table-cell>
          <table:table-cell office:value-type="float" office:value="19054810">
            <text:p>19054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12131042">
            <text:p>1213104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4736384">
            <text:p>4736384</text:p>
          </table:table-cell>
          <table:table-cell office:value-type="float" office:value="11863892">
            <text:p>11863892</text:p>
          </table:table-cell>
          <table:table-cell office:value-type="float" office:value="7080">
            <text:p>7080</text:p>
          </table:table-cell>
          <table:table-cell office:value-type="float" office:value="1579577.142857">
            <text:p>1579577.1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17243210.5">
            <text:p>17243210.5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10529968">
            <text:p>10529968</text:p>
          </table:table-cell>
          <table:table-cell office:value-type="float" office:value="723992">
            <text:p>723992</text:p>
          </table:table-cell>
          <table:table-cell office:value-type="float" office:value="35493.333333">
            <text:p>35493.33</text:p>
          </table:table-cell>
          <table:table-cell office:value-type="float" office:value="17475232.857143">
            <text:p>17475232.86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33590437">
            <text:p>33590437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26990922">
            <text:p>26990922</text:p>
          </table:table-cell>
          <table:table-cell office:value-type="float" office:value="38876302">
            <text:p>38876302</text:p>
          </table:table-cell>
          <table:table-cell office:value-type="float" office:value="58893.333333">
            <text:p>58893.33</text:p>
          </table:table-cell>
          <table:table-cell office:value-type="float" office:value="18042262.857143">
            <text:p>18042262.8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18936597">
            <text:p>18936597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16811820">
            <text:p>16811820</text:p>
          </table:table-cell>
          <table:table-cell office:value-type="float" office:value="38268984">
            <text:p>38268984</text:p>
          </table:table-cell>
          <table:table-cell office:value-type="float" office:value="16826.666667">
            <text:p>16826.67</text:p>
          </table:table-cell>
          <table:table-cell office:value-type="float" office:value="2044340">
            <text:p>2044340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14653840">
            <text:p>14653840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10179102">
            <text:p>10179102</text:p>
          </table:table-cell>
          <table:table-cell office:value-type="float" office:value="607318">
            <text:p>607318</text:p>
          </table:table-cell>
          <table:table-cell office:value-type="float" office:value="42066.666667">
            <text:p>42066.67</text:p>
          </table:table-cell>
          <table:table-cell office:value-type="float" office:value="15997922.857143">
            <text:p>1599792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47352141.5">
            <text:p>47352141.5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40782554">
            <text:p>40782554</text:p>
          </table:table-cell>
          <table:table-cell office:value-type="float" office:value="51587552">
            <text:p>51587552</text:p>
          </table:table-cell>
          <table:table-cell office:value-type="float" office:value="51363.333333">
            <text:p>51363.33</text:p>
          </table:table-cell>
          <table:table-cell office:value-type="float" office:value="16718447.142857">
            <text:p>16718447.1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38111421">
            <text:p>38111421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31742298">
            <text:p>31742298</text:p>
          </table:table-cell>
          <table:table-cell office:value-type="float" office:value="51245180">
            <text:p>51245180</text:p>
          </table:table-cell>
          <table:table-cell office:value-type="float" office:value="19246.666667">
            <text:p>19246.67</text:p>
          </table:table-cell>
          <table:table-cell office:value-type="float" office:value="1780300">
            <text:p>1780300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9240720.5">
            <text:p>9240720.5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9040256">
            <text:p>9040256</text:p>
          </table:table-cell>
          <table:table-cell office:value-type="float" office:value="342372">
            <text:p>342372</text:p>
          </table:table-cell>
          <table:table-cell office:value-type="float" office:value="32116.666667">
            <text:p>32116.67</text:p>
          </table:table-cell>
          <table:table-cell office:value-type="float" office:value="14938147.142857">
            <text:p>14938147.14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78191811">
            <text:p>78191811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114855036">
            <text:p>114855036</text:p>
          </table:table-cell>
          <table:table-cell office:value-type="float" office:value="78748698">
            <text:p>78748698</text:p>
          </table:table-cell>
          <table:table-cell office:value-type="float" office:value="48753.333333">
            <text:p>48753.33</text:p>
          </table:table-cell>
          <table:table-cell office:value-type="float" office:value="14962715.714286">
            <text:p>14962715.71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71470312.5">
            <text:p>71470312.5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107149726">
            <text:p>107149726</text:p>
          </table:table-cell>
          <table:table-cell office:value-type="float" office:value="78477732">
            <text:p>78477732</text:p>
          </table:table-cell>
          <table:table-cell office:value-type="float" office:value="21650">
            <text:p>21650</text:p>
          </table:table-cell>
          <table:table-cell office:value-type="float" office:value="2089390">
            <text:p>2089390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6721498.5">
            <text:p>6721498.5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7705310">
            <text:p>7705310</text:p>
          </table:table-cell>
          <table:table-cell office:value-type="float" office:value="270966">
            <text:p>270966</text:p>
          </table:table-cell>
          <table:table-cell office:value-type="float" office:value="27103.333333">
            <text:p>27103.33</text:p>
          </table:table-cell>
          <table:table-cell office:value-type="float" office:value="12873325.714286">
            <text:p>128733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147644778.5">
            <text:p>147644778.5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200568552">
            <text:p>200568552</text:p>
          </table:table-cell>
          <table:table-cell office:value-type="float" office:value="93172906">
            <text:p>93172906</text:p>
          </table:table-cell>
          <table:table-cell office:value-type="float" office:value="78973.333333">
            <text:p>78973.33</text:p>
          </table:table-cell>
          <table:table-cell office:value-type="float" office:value="13929564.285714">
            <text:p>13929564.29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141893362.5">
            <text:p>141893362.5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195241714">
            <text:p>195241714</text:p>
          </table:table-cell>
          <table:table-cell office:value-type="float" office:value="92967408">
            <text:p>92967408</text:p>
          </table:table-cell>
          <table:table-cell office:value-type="float" office:value="39466.666667">
            <text:p>39466.67</text:p>
          </table:table-cell>
          <table:table-cell office:value-type="float" office:value="1810368.571429">
            <text:p>1810368.57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5751416">
            <text:p>575141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5326838">
            <text:p>5326838</text:p>
          </table:table-cell>
          <table:table-cell office:value-type="float" office:value="205498">
            <text:p>205498</text:p>
          </table:table-cell>
          <table:table-cell office:value-type="float" office:value="39506.666667">
            <text:p>39506.67</text:p>
          </table:table-cell>
          <table:table-cell office:value-type="float" office:value="12119195.714286">
            <text:p>12119195.71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172280765">
            <text:p>172280765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81034156">
            <text:p>181034156</text:p>
          </table:table-cell>
          <table:table-cell office:value-type="float" office:value="128092050">
            <text:p>128092050</text:p>
          </table:table-cell>
          <table:table-cell office:value-type="float" office:value="50680">
            <text:p>50680</text:p>
          </table:table-cell>
          <table:table-cell office:value-type="float" office:value="13048677.142857">
            <text:p>13048677.14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68230066">
            <text:p>168230066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74780302">
            <text:p>174780302</text:p>
          </table:table-cell>
          <table:table-cell office:value-type="float" office:value="127931602">
            <text:p>127931602</text:p>
          </table:table-cell>
          <table:table-cell office:value-type="float" office:value="27593.333333">
            <text:p>27593.33</text:p>
          </table:table-cell>
          <table:table-cell office:value-type="float" office:value="2046942.857143">
            <text:p>2046942.86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4050699">
            <text:p>4050699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6253854">
            <text:p>6253854</text:p>
          </table:table-cell>
          <table:table-cell office:value-type="float" office:value="160448">
            <text:p>160448</text:p>
          </table:table-cell>
          <table:table-cell office:value-type="float" office:value="23086.666667">
            <text:p>23086.67</text:p>
          </table:table-cell>
          <table:table-cell office:value-type="float" office:value="11001734.285714">
            <text:p>1100173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30304308.5">
            <text:p>230304308.5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258819632">
            <text:p>258819632</text:p>
          </table:table-cell>
          <table:table-cell office:value-type="float" office:value="134950806">
            <text:p>134950806</text:p>
          </table:table-cell>
          <table:table-cell office:value-type="float" office:value="50000">
            <text:p>50000</text:p>
          </table:table-cell>
          <table:table-cell office:value-type="float" office:value="12037754.285714">
            <text:p>12037754.29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226672529">
            <text:p>226672529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255090708">
            <text:p>255090708</text:p>
          </table:table-cell>
          <table:table-cell office:value-type="float" office:value="134816362">
            <text:p>134816362</text:p>
          </table:table-cell>
          <table:table-cell office:value-type="float" office:value="29166.666667">
            <text:p>29166.67</text:p>
          </table:table-cell>
          <table:table-cell office:value-type="float" office:value="1748175.714286">
            <text:p>1748175.71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3631779.5">
            <text:p>3631779.5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3728924">
            <text:p>3728924</text:p>
          </table:table-cell>
          <table:table-cell office:value-type="float" office:value="134444">
            <text:p>134444</text:p>
          </table:table-cell>
          <table:table-cell office:value-type="float" office:value="20833.333333">
            <text:p>20833.33</text:p>
          </table:table-cell>
          <table:table-cell office:value-type="float" office:value="10289578.571429">
            <text:p>1028957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579182381.5">
            <text:p>579182381.5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513748370">
            <text:p>513748370</text:p>
          </table:table-cell>
          <table:table-cell office:value-type="float" office:value="296593224">
            <text:p>296593224</text:p>
          </table:table-cell>
          <table:table-cell office:value-type="float" office:value="49783.333333">
            <text:p>49783.33</text:p>
          </table:table-cell>
          <table:table-cell office:value-type="float" office:value="11751681.428571">
            <text:p>11751681.43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579159573.5">
            <text:p>579159573.5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512422994">
            <text:p>512422994</text:p>
          </table:table-cell>
          <table:table-cell office:value-type="float" office:value="296484058">
            <text:p>296484058</text:p>
          </table:table-cell>
          <table:table-cell office:value-type="float" office:value="30586.666667">
            <text:p>30586.67</text:p>
          </table:table-cell>
          <table:table-cell office:value-type="float" office:value="1724598.571429">
            <text:p>1724598.57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22808">
            <text:p>2280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325376">
            <text:p>1325376</text:p>
          </table:table-cell>
          <table:table-cell office:value-type="float" office:value="109166">
            <text:p>109166</text:p>
          </table:table-cell>
          <table:table-cell office:value-type="float" office:value="19196.666667">
            <text:p>19196.67</text:p>
          </table:table-cell>
          <table:table-cell office:value-type="float" office:value="10027082.857143">
            <text:p>1002708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476125048">
            <text:p>476125048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699623956">
            <text:p>699623956</text:p>
          </table:table-cell>
          <table:table-cell office:value-type="float" office:value="340391304">
            <text:p>340391304</text:p>
          </table:table-cell>
          <table:table-cell office:value-type="float" office:value="45463.333333">
            <text:p>45463.33</text:p>
          </table:table-cell>
          <table:table-cell office:value-type="float" office:value="13578487.142857">
            <text:p>13578487.14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476108905.5">
            <text:p>476108905.5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699110044">
            <text:p>699110044</text:p>
          </table:table-cell>
          <table:table-cell office:value-type="float" office:value="340282216">
            <text:p>340282216</text:p>
          </table:table-cell>
          <table:table-cell office:value-type="float" office:value="29213.333333">
            <text:p>29213.33</text:p>
          </table:table-cell>
          <table:table-cell office:value-type="float" office:value="4623264.285714">
            <text:p>4623264.29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16142.5">
            <text:p>16142.5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513912">
            <text:p>513912</text:p>
          </table:table-cell>
          <table:table-cell office:value-type="float" office:value="109088">
            <text:p>109088</text:p>
          </table:table-cell>
          <table:table-cell office:value-type="float" office:value="16250">
            <text:p>16250</text:p>
          </table:table-cell>
          <table:table-cell office:value-type="float" office:value="8955222.857143">
            <text:p>895522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588069833">
            <text:p>588069833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750771476">
            <text:p>750771476</text:p>
          </table:table-cell>
          <table:table-cell office:value-type="float" office:value="340120064">
            <text:p>340120064</text:p>
          </table:table-cell>
          <table:table-cell office:value-type="float" office:value="50533.333333">
            <text:p>50533.33</text:p>
          </table:table-cell>
          <table:table-cell office:value-type="float" office:value="9174770">
            <text:p>9174770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588054580">
            <text:p>588054580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750553978">
            <text:p>750553978</text:p>
          </table:table-cell>
          <table:table-cell office:value-type="float" office:value="340010642">
            <text:p>340010642</text:p>
          </table:table-cell>
          <table:table-cell office:value-type="float" office:value="33663.333333">
            <text:p>33663.33</text:p>
          </table:table-cell>
          <table:table-cell office:value-type="float" office:value="2424451.428571">
            <text:p>2424451.43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15253">
            <text:p>15253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217498">
            <text:p>217498</text:p>
          </table:table-cell>
          <table:table-cell office:value-type="float" office:value="109422">
            <text:p>109422</text:p>
          </table:table-cell>
          <table:table-cell office:value-type="float" office:value="16870">
            <text:p>16870</text:p>
          </table:table-cell>
          <table:table-cell office:value-type="float" office:value="6750318.571429">
            <text:p>675031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402774091">
            <text:p>402774091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768348384">
            <text:p>768348384</text:p>
          </table:table-cell>
          <table:table-cell office:value-type="float" office:value="424061386">
            <text:p>424061386</text:p>
          </table:table-cell>
          <table:table-cell office:value-type="float" office:value="44690">
            <text:p>44690</text:p>
          </table:table-cell>
          <table:table-cell office:value-type="float" office:value="17310470">
            <text:p>17310470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402761626">
            <text:p>402761626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768191790">
            <text:p>768191790</text:p>
          </table:table-cell>
          <table:table-cell office:value-type="float" office:value="423972766">
            <text:p>423972766</text:p>
          </table:table-cell>
          <table:table-cell office:value-type="float" office:value="30630">
            <text:p>30630</text:p>
          </table:table-cell>
          <table:table-cell office:value-type="float" office:value="11646444.285714">
            <text:p>11646444.29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12465">
            <text:p>12465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156594">
            <text:p>156594</text:p>
          </table:table-cell>
          <table:table-cell office:value-type="float" office:value="88620">
            <text:p>88620</text:p>
          </table:table-cell>
          <table:table-cell office:value-type="float" office:value="14060">
            <text:p>14060</text:p>
          </table:table-cell>
          <table:table-cell office:value-type="float" office:value="5664025.714286">
            <text:p>56640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9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16872275.5">
            <text:p>16872275.5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5218924">
            <text:p>15218924</text:p>
          </table:table-cell>
          <table:table-cell office:value-type="float" office:value="10139700">
            <text:p>10139700</text:p>
          </table:table-cell>
          <table:table-cell office:value-type="float" office:value="47586.666667">
            <text:p>47586.67</text:p>
          </table:table-cell>
          <table:table-cell office:value-type="float" office:value="20286151.428571">
            <text:p>20286151.43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6469911">
            <text:p>6469911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4335330">
            <text:p>4335330</text:p>
          </table:table-cell>
          <table:table-cell office:value-type="float" office:value="9510638">
            <text:p>9510638</text:p>
          </table:table-cell>
          <table:table-cell office:value-type="float" office:value="6800">
            <text:p>6800</text:p>
          </table:table-cell>
          <table:table-cell office:value-type="float" office:value="1147437.142857">
            <text:p>1147437.14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10402364.5">
            <text:p>10402364.5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10883594">
            <text:p>10883594</text:p>
          </table:table-cell>
          <table:table-cell office:value-type="float" office:value="629062">
            <text:p>629062</text:p>
          </table:table-cell>
          <table:table-cell office:value-type="float" office:value="40786.666667">
            <text:p>40786.67</text:p>
          </table:table-cell>
          <table:table-cell office:value-type="float" office:value="19138714.285714">
            <text:p>1913871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4686788.5">
            <text:p>24686788.5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25942226">
            <text:p>25942226</text:p>
          </table:table-cell>
          <table:table-cell office:value-type="float" office:value="36099926">
            <text:p>36099926</text:p>
          </table:table-cell>
          <table:table-cell office:value-type="float" office:value="51416.666667">
            <text:p>51416.67</text:p>
          </table:table-cell>
          <table:table-cell office:value-type="float" office:value="18000644.285714">
            <text:p>18000644.29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14596066">
            <text:p>14596066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12192490">
            <text:p>12192490</text:p>
          </table:table-cell>
          <table:table-cell office:value-type="float" office:value="35528340">
            <text:p>35528340</text:p>
          </table:table-cell>
          <table:table-cell office:value-type="float" office:value="12843.333333">
            <text:p>12843.33</text:p>
          </table:table-cell>
          <table:table-cell office:value-type="float" office:value="998924.285714">
            <text:p>998924.29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10090722.5">
            <text:p>10090722.5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13749736">
            <text:p>13749736</text:p>
          </table:table-cell>
          <table:table-cell office:value-type="float" office:value="571586">
            <text:p>571586</text:p>
          </table:table-cell>
          <table:table-cell office:value-type="float" office:value="38573.333333">
            <text:p>38573.33</text:p>
          </table:table-cell>
          <table:table-cell office:value-type="float" office:value="17001720">
            <text:p>1700172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55478763.5">
            <text:p>55478763.5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39074804">
            <text:p>39074804</text:p>
          </table:table-cell>
          <table:table-cell office:value-type="float" office:value="60540902">
            <text:p>60540902</text:p>
          </table:table-cell>
          <table:table-cell office:value-type="float" office:value="47410">
            <text:p>47410</text:p>
          </table:table-cell>
          <table:table-cell office:value-type="float" office:value="17510478.571429">
            <text:p>17510478.57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6040642">
            <text:p>4604064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30856036">
            <text:p>30856036</text:p>
          </table:table-cell>
          <table:table-cell office:value-type="float" office:value="60231988">
            <text:p>60231988</text:p>
          </table:table-cell>
          <table:table-cell office:value-type="float" office:value="15750">
            <text:p>15750</text:p>
          </table:table-cell>
          <table:table-cell office:value-type="float" office:value="1016358.571429">
            <text:p>1016358.57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9438121.5">
            <text:p>9438121.5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8218768">
            <text:p>8218768</text:p>
          </table:table-cell>
          <table:table-cell office:value-type="float" office:value="308914">
            <text:p>308914</text:p>
          </table:table-cell>
          <table:table-cell office:value-type="float" office:value="31660">
            <text:p>31660</text:p>
          </table:table-cell>
          <table:table-cell office:value-type="float" office:value="16494120">
            <text:p>1649412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75579640.5">
            <text:p>75579640.5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111934626">
            <text:p>111934626</text:p>
          </table:table-cell>
          <table:table-cell office:value-type="float" office:value="67055460">
            <text:p>67055460</text:p>
          </table:table-cell>
          <table:table-cell office:value-type="float" office:value="49010">
            <text:p>49010</text:p>
          </table:table-cell>
          <table:table-cell office:value-type="float" office:value="14672152.857143">
            <text:p>14672152.8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68925980">
            <text:p>68925980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104393152">
            <text:p>104393152</text:p>
          </table:table-cell>
          <table:table-cell office:value-type="float" office:value="66793710">
            <text:p>66793710</text:p>
          </table:table-cell>
          <table:table-cell office:value-type="float" office:value="19570">
            <text:p>19570</text:p>
          </table:table-cell>
          <table:table-cell office:value-type="float" office:value="1575537.142857">
            <text:p>1575537.14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6653660.5">
            <text:p>6653660.5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7541474">
            <text:p>7541474</text:p>
          </table:table-cell>
          <table:table-cell office:value-type="float" office:value="261750">
            <text:p>261750</text:p>
          </table:table-cell>
          <table:table-cell office:value-type="float" office:value="29440">
            <text:p>29440</text:p>
          </table:table-cell>
          <table:table-cell office:value-type="float" office:value="13096615.714286">
            <text:p>1309661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112496819">
            <text:p>112496819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54749284">
            <text:p>154749284</text:p>
          </table:table-cell>
          <table:table-cell office:value-type="float" office:value="111681382">
            <text:p>111681382</text:p>
          </table:table-cell>
          <table:table-cell office:value-type="float" office:value="47500">
            <text:p>47500</text:p>
          </table:table-cell>
          <table:table-cell office:value-type="float" office:value="13674228.571429">
            <text:p>13674228.57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106311080">
            <text:p>10631108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47956044">
            <text:p>147956044</text:p>
          </table:table-cell>
          <table:table-cell office:value-type="float" office:value="111480328">
            <text:p>111480328</text:p>
          </table:table-cell>
          <table:table-cell office:value-type="float" office:value="21533.333333">
            <text:p>21533.33</text:p>
          </table:table-cell>
          <table:table-cell office:value-type="float" office:value="1655008.571429">
            <text:p>1655008.57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6185739">
            <text:p>6185739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6793240">
            <text:p>6793240</text:p>
          </table:table-cell>
          <table:table-cell office:value-type="float" office:value="201054">
            <text:p>201054</text:p>
          </table:table-cell>
          <table:table-cell office:value-type="float" office:value="25966.666667">
            <text:p>25966.67</text:p>
          </table:table-cell>
          <table:table-cell office:value-type="float" office:value="12019220">
            <text:p>1201922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165460109.5">
            <text:p>165460109.5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92140954">
            <text:p>192140954</text:p>
          </table:table-cell>
          <table:table-cell office:value-type="float" office:value="116173332">
            <text:p>116173332</text:p>
          </table:table-cell>
          <table:table-cell office:value-type="float" office:value="47543.333333">
            <text:p>47543.33</text:p>
          </table:table-cell>
          <table:table-cell office:value-type="float" office:value="12875222.857143">
            <text:p>12875222.8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61233805.5">
            <text:p>161233805.5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87432416">
            <text:p>187432416</text:p>
          </table:table-cell>
          <table:table-cell office:value-type="float" office:value="116004268">
            <text:p>116004268</text:p>
          </table:table-cell>
          <table:table-cell office:value-type="float" office:value="23756.666667">
            <text:p>23756.67</text:p>
          </table:table-cell>
          <table:table-cell office:value-type="float" office:value="1598402.857143">
            <text:p>1598402.86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4226304">
            <text:p>4226304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4708538">
            <text:p>4708538</text:p>
          </table:table-cell>
          <table:table-cell office:value-type="float" office:value="169064">
            <text:p>169064</text:p>
          </table:table-cell>
          <table:table-cell office:value-type="float" office:value="23786.666667">
            <text:p>23786.67</text:p>
          </table:table-cell>
          <table:table-cell office:value-type="float" office:value="11276820">
            <text:p>1127682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167938825.5">
            <text:p>167938825.5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253527408">
            <text:p>253527408</text:p>
          </table:table-cell>
          <table:table-cell office:value-type="float" office:value="96235186">
            <text:p>96235186</text:p>
          </table:table-cell>
          <table:table-cell office:value-type="float" office:value="45436.666667">
            <text:p>45436.67</text:p>
          </table:table-cell>
          <table:table-cell office:value-type="float" office:value="11311754.285714">
            <text:p>11311754.29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164068238">
            <text:p>164068238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248345976">
            <text:p>248345976</text:p>
          </table:table-cell>
          <table:table-cell office:value-type="float" office:value="96083316">
            <text:p>96083316</text:p>
          </table:table-cell>
          <table:table-cell office:value-type="float" office:value="24456.666667">
            <text:p>24456.67</text:p>
          </table:table-cell>
          <table:table-cell office:value-type="float" office:value="1497601.428571">
            <text:p>1497601.43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3870587.5">
            <text:p>3870587.5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5181432">
            <text:p>5181432</text:p>
          </table:table-cell>
          <table:table-cell office:value-type="float" office:value="151870">
            <text:p>151870</text:p>
          </table:table-cell>
          <table:table-cell office:value-type="float" office:value="20980">
            <text:p>20980</text:p>
          </table:table-cell>
          <table:table-cell office:value-type="float" office:value="9814152.857143">
            <text:p>981415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492457682">
            <text:p>492457682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510066150">
            <text:p>510066150</text:p>
          </table:table-cell>
          <table:table-cell office:value-type="float" office:value="269664248">
            <text:p>269664248</text:p>
          </table:table-cell>
          <table:table-cell office:value-type="float" office:value="51840">
            <text:p>51840</text:p>
          </table:table-cell>
          <table:table-cell office:value-type="float" office:value="10631117.142857">
            <text:p>10631117.14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492423967.5">
            <text:p>492423967.5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508766462">
            <text:p>508766462</text:p>
          </table:table-cell>
          <table:table-cell office:value-type="float" office:value="269547688">
            <text:p>269547688</text:p>
          </table:table-cell>
          <table:table-cell office:value-type="float" office:value="29613.333333">
            <text:p>29613.33</text:p>
          </table:table-cell>
          <table:table-cell office:value-type="float" office:value="1300861.428571">
            <text:p>1300861.43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33714.5">
            <text:p>33714.5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299688">
            <text:p>1299688</text:p>
          </table:table-cell>
          <table:table-cell office:value-type="float" office:value="116560">
            <text:p>116560</text:p>
          </table:table-cell>
          <table:table-cell office:value-type="float" office:value="22226.666667">
            <text:p>22226.67</text:p>
          </table:table-cell>
          <table:table-cell office:value-type="float" office:value="9330255.714286">
            <text:p>933025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452080584">
            <text:p>452080584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612221786">
            <text:p>612221786</text:p>
          </table:table-cell>
          <table:table-cell office:value-type="float" office:value="288540550">
            <text:p>288540550</text:p>
          </table:table-cell>
          <table:table-cell office:value-type="float" office:value="55553.333333">
            <text:p>55553.33</text:p>
          </table:table-cell>
          <table:table-cell office:value-type="float" office:value="14061832.857143">
            <text:p>14061832.86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452062237">
            <text:p>452062237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611139922">
            <text:p>611139922</text:p>
          </table:table-cell>
          <table:table-cell office:value-type="float" office:value="288413160">
            <text:p>288413160</text:p>
          </table:table-cell>
          <table:table-cell office:value-type="float" office:value="33296.666667">
            <text:p>33296.67</text:p>
          </table:table-cell>
          <table:table-cell office:value-type="float" office:value="5520640">
            <text:p>5520640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18347">
            <text:p>18347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081864">
            <text:p>1081864</text:p>
          </table:table-cell>
          <table:table-cell office:value-type="float" office:value="127390">
            <text:p>127390</text:p>
          </table:table-cell>
          <table:table-cell office:value-type="float" office:value="22256.666667">
            <text:p>22256.67</text:p>
          </table:table-cell>
          <table:table-cell office:value-type="float" office:value="8541192.857143">
            <text:p>85411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435567540">
            <text:p>435567540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691401284">
            <text:p>691401284</text:p>
          </table:table-cell>
          <table:table-cell office:value-type="float" office:value="422348830">
            <text:p>422348830</text:p>
          </table:table-cell>
          <table:table-cell office:value-type="float" office:value="47430">
            <text:p>47430</text:p>
          </table:table-cell>
          <table:table-cell office:value-type="float" office:value="29830881.428571">
            <text:p>29830881.43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435551812">
            <text:p>435551812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690900546">
            <text:p>690900546</text:p>
          </table:table-cell>
          <table:table-cell office:value-type="float" office:value="422273212">
            <text:p>422273212</text:p>
          </table:table-cell>
          <table:table-cell office:value-type="float" office:value="29636.666667">
            <text:p>29636.67</text:p>
          </table:table-cell>
          <table:table-cell office:value-type="float" office:value="23725261.428571">
            <text:p>23725261.43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15728">
            <text:p>15728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500738">
            <text:p>500738</text:p>
          </table:table-cell>
          <table:table-cell office:value-type="float" office:value="75618">
            <text:p>75618</text:p>
          </table:table-cell>
          <table:table-cell office:value-type="float" office:value="17793.333333">
            <text:p>17793.33</text:p>
          </table:table-cell>
          <table:table-cell office:value-type="float" office:value="6105620">
            <text:p>610562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438471782.5">
            <text:p>438471782.5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741730788">
            <text:p>741730788</text:p>
          </table:table-cell>
          <table:table-cell office:value-type="float" office:value="364235332">
            <text:p>364235332</text:p>
          </table:table-cell>
          <table:table-cell office:value-type="float" office:value="49376.666667">
            <text:p>49376.67</text:p>
          </table:table-cell>
          <table:table-cell office:value-type="float" office:value="15548787.142857">
            <text:p>15548787.14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438454452.5">
            <text:p>438454452.5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741397546">
            <text:p>741397546</text:p>
          </table:table-cell>
          <table:table-cell office:value-type="float" office:value="364130122">
            <text:p>364130122</text:p>
          </table:table-cell>
          <table:table-cell office:value-type="float" office:value="31933.333333">
            <text:p>31933.33</text:p>
          </table:table-cell>
          <table:table-cell office:value-type="float" office:value="9195555.714286">
            <text:p>9195555.71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7330">
            <text:p>17330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333242">
            <text:p>333242</text:p>
          </table:table-cell>
          <table:table-cell office:value-type="float" office:value="105210">
            <text:p>105210</text:p>
          </table:table-cell>
          <table:table-cell office:value-type="float" office:value="17443.333333">
            <text:p>17443.33</text:p>
          </table:table-cell>
          <table:table-cell office:value-type="float" office:value="6353231.428571">
            <text:p>635323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9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2452548.5">
            <text:p>22452548.5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22464346">
            <text:p>22464346</text:p>
          </table:table-cell>
          <table:table-cell office:value-type="float" office:value="17440558">
            <text:p>17440558</text:p>
          </table:table-cell>
          <table:table-cell office:value-type="float" office:value="44546.666667">
            <text:p>44546.67</text:p>
          </table:table-cell>
          <table:table-cell office:value-type="float" office:value="20398755.714286">
            <text:p>20398755.71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6609824">
            <text:p>6609824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6603312">
            <text:p>6603312</text:p>
          </table:table-cell>
          <table:table-cell office:value-type="float" office:value="16682982">
            <text:p>16682982</text:p>
          </table:table-cell>
          <table:table-cell office:value-type="float" office:value="5550">
            <text:p>5550</text:p>
          </table:table-cell>
          <table:table-cell office:value-type="float" office:value="489950">
            <text:p>48995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15842724.5">
            <text:p>15842724.5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15861034">
            <text:p>15861034</text:p>
          </table:table-cell>
          <table:table-cell office:value-type="float" office:value="757576">
            <text:p>757576</text:p>
          </table:table-cell>
          <table:table-cell office:value-type="float" office:value="38996.666667">
            <text:p>38996.67</text:p>
          </table:table-cell>
          <table:table-cell office:value-type="float" office:value="19908805.714286">
            <text:p>1990880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30705614">
            <text:p>30705614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21228912">
            <text:p>21228912</text:p>
          </table:table-cell>
          <table:table-cell office:value-type="float" office:value="51939940">
            <text:p>51939940</text:p>
          </table:table-cell>
          <table:table-cell office:value-type="float" office:value="45283.333333">
            <text:p>45283.33</text:p>
          </table:table-cell>
          <table:table-cell office:value-type="float" office:value="18122384.285714">
            <text:p>18122384.29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16743060.5">
            <text:p>16743060.5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8313552">
            <text:p>8313552</text:p>
          </table:table-cell>
          <table:table-cell office:value-type="float" office:value="51395668">
            <text:p>51395668</text:p>
          </table:table-cell>
          <table:table-cell office:value-type="float" office:value="10060">
            <text:p>10060</text:p>
          </table:table-cell>
          <table:table-cell office:value-type="float" office:value="719541.428571">
            <text:p>719541.43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3962553.5">
            <text:p>13962553.5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12915360">
            <text:p>12915360</text:p>
          </table:table-cell>
          <table:table-cell office:value-type="float" office:value="544272">
            <text:p>544272</text:p>
          </table:table-cell>
          <table:table-cell office:value-type="float" office:value="35223.333333">
            <text:p>35223.33</text:p>
          </table:table-cell>
          <table:table-cell office:value-type="float" office:value="17402842.857143">
            <text:p>1740284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49431645">
            <text:p>49431645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42357698">
            <text:p>42357698</text:p>
          </table:table-cell>
          <table:table-cell office:value-type="float" office:value="56258250">
            <text:p>56258250</text:p>
          </table:table-cell>
          <table:table-cell office:value-type="float" office:value="52863.333333">
            <text:p>52863.33</text:p>
          </table:table-cell>
          <table:table-cell office:value-type="float" office:value="17199558.571429">
            <text:p>17199558.57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9715128.5">
            <text:p>39715128.5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30404462">
            <text:p>30404462</text:p>
          </table:table-cell>
          <table:table-cell office:value-type="float" office:value="55907988">
            <text:p>55907988</text:p>
          </table:table-cell>
          <table:table-cell office:value-type="float" office:value="15846.666667">
            <text:p>15846.67</text:p>
          </table:table-cell>
          <table:table-cell office:value-type="float" office:value="942395.714286">
            <text:p>942395.71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9716516.5">
            <text:p>9716516.5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11953236">
            <text:p>11953236</text:p>
          </table:table-cell>
          <table:table-cell office:value-type="float" office:value="350262">
            <text:p>350262</text:p>
          </table:table-cell>
          <table:table-cell office:value-type="float" office:value="37016.666667">
            <text:p>37016.67</text:p>
          </table:table-cell>
          <table:table-cell office:value-type="float" office:value="16257162.857143">
            <text:p>16257162.86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68627754">
            <text:p>68627754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1312628">
            <text:p>71312628</text:p>
          </table:table-cell>
          <table:table-cell office:value-type="float" office:value="79980586">
            <text:p>79980586</text:p>
          </table:table-cell>
          <table:table-cell office:value-type="float" office:value="46743.333333">
            <text:p>46743.33</text:p>
          </table:table-cell>
          <table:table-cell office:value-type="float" office:value="14177098.571429">
            <text:p>14177098.57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1392456.5">
            <text:p>61392456.5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61493598">
            <text:p>61493598</text:p>
          </table:table-cell>
          <table:table-cell office:value-type="float" office:value="79725196">
            <text:p>79725196</text:p>
          </table:table-cell>
          <table:table-cell office:value-type="float" office:value="17030">
            <text:p>17030</text:p>
          </table:table-cell>
          <table:table-cell office:value-type="float" office:value="1518941.428571">
            <text:p>1518941.43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7235297.5">
            <text:p>7235297.5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9819030">
            <text:p>9819030</text:p>
          </table:table-cell>
          <table:table-cell office:value-type="float" office:value="255390">
            <text:p>255390</text:p>
          </table:table-cell>
          <table:table-cell office:value-type="float" office:value="29713.333333">
            <text:p>29713.33</text:p>
          </table:table-cell>
          <table:table-cell office:value-type="float" office:value="12658157.142857">
            <text:p>1265815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85454526">
            <text:p>85454526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71727094">
            <text:p>171727094</text:p>
          </table:table-cell>
          <table:table-cell office:value-type="float" office:value="122686674">
            <text:p>122686674</text:p>
          </table:table-cell>
          <table:table-cell office:value-type="float" office:value="40330">
            <text:p>40330</text:p>
          </table:table-cell>
          <table:table-cell office:value-type="float" office:value="13474685.714286">
            <text:p>13474685.71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78578618.5">
            <text:p>78578618.5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65482478">
            <text:p>165482478</text:p>
          </table:table-cell>
          <table:table-cell office:value-type="float" office:value="122502232">
            <text:p>122502232</text:p>
          </table:table-cell>
          <table:table-cell office:value-type="float" office:value="16766.666667">
            <text:p>16766.67</text:p>
          </table:table-cell>
          <table:table-cell office:value-type="float" office:value="1381318.571429">
            <text:p>1381318.57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6875907.5">
            <text:p>6875907.5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6244616">
            <text:p>6244616</text:p>
          </table:table-cell>
          <table:table-cell office:value-type="float" office:value="184442">
            <text:p>184442</text:p>
          </table:table-cell>
          <table:table-cell office:value-type="float" office:value="23563.333333">
            <text:p>23563.33</text:p>
          </table:table-cell>
          <table:table-cell office:value-type="float" office:value="12093367.142857">
            <text:p>1209336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94588062.5">
            <text:p>94588062.5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227513434">
            <text:p>227513434</text:p>
          </table:table-cell>
          <table:table-cell office:value-type="float" office:value="130289686">
            <text:p>130289686</text:p>
          </table:table-cell>
          <table:table-cell office:value-type="float" office:value="48856.666667">
            <text:p>48856.67</text:p>
          </table:table-cell>
          <table:table-cell office:value-type="float" office:value="12712702.857143">
            <text:p>12712702.86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90180350.5">
            <text:p>90180350.5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221958118">
            <text:p>221958118</text:p>
          </table:table-cell>
          <table:table-cell office:value-type="float" office:value="130131200">
            <text:p>130131200</text:p>
          </table:table-cell>
          <table:table-cell office:value-type="float" office:value="22543.333333">
            <text:p>22543.33</text:p>
          </table:table-cell>
          <table:table-cell office:value-type="float" office:value="1390427.142857">
            <text:p>1390427.14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4407712">
            <text:p>4407712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5555316">
            <text:p>5555316</text:p>
          </table:table-cell>
          <table:table-cell office:value-type="float" office:value="158486">
            <text:p>158486</text:p>
          </table:table-cell>
          <table:table-cell office:value-type="float" office:value="26313.333333">
            <text:p>26313.33</text:p>
          </table:table-cell>
          <table:table-cell office:value-type="float" office:value="11322275.714286">
            <text:p>1132227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137579351.5">
            <text:p>137579351.5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236857598">
            <text:p>236857598</text:p>
          </table:table-cell>
          <table:table-cell office:value-type="float" office:value="163570710">
            <text:p>163570710</text:p>
          </table:table-cell>
          <table:table-cell office:value-type="float" office:value="46523.333333">
            <text:p>46523.33</text:p>
          </table:table-cell>
          <table:table-cell office:value-type="float" office:value="11572728.571429">
            <text:p>11572728.57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133792926">
            <text:p>133792926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232933256">
            <text:p>232933256</text:p>
          </table:table-cell>
          <table:table-cell office:value-type="float" office:value="163421036">
            <text:p>163421036</text:p>
          </table:table-cell>
          <table:table-cell office:value-type="float" office:value="23256.666667">
            <text:p>23256.67</text:p>
          </table:table-cell>
          <table:table-cell office:value-type="float" office:value="1413402.857143">
            <text:p>1413402.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3786425.5">
            <text:p>3786425.5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3924342">
            <text:p>3924342</text:p>
          </table:table-cell>
          <table:table-cell office:value-type="float" office:value="149674">
            <text:p>149674</text:p>
          </table:table-cell>
          <table:table-cell office:value-type="float" office:value="23266.666667">
            <text:p>23266.67</text:p>
          </table:table-cell>
          <table:table-cell office:value-type="float" office:value="10159325.714286">
            <text:p>1015932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399475428.5">
            <text:p>399475428.5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2625782">
            <text:p>262625782</text:p>
          </table:table-cell>
          <table:table-cell office:value-type="float" office:value="268908910">
            <text:p>268908910</text:p>
          </table:table-cell>
          <table:table-cell office:value-type="float" office:value="50603.333333">
            <text:p>50603.33</text:p>
          </table:table-cell>
          <table:table-cell office:value-type="float" office:value="11475311.428571">
            <text:p>11475311.43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399449852">
            <text:p>39944985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59007746">
            <text:p>259007746</text:p>
          </table:table-cell>
          <table:table-cell office:value-type="float" office:value="268787052">
            <text:p>268787052</text:p>
          </table:table-cell>
          <table:table-cell office:value-type="float" office:value="26993.333333">
            <text:p>26993.33</text:p>
          </table:table-cell>
          <table:table-cell office:value-type="float" office:value="1498535.714286">
            <text:p>1498535.71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25576.5">
            <text:p>25576.5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3618036">
            <text:p>3618036</text:p>
          </table:table-cell>
          <table:table-cell office:value-type="float" office:value="121858">
            <text:p>121858</text:p>
          </table:table-cell>
          <table:table-cell office:value-type="float" office:value="23610">
            <text:p>23610</text:p>
          </table:table-cell>
          <table:table-cell office:value-type="float" office:value="9976775.714286">
            <text:p>997677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592529786.5">
            <text:p>592529786.5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399957504">
            <text:p>399957504</text:p>
          </table:table-cell>
          <table:table-cell office:value-type="float" office:value="268580414">
            <text:p>268580414</text:p>
          </table:table-cell>
          <table:table-cell office:value-type="float" office:value="51130">
            <text:p>51130</text:p>
          </table:table-cell>
          <table:table-cell office:value-type="float" office:value="9938171.428571">
            <text:p>9938171.43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592500713">
            <text:p>592500713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397552730">
            <text:p>397552730</text:p>
          </table:table-cell>
          <table:table-cell office:value-type="float" office:value="268457974">
            <text:p>268457974</text:p>
          </table:table-cell>
          <table:table-cell office:value-type="float" office:value="28743.333333">
            <text:p>28743.33</text:p>
          </table:table-cell>
          <table:table-cell office:value-type="float" office:value="1476240">
            <text:p>1476240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29073.5">
            <text:p>29073.5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2404774">
            <text:p>2404774</text:p>
          </table:table-cell>
          <table:table-cell office:value-type="float" office:value="122440">
            <text:p>122440</text:p>
          </table:table-cell>
          <table:table-cell office:value-type="float" office:value="22386.666667">
            <text:p>22386.67</text:p>
          </table:table-cell>
          <table:table-cell office:value-type="float" office:value="8461931.428571">
            <text:p>8461931.43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416986924.5">
            <text:p>416986924.5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577826788">
            <text:p>577826788</text:p>
          </table:table-cell>
          <table:table-cell office:value-type="float" office:value="459890838">
            <text:p>459890838</text:p>
          </table:table-cell>
          <table:table-cell office:value-type="float" office:value="52030">
            <text:p>52030</text:p>
          </table:table-cell>
          <table:table-cell office:value-type="float" office:value="8947084.285714">
            <text:p>8947084.29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416970415.5">
            <text:p>416970415.5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576628238">
            <text:p>576628238</text:p>
          </table:table-cell>
          <table:table-cell office:value-type="float" office:value="459809544">
            <text:p>459809544</text:p>
          </table:table-cell>
          <table:table-cell office:value-type="float" office:value="30590">
            <text:p>30590</text:p>
          </table:table-cell>
          <table:table-cell office:value-type="float" office:value="1842351.428571">
            <text:p>1842351.43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6509">
            <text:p>16509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1198550">
            <text:p>1198550</text:p>
          </table:table-cell>
          <table:table-cell office:value-type="float" office:value="81294">
            <text:p>81294</text:p>
          </table:table-cell>
          <table:table-cell office:value-type="float" office:value="21440">
            <text:p>21440</text:p>
          </table:table-cell>
          <table:table-cell office:value-type="float" office:value="7104732.857143">
            <text:p>71047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480768824">
            <text:p>48076882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623465650">
            <text:p>623465650</text:p>
          </table:table-cell>
          <table:table-cell office:value-type="float" office:value="434104592">
            <text:p>434104592</text:p>
          </table:table-cell>
          <table:table-cell office:value-type="float" office:value="46220">
            <text:p>46220</text:p>
          </table:table-cell>
          <table:table-cell office:value-type="float" office:value="12666377.142857">
            <text:p>12666377.14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480753459.5">
            <text:p>480753459.5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622784386">
            <text:p>622784386</text:p>
          </table:table-cell>
          <table:table-cell office:value-type="float" office:value="434016682">
            <text:p>434016682</text:p>
          </table:table-cell>
          <table:table-cell office:value-type="float" office:value="28226.666667">
            <text:p>28226.67</text:p>
          </table:table-cell>
          <table:table-cell office:value-type="float" office:value="7203305.714286">
            <text:p>7203305.71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5364.5">
            <text:p>15364.5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681264">
            <text:p>681264</text:p>
          </table:table-cell>
          <table:table-cell office:value-type="float" office:value="87910">
            <text:p>87910</text:p>
          </table:table-cell>
          <table:table-cell office:value-type="float" office:value="17993.333333">
            <text:p>17993.33</text:p>
          </table:table-cell>
          <table:table-cell office:value-type="float" office:value="5463071.428571">
            <text:p>546307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9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1953109">
            <text:p>21953109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5512172">
            <text:p>15512172</text:p>
          </table:table-cell>
          <table:table-cell office:value-type="float" office:value="10987672">
            <text:p>10987672</text:p>
          </table:table-cell>
          <table:table-cell office:value-type="float" office:value="49390">
            <text:p>49390</text:p>
          </table:table-cell>
          <table:table-cell office:value-type="float" office:value="20520737.142857">
            <text:p>20520737.1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5775308.5">
            <text:p>5775308.5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3651798">
            <text:p>3651798</text:p>
          </table:table-cell>
          <table:table-cell office:value-type="float" office:value="10249230">
            <text:p>10249230</text:p>
          </table:table-cell>
          <table:table-cell office:value-type="float" office:value="5486.666667">
            <text:p>5486.67</text:p>
          </table:table-cell>
          <table:table-cell office:value-type="float" office:value="349312.857143">
            <text:p>349312.86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16177800.5">
            <text:p>16177800.5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11860374">
            <text:p>11860374</text:p>
          </table:table-cell>
          <table:table-cell office:value-type="float" office:value="738442">
            <text:p>738442</text:p>
          </table:table-cell>
          <table:table-cell office:value-type="float" office:value="43903.333333">
            <text:p>43903.33</text:p>
          </table:table-cell>
          <table:table-cell office:value-type="float" office:value="20171424.285714">
            <text:p>2017142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7964881.5">
            <text:p>27964881.5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21267188">
            <text:p>21267188</text:p>
          </table:table-cell>
          <table:table-cell office:value-type="float" office:value="40591106">
            <text:p>40591106</text:p>
          </table:table-cell>
          <table:table-cell office:value-type="float" office:value="48090">
            <text:p>48090</text:p>
          </table:table-cell>
          <table:table-cell office:value-type="float" office:value="18054371.428571">
            <text:p>18054371.43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604845">
            <text:p>14604845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9197136">
            <text:p>9197136</text:p>
          </table:table-cell>
          <table:table-cell office:value-type="float" office:value="40026470">
            <text:p>40026470</text:p>
          </table:table-cell>
          <table:table-cell office:value-type="float" office:value="9610">
            <text:p>9610</text:p>
          </table:table-cell>
          <table:table-cell office:value-type="float" office:value="598787.142857">
            <text:p>598787.14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13360036.5">
            <text:p>13360036.5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12070052">
            <text:p>12070052</text:p>
          </table:table-cell>
          <table:table-cell office:value-type="float" office:value="564636">
            <text:p>564636</text:p>
          </table:table-cell>
          <table:table-cell office:value-type="float" office:value="38480">
            <text:p>38480</text:p>
          </table:table-cell>
          <table:table-cell office:value-type="float" office:value="17455584.285714">
            <text:p>1745558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34669764.5">
            <text:p>34669764.5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28398852">
            <text:p>28398852</text:p>
          </table:table-cell>
          <table:table-cell office:value-type="float" office:value="58149644">
            <text:p>58149644</text:p>
          </table:table-cell>
          <table:table-cell office:value-type="float" office:value="49090">
            <text:p>49090</text:p>
          </table:table-cell>
          <table:table-cell office:value-type="float" office:value="16044421.428571">
            <text:p>16044421.4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2962587">
            <text:p>22962587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15596226">
            <text:p>15596226</text:p>
          </table:table-cell>
          <table:table-cell office:value-type="float" office:value="57828916">
            <text:p>57828916</text:p>
          </table:table-cell>
          <table:table-cell office:value-type="float" office:value="13363.333333">
            <text:p>13363.33</text:p>
          </table:table-cell>
          <table:table-cell office:value-type="float" office:value="846035.714286">
            <text:p>846035.71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11707177.5">
            <text:p>11707177.5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12802626">
            <text:p>12802626</text:p>
          </table:table-cell>
          <table:table-cell office:value-type="float" office:value="320728">
            <text:p>320728</text:p>
          </table:table-cell>
          <table:table-cell office:value-type="float" office:value="35726.666667">
            <text:p>35726.67</text:p>
          </table:table-cell>
          <table:table-cell office:value-type="float" office:value="15198385.714286">
            <text:p>15198385.71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72334982.5">
            <text:p>72334982.5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187642918">
            <text:p>187642918</text:p>
          </table:table-cell>
          <table:table-cell office:value-type="float" office:value="80303744">
            <text:p>80303744</text:p>
          </table:table-cell>
          <table:table-cell office:value-type="float" office:value="51750">
            <text:p>51750</text:p>
          </table:table-cell>
          <table:table-cell office:value-type="float" office:value="14135615.714286">
            <text:p>14135615.71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65072623.5">
            <text:p>65072623.5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180319080">
            <text:p>180319080</text:p>
          </table:table-cell>
          <table:table-cell office:value-type="float" office:value="80012604">
            <text:p>80012604</text:p>
          </table:table-cell>
          <table:table-cell office:value-type="float" office:value="17243.333333">
            <text:p>17243.33</text:p>
          </table:table-cell>
          <table:table-cell office:value-type="float" office:value="1193027.142857">
            <text:p>1193027.1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7262359">
            <text:p>7262359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7323838">
            <text:p>7323838</text:p>
          </table:table-cell>
          <table:table-cell office:value-type="float" office:value="291140">
            <text:p>291140</text:p>
          </table:table-cell>
          <table:table-cell office:value-type="float" office:value="34506.666667">
            <text:p>34506.67</text:p>
          </table:table-cell>
          <table:table-cell office:value-type="float" office:value="12942588.571429">
            <text:p>12942588.57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146177766">
            <text:p>146177766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174482522">
            <text:p>174482522</text:p>
          </table:table-cell>
          <table:table-cell office:value-type="float" office:value="92378086">
            <text:p>92378086</text:p>
          </table:table-cell>
          <table:table-cell office:value-type="float" office:value="54310">
            <text:p>54310</text:p>
          </table:table-cell>
          <table:table-cell office:value-type="float" office:value="13523661.428571">
            <text:p>13523661.43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139455325">
            <text:p>139455325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167828406">
            <text:p>167828406</text:p>
          </table:table-cell>
          <table:table-cell office:value-type="float" office:value="92162702">
            <text:p>92162702</text:p>
          </table:table-cell>
          <table:table-cell office:value-type="float" office:value="20880">
            <text:p>20880</text:p>
          </table:table-cell>
          <table:table-cell office:value-type="float" office:value="1203824.285714">
            <text:p>1203824.29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6722441">
            <text:p>6722441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6654116">
            <text:p>6654116</text:p>
          </table:table-cell>
          <table:table-cell office:value-type="float" office:value="215384">
            <text:p>215384</text:p>
          </table:table-cell>
          <table:table-cell office:value-type="float" office:value="33430">
            <text:p>33430</text:p>
          </table:table-cell>
          <table:table-cell office:value-type="float" office:value="12319837.142857">
            <text:p>1231983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184498968">
            <text:p>184498968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209194210">
            <text:p>209194210</text:p>
          </table:table-cell>
          <table:table-cell office:value-type="float" office:value="152278330">
            <text:p>152278330</text:p>
          </table:table-cell>
          <table:table-cell office:value-type="float" office:value="50323.333333">
            <text:p>50323.33</text:p>
          </table:table-cell>
          <table:table-cell office:value-type="float" office:value="12148068.571429">
            <text:p>12148068.57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179811688.5">
            <text:p>179811688.5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204611010">
            <text:p>204611010</text:p>
          </table:table-cell>
          <table:table-cell office:value-type="float" office:value="152106598">
            <text:p>152106598</text:p>
          </table:table-cell>
          <table:table-cell office:value-type="float" office:value="21540">
            <text:p>21540</text:p>
          </table:table-cell>
          <table:table-cell office:value-type="float" office:value="1107828.571429">
            <text:p>1107828.57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4687279.5">
            <text:p>4687279.5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4583200">
            <text:p>4583200</text:p>
          </table:table-cell>
          <table:table-cell office:value-type="float" office:value="171732">
            <text:p>171732</text:p>
          </table:table-cell>
          <table:table-cell office:value-type="float" office:value="28783.333333">
            <text:p>28783.33</text:p>
          </table:table-cell>
          <table:table-cell office:value-type="float" office:value="11040240">
            <text:p>1104024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69723249">
            <text:p>269723249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4775548">
            <text:p>194775548</text:p>
          </table:table-cell>
          <table:table-cell office:value-type="float" office:value="197217882">
            <text:p>197217882</text:p>
          </table:table-cell>
          <table:table-cell office:value-type="float" office:value="52106.666667">
            <text:p>52106.67</text:p>
          </table:table-cell>
          <table:table-cell office:value-type="float" office:value="11013414.285714">
            <text:p>11013414.29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266831645.5">
            <text:p>266831645.5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89996010">
            <text:p>189996010</text:p>
          </table:table-cell>
          <table:table-cell office:value-type="float" office:value="197086000">
            <text:p>197086000</text:p>
          </table:table-cell>
          <table:table-cell office:value-type="float" office:value="24243.333333">
            <text:p>24243.33</text:p>
          </table:table-cell>
          <table:table-cell office:value-type="float" office:value="1097937.142857">
            <text:p>1097937.14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2891603.5">
            <text:p>2891603.5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4779538">
            <text:p>4779538</text:p>
          </table:table-cell>
          <table:table-cell office:value-type="float" office:value="131882">
            <text:p>131882</text:p>
          </table:table-cell>
          <table:table-cell office:value-type="float" office:value="27863.333333">
            <text:p>27863.33</text:p>
          </table:table-cell>
          <table:table-cell office:value-type="float" office:value="9915477.142857">
            <text:p>991547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300938115.5">
            <text:p>300938115.5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329169926">
            <text:p>329169926</text:p>
          </table:table-cell>
          <table:table-cell office:value-type="float" office:value="250649548">
            <text:p>250649548</text:p>
          </table:table-cell>
          <table:table-cell office:value-type="float" office:value="53940">
            <text:p>53940</text:p>
          </table:table-cell>
          <table:table-cell office:value-type="float" office:value="10409155.714286">
            <text:p>10409155.71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300901722">
            <text:p>300901722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326593410">
            <text:p>326593410</text:p>
          </table:table-cell>
          <table:table-cell office:value-type="float" office:value="250523072">
            <text:p>250523072</text:p>
          </table:table-cell>
          <table:table-cell office:value-type="float" office:value="26923.333333">
            <text:p>26923.33</text:p>
          </table:table-cell>
          <table:table-cell office:value-type="float" office:value="1296947.142857">
            <text:p>1296947.1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36393.5">
            <text:p>36393.5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2576516">
            <text:p>2576516</text:p>
          </table:table-cell>
          <table:table-cell office:value-type="float" office:value="126476">
            <text:p>126476</text:p>
          </table:table-cell>
          <table:table-cell office:value-type="float" office:value="27016.666667">
            <text:p>27016.67</text:p>
          </table:table-cell>
          <table:table-cell office:value-type="float" office:value="9112208.571429">
            <text:p>911220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393450750">
            <text:p>393450750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71738760">
            <text:p>371738760</text:p>
          </table:table-cell>
          <table:table-cell office:value-type="float" office:value="363618366">
            <text:p>363618366</text:p>
          </table:table-cell>
          <table:table-cell office:value-type="float" office:value="45190">
            <text:p>45190</text:p>
          </table:table-cell>
          <table:table-cell office:value-type="float" office:value="10105274.285714">
            <text:p>10105274.2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393421868.5">
            <text:p>393421868.5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9483410">
            <text:p>369483410</text:p>
          </table:table-cell>
          <table:table-cell office:value-type="float" office:value="363524960">
            <text:p>363524960</text:p>
          </table:table-cell>
          <table:table-cell office:value-type="float" office:value="23856.666667">
            <text:p>23856.67</text:p>
          </table:table-cell>
          <table:table-cell office:value-type="float" office:value="1511095.714286">
            <text:p>1511095.71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28881.5">
            <text:p>28881.5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2255350">
            <text:p>2255350</text:p>
          </table:table-cell>
          <table:table-cell office:value-type="float" office:value="93406">
            <text:p>93406</text:p>
          </table:table-cell>
          <table:table-cell office:value-type="float" office:value="21333.333333">
            <text:p>21333.33</text:p>
          </table:table-cell>
          <table:table-cell office:value-type="float" office:value="8594178.571429">
            <text:p>8594178.5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422319196.5">
            <text:p>422319196.5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488861878">
            <text:p>488861878</text:p>
          </table:table-cell>
          <table:table-cell office:value-type="float" office:value="378566704">
            <text:p>378566704</text:p>
          </table:table-cell>
          <table:table-cell office:value-type="float" office:value="46126.666667">
            <text:p>46126.67</text:p>
          </table:table-cell>
          <table:table-cell office:value-type="float" office:value="8252045.714286">
            <text:p>8252045.71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422296060.5">
            <text:p>422296060.5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487650042">
            <text:p>487650042</text:p>
          </table:table-cell>
          <table:table-cell office:value-type="float" office:value="378478016">
            <text:p>378478016</text:p>
          </table:table-cell>
          <table:table-cell office:value-type="float" office:value="25653.333333">
            <text:p>25653.33</text:p>
          </table:table-cell>
          <table:table-cell office:value-type="float" office:value="2333807.142857">
            <text:p>2333807.14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23136">
            <text:p>23136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1211836">
            <text:p>1211836</text:p>
          </table:table-cell>
          <table:table-cell office:value-type="float" office:value="88688">
            <text:p>88688</text:p>
          </table:table-cell>
          <table:table-cell office:value-type="float" office:value="20473.333333">
            <text:p>20473.33</text:p>
          </table:table-cell>
          <table:table-cell office:value-type="float" office:value="5918238.571429">
            <text:p>591823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455241437">
            <text:p>455241437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627660648">
            <text:p>627660648</text:p>
          </table:table-cell>
          <table:table-cell office:value-type="float" office:value="398240380">
            <text:p>398240380</text:p>
          </table:table-cell>
          <table:table-cell office:value-type="float" office:value="52026.666667">
            <text:p>52026.67</text:p>
          </table:table-cell>
          <table:table-cell office:value-type="float" office:value="8692798.571429">
            <text:p>8692798.57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455209423">
            <text:p>455209423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627065658">
            <text:p>627065658</text:p>
          </table:table-cell>
          <table:table-cell office:value-type="float" office:value="398159700">
            <text:p>398159700</text:p>
          </table:table-cell>
          <table:table-cell office:value-type="float" office:value="30110">
            <text:p>30110</text:p>
          </table:table-cell>
          <table:table-cell office:value-type="float" office:value="3372261.428571">
            <text:p>3372261.43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32014">
            <text:p>32014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594990">
            <text:p>594990</text:p>
          </table:table-cell>
          <table:table-cell office:value-type="float" office:value="80680">
            <text:p>80680</text:p>
          </table:table-cell>
          <table:table-cell office:value-type="float" office:value="21916.666667">
            <text:p>21916.67</text:p>
          </table:table-cell>
          <table:table-cell office:value-type="float" office:value="5320537.142857">
            <text:p>5320537.14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9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3028826">
            <text:p>23028826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3915080">
            <text:p>13915080</text:p>
          </table:table-cell>
          <table:table-cell office:value-type="float" office:value="11195488">
            <text:p>11195488</text:p>
          </table:table-cell>
          <table:table-cell office:value-type="float" office:value="46786.666667">
            <text:p>46786.67</text:p>
          </table:table-cell>
          <table:table-cell office:value-type="float" office:value="20104995.714286">
            <text:p>20104995.71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6313638.5">
            <text:p>6313638.5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3012162">
            <text:p>3012162</text:p>
          </table:table-cell>
          <table:table-cell office:value-type="float" office:value="10519020">
            <text:p>10519020</text:p>
          </table:table-cell>
          <table:table-cell office:value-type="float" office:value="4670">
            <text:p>4670</text:p>
          </table:table-cell>
          <table:table-cell office:value-type="float" office:value="405844.285714">
            <text:p>405844.29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16715187.5">
            <text:p>16715187.5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10902918">
            <text:p>10902918</text:p>
          </table:table-cell>
          <table:table-cell office:value-type="float" office:value="676468">
            <text:p>676468</text:p>
          </table:table-cell>
          <table:table-cell office:value-type="float" office:value="42116.666667">
            <text:p>42116.67</text:p>
          </table:table-cell>
          <table:table-cell office:value-type="float" office:value="19699151.428571">
            <text:p>19699151.43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6113331">
            <text:p>26113331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20505692">
            <text:p>20505692</text:p>
          </table:table-cell>
          <table:table-cell office:value-type="float" office:value="46377182">
            <text:p>46377182</text:p>
          </table:table-cell>
          <table:table-cell office:value-type="float" office:value="48566.666667">
            <text:p>48566.67</text:p>
          </table:table-cell>
          <table:table-cell office:value-type="float" office:value="17547725.714286">
            <text:p>17547725.71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11577209.5">
            <text:p>11577209.5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8485374">
            <text:p>8485374</text:p>
          </table:table-cell>
          <table:table-cell office:value-type="float" office:value="45807398">
            <text:p>45807398</text:p>
          </table:table-cell>
          <table:table-cell office:value-type="float" office:value="8830">
            <text:p>8830</text:p>
          </table:table-cell>
          <table:table-cell office:value-type="float" office:value="550571.428571">
            <text:p>550571.43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14536121.5">
            <text:p>14536121.5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12020318">
            <text:p>12020318</text:p>
          </table:table-cell>
          <table:table-cell office:value-type="float" office:value="569784">
            <text:p>569784</text:p>
          </table:table-cell>
          <table:table-cell office:value-type="float" office:value="39736.666667">
            <text:p>39736.67</text:p>
          </table:table-cell>
          <table:table-cell office:value-type="float" office:value="16997154.285714">
            <text:p>1699715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50124467.5">
            <text:p>50124467.5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23506400">
            <text:p>23506400</text:p>
          </table:table-cell>
          <table:table-cell office:value-type="float" office:value="58538174">
            <text:p>58538174</text:p>
          </table:table-cell>
          <table:table-cell office:value-type="float" office:value="52636.666667">
            <text:p>52636.67</text:p>
          </table:table-cell>
          <table:table-cell office:value-type="float" office:value="16912117.142857">
            <text:p>16912117.14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8121846">
            <text:p>38121846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10216712">
            <text:p>10216712</text:p>
          </table:table-cell>
          <table:table-cell office:value-type="float" office:value="58205344">
            <text:p>58205344</text:p>
          </table:table-cell>
          <table:table-cell office:value-type="float" office:value="13130">
            <text:p>13130</text:p>
          </table:table-cell>
          <table:table-cell office:value-type="float" office:value="734288.571429">
            <text:p>734288.57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12002621.5">
            <text:p>12002621.5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13289688">
            <text:p>13289688</text:p>
          </table:table-cell>
          <table:table-cell office:value-type="float" office:value="332830">
            <text:p>332830</text:p>
          </table:table-cell>
          <table:table-cell office:value-type="float" office:value="39506.666667">
            <text:p>39506.67</text:p>
          </table:table-cell>
          <table:table-cell office:value-type="float" office:value="16177828.571429">
            <text:p>1617782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116756769">
            <text:p>116756769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183318656">
            <text:p>183318656</text:p>
          </table:table-cell>
          <table:table-cell office:value-type="float" office:value="69712416">
            <text:p>69712416</text:p>
          </table:table-cell>
          <table:table-cell office:value-type="float" office:value="50193.333333">
            <text:p>50193.33</text:p>
          </table:table-cell>
          <table:table-cell office:value-type="float" office:value="14103314.285714">
            <text:p>14103314.29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110040206">
            <text:p>110040206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177133240">
            <text:p>177133240</text:p>
          </table:table-cell>
          <table:table-cell office:value-type="float" office:value="69459148">
            <text:p>69459148</text:p>
          </table:table-cell>
          <table:table-cell office:value-type="float" office:value="15430">
            <text:p>15430</text:p>
          </table:table-cell>
          <table:table-cell office:value-type="float" office:value="1005031.428571">
            <text:p>1005031.43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6716563">
            <text:p>6716563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6185416">
            <text:p>6185416</text:p>
          </table:table-cell>
          <table:table-cell office:value-type="float" office:value="253268">
            <text:p>253268</text:p>
          </table:table-cell>
          <table:table-cell office:value-type="float" office:value="34763.333333">
            <text:p>34763.33</text:p>
          </table:table-cell>
          <table:table-cell office:value-type="float" office:value="13098282.857143">
            <text:p>1309828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116750839">
            <text:p>116750839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81863792">
            <text:p>181863792</text:p>
          </table:table-cell>
          <table:table-cell office:value-type="float" office:value="102770832">
            <text:p>102770832</text:p>
          </table:table-cell>
          <table:table-cell office:value-type="float" office:value="49216.666667">
            <text:p>49216.67</text:p>
          </table:table-cell>
          <table:table-cell office:value-type="float" office:value="14212465.714286">
            <text:p>14212465.71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109287825">
            <text:p>109287825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75640234">
            <text:p>175640234</text:p>
          </table:table-cell>
          <table:table-cell office:value-type="float" office:value="102575848">
            <text:p>102575848</text:p>
          </table:table-cell>
          <table:table-cell office:value-type="float" office:value="17563.333333">
            <text:p>17563.33</text:p>
          </table:table-cell>
          <table:table-cell office:value-type="float" office:value="1225861.428571">
            <text:p>1225861.43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7463014">
            <text:p>7463014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6223558">
            <text:p>6223558</text:p>
          </table:table-cell>
          <table:table-cell office:value-type="float" office:value="194984">
            <text:p>194984</text:p>
          </table:table-cell>
          <table:table-cell office:value-type="float" office:value="31653.333333">
            <text:p>31653.33</text:p>
          </table:table-cell>
          <table:table-cell office:value-type="float" office:value="12986604.285714">
            <text:p>129866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146310043">
            <text:p>146310043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9965554">
            <text:p>139965554</text:p>
          </table:table-cell>
          <table:table-cell office:value-type="float" office:value="137867248">
            <text:p>137867248</text:p>
          </table:table-cell>
          <table:table-cell office:value-type="float" office:value="48000">
            <text:p>48000</text:p>
          </table:table-cell>
          <table:table-cell office:value-type="float" office:value="12517648.571429">
            <text:p>12517648.57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141919209">
            <text:p>141919209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3522444">
            <text:p>133522444</text:p>
          </table:table-cell>
          <table:table-cell office:value-type="float" office:value="137713334">
            <text:p>137713334</text:p>
          </table:table-cell>
          <table:table-cell office:value-type="float" office:value="19196.666667">
            <text:p>19196.67</text:p>
          </table:table-cell>
          <table:table-cell office:value-type="float" office:value="1079464.285714">
            <text:p>1079464.29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4390834">
            <text:p>4390834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6443110">
            <text:p>6443110</text:p>
          </table:table-cell>
          <table:table-cell office:value-type="float" office:value="153914">
            <text:p>153914</text:p>
          </table:table-cell>
          <table:table-cell office:value-type="float" office:value="28803.333333">
            <text:p>28803.33</text:p>
          </table:table-cell>
          <table:table-cell office:value-type="float" office:value="11438184.285714">
            <text:p>1143818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135834393">
            <text:p>135834393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311454324">
            <text:p>311454324</text:p>
          </table:table-cell>
          <table:table-cell office:value-type="float" office:value="208115914">
            <text:p>208115914</text:p>
          </table:table-cell>
          <table:table-cell office:value-type="float" office:value="51040">
            <text:p>51040</text:p>
          </table:table-cell>
          <table:table-cell office:value-type="float" office:value="12225001.428571">
            <text:p>12225001.43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132108469.5">
            <text:p>132108469.5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308531116">
            <text:p>308531116</text:p>
          </table:table-cell>
          <table:table-cell office:value-type="float" office:value="207993874">
            <text:p>207993874</text:p>
          </table:table-cell>
          <table:table-cell office:value-type="float" office:value="22323.333333">
            <text:p>22323.33</text:p>
          </table:table-cell>
          <table:table-cell office:value-type="float" office:value="1364157.142857">
            <text:p>1364157.14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3725923.5">
            <text:p>3725923.5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2923208">
            <text:p>2923208</text:p>
          </table:table-cell>
          <table:table-cell office:value-type="float" office:value="122040">
            <text:p>122040</text:p>
          </table:table-cell>
          <table:table-cell office:value-type="float" office:value="28716.666667">
            <text:p>28716.67</text:p>
          </table:table-cell>
          <table:table-cell office:value-type="float" office:value="10860844.285714">
            <text:p>10860844.29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351650786">
            <text:p>351650786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319003602">
            <text:p>319003602</text:p>
          </table:table-cell>
          <table:table-cell office:value-type="float" office:value="247161856">
            <text:p>247161856</text:p>
          </table:table-cell>
          <table:table-cell office:value-type="float" office:value="50976.666667">
            <text:p>50976.67</text:p>
          </table:table-cell>
          <table:table-cell office:value-type="float" office:value="11673425.714286">
            <text:p>11673425.71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351601245.5">
            <text:p>351601245.5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316233282">
            <text:p>316233282</text:p>
          </table:table-cell>
          <table:table-cell office:value-type="float" office:value="247042310">
            <text:p>247042310</text:p>
          </table:table-cell>
          <table:table-cell office:value-type="float" office:value="23963.333333">
            <text:p>23963.33</text:p>
          </table:table-cell>
          <table:table-cell office:value-type="float" office:value="1292800">
            <text:p>1292800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49540.5">
            <text:p>49540.5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2770320">
            <text:p>2770320</text:p>
          </table:table-cell>
          <table:table-cell office:value-type="float" office:value="119546">
            <text:p>119546</text:p>
          </table:table-cell>
          <table:table-cell office:value-type="float" office:value="27013.333333">
            <text:p>27013.33</text:p>
          </table:table-cell>
          <table:table-cell office:value-type="float" office:value="10380625.714286">
            <text:p>103806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379405089.5">
            <text:p>379405089.5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18253892">
            <text:p>318253892</text:p>
          </table:table-cell>
          <table:table-cell office:value-type="float" office:value="300804940">
            <text:p>300804940</text:p>
          </table:table-cell>
          <table:table-cell office:value-type="float" office:value="54360">
            <text:p>54360</text:p>
          </table:table-cell>
          <table:table-cell office:value-type="float" office:value="21027955.714286">
            <text:p>21027955.71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379373032.5">
            <text:p>379373032.5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15060754">
            <text:p>315060754</text:p>
          </table:table-cell>
          <table:table-cell office:value-type="float" office:value="300686938">
            <text:p>300686938</text:p>
          </table:table-cell>
          <table:table-cell office:value-type="float" office:value="27143.333333">
            <text:p>27143.33</text:p>
          </table:table-cell>
          <table:table-cell office:value-type="float" office:value="13159802.857143">
            <text:p>13159802.86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32057">
            <text:p>32057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3193138">
            <text:p>3193138</text:p>
          </table:table-cell>
          <table:table-cell office:value-type="float" office:value="118002">
            <text:p>118002</text:p>
          </table:table-cell>
          <table:table-cell office:value-type="float" office:value="27216.666667">
            <text:p>27216.67</text:p>
          </table:table-cell>
          <table:table-cell office:value-type="float" office:value="7868152.857143">
            <text:p>786815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348968241">
            <text:p>348968241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592394304">
            <text:p>592394304</text:p>
          </table:table-cell>
          <table:table-cell office:value-type="float" office:value="421501368">
            <text:p>421501368</text:p>
          </table:table-cell>
          <table:table-cell office:value-type="float" office:value="53786.666667">
            <text:p>53786.67</text:p>
          </table:table-cell>
          <table:table-cell office:value-type="float" office:value="8868120">
            <text:p>8868120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348941391.5">
            <text:p>348941391.5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591762512">
            <text:p>591762512</text:p>
          </table:table-cell>
          <table:table-cell office:value-type="float" office:value="421406138">
            <text:p>421406138</text:p>
          </table:table-cell>
          <table:table-cell office:value-type="float" office:value="28286.666667">
            <text:p>28286.67</text:p>
          </table:table-cell>
          <table:table-cell office:value-type="float" office:value="1907545.714286">
            <text:p>1907545.71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26849.5">
            <text:p>26849.5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631792">
            <text:p>631792</text:p>
          </table:table-cell>
          <table:table-cell office:value-type="float" office:value="95230">
            <text:p>95230</text:p>
          </table:table-cell>
          <table:table-cell office:value-type="float" office:value="25500">
            <text:p>25500</text:p>
          </table:table-cell>
          <table:table-cell office:value-type="float" office:value="6960574.285714">
            <text:p>696057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424054380.5">
            <text:p>424054380.5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567142476">
            <text:p>567142476</text:p>
          </table:table-cell>
          <table:table-cell office:value-type="float" office:value="387355648">
            <text:p>387355648</text:p>
          </table:table-cell>
          <table:table-cell office:value-type="float" office:value="48046.666667">
            <text:p>48046.67</text:p>
          </table:table-cell>
          <table:table-cell office:value-type="float" office:value="14533998.571429">
            <text:p>14533998.57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424034328.5">
            <text:p>424034328.5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566308448">
            <text:p>566308448</text:p>
          </table:table-cell>
          <table:table-cell office:value-type="float" office:value="387253838">
            <text:p>387253838</text:p>
          </table:table-cell>
          <table:table-cell office:value-type="float" office:value="26400">
            <text:p>26400</text:p>
          </table:table-cell>
          <table:table-cell office:value-type="float" office:value="9504720">
            <text:p>9504720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20052">
            <text:p>20052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834028">
            <text:p>834028</text:p>
          </table:table-cell>
          <table:table-cell office:value-type="float" office:value="101810">
            <text:p>101810</text:p>
          </table:table-cell>
          <table:table-cell office:value-type="float" office:value="21646.666667">
            <text:p>21646.67</text:p>
          </table:table-cell>
          <table:table-cell office:value-type="float" office:value="5029278.571429">
            <text:p>5029278.57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9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2302064.5">
            <text:p>22302064.5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24392030">
            <text:p>24392030</text:p>
          </table:table-cell>
          <table:table-cell office:value-type="float" office:value="11524238">
            <text:p>11524238</text:p>
          </table:table-cell>
          <table:table-cell office:value-type="float" office:value="46803.333333">
            <text:p>46803.33</text:p>
          </table:table-cell>
          <table:table-cell office:value-type="float" office:value="20680191.428571">
            <text:p>20680191.43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5624441.5">
            <text:p>5624441.5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4712354">
            <text:p>4712354</text:p>
          </table:table-cell>
          <table:table-cell office:value-type="float" office:value="10852344">
            <text:p>10852344</text:p>
          </table:table-cell>
          <table:table-cell office:value-type="float" office:value="4253.333333">
            <text:p>4253.33</text:p>
          </table:table-cell>
          <table:table-cell office:value-type="float" office:value="345062.857143">
            <text:p>345062.86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16677623">
            <text:p>16677623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19679676">
            <text:p>19679676</text:p>
          </table:table-cell>
          <table:table-cell office:value-type="float" office:value="671894">
            <text:p>671894</text:p>
          </table:table-cell>
          <table:table-cell office:value-type="float" office:value="42550">
            <text:p>42550</text:p>
          </table:table-cell>
          <table:table-cell office:value-type="float" office:value="20335128.571429">
            <text:p>2033512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7686483.5">
            <text:p>27686483.5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19805890">
            <text:p>19805890</text:p>
          </table:table-cell>
          <table:table-cell office:value-type="float" office:value="38004748">
            <text:p>38004748</text:p>
          </table:table-cell>
          <table:table-cell office:value-type="float" office:value="47243.333333">
            <text:p>47243.33</text:p>
          </table:table-cell>
          <table:table-cell office:value-type="float" office:value="17593748.571429">
            <text:p>17593748.57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11235061.5">
            <text:p>11235061.5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7443606">
            <text:p>7443606</text:p>
          </table:table-cell>
          <table:table-cell office:value-type="float" office:value="37615806">
            <text:p>37615806</text:p>
          </table:table-cell>
          <table:table-cell office:value-type="float" office:value="7863.333333">
            <text:p>7863.33</text:p>
          </table:table-cell>
          <table:table-cell office:value-type="float" office:value="514552.857143">
            <text:p>514552.86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16451422">
            <text:p>1645142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12362284">
            <text:p>12362284</text:p>
          </table:table-cell>
          <table:table-cell office:value-type="float" office:value="388942">
            <text:p>388942</text:p>
          </table:table-cell>
          <table:table-cell office:value-type="float" office:value="39380">
            <text:p>39380</text:p>
          </table:table-cell>
          <table:table-cell office:value-type="float" office:value="17079195.714286">
            <text:p>17079195.71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41483344">
            <text:p>41483344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36020634">
            <text:p>36020634</text:p>
          </table:table-cell>
          <table:table-cell office:value-type="float" office:value="55130110">
            <text:p>55130110</text:p>
          </table:table-cell>
          <table:table-cell office:value-type="float" office:value="48883.333333">
            <text:p>48883.33</text:p>
          </table:table-cell>
          <table:table-cell office:value-type="float" office:value="16545881.428571">
            <text:p>16545881.43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27642682">
            <text:p>2764268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26811878">
            <text:p>26811878</text:p>
          </table:table-cell>
          <table:table-cell office:value-type="float" office:value="54742812">
            <text:p>54742812</text:p>
          </table:table-cell>
          <table:table-cell office:value-type="float" office:value="11270">
            <text:p>11270</text:p>
          </table:table-cell>
          <table:table-cell office:value-type="float" office:value="726222.857143">
            <text:p>726222.86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3840662">
            <text:p>13840662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9208756">
            <text:p>9208756</text:p>
          </table:table-cell>
          <table:table-cell office:value-type="float" office:value="387298">
            <text:p>387298</text:p>
          </table:table-cell>
          <table:table-cell office:value-type="float" office:value="37613.333333">
            <text:p>37613.33</text:p>
          </table:table-cell>
          <table:table-cell office:value-type="float" office:value="15819658.571429">
            <text:p>1581965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109396669">
            <text:p>109396669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58181506">
            <text:p>58181506</text:p>
          </table:table-cell>
          <table:table-cell office:value-type="float" office:value="76399380">
            <text:p>76399380</text:p>
          </table:table-cell>
          <table:table-cell office:value-type="float" office:value="51020">
            <text:p>51020</text:p>
          </table:table-cell>
          <table:table-cell office:value-type="float" office:value="14001432.857143">
            <text:p>14001432.86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101994437">
            <text:p>101994437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46191750">
            <text:p>46191750</text:p>
          </table:table-cell>
          <table:table-cell office:value-type="float" office:value="76118584">
            <text:p>76118584</text:p>
          </table:table-cell>
          <table:table-cell office:value-type="float" office:value="14570">
            <text:p>14570</text:p>
          </table:table-cell>
          <table:table-cell office:value-type="float" office:value="940995.714286">
            <text:p>940995.71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7402232">
            <text:p>7402232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11989756">
            <text:p>11989756</text:p>
          </table:table-cell>
          <table:table-cell office:value-type="float" office:value="280796">
            <text:p>280796</text:p>
          </table:table-cell>
          <table:table-cell office:value-type="float" office:value="36450">
            <text:p>36450</text:p>
          </table:table-cell>
          <table:table-cell office:value-type="float" office:value="13060437.142857">
            <text:p>130604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126113508">
            <text:p>12611350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154863492">
            <text:p>154863492</text:p>
          </table:table-cell>
          <table:table-cell office:value-type="float" office:value="88227926">
            <text:p>88227926</text:p>
          </table:table-cell>
          <table:table-cell office:value-type="float" office:value="48380">
            <text:p>48380</text:p>
          </table:table-cell>
          <table:table-cell office:value-type="float" office:value="13386777.142857">
            <text:p>13386777.14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119361832.5">
            <text:p>119361832.5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147852582">
            <text:p>147852582</text:p>
          </table:table-cell>
          <table:table-cell office:value-type="float" office:value="88029130">
            <text:p>88029130</text:p>
          </table:table-cell>
          <table:table-cell office:value-type="float" office:value="16116.666667">
            <text:p>16116.67</text:p>
          </table:table-cell>
          <table:table-cell office:value-type="float" office:value="1013218.571429">
            <text:p>1013218.57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6751675.5">
            <text:p>6751675.5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7010910">
            <text:p>7010910</text:p>
          </table:table-cell>
          <table:table-cell office:value-type="float" office:value="198796">
            <text:p>198796</text:p>
          </table:table-cell>
          <table:table-cell office:value-type="float" office:value="32263.333333">
            <text:p>32263.33</text:p>
          </table:table-cell>
          <table:table-cell office:value-type="float" office:value="12373558.571429">
            <text:p>1237355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187347714">
            <text:p>187347714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218348790">
            <text:p>218348790</text:p>
          </table:table-cell>
          <table:table-cell office:value-type="float" office:value="149187718">
            <text:p>149187718</text:p>
          </table:table-cell>
          <table:table-cell office:value-type="float" office:value="50700">
            <text:p>50700</text:p>
          </table:table-cell>
          <table:table-cell office:value-type="float" office:value="12320965.714286">
            <text:p>12320965.71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182459732.5">
            <text:p>182459732.5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212779536">
            <text:p>212779536</text:p>
          </table:table-cell>
          <table:table-cell office:value-type="float" office:value="149034152">
            <text:p>149034152</text:p>
          </table:table-cell>
          <table:table-cell office:value-type="float" office:value="19006.666667">
            <text:p>19006.67</text:p>
          </table:table-cell>
          <table:table-cell office:value-type="float" office:value="910315.714286">
            <text:p>910315.71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4887981.5">
            <text:p>4887981.5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5569254">
            <text:p>5569254</text:p>
          </table:table-cell>
          <table:table-cell office:value-type="float" office:value="153566">
            <text:p>153566</text:p>
          </table:table-cell>
          <table:table-cell office:value-type="float" office:value="31693.333333">
            <text:p>31693.33</text:p>
          </table:table-cell>
          <table:table-cell office:value-type="float" office:value="11410650">
            <text:p>1141065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184801154.5">
            <text:p>184801154.5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229314466">
            <text:p>229314466</text:p>
          </table:table-cell>
          <table:table-cell office:value-type="float" office:value="183503422">
            <text:p>183503422</text:p>
          </table:table-cell>
          <table:table-cell office:value-type="float" office:value="52460">
            <text:p>52460</text:p>
          </table:table-cell>
          <table:table-cell office:value-type="float" office:value="11366927.142857">
            <text:p>11366927.14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180706244">
            <text:p>180706244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224882088">
            <text:p>224882088</text:p>
          </table:table-cell>
          <table:table-cell office:value-type="float" office:value="183374812">
            <text:p>183374812</text:p>
          </table:table-cell>
          <table:table-cell office:value-type="float" office:value="21593.333333">
            <text:p>21593.33</text:p>
          </table:table-cell>
          <table:table-cell office:value-type="float" office:value="1206604.285714">
            <text:p>1206604.29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4094910.5">
            <text:p>4094910.5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4432378">
            <text:p>4432378</text:p>
          </table:table-cell>
          <table:table-cell office:value-type="float" office:value="128610">
            <text:p>128610</text:p>
          </table:table-cell>
          <table:table-cell office:value-type="float" office:value="30866.666667">
            <text:p>30866.67</text:p>
          </table:table-cell>
          <table:table-cell office:value-type="float" office:value="10160322.857143">
            <text:p>1016032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374925567">
            <text:p>374925567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172815664">
            <text:p>172815664</text:p>
          </table:table-cell>
          <table:table-cell office:value-type="float" office:value="281870128">
            <text:p>281870128</text:p>
          </table:table-cell>
          <table:table-cell office:value-type="float" office:value="118423.333333">
            <text:p>118423.33</text:p>
          </table:table-cell>
          <table:table-cell office:value-type="float" office:value="15483242.857143">
            <text:p>15483242.86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374887633.5">
            <text:p>374887633.5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167135840">
            <text:p>167135840</text:p>
          </table:table-cell>
          <table:table-cell office:value-type="float" office:value="281756386">
            <text:p>281756386</text:p>
          </table:table-cell>
          <table:table-cell office:value-type="float" office:value="52600">
            <text:p>52600</text:p>
          </table:table-cell>
          <table:table-cell office:value-type="float" office:value="5934040">
            <text:p>593404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37933.5">
            <text:p>37933.5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5679824">
            <text:p>5679824</text:p>
          </table:table-cell>
          <table:table-cell office:value-type="float" office:value="113742">
            <text:p>113742</text:p>
          </table:table-cell>
          <table:table-cell office:value-type="float" office:value="65823.333333">
            <text:p>65823.33</text:p>
          </table:table-cell>
          <table:table-cell office:value-type="float" office:value="9549202.857143">
            <text:p>954920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391838705">
            <text:p>391838705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292213754">
            <text:p>292213754</text:p>
          </table:table-cell>
          <table:table-cell office:value-type="float" office:value="329685198">
            <text:p>329685198</text:p>
          </table:table-cell>
          <table:table-cell office:value-type="float" office:value="51216.666667">
            <text:p>51216.67</text:p>
          </table:table-cell>
          <table:table-cell office:value-type="float" office:value="10190832.857143">
            <text:p>10190832.8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391807024.5">
            <text:p>391807024.5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289112374">
            <text:p>289112374</text:p>
          </table:table-cell>
          <table:table-cell office:value-type="float" office:value="329575974">
            <text:p>329575974</text:p>
          </table:table-cell>
          <table:table-cell office:value-type="float" office:value="24240">
            <text:p>24240</text:p>
          </table:table-cell>
          <table:table-cell office:value-type="float" office:value="1066108.571429">
            <text:p>1066108.57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31680.5">
            <text:p>31680.5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3101380">
            <text:p>3101380</text:p>
          </table:table-cell>
          <table:table-cell office:value-type="float" office:value="109224">
            <text:p>109224</text:p>
          </table:table-cell>
          <table:table-cell office:value-type="float" office:value="26976.666667">
            <text:p>26976.67</text:p>
          </table:table-cell>
          <table:table-cell office:value-type="float" office:value="9124724.285714">
            <text:p>912472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392294019">
            <text:p>392294019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447855230">
            <text:p>447855230</text:p>
          </table:table-cell>
          <table:table-cell office:value-type="float" office:value="356352128">
            <text:p>356352128</text:p>
          </table:table-cell>
          <table:table-cell office:value-type="float" office:value="48446.666667">
            <text:p>48446.67</text:p>
          </table:table-cell>
          <table:table-cell office:value-type="float" office:value="8609128.571429">
            <text:p>8609128.57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392273239">
            <text:p>392273239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445687746">
            <text:p>445687746</text:p>
          </table:table-cell>
          <table:table-cell office:value-type="float" office:value="356210924">
            <text:p>356210924</text:p>
          </table:table-cell>
          <table:table-cell office:value-type="float" office:value="24210">
            <text:p>24210</text:p>
          </table:table-cell>
          <table:table-cell office:value-type="float" office:value="1778955.714286">
            <text:p>1778955.71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20780">
            <text:p>20780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2167484">
            <text:p>2167484</text:p>
          </table:table-cell>
          <table:table-cell office:value-type="float" office:value="141204">
            <text:p>141204</text:p>
          </table:table-cell>
          <table:table-cell office:value-type="float" office:value="24236.666667">
            <text:p>24236.67</text:p>
          </table:table-cell>
          <table:table-cell office:value-type="float" office:value="6830172.857143">
            <text:p>683017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400559251.5">
            <text:p>400559251.5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293190274">
            <text:p>293190274</text:p>
          </table:table-cell>
          <table:table-cell office:value-type="float" office:value="373355828">
            <text:p>373355828</text:p>
          </table:table-cell>
          <table:table-cell office:value-type="float" office:value="56903.333333">
            <text:p>56903.33</text:p>
          </table:table-cell>
          <table:table-cell office:value-type="float" office:value="8436138.571429">
            <text:p>8436138.57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400541113.5">
            <text:p>400541113.5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290468986">
            <text:p>290468986</text:p>
          </table:table-cell>
          <table:table-cell office:value-type="float" office:value="373259136">
            <text:p>373259136</text:p>
          </table:table-cell>
          <table:table-cell office:value-type="float" office:value="29773.333333">
            <text:p>29773.33</text:p>
          </table:table-cell>
          <table:table-cell office:value-type="float" office:value="1706728.571429">
            <text:p>1706728.57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8138">
            <text:p>18138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2721288">
            <text:p>2721288</text:p>
          </table:table-cell>
          <table:table-cell office:value-type="float" office:value="96692">
            <text:p>96692</text:p>
          </table:table-cell>
          <table:table-cell office:value-type="float" office:value="27130">
            <text:p>27130</text:p>
          </table:table-cell>
          <table:table-cell office:value-type="float" office:value="6729410">
            <text:p>672941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1349489.5">
            <text:p>21349489.5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2415766">
            <text:p>12415766</text:p>
          </table:table-cell>
          <table:table-cell office:value-type="float" office:value="10620702">
            <text:p>10620702</text:p>
          </table:table-cell>
          <table:table-cell office:value-type="float" office:value="51283.333333">
            <text:p>51283.33</text:p>
          </table:table-cell>
          <table:table-cell office:value-type="float" office:value="20281874.285714">
            <text:p>20281874.29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4137554">
            <text:p>4137554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1330654">
            <text:p>1330654</text:p>
          </table:table-cell>
          <table:table-cell office:value-type="float" office:value="9993352">
            <text:p>9993352</text:p>
          </table:table-cell>
          <table:table-cell office:value-type="float" office:value="4270">
            <text:p>4270</text:p>
          </table:table-cell>
          <table:table-cell office:value-type="float" office:value="220275.714286">
            <text:p>220275.71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17211935.5">
            <text:p>17211935.5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11085112">
            <text:p>11085112</text:p>
          </table:table-cell>
          <table:table-cell office:value-type="float" office:value="627350">
            <text:p>627350</text:p>
          </table:table-cell>
          <table:table-cell office:value-type="float" office:value="47013.333333">
            <text:p>47013.33</text:p>
          </table:table-cell>
          <table:table-cell office:value-type="float" office:value="20061598.571429">
            <text:p>2006159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8406620.5">
            <text:p>28406620.5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22434072">
            <text:p>22434072</text:p>
          </table:table-cell>
          <table:table-cell office:value-type="float" office:value="43748668">
            <text:p>43748668</text:p>
          </table:table-cell>
          <table:table-cell office:value-type="float" office:value="53396.666667">
            <text:p>53396.67</text:p>
          </table:table-cell>
          <table:table-cell office:value-type="float" office:value="17839008.571429">
            <text:p>17839008.57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11677518.5">
            <text:p>11677518.5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7694608">
            <text:p>7694608</text:p>
          </table:table-cell>
          <table:table-cell office:value-type="float" office:value="43161698">
            <text:p>43161698</text:p>
          </table:table-cell>
          <table:table-cell office:value-type="float" office:value="8210">
            <text:p>8210</text:p>
          </table:table-cell>
          <table:table-cell office:value-type="float" office:value="505204.285714">
            <text:p>505204.29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16729102">
            <text:p>16729102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14739464">
            <text:p>14739464</text:p>
          </table:table-cell>
          <table:table-cell office:value-type="float" office:value="586970">
            <text:p>586970</text:p>
          </table:table-cell>
          <table:table-cell office:value-type="float" office:value="45186.666667">
            <text:p>45186.67</text:p>
          </table:table-cell>
          <table:table-cell office:value-type="float" office:value="17333804.285714">
            <text:p>1733380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48557241.5">
            <text:p>48557241.5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23344380">
            <text:p>23344380</text:p>
          </table:table-cell>
          <table:table-cell office:value-type="float" office:value="54027166">
            <text:p>54027166</text:p>
          </table:table-cell>
          <table:table-cell office:value-type="float" office:value="107413.333333">
            <text:p>107413.33</text:p>
          </table:table-cell>
          <table:table-cell office:value-type="float" office:value="15992120">
            <text:p>15992120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35368441">
            <text:p>35368441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10036748">
            <text:p>10036748</text:p>
          </table:table-cell>
          <table:table-cell office:value-type="float" office:value="53682098">
            <text:p>53682098</text:p>
          </table:table-cell>
          <table:table-cell office:value-type="float" office:value="23010">
            <text:p>23010</text:p>
          </table:table-cell>
          <table:table-cell office:value-type="float" office:value="663758.571429">
            <text:p>663758.57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13188800.5">
            <text:p>13188800.5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13307632">
            <text:p>13307632</text:p>
          </table:table-cell>
          <table:table-cell office:value-type="float" office:value="345068">
            <text:p>345068</text:p>
          </table:table-cell>
          <table:table-cell office:value-type="float" office:value="84403.333333">
            <text:p>84403.33</text:p>
          </table:table-cell>
          <table:table-cell office:value-type="float" office:value="15328361.428571">
            <text:p>15328361.43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113232591.5">
            <text:p>113232591.5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157086848">
            <text:p>157086848</text:p>
          </table:table-cell>
          <table:table-cell office:value-type="float" office:value="77306656">
            <text:p>77306656</text:p>
          </table:table-cell>
          <table:table-cell office:value-type="float" office:value="56020">
            <text:p>56020</text:p>
          </table:table-cell>
          <table:table-cell office:value-type="float" office:value="14060200">
            <text:p>14060200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105879974.5">
            <text:p>105879974.5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149220366">
            <text:p>149220366</text:p>
          </table:table-cell>
          <table:table-cell office:value-type="float" office:value="77048910">
            <text:p>77048910</text:p>
          </table:table-cell>
          <table:table-cell office:value-type="float" office:value="14930">
            <text:p>14930</text:p>
          </table:table-cell>
          <table:table-cell office:value-type="float" office:value="943648.571429">
            <text:p>943648.57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7352617">
            <text:p>7352617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7866482">
            <text:p>7866482</text:p>
          </table:table-cell>
          <table:table-cell office:value-type="float" office:value="257746">
            <text:p>257746</text:p>
          </table:table-cell>
          <table:table-cell office:value-type="float" office:value="41090">
            <text:p>41090</text:p>
          </table:table-cell>
          <table:table-cell office:value-type="float" office:value="13116551.428571">
            <text:p>1311655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107864528">
            <text:p>107864528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187000424">
            <text:p>187000424</text:p>
          </table:table-cell>
          <table:table-cell office:value-type="float" office:value="73891690">
            <text:p>73891690</text:p>
          </table:table-cell>
          <table:table-cell office:value-type="float" office:value="49906.666667">
            <text:p>49906.67</text:p>
          </table:table-cell>
          <table:table-cell office:value-type="float" office:value="14313290">
            <text:p>14313290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100153582.5">
            <text:p>100153582.5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179758310">
            <text:p>179758310</text:p>
          </table:table-cell>
          <table:table-cell office:value-type="float" office:value="73674100">
            <text:p>73674100</text:p>
          </table:table-cell>
          <table:table-cell office:value-type="float" office:value="15573.333333">
            <text:p>15573.33</text:p>
          </table:table-cell>
          <table:table-cell office:value-type="float" office:value="1038280">
            <text:p>1038280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7710945.5">
            <text:p>7710945.5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7242114">
            <text:p>7242114</text:p>
          </table:table-cell>
          <table:table-cell office:value-type="float" office:value="217590">
            <text:p>217590</text:p>
          </table:table-cell>
          <table:table-cell office:value-type="float" office:value="34333.333333">
            <text:p>34333.33</text:p>
          </table:table-cell>
          <table:table-cell office:value-type="float" office:value="13275010">
            <text:p>1327501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168926263">
            <text:p>168926263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212090346">
            <text:p>212090346</text:p>
          </table:table-cell>
          <table:table-cell office:value-type="float" office:value="148730806">
            <text:p>148730806</text:p>
          </table:table-cell>
          <table:table-cell office:value-type="float" office:value="49390">
            <text:p>49390</text:p>
          </table:table-cell>
          <table:table-cell office:value-type="float" office:value="12802101.428571">
            <text:p>12802101.43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163979198.5">
            <text:p>163979198.5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206154268">
            <text:p>206154268</text:p>
          </table:table-cell>
          <table:table-cell office:value-type="float" office:value="148566566">
            <text:p>148566566</text:p>
          </table:table-cell>
          <table:table-cell office:value-type="float" office:value="17423.333333">
            <text:p>17423.33</text:p>
          </table:table-cell>
          <table:table-cell office:value-type="float" office:value="1020775.714286">
            <text:p>1020775.71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4947064.5">
            <text:p>4947064.5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5936078">
            <text:p>5936078</text:p>
          </table:table-cell>
          <table:table-cell office:value-type="float" office:value="164240">
            <text:p>164240</text:p>
          </table:table-cell>
          <table:table-cell office:value-type="float" office:value="31966.666667">
            <text:p>31966.67</text:p>
          </table:table-cell>
          <table:table-cell office:value-type="float" office:value="11781325.714286">
            <text:p>11781325.71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191997652.5">
            <text:p>191997652.5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169710774">
            <text:p>169710774</text:p>
          </table:table-cell>
          <table:table-cell office:value-type="float" office:value="221136974">
            <text:p>221136974</text:p>
          </table:table-cell>
          <table:table-cell office:value-type="float" office:value="114986.666667">
            <text:p>114986.67</text:p>
          </table:table-cell>
          <table:table-cell office:value-type="float" office:value="11661032.857143">
            <text:p>11661032.86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188038349.5">
            <text:p>188038349.5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162619144">
            <text:p>162619144</text:p>
          </table:table-cell>
          <table:table-cell office:value-type="float" office:value="221013900">
            <text:p>221013900</text:p>
          </table:table-cell>
          <table:table-cell office:value-type="float" office:value="44706.666667">
            <text:p>44706.67</text:p>
          </table:table-cell>
          <table:table-cell office:value-type="float" office:value="1234041.428571">
            <text:p>1234041.43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3959303">
            <text:p>3959303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7091630">
            <text:p>7091630</text:p>
          </table:table-cell>
          <table:table-cell office:value-type="float" office:value="123074">
            <text:p>123074</text:p>
          </table:table-cell>
          <table:table-cell office:value-type="float" office:value="70280">
            <text:p>70280</text:p>
          </table:table-cell>
          <table:table-cell office:value-type="float" office:value="10426991.428571">
            <text:p>1042699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470193534.5">
            <text:p>470193534.5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107578746">
            <text:p>107578746</text:p>
          </table:table-cell>
          <table:table-cell office:value-type="float" office:value="236176492">
            <text:p>236176492</text:p>
          </table:table-cell>
          <table:table-cell office:value-type="float" office:value="52786.666667">
            <text:p>52786.67</text:p>
          </table:table-cell>
          <table:table-cell office:value-type="float" office:value="10124860">
            <text:p>10124860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470137960">
            <text:p>470137960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101375742">
            <text:p>101375742</text:p>
          </table:table-cell>
          <table:table-cell office:value-type="float" office:value="236047644">
            <text:p>236047644</text:p>
          </table:table-cell>
          <table:table-cell office:value-type="float" office:value="22213.333333">
            <text:p>22213.33</text:p>
          </table:table-cell>
          <table:table-cell office:value-type="float" office:value="1016361.428571">
            <text:p>1016361.43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55574.5">
            <text:p>55574.5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6203004">
            <text:p>6203004</text:p>
          </table:table-cell>
          <table:table-cell office:value-type="float" office:value="128848">
            <text:p>128848</text:p>
          </table:table-cell>
          <table:table-cell office:value-type="float" office:value="30573.333333">
            <text:p>30573.33</text:p>
          </table:table-cell>
          <table:table-cell office:value-type="float" office:value="9108498.571429">
            <text:p>910849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595253688">
            <text:p>595253688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29133190">
            <text:p>229133190</text:p>
          </table:table-cell>
          <table:table-cell office:value-type="float" office:value="298803576">
            <text:p>298803576</text:p>
          </table:table-cell>
          <table:table-cell office:value-type="float" office:value="50143.333333">
            <text:p>50143.33</text:p>
          </table:table-cell>
          <table:table-cell office:value-type="float" office:value="9436072.857143">
            <text:p>9436072.86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595210396.5">
            <text:p>595210396.5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25634946">
            <text:p>225634946</text:p>
          </table:table-cell>
          <table:table-cell office:value-type="float" office:value="298689730">
            <text:p>298689730</text:p>
          </table:table-cell>
          <table:table-cell office:value-type="float" office:value="22536.666667">
            <text:p>22536.67</text:p>
          </table:table-cell>
          <table:table-cell office:value-type="float" office:value="1112675.714286">
            <text:p>1112675.71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43291.5">
            <text:p>43291.5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3498244">
            <text:p>3498244</text:p>
          </table:table-cell>
          <table:table-cell office:value-type="float" office:value="113846">
            <text:p>113846</text:p>
          </table:table-cell>
          <table:table-cell office:value-type="float" office:value="27606.666667">
            <text:p>27606.67</text:p>
          </table:table-cell>
          <table:table-cell office:value-type="float" office:value="8323397.142857">
            <text:p>8323397.14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527584337">
            <text:p>527584337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24081842">
            <text:p>424081842</text:p>
          </table:table-cell>
          <table:table-cell office:value-type="float" office:value="438539516">
            <text:p>438539516</text:p>
          </table:table-cell>
          <table:table-cell office:value-type="float" office:value="44190">
            <text:p>44190</text:p>
          </table:table-cell>
          <table:table-cell office:value-type="float" office:value="8633348.571429">
            <text:p>8633348.57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527546853">
            <text:p>527546853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22304466">
            <text:p>422304466</text:p>
          </table:table-cell>
          <table:table-cell office:value-type="float" office:value="438467302">
            <text:p>438467302</text:p>
          </table:table-cell>
          <table:table-cell office:value-type="float" office:value="21033.333333">
            <text:p>21033.33</text:p>
          </table:table-cell>
          <table:table-cell office:value-type="float" office:value="1545321.428571">
            <text:p>1545321.43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37484">
            <text:p>37484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1777376">
            <text:p>1777376</text:p>
          </table:table-cell>
          <table:table-cell office:value-type="float" office:value="72214">
            <text:p>72214</text:p>
          </table:table-cell>
          <table:table-cell office:value-type="float" office:value="23156.666667">
            <text:p>23156.67</text:p>
          </table:table-cell>
          <table:table-cell office:value-type="float" office:value="7088027.142857">
            <text:p>708802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430673060">
            <text:p>430673060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449367656">
            <text:p>449367656</text:p>
          </table:table-cell>
          <table:table-cell office:value-type="float" office:value="365437956">
            <text:p>365437956</text:p>
          </table:table-cell>
          <table:table-cell office:value-type="float" office:value="98866.666667">
            <text:p>98866.67</text:p>
          </table:table-cell>
          <table:table-cell office:value-type="float" office:value="8559878.571429">
            <text:p>8559878.57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430649973">
            <text:p>430649973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447372252">
            <text:p>447372252</text:p>
          </table:table-cell>
          <table:table-cell office:value-type="float" office:value="365332966">
            <text:p>365332966</text:p>
          </table:table-cell>
          <table:table-cell office:value-type="float" office:value="49390">
            <text:p>49390</text:p>
          </table:table-cell>
          <table:table-cell office:value-type="float" office:value="2050732.857143">
            <text:p>2050732.86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23087">
            <text:p>23087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995404">
            <text:p>1995404</text:p>
          </table:table-cell>
          <table:table-cell office:value-type="float" office:value="104990">
            <text:p>104990</text:p>
          </table:table-cell>
          <table:table-cell office:value-type="float" office:value="49476.666667">
            <text:p>49476.67</text:p>
          </table:table-cell>
          <table:table-cell office:value-type="float" office:value="6509145.714286">
            <text:p>6509145.71</text:p>
          </table:table-cell>
          <table:table-cell table:number-columns-repeated="24"/>
        </table:table-row>
      </table:table>
      <table:table table:name="Sheet8" table:style-name="ta1" table:print="false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/>
          <table:table-cell office:value-type="float" office:value="1">
            <text:p>1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/>
          <table:table-cell office:value-type="float" office:value="2">
            <text:p>2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/>
          <table:table-cell office:value-type="float" office:value="3">
            <text:p>3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/>
          <table:table-cell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/>
          <table:table-cell office:value-type="float" office:value="5">
            <text:p>5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/>
          <table:table-cell office:value-type="float" office:value="6">
            <text:p>6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/>
          <table:table-cell office:value-type="float" office:value="7">
            <text:p>7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/>
          <table:table-cell office:value-type="float" office:value="8">
            <text:p>8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/>
          <table:table-cell office:value-type="float" office:value="9">
            <text:p>9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/>
          <table:table-cell office:value-type="float" office:value="10">
            <text:p>10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/>
          <table:table-cell office:value-type="float" office:value="11">
            <text:p>11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</table:table-row>
        <table:table-row table:style-name="ro1">
          <table:table-cell table:number-columns-repeated="11"/>
          <table:table-cell>
            <draw:frame table:end-cell-address="Sheet8.U42" table:end-x="0.8453in" table:end-y="0.1654in" draw:z-index="1" draw:style-name="gr1" svg:width="8.8402in" svg:height="4.7902in" svg:x="0.0063in" svg:y="0.176in">
              <draw:object draw:notify-on-update-of-ranges="Sheet8.L3:Sheet8.L14 Sheet8.M2:Sheet8.M2 Sheet8.M3:Sheet8.M14 Sheet8.N2:Sheet8.N2 Sheet8.N3:Sheet8.N14 Sheet8.O2:Sheet8.O2 Sheet8.O3:Sheet8.O14 Sheet8.P2:Sheet8.P2 Sheet8.P3:Sheet8.P14 Sheet8.Q2:Sheet8.Q2 Sheet8.Q3:Sheet8.Q14 Sheet8.R2:Sheet8.R2 Sheet8.R3:Sheet8.R14 Sheet8.S2:Sheet8.S2 Sheet8.S3:Sheet8.S14 Sheet8.T2:Sheet8.T2 Sheet8.T3:Sheet8.T14 Sheet8.U2:Sheet8.U2 Sheet8.U3:Sheet8.U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  <table:table-cell>
            <draw:frame table:end-cell-address="Sheet8.AF42" table:end-x="0.839in" table:end-y="0.1638in" draw:z-index="3" draw:style-name="gr1" svg:width="8.8402in" svg:height="4.7902in" svg:x="0.0004in" svg:y="0.1744in">
              <draw:object draw:notify-on-update-of-ranges="Sheet8.W3:Sheet8.W14 Sheet8.X2:Sheet8.X2 Sheet8.X3:Sheet8.X14 Sheet8.Y2:Sheet8.Y2 Sheet8.Y3:Sheet8.Y14 Sheet8.Z2:Sheet8.Z2 Sheet8.Z3:Sheet8.Z14 Sheet8.AA2:Sheet8.AA2 Sheet8.AA3:Sheet8.AA14 Sheet8.AB2:Sheet8.AB2 Sheet8.AB3:Sheet8.AB14 Sheet8.AC2:Sheet8.AC2 Sheet8.AC3:Sheet8.AC14 Sheet8.AD2:Sheet8.AD2 Sheet8.AD3:Sheet8.AD14 Sheet8.AE2:Sheet8.AE2 Sheet8.AE3:Sheet8.AE14 Sheet8.AF2:Sheet8.AF2 Sheet8.AF3:Sheet8.AF1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8.J42" table:end-x="0.8343in" table:end-y="0.1236in" draw:z-index="0" draw:style-name="gr1" svg:width="8.7697in" svg:height="4.6957in" svg:x="0.0657in" svg:y="0.0508in">
              <draw:object draw:notify-on-update-of-ranges="Sheet8.A3:Sheet8.A14 Sheet8.B2:Sheet8.B2 Sheet8.B3:Sheet8.B14 Sheet8.C2:Sheet8.C2 Sheet8.C3:Sheet8.C14 Sheet8.D2:Sheet8.D2 Sheet8.D3:Sheet8.D14 Sheet8.E2:Sheet8.E2 Sheet8.E3:Sheet8.E14 Sheet8.F2:Sheet8.F2 Sheet8.F3:Sheet8.F14 Sheet8.G2:Sheet8.G2 Sheet8.G3:Sheet8.G14 Sheet8.H2:Sheet8.H2 Sheet8.H3:Sheet8.H14 Sheet8.I2:Sheet8.I2 Sheet8.I3:Sheet8.I14 Sheet8.J2:Sheet8.J2 Sheet8.J3:Sheet8.J14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31"/>
        </table:table-row>
        <table:table-row table:style-name="ro1" table:number-rows-repeated="27">
          <table:table-cell table:number-columns-repeated="32"/>
        </table:table-row>
        <table:table-row table:style-name="ro1">
          <table:table-cell table:number-columns-repeated="11"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/>
          <table:table-cell office:value-type="float" office:value="1">
            <text:p>1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/>
          <table:table-cell office:value-type="float" office:value="2">
            <text:p>2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/>
          <table:table-cell office:value-type="float" office:value="3">
            <text:p>3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/>
          <table:table-cell office:value-type="float" office:value="4">
            <text:p>4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/>
          <table:table-cell office:value-type="float" office:value="5">
            <text:p>5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</table:table-row>
        <table:table-row table:style-name="ro1"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/>
          <table:table-cell office:value-type="float" office:value="6">
            <text:p>6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/>
          <table:table-cell office:value-type="float" office:value="7">
            <text:p>7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/>
          <table:table-cell office:value-type="float" office:value="8">
            <text:p>8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/>
          <table:table-cell office:value-type="float" office:value="9">
            <text:p>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/>
          <table:table-cell office:value-type="float" office:value="10">
            <text:p>1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/>
          <table:table-cell office:value-type="float" office:value="11">
            <text:p>11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>
            <draw:frame table:end-cell-address="Sheet8.U84" table:end-x="0.839in" table:end-y="0.1732in" draw:z-index="2" draw:style-name="gr1" svg:width="8.8402in" svg:height="4.7898in" svg:x="0in" svg:y="0.0063in">
              <draw:object draw:notify-on-update-of-ranges="Sheet8.L45:Sheet8.L56 Sheet8.M44:Sheet8.M44 Sheet8.M45:Sheet8.M56 Sheet8.N44:Sheet8.N44 Sheet8.N45:Sheet8.N56 Sheet8.O44:Sheet8.O44 Sheet8.O45:Sheet8.O56 Sheet8.P44:Sheet8.P44 Sheet8.P45:Sheet8.P56 Sheet8.Q44:Sheet8.Q44 Sheet8.Q45:Sheet8.Q56 Sheet8.R44:Sheet8.R44 Sheet8.R45:Sheet8.R56 Sheet8.S44:Sheet8.S44 Sheet8.S45:Sheet8.S56 Sheet8.T44:Sheet8.T44 Sheet8.T45:Sheet8.T56 Sheet8.U44:Sheet8.U44 Sheet8.U45:Sheet8.U5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  <table:table-cell>
            <draw:frame table:end-cell-address="Sheet8.AF84" table:end-x="0.839in" table:end-y="0.1677in" draw:z-index="4" draw:style-name="gr1" svg:width="8.8402in" svg:height="4.7898in" svg:x="0.0004in" svg:y="0.0008in">
              <draw:object draw:notify-on-update-of-ranges="Sheet8.W45:Sheet8.W56 Sheet8.X44:Sheet8.X44 Sheet8.X45:Sheet8.X56 Sheet8.Y44:Sheet8.Y44 Sheet8.Y45:Sheet8.Y56 Sheet8.Z44:Sheet8.Z44 Sheet8.Z45:Sheet8.Z56 Sheet8.AA44:Sheet8.AA44 Sheet8.AA45:Sheet8.AA56 Sheet8.AB44:Sheet8.AB44 Sheet8.AB45:Sheet8.AB56 Sheet8.AC44:Sheet8.AC44 Sheet8.AC45:Sheet8.AC56 Sheet8.AD44:Sheet8.AD44 Sheet8.AD45:Sheet8.AD56 Sheet8.AE44:Sheet8.AE44 Sheet8.AE45:Sheet8.AE56 Sheet8.AF44:Sheet8.AF44 Sheet8.AF45:Sheet8.AF5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9"/>
        </table:table-row>
      </table:table>
      <table:table table:name="Sheet9Sema" table:style-name="ta1" table:print="false">
        <table:table-column table:style-name="co8" table:default-cell-style-name="Default"/>
        <table:table-column table:style-name="co1" table:number-columns-repeated="36" table:default-cell-style-name="Default"/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SemaMutex&lt;Semaphore&gt; tps</text:p>
          </table:table-cell>
          <table:table-cell office:value-type="string">
            <text:p>SemaMutex&lt;UnslowSemaphore&gt; tps</text:p>
          </table:table-cell>
          <table:table-cell office:value-type="string">
            <text:p>SemaMutex&lt;CsevSemaphore&gt; tps</text:p>
          </table:table-cell>
          <table:table-cell office:value-type="string">
            <text:p>SemaMutex&lt;FastStSemaphore&gt; tps</text:p>
          </table:table-cell>
          <table:table-cell office:value-type="string">
            <text:p>SemaMutex&lt;Csev2Semaphore&gt; tps</text:p>
          </table:table-cell>
          <table:table-cell office:value-type="string">
            <text:p>SemaMutex&lt;Semaphore&gt; rps</text:p>
          </table:table-cell>
          <table:table-cell office:value-type="string">
            <text:p>SemaMutex&lt;UnslowSemaphore&gt; rps</text:p>
          </table:table-cell>
          <table:table-cell office:value-type="string">
            <text:p>SemaMutex&lt;CsevSemaphore&gt; rps</text:p>
          </table:table-cell>
          <table:table-cell office:value-type="string">
            <text:p>SemaMutex&lt;FastStSemaphore&gt; rps</text:p>
          </table:table-cell>
          <table:table-cell office:value-type="string">
            <text:p>SemaMutex&lt;Csev2Semaphore&gt; rps</text:p>
          </table:table-cell>
          <table:table-cell office:value-type="string">
            <text:p>SemaMutex&lt;Semaphore&gt; wps</text:p>
          </table:table-cell>
          <table:table-cell office:value-type="string">
            <text:p>SemaMutex&lt;UnslowSemaphore&gt; wps</text:p>
          </table:table-cell>
          <table:table-cell office:value-type="string">
            <text:p>SemaMutex&lt;CsevSemaphore&gt; wps</text:p>
          </table:table-cell>
          <table:table-cell office:value-type="string">
            <text:p>SemaMutex&lt;FastStSemaphore&gt; wps</text:p>
          </table:table-cell>
          <table:table-cell office:value-type="string">
            <text:p>SemaMutex&lt;Csev2Semaphore&gt; wps</text:p>
          </table:table-cell>
          <table:table-cell office:value-type="string">
            <text:p>SemaMutex&lt;Semaphore&gt; rr</text:p>
          </table:table-cell>
          <table:table-cell office:value-type="string">
            <text:p>SemaMutex&lt;UnslowSemaphore&gt; rr</text:p>
          </table:table-cell>
          <table:table-cell office:value-type="string">
            <text:p>SemaMutex&lt;CsevSemaphore&gt; rr</text:p>
          </table:table-cell>
          <table:table-cell office:value-type="string">
            <text:p>SemaMutex&lt;FastStSemaphore&gt; rr</text:p>
          </table:table-cell>
          <table:table-cell office:value-type="string">
            <text:p>SemaMutex&lt;Csev2Semaphore&gt; rr</text:p>
          </table:table-cell>
          <table:table-cell office:value-type="string">
            <text:p>SemaMutex&lt;Semaphore&gt; wr</text:p>
          </table:table-cell>
          <table:table-cell office:value-type="string">
            <text:p>SemaMutex&lt;UnslowSemaphore&gt; wr</text:p>
          </table:table-cell>
          <table:table-cell office:value-type="string">
            <text:p>SemaMutex&lt;CsevSemaphore&gt; wr</text:p>
          </table:table-cell>
          <table:table-cell office:value-type="string">
            <text:p>SemaMutex&lt;FastStSemaphore&gt; wr</text:p>
          </table:table-cell>
          <table:table-cell office:value-type="string">
            <text:p>SemaMutex&lt;Csev2Semaphore&gt; wr</text:p>
          </table:table-cell>
          <table:table-cell office:value-type="string">
            <text:p>SemaMutex&lt;Semaphore&gt; r1rr</text:p>
          </table:table-cell>
          <table:table-cell office:value-type="string">
            <text:p>SemaMutex&lt;UnslowSemaphore&gt; r1rr</text:p>
          </table:table-cell>
          <table:table-cell office:value-type="string">
            <text:p>SemaMutex&lt;CsevSemaphore&gt; r1rr</text:p>
          </table:table-cell>
          <table:table-cell office:value-type="string">
            <text:p>SemaMutex&lt;FastStSemaphore&gt; r1rr</text:p>
          </table:table-cell>
          <table:table-cell office:value-type="string">
            <text:p>SemaMutex&lt;Csev2Semaphore&gt; r1rr</text:p>
          </table:table-cell>
          <table:table-cell office:value-type="string">
            <text:p>SemaMutex&lt;Semaphore&gt; r1wr</text:p>
          </table:table-cell>
          <table:table-cell office:value-type="string">
            <text:p>SemaMutex&lt;UnslowSemaphore&gt; r1wr</text:p>
          </table:table-cell>
          <table:table-cell office:value-type="string">
            <text:p>SemaMutex&lt;CsevSemaphore&gt; r1wr</text:p>
          </table:table-cell>
          <table:table-cell office:value-type="string">
            <text:p>SemaMutex&lt;FastStSemaphore&gt; r1wr</text:p>
          </table:table-cell>
          <table:table-cell office:value-type="string">
            <text:p>SemaMutex&lt;Csev2Semaphore&gt; r1wr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2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0704.285714">
            <text:p>2000704.29</text:p>
          </table:table-cell>
          <table:table-cell office:value-type="float" office:value="1531711.428571">
            <text:p>1531711.43</text:p>
          </table:table-cell>
          <table:table-cell office:value-type="float" office:value="4258972.857143">
            <text:p>4258972.86</text:p>
          </table:table-cell>
          <table:table-cell office:value-type="float" office:value="29578235.714286">
            <text:p>29578235.71</text:p>
          </table:table-cell>
          <table:table-cell office:value-type="float" office:value="27314200">
            <text:p>27314200</text:p>
          </table:table-cell>
          <table:table-cell office:value-type="float" office:value="2000704.285714">
            <text:p>2000704.29</text:p>
          </table:table-cell>
          <table:table-cell office:value-type="float" office:value="1531711.428571">
            <text:p>1531711.43</text:p>
          </table:table-cell>
          <table:table-cell office:value-type="float" office:value="4258972.857143">
            <text:p>4258972.86</text:p>
          </table:table-cell>
          <table:table-cell office:value-type="float" office:value="29578235.714286">
            <text:p>29578235.71</text:p>
          </table:table-cell>
          <table:table-cell office:value-type="float" office:value="27314200">
            <text:p>27314200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8682.857143">
            <text:p>108682.86</text:p>
          </table:table-cell>
          <table:table-cell office:value-type="float" office:value="1610621.428571">
            <text:p>1610621.43</text:p>
          </table:table-cell>
          <table:table-cell office:value-type="float" office:value="3970764.285714">
            <text:p>3970764.29</text:p>
          </table:table-cell>
          <table:table-cell office:value-type="float" office:value="123430">
            <text:p>123430</text:p>
          </table:table-cell>
          <table:table-cell office:value-type="float" office:value="14760875.714286">
            <text:p>14760875.71</text:p>
          </table:table-cell>
          <table:table-cell office:value-type="float" office:value="108682.857143">
            <text:p>108682.86</text:p>
          </table:table-cell>
          <table:table-cell office:value-type="float" office:value="1610621.428571">
            <text:p>1610621.43</text:p>
          </table:table-cell>
          <table:table-cell office:value-type="float" office:value="3970764.285714">
            <text:p>3970764.29</text:p>
          </table:table-cell>
          <table:table-cell office:value-type="float" office:value="123430">
            <text:p>123430</text:p>
          </table:table-cell>
          <table:table-cell office:value-type="float" office:value="14760875.714286">
            <text:p>14760875.7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528.571429">
            <text:p>111528.57</text:p>
          </table:table-cell>
          <table:table-cell office:value-type="float" office:value="681621.428571">
            <text:p>681621.43</text:p>
          </table:table-cell>
          <table:table-cell office:value-type="float" office:value="5267068.571429">
            <text:p>5267068.57</text:p>
          </table:table-cell>
          <table:table-cell office:value-type="float" office:value="127751.428571">
            <text:p>127751.43</text:p>
          </table:table-cell>
          <table:table-cell office:value-type="float" office:value="9649097.142857">
            <text:p>9649097.14</text:p>
          </table:table-cell>
          <table:table-cell office:value-type="float" office:value="111528.571429">
            <text:p>111528.57</text:p>
          </table:table-cell>
          <table:table-cell office:value-type="float" office:value="681621.428571">
            <text:p>681621.43</text:p>
          </table:table-cell>
          <table:table-cell office:value-type="float" office:value="5267068.571429">
            <text:p>5267068.57</text:p>
          </table:table-cell>
          <table:table-cell office:value-type="float" office:value="127751.428571">
            <text:p>127751.43</text:p>
          </table:table-cell>
          <table:table-cell office:value-type="float" office:value="9649097.142857">
            <text:p>9649097.1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544.285714">
            <text:p>101544.29</text:p>
          </table:table-cell>
          <table:table-cell office:value-type="float" office:value="427382.857143">
            <text:p>427382.86</text:p>
          </table:table-cell>
          <table:table-cell office:value-type="float" office:value="2462207.142857">
            <text:p>2462207.14</text:p>
          </table:table-cell>
          <table:table-cell office:value-type="float" office:value="106912.857143">
            <text:p>106912.86</text:p>
          </table:table-cell>
          <table:table-cell office:value-type="float" office:value="8892307.142857">
            <text:p>8892307.14</text:p>
          </table:table-cell>
          <table:table-cell office:value-type="float" office:value="101544.285714">
            <text:p>101544.29</text:p>
          </table:table-cell>
          <table:table-cell office:value-type="float" office:value="427382.857143">
            <text:p>427382.86</text:p>
          </table:table-cell>
          <table:table-cell office:value-type="float" office:value="2462207.142857">
            <text:p>2462207.14</text:p>
          </table:table-cell>
          <table:table-cell office:value-type="float" office:value="106912.857143">
            <text:p>106912.86</text:p>
          </table:table-cell>
          <table:table-cell office:value-type="float" office:value="8892307.142857">
            <text:p>8892307.1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280">
            <text:p>45280</text:p>
          </table:table-cell>
          <table:table-cell office:value-type="float" office:value="819508.571429">
            <text:p>819508.57</text:p>
          </table:table-cell>
          <table:table-cell office:value-type="float" office:value="1913051.428571">
            <text:p>1913051.43</text:p>
          </table:table-cell>
          <table:table-cell office:value-type="float" office:value="53865.714286">
            <text:p>53865.71</text:p>
          </table:table-cell>
          <table:table-cell office:value-type="float" office:value="8697524.285714">
            <text:p>8697524.29</text:p>
          </table:table-cell>
          <table:table-cell office:value-type="float" office:value="45280">
            <text:p>45280</text:p>
          </table:table-cell>
          <table:table-cell office:value-type="float" office:value="819508.571429">
            <text:p>819508.57</text:p>
          </table:table-cell>
          <table:table-cell office:value-type="float" office:value="1913051.428571">
            <text:p>1913051.43</text:p>
          </table:table-cell>
          <table:table-cell office:value-type="float" office:value="53865.714286">
            <text:p>53865.71</text:p>
          </table:table-cell>
          <table:table-cell office:value-type="float" office:value="8697524.285714">
            <text:p>8697524.2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1431.428571">
            <text:p>61431.43</text:p>
          </table:table-cell>
          <table:table-cell office:value-type="float" office:value="883847.142857">
            <text:p>883847.14</text:p>
          </table:table-cell>
          <table:table-cell office:value-type="float" office:value="1590262.857143">
            <text:p>1590262.86</text:p>
          </table:table-cell>
          <table:table-cell office:value-type="float" office:value="81367.142857">
            <text:p>81367.14</text:p>
          </table:table-cell>
          <table:table-cell office:value-type="float" office:value="8733425.714286">
            <text:p>8733425.71</text:p>
          </table:table-cell>
          <table:table-cell office:value-type="float" office:value="61431.428571">
            <text:p>61431.43</text:p>
          </table:table-cell>
          <table:table-cell office:value-type="float" office:value="883847.142857">
            <text:p>883847.14</text:p>
          </table:table-cell>
          <table:table-cell office:value-type="float" office:value="1590262.857143">
            <text:p>1590262.86</text:p>
          </table:table-cell>
          <table:table-cell office:value-type="float" office:value="81367.142857">
            <text:p>81367.14</text:p>
          </table:table-cell>
          <table:table-cell office:value-type="float" office:value="8733425.714286">
            <text:p>8733425.7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8790">
            <text:p>48790</text:p>
          </table:table-cell>
          <table:table-cell office:value-type="float" office:value="838750">
            <text:p>838750</text:p>
          </table:table-cell>
          <table:table-cell office:value-type="float" office:value="1516527.142857">
            <text:p>1516527.14</text:p>
          </table:table-cell>
          <table:table-cell office:value-type="float" office:value="68201.428571">
            <text:p>68201.43</text:p>
          </table:table-cell>
          <table:table-cell office:value-type="float" office:value="8793844.285714">
            <text:p>8793844.29</text:p>
          </table:table-cell>
          <table:table-cell office:value-type="float" office:value="48790">
            <text:p>48790</text:p>
          </table:table-cell>
          <table:table-cell office:value-type="float" office:value="838750">
            <text:p>838750</text:p>
          </table:table-cell>
          <table:table-cell office:value-type="float" office:value="1516527.142857">
            <text:p>1516527.14</text:p>
          </table:table-cell>
          <table:table-cell office:value-type="float" office:value="68201.428571">
            <text:p>68201.43</text:p>
          </table:table-cell>
          <table:table-cell office:value-type="float" office:value="8793844.285714">
            <text:p>8793844.2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797.142857">
            <text:p>48797.14</text:p>
          </table:table-cell>
          <table:table-cell office:value-type="float" office:value="909035.714286">
            <text:p>909035.71</text:p>
          </table:table-cell>
          <table:table-cell office:value-type="float" office:value="1402285.714286">
            <text:p>1402285.71</text:p>
          </table:table-cell>
          <table:table-cell office:value-type="float" office:value="72130">
            <text:p>72130</text:p>
          </table:table-cell>
          <table:table-cell office:value-type="float" office:value="8795444.285714">
            <text:p>8795444.29</text:p>
          </table:table-cell>
          <table:table-cell office:value-type="float" office:value="48797.142857">
            <text:p>48797.14</text:p>
          </table:table-cell>
          <table:table-cell office:value-type="float" office:value="909035.714286">
            <text:p>909035.71</text:p>
          </table:table-cell>
          <table:table-cell office:value-type="float" office:value="1402285.714286">
            <text:p>1402285.71</text:p>
          </table:table-cell>
          <table:table-cell office:value-type="float" office:value="72130">
            <text:p>72130</text:p>
          </table:table-cell>
          <table:table-cell office:value-type="float" office:value="8795444.285714">
            <text:p>8795444.2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6442.857143">
            <text:p>46442.86</text:p>
          </table:table-cell>
          <table:table-cell office:value-type="float" office:value="863782.857143">
            <text:p>863782.86</text:p>
          </table:table-cell>
          <table:table-cell office:value-type="float" office:value="1350301.428571">
            <text:p>1350301.43</text:p>
          </table:table-cell>
          <table:table-cell office:value-type="float" office:value="62182.857143">
            <text:p>62182.86</text:p>
          </table:table-cell>
          <table:table-cell office:value-type="float" office:value="8862450">
            <text:p>8862450</text:p>
          </table:table-cell>
          <table:table-cell office:value-type="float" office:value="46442.857143">
            <text:p>46442.86</text:p>
          </table:table-cell>
          <table:table-cell office:value-type="float" office:value="863782.857143">
            <text:p>863782.86</text:p>
          </table:table-cell>
          <table:table-cell office:value-type="float" office:value="1350301.428571">
            <text:p>1350301.43</text:p>
          </table:table-cell>
          <table:table-cell office:value-type="float" office:value="62182.857143">
            <text:p>62182.86</text:p>
          </table:table-cell>
          <table:table-cell office:value-type="float" office:value="8862450">
            <text:p>8862450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847.142857">
            <text:p>45847.14</text:p>
          </table:table-cell>
          <table:table-cell office:value-type="float" office:value="875508.571429">
            <text:p>875508.57</text:p>
          </table:table-cell>
          <table:table-cell office:value-type="float" office:value="1392681.428571">
            <text:p>1392681.43</text:p>
          </table:table-cell>
          <table:table-cell office:value-type="float" office:value="75937.142857">
            <text:p>75937.14</text:p>
          </table:table-cell>
          <table:table-cell office:value-type="float" office:value="8670545.714286">
            <text:p>8670545.71</text:p>
          </table:table-cell>
          <table:table-cell office:value-type="float" office:value="45847.142857">
            <text:p>45847.14</text:p>
          </table:table-cell>
          <table:table-cell office:value-type="float" office:value="875508.571429">
            <text:p>875508.57</text:p>
          </table:table-cell>
          <table:table-cell office:value-type="float" office:value="1392681.428571">
            <text:p>1392681.43</text:p>
          </table:table-cell>
          <table:table-cell office:value-type="float" office:value="75937.142857">
            <text:p>75937.14</text:p>
          </table:table-cell>
          <table:table-cell office:value-type="float" office:value="8670545.714286">
            <text:p>8670545.7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145.714286">
            <text:p>49145.71</text:p>
          </table:table-cell>
          <table:table-cell office:value-type="float" office:value="851038.571429">
            <text:p>851038.57</text:p>
          </table:table-cell>
          <table:table-cell office:value-type="float" office:value="1357041.428571">
            <text:p>1357041.43</text:p>
          </table:table-cell>
          <table:table-cell office:value-type="float" office:value="78334.285714">
            <text:p>78334.29</text:p>
          </table:table-cell>
          <table:table-cell office:value-type="float" office:value="8756937.142857">
            <text:p>8756937.14</text:p>
          </table:table-cell>
          <table:table-cell office:value-type="float" office:value="49145.714286">
            <text:p>49145.71</text:p>
          </table:table-cell>
          <table:table-cell office:value-type="float" office:value="851038.571429">
            <text:p>851038.57</text:p>
          </table:table-cell>
          <table:table-cell office:value-type="float" office:value="1357041.428571">
            <text:p>1357041.43</text:p>
          </table:table-cell>
          <table:table-cell office:value-type="float" office:value="78334.285714">
            <text:p>78334.29</text:p>
          </table:table-cell>
          <table:table-cell office:value-type="float" office:value="8756937.142857">
            <text:p>8756937.1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5284.285714">
            <text:p>2155284.29</text:p>
          </table:table-cell>
          <table:table-cell office:value-type="float" office:value="1514298.571429">
            <text:p>1514298.57</text:p>
          </table:table-cell>
          <table:table-cell office:value-type="float" office:value="4183945.714286">
            <text:p>4183945.71</text:p>
          </table:table-cell>
          <table:table-cell office:value-type="float" office:value="29081724.285714">
            <text:p>29081724.29</text:p>
          </table:table-cell>
          <table:table-cell office:value-type="float" office:value="26872210">
            <text:p>26872210</text:p>
          </table:table-cell>
          <table:table-cell table:number-columns-repeated="5" office:value-type="float" office:value="0">
            <text:p>0</text:p>
          </table:table-cell>
          <table:table-cell office:value-type="float" office:value="2155284.285714">
            <text:p>2155284.29</text:p>
          </table:table-cell>
          <table:table-cell office:value-type="float" office:value="1514298.571429">
            <text:p>1514298.57</text:p>
          </table:table-cell>
          <table:table-cell office:value-type="float" office:value="4183945.714286">
            <text:p>4183945.71</text:p>
          </table:table-cell>
          <table:table-cell office:value-type="float" office:value="29081724.285714">
            <text:p>29081724.29</text:p>
          </table:table-cell>
          <table:table-cell office:value-type="float" office:value="26872210">
            <text:p>26872210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6617.142857">
            <text:p>106617.14</text:p>
          </table:table-cell>
          <table:table-cell office:value-type="float" office:value="1429764.285714">
            <text:p>1429764.29</text:p>
          </table:table-cell>
          <table:table-cell office:value-type="float" office:value="4162170">
            <text:p>4162170</text:p>
          </table:table-cell>
          <table:table-cell office:value-type="float" office:value="115447.142857">
            <text:p>115447.14</text:p>
          </table:table-cell>
          <table:table-cell office:value-type="float" office:value="15529498.571429">
            <text:p>15529498.57</text:p>
          </table:table-cell>
          <table:table-cell office:value-type="float" office:value="53584.285714">
            <text:p>53584.29</text:p>
          </table:table-cell>
          <table:table-cell office:value-type="float" office:value="705222.857143">
            <text:p>705222.86</text:p>
          </table:table-cell>
          <table:table-cell office:value-type="float" office:value="2082224.285714">
            <text:p>2082224.29</text:p>
          </table:table-cell>
          <table:table-cell office:value-type="float" office:value="57427.142857">
            <text:p>57427.14</text:p>
          </table:table-cell>
          <table:table-cell office:value-type="float" office:value="8068884.285714">
            <text:p>8068884.29</text:p>
          </table:table-cell>
          <table:table-cell office:value-type="float" office:value="53032.857143">
            <text:p>53032.86</text:p>
          </table:table-cell>
          <table:table-cell office:value-type="float" office:value="724541.428571">
            <text:p>724541.43</text:p>
          </table:table-cell>
          <table:table-cell office:value-type="float" office:value="2079945.714286">
            <text:p>2079945.71</text:p>
          </table:table-cell>
          <table:table-cell office:value-type="float" office:value="58020">
            <text:p>58020</text:p>
          </table:table-cell>
          <table:table-cell office:value-type="float" office:value="7460614.285714">
            <text:p>7460614.29</text:p>
          </table:table-cell>
          <table:table-cell office:value-type="float" office:value="1.005172">
            <text:p>1.01</text:p>
          </table:table-cell>
          <table:table-cell office:value-type="float" office:value="0.986488">
            <text:p>0.99</text:p>
          </table:table-cell>
          <table:table-cell office:value-type="float" office:value="1.000547">
            <text:p>1</text:p>
          </table:table-cell>
          <table:table-cell office:value-type="float" office:value="0.994865">
            <text:p>0.99</text:p>
          </table:table-cell>
          <table:table-cell office:value-type="float" office:value="1.039169">
            <text:p>1.04</text:p>
          </table:table-cell>
          <table:table-cell office:value-type="float" office:value="0.994828">
            <text:p>0.99</text:p>
          </table:table-cell>
          <table:table-cell office:value-type="float" office:value="1.013512">
            <text:p>1.01</text:p>
          </table:table-cell>
          <table:table-cell office:value-type="float" office:value="0.999453">
            <text:p>1</text:p>
          </table:table-cell>
          <table:table-cell office:value-type="float" office:value="1.005135">
            <text:p>1.01</text:p>
          </table:table-cell>
          <table:table-cell office:value-type="float" office:value="0.960831">
            <text:p>0.96</text:p>
          </table:table-cell>
          <table:table-cell office:value-type="float" office:value="1.005172">
            <text:p>1.01</text:p>
          </table:table-cell>
          <table:table-cell office:value-type="float" office:value="0.986488">
            <text:p>0.99</text:p>
          </table:table-cell>
          <table:table-cell office:value-type="float" office:value="1.000547">
            <text:p>1</text:p>
          </table:table-cell>
          <table:table-cell office:value-type="float" office:value="0.994865">
            <text:p>0.99</text:p>
          </table:table-cell>
          <table:table-cell office:value-type="float" office:value="1.039169">
            <text:p>1.04</text:p>
          </table:table-cell>
          <table:table-cell office:value-type="float" office:value="0.994828">
            <text:p>0.99</text:p>
          </table:table-cell>
          <table:table-cell office:value-type="float" office:value="1.013512">
            <text:p>1.01</text:p>
          </table:table-cell>
          <table:table-cell office:value-type="float" office:value="0.999453">
            <text:p>1</text:p>
          </table:table-cell>
          <table:table-cell office:value-type="float" office:value="1.005135">
            <text:p>1.01</text:p>
          </table:table-cell>
          <table:table-cell office:value-type="float" office:value="0.960831">
            <text:p>0.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4562.857143">
            <text:p>104562.86</text:p>
          </table:table-cell>
          <table:table-cell office:value-type="float" office:value="951828.571429">
            <text:p>951828.57</text:p>
          </table:table-cell>
          <table:table-cell office:value-type="float" office:value="5243761.428571">
            <text:p>5243761.43</text:p>
          </table:table-cell>
          <table:table-cell office:value-type="float" office:value="134060">
            <text:p>134060</text:p>
          </table:table-cell>
          <table:table-cell office:value-type="float" office:value="9074611.428571">
            <text:p>9074611.43</text:p>
          </table:table-cell>
          <table:table-cell office:value-type="float" office:value="69682.857143">
            <text:p>69682.86</text:p>
          </table:table-cell>
          <table:table-cell office:value-type="float" office:value="746970">
            <text:p>746970</text:p>
          </table:table-cell>
          <table:table-cell office:value-type="float" office:value="3499840">
            <text:p>3499840</text:p>
          </table:table-cell>
          <table:table-cell office:value-type="float" office:value="89351.428571">
            <text:p>89351.43</text:p>
          </table:table-cell>
          <table:table-cell office:value-type="float" office:value="5993722.857143">
            <text:p>5993722.86</text:p>
          </table:table-cell>
          <table:table-cell office:value-type="float" office:value="34880">
            <text:p>34880</text:p>
          </table:table-cell>
          <table:table-cell office:value-type="float" office:value="204858.571429">
            <text:p>204858.57</text:p>
          </table:table-cell>
          <table:table-cell office:value-type="float" office:value="1743921.428571">
            <text:p>1743921.43</text:p>
          </table:table-cell>
          <table:table-cell office:value-type="float" office:value="44708.571429">
            <text:p>44708.57</text:p>
          </table:table-cell>
          <table:table-cell office:value-type="float" office:value="3080888.571429">
            <text:p>3080888.57</text:p>
          </table:table-cell>
          <table:table-cell office:value-type="float" office:value="1.999262">
            <text:p>2</text:p>
          </table:table-cell>
          <table:table-cell office:value-type="float" office:value="2.354321">
            <text:p>2.35</text:p>
          </table:table-cell>
          <table:table-cell office:value-type="float" office:value="2.002288">
            <text:p>2</text:p>
          </table:table-cell>
          <table:table-cell office:value-type="float" office:value="1.99951">
            <text:p>2</text:p>
          </table:table-cell>
          <table:table-cell office:value-type="float" office:value="1.981481">
            <text:p>1.98</text:p>
          </table:table-cell>
          <table:table-cell office:value-type="float" office:value="1.000738">
            <text:p>1</text:p>
          </table:table-cell>
          <table:table-cell office:value-type="float" office:value="0.645679">
            <text:p>0.65</text:p>
          </table:table-cell>
          <table:table-cell office:value-type="float" office:value="0.997712">
            <text:p>1</text:p>
          </table:table-cell>
          <table:table-cell office:value-type="float" office:value="1.00049">
            <text:p>1</text:p>
          </table:table-cell>
          <table:table-cell office:value-type="float" office:value="1.018519">
            <text:p>1.02</text:p>
          </table:table-cell>
          <table:table-cell office:value-type="float" office:value="0.999447">
            <text:p>1</text:p>
          </table:table-cell>
          <table:table-cell office:value-type="float" office:value="1.291568">
            <text:p>1.29</text:p>
          </table:table-cell>
          <table:table-cell office:value-type="float" office:value="1.001717">
            <text:p>1</text:p>
          </table:table-cell>
          <table:table-cell office:value-type="float" office:value="0.999632">
            <text:p>1</text:p>
          </table:table-cell>
          <table:table-cell office:value-type="float" office:value="0.986175">
            <text:p>0.99</text:p>
          </table:table-cell>
          <table:table-cell office:value-type="float" office:value="1.000553">
            <text:p>1</text:p>
          </table:table-cell>
          <table:table-cell office:value-type="float" office:value="0.708432">
            <text:p>0.71</text:p>
          </table:table-cell>
          <table:table-cell office:value-type="float" office:value="0.998283">
            <text:p>1</text:p>
          </table:table-cell>
          <table:table-cell office:value-type="float" office:value="1.000368">
            <text:p>1</text:p>
          </table:table-cell>
          <table:table-cell office:value-type="float" office:value="1.013825">
            <text:p>1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357.142857">
            <text:p>73357.14</text:p>
          </table:table-cell>
          <table:table-cell office:value-type="float" office:value="437992.857143">
            <text:p>437992.86</text:p>
          </table:table-cell>
          <table:table-cell office:value-type="float" office:value="3138812.857143">
            <text:p>3138812.86</text:p>
          </table:table-cell>
          <table:table-cell office:value-type="float" office:value="118777.142857">
            <text:p>118777.14</text:p>
          </table:table-cell>
          <table:table-cell office:value-type="float" office:value="8959027.142857">
            <text:p>8959027.14</text:p>
          </table:table-cell>
          <table:table-cell office:value-type="float" office:value="55020">
            <text:p>55020</text:p>
          </table:table-cell>
          <table:table-cell office:value-type="float" office:value="327582.857143">
            <text:p>327582.86</text:p>
          </table:table-cell>
          <table:table-cell office:value-type="float" office:value="2350520">
            <text:p>2350520</text:p>
          </table:table-cell>
          <table:table-cell office:value-type="float" office:value="89067.142857">
            <text:p>89067.14</text:p>
          </table:table-cell>
          <table:table-cell office:value-type="float" office:value="6694728.571429">
            <text:p>6694728.57</text:p>
          </table:table-cell>
          <table:table-cell office:value-type="float" office:value="18337.142857">
            <text:p>18337.14</text:p>
          </table:table-cell>
          <table:table-cell office:value-type="float" office:value="110410">
            <text:p>110410</text:p>
          </table:table-cell>
          <table:table-cell office:value-type="float" office:value="788292.857143">
            <text:p>788292.86</text:p>
          </table:table-cell>
          <table:table-cell office:value-type="float" office:value="29710">
            <text:p>29710</text:p>
          </table:table-cell>
          <table:table-cell office:value-type="float" office:value="2264298.571429">
            <text:p>2264298.57</text:p>
          </table:table-cell>
          <table:table-cell office:value-type="float" office:value="3.000117">
            <text:p>3</text:p>
          </table:table-cell>
          <table:table-cell office:value-type="float" office:value="2.991673">
            <text:p>2.99</text:p>
          </table:table-cell>
          <table:table-cell office:value-type="float" office:value="2.995425">
            <text:p>3</text:p>
          </table:table-cell>
          <table:table-cell office:value-type="float" office:value="2.999471">
            <text:p>3</text:p>
          </table:table-cell>
          <table:table-cell office:value-type="float" office:value="2.989043">
            <text:p>2.99</text:p>
          </table:table-cell>
          <table:table-cell office:value-type="float" office:value="0.999883">
            <text:p>1</text:p>
          </table:table-cell>
          <table:table-cell office:value-type="float" office:value="1.008327">
            <text:p>1.01</text:p>
          </table:table-cell>
          <table:table-cell office:value-type="float" office:value="1.004575">
            <text:p>1</text:p>
          </table:table-cell>
          <table:table-cell office:value-type="float" office:value="1.000529">
            <text:p>1</text:p>
          </table:table-cell>
          <table:table-cell office:value-type="float" office:value="1.010957">
            <text:p>1.01</text:p>
          </table:table-cell>
          <table:table-cell office:value-type="float" office:value="1.000078">
            <text:p>1</text:p>
          </table:table-cell>
          <table:table-cell office:value-type="float" office:value="0.994464">
            <text:p>0.99</text:p>
          </table:table-cell>
          <table:table-cell office:value-type="float" office:value="0.996955">
            <text:p>1</text:p>
          </table:table-cell>
          <table:table-cell office:value-type="float" office:value="0.999647">
            <text:p>1</text:p>
          </table:table-cell>
          <table:table-cell office:value-type="float" office:value="0.992722">
            <text:p>0.99</text:p>
          </table:table-cell>
          <table:table-cell office:value-type="float" office:value="0.999922">
            <text:p>1</text:p>
          </table:table-cell>
          <table:table-cell office:value-type="float" office:value="1.005536">
            <text:p>1.01</text:p>
          </table:table-cell>
          <table:table-cell office:value-type="float" office:value="1.003045">
            <text:p>1</text:p>
          </table:table-cell>
          <table:table-cell office:value-type="float" office:value="1.000353">
            <text:p>1</text:p>
          </table:table-cell>
          <table:table-cell office:value-type="float" office:value="1.007278">
            <text:p>1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3342.857143">
            <text:p>43342.86</text:p>
          </table:table-cell>
          <table:table-cell office:value-type="float" office:value="864675.714286">
            <text:p>864675.71</text:p>
          </table:table-cell>
          <table:table-cell office:value-type="float" office:value="1874067.142857">
            <text:p>1874067.14</text:p>
          </table:table-cell>
          <table:table-cell office:value-type="float" office:value="72800">
            <text:p>72800</text:p>
          </table:table-cell>
          <table:table-cell office:value-type="float" office:value="8826198.571429">
            <text:p>8826198.57</text:p>
          </table:table-cell>
          <table:table-cell office:value-type="float" office:value="34640">
            <text:p>34640</text:p>
          </table:table-cell>
          <table:table-cell office:value-type="float" office:value="703995.714286">
            <text:p>703995.71</text:p>
          </table:table-cell>
          <table:table-cell office:value-type="float" office:value="1499350">
            <text:p>1499350</text:p>
          </table:table-cell>
          <table:table-cell office:value-type="float" office:value="58235.714286">
            <text:p>58235.71</text:p>
          </table:table-cell>
          <table:table-cell office:value-type="float" office:value="6965738.571429">
            <text:p>6965738.57</text:p>
          </table:table-cell>
          <table:table-cell office:value-type="float" office:value="8702.857143">
            <text:p>8702.86</text:p>
          </table:table-cell>
          <table:table-cell office:value-type="float" office:value="160680">
            <text:p>160680</text:p>
          </table:table-cell>
          <table:table-cell office:value-type="float" office:value="374717.142857">
            <text:p>374717.14</text:p>
          </table:table-cell>
          <table:table-cell office:value-type="float" office:value="14564.285714">
            <text:p>14564.29</text:p>
          </table:table-cell>
          <table:table-cell office:value-type="float" office:value="1860460">
            <text:p>1860460</text:p>
          </table:table-cell>
          <table:table-cell office:value-type="float" office:value="3.996045">
            <text:p>4</text:p>
          </table:table-cell>
          <table:table-cell office:value-type="float" office:value="4.070866">
            <text:p>4.07</text:p>
          </table:table-cell>
          <table:table-cell office:value-type="float" office:value="4.000257">
            <text:p>4</text:p>
          </table:table-cell>
          <table:table-cell office:value-type="float" office:value="3.999706">
            <text:p>4</text:p>
          </table:table-cell>
          <table:table-cell office:value-type="float" office:value="3.946058">
            <text:p>3.95</text:p>
          </table:table-cell>
          <table:table-cell office:value-type="float" office:value="1.003955">
            <text:p>1</text:p>
          </table:table-cell>
          <table:table-cell office:value-type="float" office:value="0.929134">
            <text:p>0.93</text:p>
          </table:table-cell>
          <table:table-cell office:value-type="float" office:value="0.999743">
            <text:p>1</text:p>
          </table:table-cell>
          <table:table-cell office:value-type="float" office:value="1.000294">
            <text:p>1</text:p>
          </table:table-cell>
          <table:table-cell office:value-type="float" office:value="1.053942">
            <text:p>1.05</text:p>
          </table:table-cell>
          <table:table-cell office:value-type="float" office:value="0.997532">
            <text:p>1</text:p>
          </table:table-cell>
          <table:table-cell office:value-type="float" office:value="1.0455">
            <text:p>1.05</text:p>
          </table:table-cell>
          <table:table-cell office:value-type="float" office:value="1.000161">
            <text:p>1</text:p>
          </table:table-cell>
          <table:table-cell office:value-type="float" office:value="0.999816">
            <text:p>1</text:p>
          </table:table-cell>
          <table:table-cell office:value-type="float" office:value="0.966955">
            <text:p>0.97</text:p>
          </table:table-cell>
          <table:table-cell office:value-type="float" office:value="1.002468">
            <text:p>1</text:p>
          </table:table-cell>
          <table:table-cell office:value-type="float" office:value="0.9545">
            <text:p>0.95</text:p>
          </table:table-cell>
          <table:table-cell office:value-type="float" office:value="0.999839">
            <text:p>1</text:p>
          </table:table-cell>
          <table:table-cell office:value-type="float" office:value="1.000184">
            <text:p>1</text:p>
          </table:table-cell>
          <table:table-cell office:value-type="float" office:value="1.033045">
            <text:p>1.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3084.285714">
            <text:p>53084.29</text:p>
          </table:table-cell>
          <table:table-cell office:value-type="float" office:value="879308.571429">
            <text:p>879308.57</text:p>
          </table:table-cell>
          <table:table-cell office:value-type="float" office:value="1622955.714286">
            <text:p>1622955.71</text:p>
          </table:table-cell>
          <table:table-cell office:value-type="float" office:value="67342.857143">
            <text:p>67342.86</text:p>
          </table:table-cell>
          <table:table-cell office:value-type="float" office:value="8729008.571429">
            <text:p>8729008.57</text:p>
          </table:table-cell>
          <table:table-cell office:value-type="float" office:value="44245.714286">
            <text:p>44245.71</text:p>
          </table:table-cell>
          <table:table-cell office:value-type="float" office:value="734095.714286">
            <text:p>734095.71</text:p>
          </table:table-cell>
          <table:table-cell office:value-type="float" office:value="1351542.857143">
            <text:p>1351542.86</text:p>
          </table:table-cell>
          <table:table-cell office:value-type="float" office:value="56058.571429">
            <text:p>56058.57</text:p>
          </table:table-cell>
          <table:table-cell office:value-type="float" office:value="7229295.714286">
            <text:p>7229295.71</text:p>
          </table:table-cell>
          <table:table-cell office:value-type="float" office:value="8838.571429">
            <text:p>8838.57</text:p>
          </table:table-cell>
          <table:table-cell office:value-type="float" office:value="145212.857143">
            <text:p>145212.86</text:p>
          </table:table-cell>
          <table:table-cell office:value-type="float" office:value="271412.857143">
            <text:p>271412.86</text:p>
          </table:table-cell>
          <table:table-cell office:value-type="float" office:value="11284.285714">
            <text:p>11284.29</text:p>
          </table:table-cell>
          <table:table-cell office:value-type="float" office:value="1499712.857143">
            <text:p>1499712.86</text:p>
          </table:table-cell>
          <table:table-cell office:value-type="float" office:value="5.000996">
            <text:p>5</text:p>
          </table:table-cell>
          <table:table-cell office:value-type="float" office:value="5.009134">
            <text:p>5.01</text:p>
          </table:table-cell>
          <table:table-cell office:value-type="float" office:value="4.996598">
            <text:p>5</text:p>
          </table:table-cell>
          <table:table-cell office:value-type="float" office:value="4.994612">
            <text:p>4.99</text:p>
          </table:table-cell>
          <table:table-cell office:value-type="float" office:value="4.969152">
            <text:p>4.97</text:p>
          </table:table-cell>
          <table:table-cell office:value-type="float" office:value="0.999004">
            <text:p>1</text:p>
          </table:table-cell>
          <table:table-cell office:value-type="float" office:value="0.990866">
            <text:p>0.99</text:p>
          </table:table-cell>
          <table:table-cell office:value-type="float" office:value="1.003402">
            <text:p>1</text:p>
          </table:table-cell>
          <table:table-cell office:value-type="float" office:value="1.005388">
            <text:p>1.01</text:p>
          </table:table-cell>
          <table:table-cell office:value-type="float" office:value="1.030848">
            <text:p>1.03</text:p>
          </table:table-cell>
          <table:table-cell office:value-type="float" office:value="1.000598">
            <text:p>1</text:p>
          </table:table-cell>
          <table:table-cell office:value-type="float" office:value="1.0055">
            <text:p>1.01</text:p>
          </table:table-cell>
          <table:table-cell office:value-type="float" office:value="0.997962">
            <text:p>1</text:p>
          </table:table-cell>
          <table:table-cell office:value-type="float" office:value="0.996774">
            <text:p>1</text:p>
          </table:table-cell>
          <table:table-cell office:value-type="float" office:value="0.981717">
            <text:p>0.98</text:p>
          </table:table-cell>
          <table:table-cell office:value-type="float" office:value="0.999402">
            <text:p>1</text:p>
          </table:table-cell>
          <table:table-cell office:value-type="float" office:value="0.9945">
            <text:p>0.99</text:p>
          </table:table-cell>
          <table:table-cell office:value-type="float" office:value="1.002038">
            <text:p>1</text:p>
          </table:table-cell>
          <table:table-cell office:value-type="float" office:value="1.003226">
            <text:p>1</text:p>
          </table:table-cell>
          <table:table-cell office:value-type="float" office:value="1.018283">
            <text:p>1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587.142857">
            <text:p>48587.14</text:p>
          </table:table-cell>
          <table:table-cell office:value-type="float" office:value="893794.285714">
            <text:p>893794.29</text:p>
          </table:table-cell>
          <table:table-cell office:value-type="float" office:value="1358760">
            <text:p>1358760</text:p>
          </table:table-cell>
          <table:table-cell office:value-type="float" office:value="94555.714286">
            <text:p>94555.71</text:p>
          </table:table-cell>
          <table:table-cell office:value-type="float" office:value="8833930">
            <text:p>8833930</text:p>
          </table:table-cell>
          <table:table-cell office:value-type="float" office:value="41557.142857">
            <text:p>41557.14</text:p>
          </table:table-cell>
          <table:table-cell office:value-type="float" office:value="768544.285714">
            <text:p>768544.29</text:p>
          </table:table-cell>
          <table:table-cell office:value-type="float" office:value="1163164.285714">
            <text:p>1163164.29</text:p>
          </table:table-cell>
          <table:table-cell office:value-type="float" office:value="81037.142857">
            <text:p>81037.14</text:p>
          </table:table-cell>
          <table:table-cell office:value-type="float" office:value="7638872.857143">
            <text:p>7638872.86</text:p>
          </table:table-cell>
          <table:table-cell office:value-type="float" office:value="7030">
            <text:p>7030</text:p>
          </table:table-cell>
          <table:table-cell office:value-type="float" office:value="125250">
            <text:p>125250</text:p>
          </table:table-cell>
          <table:table-cell office:value-type="float" office:value="195595.714286">
            <text:p>195595.71</text:p>
          </table:table-cell>
          <table:table-cell office:value-type="float" office:value="13518.571429">
            <text:p>13518.57</text:p>
          </table:table-cell>
          <table:table-cell office:value-type="float" office:value="1195057.142857">
            <text:p>1195057.14</text:p>
          </table:table-cell>
          <table:table-cell office:value-type="float" office:value="5.987181">
            <text:p>5.99</text:p>
          </table:table-cell>
          <table:table-cell office:value-type="float" office:value="6.01907">
            <text:p>6.02</text:p>
          </table:table-cell>
          <table:table-cell office:value-type="float" office:value="5.992339">
            <text:p>5.99</text:p>
          </table:table-cell>
          <table:table-cell office:value-type="float" office:value="5.999214">
            <text:p>6</text:p>
          </table:table-cell>
          <table:table-cell office:value-type="float" office:value="6.053038">
            <text:p>6.05</text:p>
          </table:table-cell>
          <table:table-cell office:value-type="float" office:value="1.012819">
            <text:p>1.01</text:p>
          </table:table-cell>
          <table:table-cell office:value-type="float" office:value="0.98093">
            <text:p>0.98</text:p>
          </table:table-cell>
          <table:table-cell office:value-type="float" office:value="1.007661">
            <text:p>1.01</text:p>
          </table:table-cell>
          <table:table-cell office:value-type="float" office:value="1.000786">
            <text:p>1</text:p>
          </table:table-cell>
          <table:table-cell office:value-type="float" office:value="0.946962">
            <text:p>0.95</text:p>
          </table:table-cell>
          <table:table-cell office:value-type="float" office:value="0.992562">
            <text:p>0.99</text:p>
          </table:table-cell>
          <table:table-cell office:value-type="float" office:value="1.011213">
            <text:p>1.01</text:p>
          </table:table-cell>
          <table:table-cell office:value-type="float" office:value="0.995545">
            <text:p>1</text:p>
          </table:table-cell>
          <table:table-cell office:value-type="float" office:value="0.999542">
            <text:p>1</text:p>
          </table:table-cell>
          <table:table-cell office:value-type="float" office:value="1.031638">
            <text:p>1.03</text:p>
          </table:table-cell>
          <table:table-cell office:value-type="float" office:value="1.007438">
            <text:p>1.01</text:p>
          </table:table-cell>
          <table:table-cell office:value-type="float" office:value="0.988787">
            <text:p>0.99</text:p>
          </table:table-cell>
          <table:table-cell office:value-type="float" office:value="1.004455">
            <text:p>1</text:p>
          </table:table-cell>
          <table:table-cell office:value-type="float" office:value="1.000458">
            <text:p>1</text:p>
          </table:table-cell>
          <table:table-cell office:value-type="float" office:value="0.968362">
            <text:p>0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552.857143">
            <text:p>65552.86</text:p>
          </table:table-cell>
          <table:table-cell office:value-type="float" office:value="889875.714286">
            <text:p>889875.71</text:p>
          </table:table-cell>
          <table:table-cell office:value-type="float" office:value="1273204.285714">
            <text:p>1273204.29</text:p>
          </table:table-cell>
          <table:table-cell office:value-type="float" office:value="94084.285714">
            <text:p>94084.29</text:p>
          </table:table-cell>
          <table:table-cell office:value-type="float" office:value="9168498.571429">
            <text:p>9168498.57</text:p>
          </table:table-cell>
          <table:table-cell office:value-type="float" office:value="57360">
            <text:p>57360</text:p>
          </table:table-cell>
          <table:table-cell office:value-type="float" office:value="779567.142857">
            <text:p>779567.14</text:p>
          </table:table-cell>
          <table:table-cell office:value-type="float" office:value="1115578.571429">
            <text:p>1115578.57</text:p>
          </table:table-cell>
          <table:table-cell office:value-type="float" office:value="82317.142857">
            <text:p>82317.14</text:p>
          </table:table-cell>
          <table:table-cell office:value-type="float" office:value="8049888.571429">
            <text:p>8049888.57</text:p>
          </table:table-cell>
          <table:table-cell office:value-type="float" office:value="8192.857143">
            <text:p>8192.86</text:p>
          </table:table-cell>
          <table:table-cell office:value-type="float" office:value="110308.571429">
            <text:p>110308.57</text:p>
          </table:table-cell>
          <table:table-cell office:value-type="float" office:value="157625.714286">
            <text:p>157625.71</text:p>
          </table:table-cell>
          <table:table-cell office:value-type="float" office:value="11767.142857">
            <text:p>11767.14</text:p>
          </table:table-cell>
          <table:table-cell office:value-type="float" office:value="1118610">
            <text:p>1118610</text:p>
          </table:table-cell>
          <table:table-cell office:value-type="float" office:value="7.000153">
            <text:p>7</text:p>
          </table:table-cell>
          <table:table-cell office:value-type="float" office:value="7.008324">
            <text:p>7.01</text:p>
          </table:table-cell>
          <table:table-cell office:value-type="float" office:value="7.009581">
            <text:p>7.01</text:p>
          </table:table-cell>
          <table:table-cell office:value-type="float" office:value="6.999438">
            <text:p>7</text:p>
          </table:table-cell>
          <table:table-cell office:value-type="float" office:value="7.023954">
            <text:p>7.02</text:p>
          </table:table-cell>
          <table:table-cell office:value-type="float" office:value="0.999847">
            <text:p>1</text:p>
          </table:table-cell>
          <table:table-cell office:value-type="float" office:value="0.991676">
            <text:p>0.99</text:p>
          </table:table-cell>
          <table:table-cell office:value-type="float" office:value="0.990419">
            <text:p>0.99</text:p>
          </table:table-cell>
          <table:table-cell office:value-type="float" office:value="1.000562">
            <text:p>1</text:p>
          </table:table-cell>
          <table:table-cell office:value-type="float" office:value="0.976046">
            <text:p>0.98</text:p>
          </table:table-cell>
          <table:table-cell office:value-type="float" office:value="1.000087">
            <text:p>1</text:p>
          </table:table-cell>
          <table:table-cell office:value-type="float" office:value="1.004773">
            <text:p>1</text:p>
          </table:table-cell>
          <table:table-cell office:value-type="float" office:value="1.005497">
            <text:p>1.01</text:p>
          </table:table-cell>
          <table:table-cell office:value-type="float" office:value="0.999679">
            <text:p>1</text:p>
          </table:table-cell>
          <table:table-cell office:value-type="float" office:value="1.01383">
            <text:p>1.01</text:p>
          </table:table-cell>
          <table:table-cell office:value-type="float" office:value="0.999913">
            <text:p>1</text:p>
          </table:table-cell>
          <table:table-cell office:value-type="float" office:value="0.995227">
            <text:p>1</text:p>
          </table:table-cell>
          <table:table-cell office:value-type="float" office:value="0.994503">
            <text:p>0.99</text:p>
          </table:table-cell>
          <table:table-cell office:value-type="float" office:value="1.000321">
            <text:p>1</text:p>
          </table:table-cell>
          <table:table-cell office:value-type="float" office:value="0.98617">
            <text:p>0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134.285714">
            <text:p>120134.29</text:p>
          </table:table-cell>
          <table:table-cell office:value-type="float" office:value="891650">
            <text:p>891650</text:p>
          </table:table-cell>
          <table:table-cell office:value-type="float" office:value="1303368.571429">
            <text:p>1303368.57</text:p>
          </table:table-cell>
          <table:table-cell office:value-type="float" office:value="74045.714286">
            <text:p>74045.71</text:p>
          </table:table-cell>
          <table:table-cell office:value-type="float" office:value="8878857.142857">
            <text:p>8878857.14</text:p>
          </table:table-cell>
          <table:table-cell office:value-type="float" office:value="106785.714286">
            <text:p>106785.71</text:p>
          </table:table-cell>
          <table:table-cell office:value-type="float" office:value="791861.428571">
            <text:p>791861.43</text:p>
          </table:table-cell>
          <table:table-cell office:value-type="float" office:value="1161871.428571">
            <text:p>1161871.43</text:p>
          </table:table-cell>
          <table:table-cell office:value-type="float" office:value="65812.857143">
            <text:p>65812.86</text:p>
          </table:table-cell>
          <table:table-cell office:value-type="float" office:value="7802091.428571">
            <text:p>7802091.43</text:p>
          </table:table-cell>
          <table:table-cell office:value-type="float" office:value="13348.571429">
            <text:p>13348.57</text:p>
          </table:table-cell>
          <table:table-cell office:value-type="float" office:value="99788.571429">
            <text:p>99788.57</text:p>
          </table:table-cell>
          <table:table-cell office:value-type="float" office:value="141497.142857">
            <text:p>141497.14</text:p>
          </table:table-cell>
          <table:table-cell office:value-type="float" office:value="8232.857143">
            <text:p>8232.86</text:p>
          </table:table-cell>
          <table:table-cell office:value-type="float" office:value="1076765.714286">
            <text:p>1076765.71</text:p>
          </table:table-cell>
          <table:table-cell office:value-type="float" office:value="7.999976">
            <text:p>8</text:p>
          </table:table-cell>
          <table:table-cell office:value-type="float" office:value="7.992769">
            <text:p>7.99</text:p>
          </table:table-cell>
          <table:table-cell office:value-type="float" office:value="8.022936">
            <text:p>8.02</text:p>
          </table:table-cell>
          <table:table-cell office:value-type="float" office:value="7.999325">
            <text:p>8</text:p>
          </table:table-cell>
          <table:table-cell office:value-type="float" office:value="7.908543">
            <text:p>7.91</text:p>
          </table:table-cell>
          <table:table-cell office:value-type="float" office:value="1.000024">
            <text:p>1</text:p>
          </table:table-cell>
          <table:table-cell office:value-type="float" office:value="1.007231">
            <text:p>1.01</text:p>
          </table:table-cell>
          <table:table-cell office:value-type="float" office:value="0.977064">
            <text:p>0.98</text:p>
          </table:table-cell>
          <table:table-cell office:value-type="float" office:value="1.000675">
            <text:p>1</text:p>
          </table:table-cell>
          <table:table-cell office:value-type="float" office:value="1.091457">
            <text:p>1.09</text:p>
          </table:table-cell>
          <table:table-cell office:value-type="float" office:value="0.999987">
            <text:p>1</text:p>
          </table:table-cell>
          <table:table-cell office:value-type="float" office:value="0.995946">
            <text:p>1</text:p>
          </table:table-cell>
          <table:table-cell office:value-type="float" office:value="1.013032">
            <text:p>1.01</text:p>
          </table:table-cell>
          <table:table-cell office:value-type="float" office:value="0.99962">
            <text:p>1</text:p>
          </table:table-cell>
          <table:table-cell office:value-type="float" office:value="0.950535">
            <text:p>0.95</text:p>
          </table:table-cell>
          <table:table-cell office:value-type="float" office:value="1.000013">
            <text:p>1</text:p>
          </table:table-cell>
          <table:table-cell office:value-type="float" office:value="1.004054">
            <text:p>1</text:p>
          </table:table-cell>
          <table:table-cell office:value-type="float" office:value="0.986968">
            <text:p>0.99</text:p>
          </table:table-cell>
          <table:table-cell office:value-type="float" office:value="1.00038">
            <text:p>1</text:p>
          </table:table-cell>
          <table:table-cell office:value-type="float" office:value="1.049465">
            <text:p>1.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9315.714286">
            <text:p>49315.71</text:p>
          </table:table-cell>
          <table:table-cell office:value-type="float" office:value="831110">
            <text:p>831110</text:p>
          </table:table-cell>
          <table:table-cell office:value-type="float" office:value="1247937.142857">
            <text:p>1247937.14</text:p>
          </table:table-cell>
          <table:table-cell office:value-type="float" office:value="200544.285714">
            <text:p>200544.29</text:p>
          </table:table-cell>
          <table:table-cell office:value-type="float" office:value="9028382.857143">
            <text:p>9028382.86</text:p>
          </table:table-cell>
          <table:table-cell office:value-type="float" office:value="44385.714286">
            <text:p>44385.71</text:p>
          </table:table-cell>
          <table:table-cell office:value-type="float" office:value="747990">
            <text:p>747990</text:p>
          </table:table-cell>
          <table:table-cell office:value-type="float" office:value="1120792.857143">
            <text:p>1120792.86</text:p>
          </table:table-cell>
          <table:table-cell office:value-type="float" office:value="180462.857143">
            <text:p>180462.86</text:p>
          </table:table-cell>
          <table:table-cell office:value-type="float" office:value="8057012.857143">
            <text:p>8057012.86</text:p>
          </table:table-cell>
          <table:table-cell office:value-type="float" office:value="4930">
            <text:p>4930</text:p>
          </table:table-cell>
          <table:table-cell office:value-type="float" office:value="83120">
            <text:p>83120</text:p>
          </table:table-cell>
          <table:table-cell office:value-type="float" office:value="127144.285714">
            <text:p>127144.29</text:p>
          </table:table-cell>
          <table:table-cell office:value-type="float" office:value="20081.428571">
            <text:p>20081.43</text:p>
          </table:table-cell>
          <table:table-cell office:value-type="float" office:value="971370">
            <text:p>971370</text:p>
          </table:table-cell>
          <table:table-cell office:value-type="float" office:value="9.000319">
            <text:p>9</text:p>
          </table:table-cell>
          <table:table-cell office:value-type="float" office:value="8.999892">
            <text:p>9</text:p>
          </table:table-cell>
          <table:table-cell office:value-type="float" office:value="8.981164">
            <text:p>8.98</text:p>
          </table:table-cell>
          <table:table-cell office:value-type="float" office:value="8.998654">
            <text:p>9</text:p>
          </table:table-cell>
          <table:table-cell office:value-type="float" office:value="8.924093">
            <text:p>8.92</text:p>
          </table:table-cell>
          <table:table-cell office:value-type="float" office:value="0.999681">
            <text:p>1</text:p>
          </table:table-cell>
          <table:table-cell office:value-type="float" office:value="1.000108">
            <text:p>1</text:p>
          </table:table-cell>
          <table:table-cell office:value-type="float" office:value="1.018836">
            <text:p>1.02</text:p>
          </table:table-cell>
          <table:table-cell office:value-type="float" office:value="1.001346">
            <text:p>1</text:p>
          </table:table-cell>
          <table:table-cell office:value-type="float" office:value="1.075907">
            <text:p>1.08</text:p>
          </table:table-cell>
          <table:table-cell office:value-type="float" office:value="1.000177">
            <text:p>1</text:p>
          </table:table-cell>
          <table:table-cell office:value-type="float" office:value="0.99994">
            <text:p>1</text:p>
          </table:table-cell>
          <table:table-cell office:value-type="float" office:value="0.989623">
            <text:p>0.99</text:p>
          </table:table-cell>
          <table:table-cell office:value-type="float" office:value="0.999252">
            <text:p>1</text:p>
          </table:table-cell>
          <table:table-cell office:value-type="float" office:value="0.959206">
            <text:p>0.96</text:p>
          </table:table-cell>
          <table:table-cell office:value-type="float" office:value="0.999823">
            <text:p>1</text:p>
          </table:table-cell>
          <table:table-cell office:value-type="float" office:value="1.00006">
            <text:p>1</text:p>
          </table:table-cell>
          <table:table-cell office:value-type="float" office:value="1.010377">
            <text:p>1.01</text:p>
          </table:table-cell>
          <table:table-cell office:value-type="float" office:value="1.000748">
            <text:p>1</text:p>
          </table:table-cell>
          <table:table-cell office:value-type="float" office:value="1.040794">
            <text:p>1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7550">
            <text:p>47550</text:p>
          </table:table-cell>
          <table:table-cell office:value-type="float" office:value="865782.857143">
            <text:p>865782.86</text:p>
          </table:table-cell>
          <table:table-cell office:value-type="float" office:value="1431214.285714">
            <text:p>1431214.29</text:p>
          </table:table-cell>
          <table:table-cell office:value-type="float" office:value="74072.857143">
            <text:p>74072.86</text:p>
          </table:table-cell>
          <table:table-cell office:value-type="float" office:value="8924471.428571">
            <text:p>8924471.43</text:p>
          </table:table-cell>
          <table:table-cell office:value-type="float" office:value="43225.714286">
            <text:p>43225.71</text:p>
          </table:table-cell>
          <table:table-cell office:value-type="float" office:value="786671.428571">
            <text:p>786671.43</text:p>
          </table:table-cell>
          <table:table-cell office:value-type="float" office:value="1311758.571429">
            <text:p>1311758.57</text:p>
          </table:table-cell>
          <table:table-cell office:value-type="float" office:value="67330">
            <text:p>67330</text:p>
          </table:table-cell>
          <table:table-cell office:value-type="float" office:value="8090775.714286">
            <text:p>8090775.71</text:p>
          </table:table-cell>
          <table:table-cell office:value-type="float" office:value="4324.285714">
            <text:p>4324.29</text:p>
          </table:table-cell>
          <table:table-cell office:value-type="float" office:value="79111.428571">
            <text:p>79111.43</text:p>
          </table:table-cell>
          <table:table-cell office:value-type="float" office:value="119455.714286">
            <text:p>119455.71</text:p>
          </table:table-cell>
          <table:table-cell office:value-type="float" office:value="6742.857143">
            <text:p>6742.86</text:p>
          </table:table-cell>
          <table:table-cell office:value-type="float" office:value="833695.714286">
            <text:p>833695.71</text:p>
          </table:table-cell>
          <table:table-cell office:value-type="float" office:value="9.999639">
            <text:p>10</text:p>
          </table:table-cell>
          <table:table-cell office:value-type="float" office:value="9.994868">
            <text:p>9.99</text:p>
          </table:table-cell>
          <table:table-cell office:value-type="float" office:value="10.08189">
            <text:p>10.08</text:p>
          </table:table-cell>
          <table:table-cell office:value-type="float" office:value="9.998669">
            <text:p>10</text:p>
          </table:table-cell>
          <table:table-cell office:value-type="float" office:value="9.972415">
            <text:p>9.97</text:p>
          </table:table-cell>
          <table:table-cell office:value-type="float" office:value="1.000361">
            <text:p>1</text:p>
          </table:table-cell>
          <table:table-cell office:value-type="float" office:value="1.005132">
            <text:p>1.01</text:p>
          </table:table-cell>
          <table:table-cell office:value-type="float" office:value="0.91811">
            <text:p>0.92</text:p>
          </table:table-cell>
          <table:table-cell office:value-type="float" office:value="1.001331">
            <text:p>1</text:p>
          </table:table-cell>
          <table:table-cell office:value-type="float" office:value="1.027585">
            <text:p>1.03</text:p>
          </table:table-cell>
          <table:table-cell office:value-type="float" office:value="0.999802">
            <text:p>1</text:p>
          </table:table-cell>
          <table:table-cell office:value-type="float" office:value="0.997184">
            <text:p>1</text:p>
          </table:table-cell>
          <table:table-cell office:value-type="float" office:value="1.046762">
            <text:p>1.05</text:p>
          </table:table-cell>
          <table:table-cell office:value-type="float" office:value="0.999269">
            <text:p>1</text:p>
          </table:table-cell>
          <table:table-cell office:value-type="float" office:value="0.985014">
            <text:p>0.99</text:p>
          </table:table-cell>
          <table:table-cell office:value-type="float" office:value="1.000198">
            <text:p>1</text:p>
          </table:table-cell>
          <table:table-cell office:value-type="float" office:value="1.002816">
            <text:p>1</text:p>
          </table:table-cell>
          <table:table-cell office:value-type="float" office:value="0.953238">
            <text:p>0.95</text:p>
          </table:table-cell>
          <table:table-cell office:value-type="float" office:value="1.000731">
            <text:p>1</text:p>
          </table:table-cell>
          <table:table-cell office:value-type="float" office:value="1.014986">
            <text:p>1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934.285714">
            <text:p>47934.29</text:p>
          </table:table-cell>
          <table:table-cell office:value-type="float" office:value="886791.428571">
            <text:p>886791.43</text:p>
          </table:table-cell>
          <table:table-cell office:value-type="float" office:value="1417787.142857">
            <text:p>1417787.14</text:p>
          </table:table-cell>
          <table:table-cell office:value-type="float" office:value="71618.571429">
            <text:p>71618.57</text:p>
          </table:table-cell>
          <table:table-cell office:value-type="float" office:value="8934524.285714">
            <text:p>8934524.29</text:p>
          </table:table-cell>
          <table:table-cell office:value-type="float" office:value="43941.428571">
            <text:p>43941.43</text:p>
          </table:table-cell>
          <table:table-cell office:value-type="float" office:value="812400">
            <text:p>812400</text:p>
          </table:table-cell>
          <table:table-cell office:value-type="float" office:value="1294440">
            <text:p>1294440</text:p>
          </table:table-cell>
          <table:table-cell office:value-type="float" office:value="65641.428571">
            <text:p>65641.43</text:p>
          </table:table-cell>
          <table:table-cell office:value-type="float" office:value="8214057.142857">
            <text:p>8214057.14</text:p>
          </table:table-cell>
          <table:table-cell office:value-type="float" office:value="3992.857143">
            <text:p>3992.86</text:p>
          </table:table-cell>
          <table:table-cell office:value-type="float" office:value="74391.428571">
            <text:p>74391.43</text:p>
          </table:table-cell>
          <table:table-cell office:value-type="float" office:value="123347.142857">
            <text:p>123347.14</text:p>
          </table:table-cell>
          <table:table-cell office:value-type="float" office:value="5977.142857">
            <text:p>5977.14</text:p>
          </table:table-cell>
          <table:table-cell office:value-type="float" office:value="720467.142857">
            <text:p>720467.14</text:p>
          </table:table-cell>
          <table:table-cell office:value-type="float" office:value="11.000417">
            <text:p>11</text:p>
          </table:table-cell>
          <table:table-cell office:value-type="float" office:value="10.99334">
            <text:p>10.99</text:p>
          </table:table-cell>
          <table:table-cell office:value-type="float" office:value="10.956003">
            <text:p>10.96</text:p>
          </table:table-cell>
          <table:table-cell office:value-type="float" office:value="10.998504">
            <text:p>11</text:p>
          </table:table-cell>
          <table:table-cell office:value-type="float" office:value="11.032337">
            <text:p>11.03</text:p>
          </table:table-cell>
          <table:table-cell office:value-type="float" office:value="0.999583">
            <text:p>1</text:p>
          </table:table-cell>
          <table:table-cell office:value-type="float" office:value="1.00666">
            <text:p>1.01</text:p>
          </table:table-cell>
          <table:table-cell office:value-type="float" office:value="1.043997">
            <text:p>1.04</text:p>
          </table:table-cell>
          <table:table-cell office:value-type="float" office:value="1.001496">
            <text:p>1</text:p>
          </table:table-cell>
          <table:table-cell office:value-type="float" office:value="0.967663">
            <text:p>0.97</text:p>
          </table:table-cell>
          <table:table-cell office:value-type="float" office:value="1.000228">
            <text:p>1</text:p>
          </table:table-cell>
          <table:table-cell office:value-type="float" office:value="0.996378">
            <text:p>1</text:p>
          </table:table-cell>
          <table:table-cell office:value-type="float" office:value="0.976472">
            <text:p>0.98</text:p>
          </table:table-cell>
          <table:table-cell office:value-type="float" office:value="0.999185">
            <text:p>1</text:p>
          </table:table-cell>
          <table:table-cell office:value-type="float" office:value="1.017902">
            <text:p>1.02</text:p>
          </table:table-cell>
          <table:table-cell office:value-type="float" office:value="0.999772">
            <text:p>1</text:p>
          </table:table-cell>
          <table:table-cell office:value-type="float" office:value="1.003622">
            <text:p>1</text:p>
          </table:table-cell>
          <table:table-cell office:value-type="float" office:value="1.023528">
            <text:p>1.02</text:p>
          </table:table-cell>
          <table:table-cell office:value-type="float" office:value="1.000815">
            <text:p>1</text:p>
          </table:table-cell>
          <table:table-cell office:value-type="float" office:value="0.982098">
            <text:p>0.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2568.571429">
            <text:p>112568.57</text:p>
          </table:table-cell>
          <table:table-cell office:value-type="float" office:value="1598075.714286">
            <text:p>1598075.71</text:p>
          </table:table-cell>
          <table:table-cell office:value-type="float" office:value="4143301.428571">
            <text:p>4143301.43</text:p>
          </table:table-cell>
          <table:table-cell office:value-type="float" office:value="108602.857143">
            <text:p>108602.86</text:p>
          </table:table-cell>
          <table:table-cell office:value-type="float" office:value="15123510">
            <text:p>15123510</text:p>
          </table:table-cell>
          <table:table-cell table:number-columns-repeated="5" office:value-type="float" office:value="0">
            <text:p>0</text:p>
          </table:table-cell>
          <table:table-cell office:value-type="float" office:value="112568.571429">
            <text:p>112568.57</text:p>
          </table:table-cell>
          <table:table-cell office:value-type="float" office:value="1598075.714286">
            <text:p>1598075.71</text:p>
          </table:table-cell>
          <table:table-cell office:value-type="float" office:value="4143301.428571">
            <text:p>4143301.43</text:p>
          </table:table-cell>
          <table:table-cell office:value-type="float" office:value="108602.857143">
            <text:p>108602.86</text:p>
          </table:table-cell>
          <table:table-cell office:value-type="float" office:value="15123510">
            <text:p>15123510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1091.428571">
            <text:p>121091.43</text:p>
          </table:table-cell>
          <table:table-cell office:value-type="float" office:value="939375.714286">
            <text:p>939375.71</text:p>
          </table:table-cell>
          <table:table-cell office:value-type="float" office:value="4723152.857143">
            <text:p>4723152.86</text:p>
          </table:table-cell>
          <table:table-cell office:value-type="float" office:value="120844.285714">
            <text:p>120844.29</text:p>
          </table:table-cell>
          <table:table-cell office:value-type="float" office:value="9014718.571429">
            <text:p>9014718.57</text:p>
          </table:table-cell>
          <table:table-cell office:value-type="float" office:value="40352.857143">
            <text:p>40352.86</text:p>
          </table:table-cell>
          <table:table-cell office:value-type="float" office:value="302955.714286">
            <text:p>302955.71</text:p>
          </table:table-cell>
          <table:table-cell office:value-type="float" office:value="1573888.571429">
            <text:p>1573888.57</text:p>
          </table:table-cell>
          <table:table-cell office:value-type="float" office:value="40284.285714">
            <text:p>40284.29</text:p>
          </table:table-cell>
          <table:table-cell office:value-type="float" office:value="2966747.142857">
            <text:p>2966747.14</text:p>
          </table:table-cell>
          <table:table-cell office:value-type="float" office:value="80738.571429">
            <text:p>80738.57</text:p>
          </table:table-cell>
          <table:table-cell office:value-type="float" office:value="636420">
            <text:p>636420</text:p>
          </table:table-cell>
          <table:table-cell office:value-type="float" office:value="3149264.285714">
            <text:p>3149264.29</text:p>
          </table:table-cell>
          <table:table-cell office:value-type="float" office:value="80560">
            <text:p>80560</text:p>
          </table:table-cell>
          <table:table-cell office:value-type="float" office:value="6047971.428571">
            <text:p>6047971.43</text:p>
          </table:table-cell>
          <table:table-cell office:value-type="float" office:value="0.999729">
            <text:p>1</text:p>
          </table:table-cell>
          <table:table-cell office:value-type="float" office:value="0.967523">
            <text:p>0.97</text:p>
          </table:table-cell>
          <table:table-cell office:value-type="float" office:value="0.999685">
            <text:p>1</text:p>
          </table:table-cell>
          <table:table-cell office:value-type="float" office:value="1.000071">
            <text:p>1</text:p>
          </table:table-cell>
          <table:table-cell office:value-type="float" office:value="0.987301">
            <text:p>0.99</text:p>
          </table:table-cell>
          <table:table-cell office:value-type="float" office:value="2.000271">
            <text:p>2</text:p>
          </table:table-cell>
          <table:table-cell office:value-type="float" office:value="2.032477">
            <text:p>2.03</text:p>
          </table:table-cell>
          <table:table-cell office:value-type="float" office:value="2.000315">
            <text:p>2</text:p>
          </table:table-cell>
          <table:table-cell office:value-type="float" office:value="1.999929">
            <text:p>2</text:p>
          </table:table-cell>
          <table:table-cell office:value-type="float" office:value="2.012699">
            <text:p>2.01</text:p>
          </table:table-cell>
          <table:table-cell office:value-type="float" office:value="0.999729">
            <text:p>1</text:p>
          </table:table-cell>
          <table:table-cell office:value-type="float" office:value="0.967523">
            <text:p>0.97</text:p>
          </table:table-cell>
          <table:table-cell office:value-type="float" office:value="0.999685">
            <text:p>1</text:p>
          </table:table-cell>
          <table:table-cell office:value-type="float" office:value="1.000071">
            <text:p>1</text:p>
          </table:table-cell>
          <table:table-cell office:value-type="float" office:value="0.987301">
            <text:p>0.99</text:p>
          </table:table-cell>
          <table:table-cell office:value-type="float" office:value="2.000271">
            <text:p>2</text:p>
          </table:table-cell>
          <table:table-cell office:value-type="float" office:value="2.032477">
            <text:p>2.03</text:p>
          </table:table-cell>
          <table:table-cell office:value-type="float" office:value="2.000315">
            <text:p>2</text:p>
          </table:table-cell>
          <table:table-cell office:value-type="float" office:value="1.999929">
            <text:p>2</text:p>
          </table:table-cell>
          <table:table-cell office:value-type="float" office:value="2.012699">
            <text:p>2.0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1148.571429">
            <text:p>41148.57</text:p>
          </table:table-cell>
          <table:table-cell office:value-type="float" office:value="426378.571429">
            <text:p>426378.57</text:p>
          </table:table-cell>
          <table:table-cell office:value-type="float" office:value="2437721.428571">
            <text:p>2437721.43</text:p>
          </table:table-cell>
          <table:table-cell office:value-type="float" office:value="121284.285714">
            <text:p>121284.29</text:p>
          </table:table-cell>
          <table:table-cell office:value-type="float" office:value="8993154.285714">
            <text:p>8993154.29</text:p>
          </table:table-cell>
          <table:table-cell office:value-type="float" office:value="20574.285714">
            <text:p>20574.29</text:p>
          </table:table-cell>
          <table:table-cell office:value-type="float" office:value="213784.285714">
            <text:p>213784.29</text:p>
          </table:table-cell>
          <table:table-cell office:value-type="float" office:value="1213487.142857">
            <text:p>1213487.14</text:p>
          </table:table-cell>
          <table:table-cell office:value-type="float" office:value="60627.142857">
            <text:p>60627.14</text:p>
          </table:table-cell>
          <table:table-cell office:value-type="float" office:value="4601375.714286">
            <text:p>4601375.71</text:p>
          </table:table-cell>
          <table:table-cell office:value-type="float" office:value="20574.285714">
            <text:p>20574.29</text:p>
          </table:table-cell>
          <table:table-cell office:value-type="float" office:value="212594.285714">
            <text:p>212594.29</text:p>
          </table:table-cell>
          <table:table-cell office:value-type="float" office:value="1224234.285714">
            <text:p>1224234.29</text:p>
          </table:table-cell>
          <table:table-cell office:value-type="float" office:value="60657.142857">
            <text:p>60657.14</text:p>
          </table:table-cell>
          <table:table-cell office:value-type="float" office:value="4391778.571429">
            <text:p>4391778.57</text:p>
          </table:table-cell>
          <table:table-cell office:value-type="float" office:value="2">
            <text:p>2</text:p>
          </table:table-cell>
          <table:table-cell office:value-type="float" office:value="2.005582">
            <text:p>2.01</text:p>
          </table:table-cell>
          <table:table-cell office:value-type="float" office:value="1.991183">
            <text:p>1.99</text:p>
          </table:table-cell>
          <table:table-cell office:value-type="float" office:value="1.999505">
            <text:p>2</text:p>
          </table:table-cell>
          <table:table-cell office:value-type="float" office:value="2.046613">
            <text:p>2.05</text:p>
          </table:table-cell>
          <table:table-cell office:value-type="float" office:value="2">
            <text:p>2</text:p>
          </table:table-cell>
          <table:table-cell office:value-type="float" office:value="1.994418">
            <text:p>1.99</text:p>
          </table:table-cell>
          <table:table-cell office:value-type="float" office:value="2.008817">
            <text:p>2.01</text:p>
          </table:table-cell>
          <table:table-cell office:value-type="float" office:value="2.000495">
            <text:p>2</text:p>
          </table:table-cell>
          <table:table-cell office:value-type="float" office:value="1.953387">
            <text:p>1.95</text:p>
          </table:table-cell>
          <table:table-cell office:value-type="float" office:value="1">
            <text:p>1</text:p>
          </table:table-cell>
          <table:table-cell office:value-type="float" office:value="1.003725">
            <text:p>1</text:p>
          </table:table-cell>
          <table:table-cell office:value-type="float" office:value="0.99413">
            <text:p>0.99</text:p>
          </table:table-cell>
          <table:table-cell office:value-type="float" office:value="0.99967">
            <text:p>1</text:p>
          </table:table-cell>
          <table:table-cell office:value-type="float" office:value="1.031318">
            <text:p>1.03</text:p>
          </table:table-cell>
          <table:table-cell office:value-type="float" office:value="2">
            <text:p>2</text:p>
          </table:table-cell>
          <table:table-cell office:value-type="float" office:value="1.996275">
            <text:p>2</text:p>
          </table:table-cell>
          <table:table-cell office:value-type="float" office:value="2.00587">
            <text:p>2.01</text:p>
          </table:table-cell>
          <table:table-cell office:value-type="float" office:value="2.00033">
            <text:p>2</text:p>
          </table:table-cell>
          <table:table-cell office:value-type="float" office:value="1.968682">
            <text:p>1.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651.428571">
            <text:p>43651.43</text:p>
          </table:table-cell>
          <table:table-cell office:value-type="float" office:value="866041.428571">
            <text:p>866041.43</text:p>
          </table:table-cell>
          <table:table-cell office:value-type="float" office:value="2105042.857143">
            <text:p>2105042.86</text:p>
          </table:table-cell>
          <table:table-cell office:value-type="float" office:value="69680">
            <text:p>69680</text:p>
          </table:table-cell>
          <table:table-cell office:value-type="float" office:value="8730434.285714">
            <text:p>8730434.29</text:p>
          </table:table-cell>
          <table:table-cell office:value-type="float" office:value="26180">
            <text:p>26180</text:p>
          </table:table-cell>
          <table:table-cell office:value-type="float" office:value="532872.857143">
            <text:p>532872.86</text:p>
          </table:table-cell>
          <table:table-cell office:value-type="float" office:value="1254221.428571">
            <text:p>1254221.43</text:p>
          </table:table-cell>
          <table:table-cell office:value-type="float" office:value="41800">
            <text:p>41800</text:p>
          </table:table-cell>
          <table:table-cell office:value-type="float" office:value="5191560">
            <text:p>5191560</text:p>
          </table:table-cell>
          <table:table-cell office:value-type="float" office:value="17471.428571">
            <text:p>17471.43</text:p>
          </table:table-cell>
          <table:table-cell office:value-type="float" office:value="333168.571429">
            <text:p>333168.57</text:p>
          </table:table-cell>
          <table:table-cell office:value-type="float" office:value="850821.428571">
            <text:p>850821.43</text:p>
          </table:table-cell>
          <table:table-cell office:value-type="float" office:value="27880">
            <text:p>27880</text:p>
          </table:table-cell>
          <table:table-cell office:value-type="float" office:value="3538874.285714">
            <text:p>3538874.29</text:p>
          </table:table-cell>
          <table:table-cell office:value-type="float" office:value="2.998756">
            <text:p>3</text:p>
          </table:table-cell>
          <table:table-cell office:value-type="float" office:value="3.076486">
            <text:p>3.08</text:p>
          </table:table-cell>
          <table:table-cell office:value-type="float" office:value="2.979088">
            <text:p>2.98</text:p>
          </table:table-cell>
          <table:table-cell office:value-type="float" office:value="2.999426">
            <text:p>3</text:p>
          </table:table-cell>
          <table:table-cell office:value-type="float" office:value="2.973254">
            <text:p>2.97</text:p>
          </table:table-cell>
          <table:table-cell office:value-type="float" office:value="2.001244">
            <text:p>2</text:p>
          </table:table-cell>
          <table:table-cell office:value-type="float" office:value="1.923514">
            <text:p>1.92</text:p>
          </table:table-cell>
          <table:table-cell office:value-type="float" office:value="2.020912">
            <text:p>2.02</text:p>
          </table:table-cell>
          <table:table-cell office:value-type="float" office:value="2.000574">
            <text:p>2</text:p>
          </table:table-cell>
          <table:table-cell office:value-type="float" office:value="2.026746">
            <text:p>2.03</text:p>
          </table:table-cell>
          <table:table-cell office:value-type="float" office:value="0.999309">
            <text:p>1</text:p>
          </table:table-cell>
          <table:table-cell office:value-type="float" office:value="1.043227">
            <text:p>1.04</text:p>
          </table:table-cell>
          <table:table-cell office:value-type="float" office:value="0.988436">
            <text:p>0.99</text:p>
          </table:table-cell>
          <table:table-cell office:value-type="float" office:value="0.999681">
            <text:p>1</text:p>
          </table:table-cell>
          <table:table-cell office:value-type="float" office:value="0.985229">
            <text:p>0.99</text:p>
          </table:table-cell>
          <table:table-cell office:value-type="float" office:value="2.000691">
            <text:p>2</text:p>
          </table:table-cell>
          <table:table-cell office:value-type="float" office:value="1.956773">
            <text:p>1.96</text:p>
          </table:table-cell>
          <table:table-cell office:value-type="float" office:value="2.011564">
            <text:p>2.01</text:p>
          </table:table-cell>
          <table:table-cell office:value-type="float" office:value="2.000319">
            <text:p>2</text:p>
          </table:table-cell>
          <table:table-cell office:value-type="float" office:value="2.014771">
            <text:p>2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390">
            <text:p>52390</text:p>
          </table:table-cell>
          <table:table-cell office:value-type="float" office:value="862382.857143">
            <text:p>862382.86</text:p>
          </table:table-cell>
          <table:table-cell office:value-type="float" office:value="1865620">
            <text:p>1865620</text:p>
          </table:table-cell>
          <table:table-cell office:value-type="float" office:value="66281.428571">
            <text:p>66281.43</text:p>
          </table:table-cell>
          <table:table-cell office:value-type="float" office:value="8755072.857143">
            <text:p>8755072.86</text:p>
          </table:table-cell>
          <table:table-cell office:value-type="float" office:value="34914.285714">
            <text:p>34914.29</text:p>
          </table:table-cell>
          <table:table-cell office:value-type="float" office:value="575801.428571">
            <text:p>575801.43</text:p>
          </table:table-cell>
          <table:table-cell office:value-type="float" office:value="1248292.857143">
            <text:p>1248292.86</text:p>
          </table:table-cell>
          <table:table-cell office:value-type="float" office:value="44180">
            <text:p>44180</text:p>
          </table:table-cell>
          <table:table-cell office:value-type="float" office:value="5729538.571429">
            <text:p>5729538.57</text:p>
          </table:table-cell>
          <table:table-cell office:value-type="float" office:value="17475.714286">
            <text:p>17475.71</text:p>
          </table:table-cell>
          <table:table-cell office:value-type="float" office:value="286581.428571">
            <text:p>286581.43</text:p>
          </table:table-cell>
          <table:table-cell office:value-type="float" office:value="617327.142857">
            <text:p>617327.14</text:p>
          </table:table-cell>
          <table:table-cell office:value-type="float" office:value="22101.428571">
            <text:p>22101.43</text:p>
          </table:table-cell>
          <table:table-cell office:value-type="float" office:value="3025534.285714">
            <text:p>3025534.29</text:p>
          </table:table-cell>
          <table:table-cell office:value-type="float" office:value="3.998582">
            <text:p>4</text:p>
          </table:table-cell>
          <table:table-cell office:value-type="float" office:value="4.006119">
            <text:p>4.01</text:p>
          </table:table-cell>
          <table:table-cell office:value-type="float" office:value="4.014621">
            <text:p>4.01</text:p>
          </table:table-cell>
          <table:table-cell office:value-type="float" office:value="3.99931">
            <text:p>4</text:p>
          </table:table-cell>
          <table:table-cell office:value-type="float" office:value="3.92655">
            <text:p>3.93</text:p>
          </table:table-cell>
          <table:table-cell office:value-type="float" office:value="2.001418">
            <text:p>2</text:p>
          </table:table-cell>
          <table:table-cell office:value-type="float" office:value="1.993881">
            <text:p>1.99</text:p>
          </table:table-cell>
          <table:table-cell office:value-type="float" office:value="1.985379">
            <text:p>1.99</text:p>
          </table:table-cell>
          <table:table-cell office:value-type="float" office:value="2.00069">
            <text:p>2</text:p>
          </table:table-cell>
          <table:table-cell office:value-type="float" office:value="2.07345">
            <text:p>2.07</text:p>
          </table:table-cell>
          <table:table-cell office:value-type="float" office:value="0.999291">
            <text:p>1</text:p>
          </table:table-cell>
          <table:table-cell office:value-type="float" office:value="1.003064">
            <text:p>1</text:p>
          </table:table-cell>
          <table:table-cell office:value-type="float" office:value="1.007337">
            <text:p>1.01</text:p>
          </table:table-cell>
          <table:table-cell office:value-type="float" office:value="0.999655">
            <text:p>1</text:p>
          </table:table-cell>
          <table:table-cell office:value-type="float" office:value="0.963937">
            <text:p>0.96</text:p>
          </table:table-cell>
          <table:table-cell office:value-type="float" office:value="2.000709">
            <text:p>2</text:p>
          </table:table-cell>
          <table:table-cell office:value-type="float" office:value="1.996936">
            <text:p>2</text:p>
          </table:table-cell>
          <table:table-cell office:value-type="float" office:value="1.992663">
            <text:p>1.99</text:p>
          </table:table-cell>
          <table:table-cell office:value-type="float" office:value="2.000345">
            <text:p>2</text:p>
          </table:table-cell>
          <table:table-cell office:value-type="float" office:value="2.036063">
            <text:p>2.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770">
            <text:p>49770</text:p>
          </table:table-cell>
          <table:table-cell office:value-type="float" office:value="893327.142857">
            <text:p>893327.14</text:p>
          </table:table-cell>
          <table:table-cell office:value-type="float" office:value="1355112.857143">
            <text:p>1355112.86</text:p>
          </table:table-cell>
          <table:table-cell office:value-type="float" office:value="72551.428571">
            <text:p>72551.43</text:p>
          </table:table-cell>
          <table:table-cell office:value-type="float" office:value="8855220">
            <text:p>8855220</text:p>
          </table:table-cell>
          <table:table-cell office:value-type="float" office:value="35534.285714">
            <text:p>35534.29</text:p>
          </table:table-cell>
          <table:table-cell office:value-type="float" office:value="641382.857143">
            <text:p>641382.86</text:p>
          </table:table-cell>
          <table:table-cell office:value-type="float" office:value="971180">
            <text:p>971180</text:p>
          </table:table-cell>
          <table:table-cell office:value-type="float" office:value="51818.571429">
            <text:p>51818.57</text:p>
          </table:table-cell>
          <table:table-cell office:value-type="float" office:value="6293512.857143">
            <text:p>6293512.86</text:p>
          </table:table-cell>
          <table:table-cell office:value-type="float" office:value="14235.714286">
            <text:p>14235.71</text:p>
          </table:table-cell>
          <table:table-cell office:value-type="float" office:value="251944.285714">
            <text:p>251944.29</text:p>
          </table:table-cell>
          <table:table-cell office:value-type="float" office:value="383932.857143">
            <text:p>383932.86</text:p>
          </table:table-cell>
          <table:table-cell office:value-type="float" office:value="20732.857143">
            <text:p>20732.86</text:p>
          </table:table-cell>
          <table:table-cell office:value-type="float" office:value="2561707.142857">
            <text:p>2561707.14</text:p>
          </table:table-cell>
          <table:table-cell office:value-type="float" office:value="4.99779">
            <text:p>5</text:p>
          </table:table-cell>
          <table:table-cell office:value-type="float" office:value="5.025796">
            <text:p>5.03</text:p>
          </table:table-cell>
          <table:table-cell office:value-type="float" office:value="5.016748">
            <text:p>5.02</text:p>
          </table:table-cell>
          <table:table-cell office:value-type="float" office:value="4.999626">
            <text:p>5</text:p>
          </table:table-cell>
          <table:table-cell office:value-type="float" office:value="4.974985">
            <text:p>4.97</text:p>
          </table:table-cell>
          <table:table-cell office:value-type="float" office:value="2.00221">
            <text:p>2</text:p>
          </table:table-cell>
          <table:table-cell office:value-type="float" office:value="1.974204">
            <text:p>1.97</text:p>
          </table:table-cell>
          <table:table-cell office:value-type="float" office:value="1.983252">
            <text:p>1.98</text:p>
          </table:table-cell>
          <table:table-cell office:value-type="float" office:value="2.000374">
            <text:p>2</text:p>
          </table:table-cell>
          <table:table-cell office:value-type="float" office:value="2.025015">
            <text:p>2.03</text:p>
          </table:table-cell>
          <table:table-cell office:value-type="float" office:value="0.998969">
            <text:p>1</text:p>
          </table:table-cell>
          <table:table-cell office:value-type="float" office:value="1.012122">
            <text:p>1.01</text:p>
          </table:table-cell>
          <table:table-cell office:value-type="float" office:value="1.007851">
            <text:p>1.01</text:p>
          </table:table-cell>
          <table:table-cell office:value-type="float" office:value="0.999825">
            <text:p>1</text:p>
          </table:table-cell>
          <table:table-cell office:value-type="float" office:value="0.988404">
            <text:p>0.99</text:p>
          </table:table-cell>
          <table:table-cell office:value-type="float" office:value="2.001031">
            <text:p>2</text:p>
          </table:table-cell>
          <table:table-cell office:value-type="float" office:value="1.987878">
            <text:p>1.99</text:p>
          </table:table-cell>
          <table:table-cell office:value-type="float" office:value="1.992149">
            <text:p>1.99</text:p>
          </table:table-cell>
          <table:table-cell office:value-type="float" office:value="2.000175">
            <text:p>2</text:p>
          </table:table-cell>
          <table:table-cell office:value-type="float" office:value="2.011596">
            <text:p>2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872.857143">
            <text:p>45872.86</text:p>
          </table:table-cell>
          <table:table-cell office:value-type="float" office:value="873092.857143">
            <text:p>873092.86</text:p>
          </table:table-cell>
          <table:table-cell office:value-type="float" office:value="1343360">
            <text:p>1343360</text:p>
          </table:table-cell>
          <table:table-cell office:value-type="float" office:value="68151.428571">
            <text:p>68151.43</text:p>
          </table:table-cell>
          <table:table-cell office:value-type="float" office:value="8872560">
            <text:p>8872560</text:p>
          </table:table-cell>
          <table:table-cell office:value-type="float" office:value="34381.428571">
            <text:p>34381.43</text:p>
          </table:table-cell>
          <table:table-cell office:value-type="float" office:value="655412.857143">
            <text:p>655412.86</text:p>
          </table:table-cell>
          <table:table-cell office:value-type="float" office:value="1008472.857143">
            <text:p>1008472.86</text:p>
          </table:table-cell>
          <table:table-cell office:value-type="float" office:value="51101.428571">
            <text:p>51101.43</text:p>
          </table:table-cell>
          <table:table-cell office:value-type="float" office:value="6653441.428571">
            <text:p>6653441.43</text:p>
          </table:table-cell>
          <table:table-cell office:value-type="float" office:value="11491.428571">
            <text:p>11491.43</text:p>
          </table:table-cell>
          <table:table-cell office:value-type="float" office:value="217680">
            <text:p>217680</text:p>
          </table:table-cell>
          <table:table-cell office:value-type="float" office:value="334887.142857">
            <text:p>334887.14</text:p>
          </table:table-cell>
          <table:table-cell office:value-type="float" office:value="17050">
            <text:p>17050</text:p>
          </table:table-cell>
          <table:table-cell office:value-type="float" office:value="2219118.571429">
            <text:p>2219118.57</text:p>
          </table:table-cell>
          <table:table-cell office:value-type="float" office:value="5.995952">
            <text:p>6</text:p>
          </table:table-cell>
          <table:table-cell office:value-type="float" office:value="6.005436">
            <text:p>6.01</text:p>
          </table:table-cell>
          <table:table-cell office:value-type="float" office:value="6.005674">
            <text:p>6.01</text:p>
          </table:table-cell>
          <table:table-cell office:value-type="float" office:value="5.998575">
            <text:p>6</text:p>
          </table:table-cell>
          <table:table-cell office:value-type="float" office:value="5.999118">
            <text:p>6</text:p>
          </table:table-cell>
          <table:table-cell office:value-type="float" office:value="2.004048">
            <text:p>2</text:p>
          </table:table-cell>
          <table:table-cell office:value-type="float" office:value="1.994564">
            <text:p>1.99</text:p>
          </table:table-cell>
          <table:table-cell office:value-type="float" office:value="1.994326">
            <text:p>1.99</text:p>
          </table:table-cell>
          <table:table-cell office:value-type="float" office:value="2.001425">
            <text:p>2</text:p>
          </table:table-cell>
          <table:table-cell office:value-type="float" office:value="2.000882">
            <text:p>2</text:p>
          </table:table-cell>
          <table:table-cell office:value-type="float" office:value="0.998203">
            <text:p>1</text:p>
          </table:table-cell>
          <table:table-cell office:value-type="float" office:value="1.002419">
            <text:p>1</text:p>
          </table:table-cell>
          <table:table-cell office:value-type="float" office:value="1.002526">
            <text:p>1</text:p>
          </table:table-cell>
          <table:table-cell office:value-type="float" office:value="0.999367">
            <text:p>1</text:p>
          </table:table-cell>
          <table:table-cell office:value-type="float" office:value="0.999608">
            <text:p>1</text:p>
          </table:table-cell>
          <table:table-cell office:value-type="float" office:value="2.001797">
            <text:p>2</text:p>
          </table:table-cell>
          <table:table-cell office:value-type="float" office:value="1.997581">
            <text:p>2</text:p>
          </table:table-cell>
          <table:table-cell office:value-type="float" office:value="1.997474">
            <text:p>2</text:p>
          </table:table-cell>
          <table:table-cell office:value-type="float" office:value="2.000633">
            <text:p>2</text:p>
          </table:table-cell>
          <table:table-cell office:value-type="float" office:value="2.00039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48.571429">
            <text:p>48548.57</text:p>
          </table:table-cell>
          <table:table-cell office:value-type="float" office:value="906665.714286">
            <text:p>906665.71</text:p>
          </table:table-cell>
          <table:table-cell office:value-type="float" office:value="1237191.428571">
            <text:p>1237191.43</text:p>
          </table:table-cell>
          <table:table-cell office:value-type="float" office:value="69775.714286">
            <text:p>69775.71</text:p>
          </table:table-cell>
          <table:table-cell office:value-type="float" office:value="8971392.857143">
            <text:p>8971392.86</text:p>
          </table:table-cell>
          <table:table-cell office:value-type="float" office:value="37758.571429">
            <text:p>37758.57</text:p>
          </table:table-cell>
          <table:table-cell office:value-type="float" office:value="705872.857143">
            <text:p>705872.86</text:p>
          </table:table-cell>
          <table:table-cell office:value-type="float" office:value="973984.285714">
            <text:p>973984.29</text:p>
          </table:table-cell>
          <table:table-cell office:value-type="float" office:value="54251.428571">
            <text:p>54251.43</text:p>
          </table:table-cell>
          <table:table-cell office:value-type="float" office:value="6948468.571429">
            <text:p>6948468.57</text:p>
          </table:table-cell>
          <table:table-cell office:value-type="float" office:value="10790">
            <text:p>10790</text:p>
          </table:table-cell>
          <table:table-cell office:value-type="float" office:value="200792.857143">
            <text:p>200792.86</text:p>
          </table:table-cell>
          <table:table-cell office:value-type="float" office:value="263207.142857">
            <text:p>263207.14</text:p>
          </table:table-cell>
          <table:table-cell office:value-type="float" office:value="15524.285714">
            <text:p>15524.29</text:p>
          </table:table-cell>
          <table:table-cell office:value-type="float" office:value="2022924.285714">
            <text:p>2022924.29</text:p>
          </table:table-cell>
          <table:table-cell office:value-type="float" office:value="6.999735">
            <text:p>7</text:p>
          </table:table-cell>
          <table:table-cell office:value-type="float" office:value="7.006834">
            <text:p>7.01</text:p>
          </table:table-cell>
          <table:table-cell office:value-type="float" office:value="7.085289">
            <text:p>7.09</text:p>
          </table:table-cell>
          <table:table-cell office:value-type="float" office:value="6.997605">
            <text:p>7</text:p>
          </table:table-cell>
          <table:table-cell office:value-type="float" office:value="6.970625">
            <text:p>6.97</text:p>
          </table:table-cell>
          <table:table-cell office:value-type="float" office:value="2.000265">
            <text:p>2</text:p>
          </table:table-cell>
          <table:table-cell office:value-type="float" office:value="1.993166">
            <text:p>1.99</text:p>
          </table:table-cell>
          <table:table-cell office:value-type="float" office:value="1.914711">
            <text:p>1.91</text:p>
          </table:table-cell>
          <table:table-cell office:value-type="float" office:value="2.002395">
            <text:p>2</text:p>
          </table:table-cell>
          <table:table-cell office:value-type="float" office:value="2.029375">
            <text:p>2.03</text:p>
          </table:table-cell>
          <table:table-cell office:value-type="float" office:value="0.999887">
            <text:p>1</text:p>
          </table:table-cell>
          <table:table-cell office:value-type="float" office:value="1.002934">
            <text:p>1</text:p>
          </table:table-cell>
          <table:table-cell office:value-type="float" office:value="1.037465">
            <text:p>1.04</text:p>
          </table:table-cell>
          <table:table-cell office:value-type="float" office:value="0.998974">
            <text:p>1</text:p>
          </table:table-cell>
          <table:table-cell office:value-type="float" office:value="0.987516">
            <text:p>0.99</text:p>
          </table:table-cell>
          <table:table-cell office:value-type="float" office:value="2.000113">
            <text:p>2</text:p>
          </table:table-cell>
          <table:table-cell office:value-type="float" office:value="1.997066">
            <text:p>2</text:p>
          </table:table-cell>
          <table:table-cell office:value-type="float" office:value="1.962535">
            <text:p>1.96</text:p>
          </table:table-cell>
          <table:table-cell office:value-type="float" office:value="2.001026">
            <text:p>2</text:p>
          </table:table-cell>
          <table:table-cell office:value-type="float" office:value="2.012484">
            <text:p>2.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441.428571">
            <text:p>50441.43</text:p>
          </table:table-cell>
          <table:table-cell office:value-type="float" office:value="904292.857143">
            <text:p>904292.86</text:p>
          </table:table-cell>
          <table:table-cell office:value-type="float" office:value="1227450">
            <text:p>1227450</text:p>
          </table:table-cell>
          <table:table-cell office:value-type="float" office:value="78264.285714">
            <text:p>78264.29</text:p>
          </table:table-cell>
          <table:table-cell office:value-type="float" office:value="8877725.714286">
            <text:p>8877725.71</text:p>
          </table:table-cell>
          <table:table-cell office:value-type="float" office:value="40354.285714">
            <text:p>40354.29</text:p>
          </table:table-cell>
          <table:table-cell office:value-type="float" office:value="722394.285714">
            <text:p>722394.29</text:p>
          </table:table-cell>
          <table:table-cell office:value-type="float" office:value="993270">
            <text:p>993270</text:p>
          </table:table-cell>
          <table:table-cell office:value-type="float" office:value="62598.571429">
            <text:p>62598.57</text:p>
          </table:table-cell>
          <table:table-cell office:value-type="float" office:value="7116008.571429">
            <text:p>7116008.57</text:p>
          </table:table-cell>
          <table:table-cell office:value-type="float" office:value="10087.142857">
            <text:p>10087.14</text:p>
          </table:table-cell>
          <table:table-cell office:value-type="float" office:value="181898.571429">
            <text:p>181898.57</text:p>
          </table:table-cell>
          <table:table-cell office:value-type="float" office:value="234180">
            <text:p>234180</text:p>
          </table:table-cell>
          <table:table-cell office:value-type="float" office:value="15665.714286">
            <text:p>15665.71</text:p>
          </table:table-cell>
          <table:table-cell office:value-type="float" office:value="1761717.142857">
            <text:p>1761717.14</text:p>
          </table:table-cell>
          <table:table-cell office:value-type="float" office:value="8.000227">
            <text:p>8</text:p>
          </table:table-cell>
          <table:table-cell office:value-type="float" office:value="7.988499">
            <text:p>7.99</text:p>
          </table:table-cell>
          <table:table-cell office:value-type="float" office:value="8.092142">
            <text:p>8.09</text:p>
          </table:table-cell>
          <table:table-cell office:value-type="float" office:value="7.998357">
            <text:p>8</text:p>
          </table:table-cell>
          <table:table-cell office:value-type="float" office:value="8.015576">
            <text:p>8.02</text:p>
          </table:table-cell>
          <table:table-cell office:value-type="float" office:value="1.999773">
            <text:p>2</text:p>
          </table:table-cell>
          <table:table-cell office:value-type="float" office:value="2.011501">
            <text:p>2.01</text:p>
          </table:table-cell>
          <table:table-cell office:value-type="float" office:value="1.907858">
            <text:p>1.91</text:p>
          </table:table-cell>
          <table:table-cell office:value-type="float" office:value="2.001643">
            <text:p>2</text:p>
          </table:table-cell>
          <table:table-cell office:value-type="float" office:value="1.984424">
            <text:p>1.98</text:p>
          </table:table-cell>
          <table:table-cell office:value-type="float" office:value="1.000094">
            <text:p>1</text:p>
          </table:table-cell>
          <table:table-cell office:value-type="float" office:value="0.995224">
            <text:p>1</text:p>
          </table:table-cell>
          <table:table-cell office:value-type="float" office:value="1.039453">
            <text:p>1.04</text:p>
          </table:table-cell>
          <table:table-cell office:value-type="float" office:value="0.999316">
            <text:p>1</text:p>
          </table:table-cell>
          <table:table-cell office:value-type="float" office:value="1.00652">
            <text:p>1.01</text:p>
          </table:table-cell>
          <table:table-cell office:value-type="float" office:value="1.999906">
            <text:p>2</text:p>
          </table:table-cell>
          <table:table-cell office:value-type="float" office:value="2.004776">
            <text:p>2</text:p>
          </table:table-cell>
          <table:table-cell office:value-type="float" office:value="1.960547">
            <text:p>1.96</text:p>
          </table:table-cell>
          <table:table-cell office:value-type="float" office:value="2.000684">
            <text:p>2</text:p>
          </table:table-cell>
          <table:table-cell office:value-type="float" office:value="1.99348">
            <text:p>1.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985.714286">
            <text:p>47985.71</text:p>
          </table:table-cell>
          <table:table-cell office:value-type="float" office:value="879444.285714">
            <text:p>879444.29</text:p>
          </table:table-cell>
          <table:table-cell office:value-type="float" office:value="1411828.571429">
            <text:p>1411828.57</text:p>
          </table:table-cell>
          <table:table-cell office:value-type="float" office:value="68884.285714">
            <text:p>68884.29</text:p>
          </table:table-cell>
          <table:table-cell office:value-type="float" office:value="8934178.571429">
            <text:p>8934178.57</text:p>
          </table:table-cell>
          <table:table-cell office:value-type="float" office:value="39247.142857">
            <text:p>39247.14</text:p>
          </table:table-cell>
          <table:table-cell office:value-type="float" office:value="718544.285714">
            <text:p>718544.29</text:p>
          </table:table-cell>
          <table:table-cell office:value-type="float" office:value="1164735.714286">
            <text:p>1164735.71</text:p>
          </table:table-cell>
          <table:table-cell office:value-type="float" office:value="56350">
            <text:p>56350</text:p>
          </table:table-cell>
          <table:table-cell office:value-type="float" office:value="7335867.142857">
            <text:p>7335867.14</text:p>
          </table:table-cell>
          <table:table-cell office:value-type="float" office:value="8738.571429">
            <text:p>8738.57</text:p>
          </table:table-cell>
          <table:table-cell office:value-type="float" office:value="160900">
            <text:p>160900</text:p>
          </table:table-cell>
          <table:table-cell office:value-type="float" office:value="247092.857143">
            <text:p>247092.86</text:p>
          </table:table-cell>
          <table:table-cell office:value-type="float" office:value="12534.285714">
            <text:p>12534.29</text:p>
          </table:table-cell>
          <table:table-cell office:value-type="float" office:value="1598311.428571">
            <text:p>1598311.43</text:p>
          </table:table-cell>
          <table:table-cell office:value-type="float" office:value="8.996815">
            <text:p>9</text:p>
          </table:table-cell>
          <table:table-cell office:value-type="float" office:value="8.987479">
            <text:p>8.99</text:p>
          </table:table-cell>
          <table:table-cell office:value-type="float" office:value="9.074822">
            <text:p>9.07</text:p>
          </table:table-cell>
          <table:table-cell office:value-type="float" office:value="8.998424">
            <text:p>9</text:p>
          </table:table-cell>
          <table:table-cell office:value-type="float" office:value="9.032116">
            <text:p>9.03</text:p>
          </table:table-cell>
          <table:table-cell office:value-type="float" office:value="2.003185">
            <text:p>2</text:p>
          </table:table-cell>
          <table:table-cell office:value-type="float" office:value="2.012521">
            <text:p>2.01</text:p>
          </table:table-cell>
          <table:table-cell office:value-type="float" office:value="1.925178">
            <text:p>1.93</text:p>
          </table:table-cell>
          <table:table-cell office:value-type="float" office:value="2.001576">
            <text:p>2</text:p>
          </table:table-cell>
          <table:table-cell office:value-type="float" office:value="1.967884">
            <text:p>1.97</text:p>
          </table:table-cell>
          <table:table-cell office:value-type="float" office:value="0.998703">
            <text:p>1</text:p>
          </table:table-cell>
          <table:table-cell office:value-type="float" office:value="0.994918">
            <text:p>0.99</text:p>
          </table:table-cell>
          <table:table-cell office:value-type="float" office:value="1.031174">
            <text:p>1.03</text:p>
          </table:table-cell>
          <table:table-cell office:value-type="float" office:value="0.999358">
            <text:p>1</text:p>
          </table:table-cell>
          <table:table-cell office:value-type="float" office:value="1.01321">
            <text:p>1.01</text:p>
          </table:table-cell>
          <table:table-cell office:value-type="float" office:value="2.001297">
            <text:p>2</text:p>
          </table:table-cell>
          <table:table-cell office:value-type="float" office:value="2.005082">
            <text:p>2.01</text:p>
          </table:table-cell>
          <table:table-cell office:value-type="float" office:value="1.968826">
            <text:p>1.97</text:p>
          </table:table-cell>
          <table:table-cell office:value-type="float" office:value="2.000642">
            <text:p>2</text:p>
          </table:table-cell>
          <table:table-cell office:value-type="float" office:value="1.98679">
            <text:p>1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8822.857143">
            <text:p>48822.86</text:p>
          </table:table-cell>
          <table:table-cell office:value-type="float" office:value="857390">
            <text:p>857390</text:p>
          </table:table-cell>
          <table:table-cell office:value-type="float" office:value="1451752.857143">
            <text:p>1451752.86</text:p>
          </table:table-cell>
          <table:table-cell office:value-type="float" office:value="72400">
            <text:p>72400</text:p>
          </table:table-cell>
          <table:table-cell office:value-type="float" office:value="10501884.285714">
            <text:p>10501884.29</text:p>
          </table:table-cell>
          <table:table-cell office:value-type="float" office:value="40664.285714">
            <text:p>40664.29</text:p>
          </table:table-cell>
          <table:table-cell office:value-type="float" office:value="714194.285714">
            <text:p>714194.29</text:p>
          </table:table-cell>
          <table:table-cell office:value-type="float" office:value="1198382.857143">
            <text:p>1198382.86</text:p>
          </table:table-cell>
          <table:table-cell office:value-type="float" office:value="60322.857143">
            <text:p>60322.86</text:p>
          </table:table-cell>
          <table:table-cell office:value-type="float" office:value="8633725.714286">
            <text:p>8633725.71</text:p>
          </table:table-cell>
          <table:table-cell office:value-type="float" office:value="8158.571429">
            <text:p>8158.57</text:p>
          </table:table-cell>
          <table:table-cell office:value-type="float" office:value="143195.714286">
            <text:p>143195.71</text:p>
          </table:table-cell>
          <table:table-cell office:value-type="float" office:value="253370">
            <text:p>253370</text:p>
          </table:table-cell>
          <table:table-cell office:value-type="float" office:value="12077.142857">
            <text:p>12077.14</text:p>
          </table:table-cell>
          <table:table-cell office:value-type="float" office:value="1868158.571429">
            <text:p>1868158.57</text:p>
          </table:table-cell>
          <table:table-cell office:value-type="float" office:value="9.994733">
            <text:p>9.99</text:p>
          </table:table-cell>
          <table:table-cell office:value-type="float" office:value="9.995838">
            <text:p>10</text:p>
          </table:table-cell>
          <table:table-cell office:value-type="float" office:value="9.905677">
            <text:p>9.91</text:p>
          </table:table-cell>
          <table:table-cell office:value-type="float" office:value="9.998264">
            <text:p>10</text:p>
          </table:table-cell>
          <table:table-cell office:value-type="float" office:value="9.865345">
            <text:p>9.87</text:p>
          </table:table-cell>
          <table:table-cell office:value-type="float" office:value="2.005267">
            <text:p>2.01</text:p>
          </table:table-cell>
          <table:table-cell office:value-type="float" office:value="2.004162">
            <text:p>2</text:p>
          </table:table-cell>
          <table:table-cell office:value-type="float" office:value="2.094323">
            <text:p>2.09</text:p>
          </table:table-cell>
          <table:table-cell office:value-type="float" office:value="2.001736">
            <text:p>2</text:p>
          </table:table-cell>
          <table:table-cell office:value-type="float" office:value="2.134655">
            <text:p>2.13</text:p>
          </table:table-cell>
          <table:table-cell office:value-type="float" office:value="0.997897">
            <text:p>1</text:p>
          </table:table-cell>
          <table:table-cell office:value-type="float" office:value="0.998337">
            <text:p>1</text:p>
          </table:table-cell>
          <table:table-cell office:value-type="float" office:value="0.963309">
            <text:p>0.96</text:p>
          </table:table-cell>
          <table:table-cell office:value-type="float" office:value="0.999306">
            <text:p>1</text:p>
          </table:table-cell>
          <table:table-cell office:value-type="float" office:value="0.948229">
            <text:p>0.95</text:p>
          </table:table-cell>
          <table:table-cell office:value-type="float" office:value="2.002103">
            <text:p>2</text:p>
          </table:table-cell>
          <table:table-cell office:value-type="float" office:value="2.001663">
            <text:p>2</text:p>
          </table:table-cell>
          <table:table-cell office:value-type="float" office:value="2.036691">
            <text:p>2.04</text:p>
          </table:table-cell>
          <table:table-cell office:value-type="float" office:value="2.000694">
            <text:p>2</text:p>
          </table:table-cell>
          <table:table-cell office:value-type="float" office:value="2.051771">
            <text:p>2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7308.571429">
            <text:p>57308.57</text:p>
          </table:table-cell>
          <table:table-cell office:value-type="float" office:value="893720">
            <text:p>893720</text:p>
          </table:table-cell>
          <table:table-cell office:value-type="float" office:value="1236634.285714">
            <text:p>1236634.29</text:p>
          </table:table-cell>
          <table:table-cell office:value-type="float" office:value="72770">
            <text:p>72770</text:p>
          </table:table-cell>
          <table:table-cell office:value-type="float" office:value="8840205.714286">
            <text:p>8840205.71</text:p>
          </table:table-cell>
          <table:table-cell office:value-type="float" office:value="48490">
            <text:p>48490</text:p>
          </table:table-cell>
          <table:table-cell office:value-type="float" office:value="756954.285714">
            <text:p>756954.29</text:p>
          </table:table-cell>
          <table:table-cell office:value-type="float" office:value="1044894.285714">
            <text:p>1044894.29</text:p>
          </table:table-cell>
          <table:table-cell office:value-type="float" office:value="61567.142857">
            <text:p>61567.14</text:p>
          </table:table-cell>
          <table:table-cell office:value-type="float" office:value="7448535.714286">
            <text:p>7448535.71</text:p>
          </table:table-cell>
          <table:table-cell office:value-type="float" office:value="8818.571429">
            <text:p>8818.57</text:p>
          </table:table-cell>
          <table:table-cell office:value-type="float" office:value="136765.714286">
            <text:p>136765.71</text:p>
          </table:table-cell>
          <table:table-cell office:value-type="float" office:value="191740">
            <text:p>191740</text:p>
          </table:table-cell>
          <table:table-cell office:value-type="float" office:value="11202.857143">
            <text:p>11202.86</text:p>
          </table:table-cell>
          <table:table-cell office:value-type="float" office:value="1391670">
            <text:p>1391670</text:p>
          </table:table-cell>
          <table:table-cell office:value-type="float" office:value="10.999576">
            <text:p>11</text:p>
          </table:table-cell>
          <table:table-cell office:value-type="float" office:value="11.010614">
            <text:p>11.01</text:p>
          </table:table-cell>
          <table:table-cell office:value-type="float" office:value="10.984352">
            <text:p>10.98</text:p>
          </table:table-cell>
          <table:table-cell office:value-type="float" office:value="10.998665">
            <text:p>11</text:p>
          </table:table-cell>
          <table:table-cell office:value-type="float" office:value="10.953474">
            <text:p>10.95</text:p>
          </table:table-cell>
          <table:table-cell office:value-type="float" office:value="2.000424">
            <text:p>2</text:p>
          </table:table-cell>
          <table:table-cell office:value-type="float" office:value="1.989386">
            <text:p>1.99</text:p>
          </table:table-cell>
          <table:table-cell office:value-type="float" office:value="2.015648">
            <text:p>2.02</text:p>
          </table:table-cell>
          <table:table-cell office:value-type="float" office:value="2.001335">
            <text:p>2</text:p>
          </table:table-cell>
          <table:table-cell office:value-type="float" office:value="2.046526">
            <text:p>2.05</text:p>
          </table:table-cell>
          <table:table-cell office:value-type="float" office:value="0.999833">
            <text:p>1</text:p>
          </table:table-cell>
          <table:table-cell office:value-type="float" office:value="1.004195">
            <text:p>1</text:p>
          </table:table-cell>
          <table:table-cell office:value-type="float" office:value="0.993865">
            <text:p>0.99</text:p>
          </table:table-cell>
          <table:table-cell office:value-type="float" office:value="0.999474">
            <text:p>1</text:p>
          </table:table-cell>
          <table:table-cell office:value-type="float" office:value="0.981926">
            <text:p>0.98</text:p>
          </table:table-cell>
          <table:table-cell office:value-type="float" office:value="2.000167">
            <text:p>2</text:p>
          </table:table-cell>
          <table:table-cell office:value-type="float" office:value="1.995805">
            <text:p>2</text:p>
          </table:table-cell>
          <table:table-cell office:value-type="float" office:value="2.006135">
            <text:p>2.01</text:p>
          </table:table-cell>
          <table:table-cell office:value-type="float" office:value="2.000526">
            <text:p>2</text:p>
          </table:table-cell>
          <table:table-cell office:value-type="float" office:value="2.018074">
            <text:p>2.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4387.142857">
            <text:p>114387.14</text:p>
          </table:table-cell>
          <table:table-cell office:value-type="float" office:value="927444.285714">
            <text:p>927444.29</text:p>
          </table:table-cell>
          <table:table-cell office:value-type="float" office:value="5182935.714286">
            <text:p>5182935.71</text:p>
          </table:table-cell>
          <table:table-cell office:value-type="float" office:value="137922.857143">
            <text:p>137922.86</text:p>
          </table:table-cell>
          <table:table-cell office:value-type="float" office:value="9037661.428571">
            <text:p>9037661.43</text:p>
          </table:table-cell>
          <table:table-cell table:number-columns-repeated="5" office:value-type="float" office:value="0">
            <text:p>0</text:p>
          </table:table-cell>
          <table:table-cell office:value-type="float" office:value="114387.142857">
            <text:p>114387.14</text:p>
          </table:table-cell>
          <table:table-cell office:value-type="float" office:value="927444.285714">
            <text:p>927444.29</text:p>
          </table:table-cell>
          <table:table-cell office:value-type="float" office:value="5182935.714286">
            <text:p>5182935.71</text:p>
          </table:table-cell>
          <table:table-cell office:value-type="float" office:value="137922.857143">
            <text:p>137922.86</text:p>
          </table:table-cell>
          <table:table-cell office:value-type="float" office:value="9037661.428571">
            <text:p>9037661.43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075.714286">
            <text:p>41075.71</text:p>
          </table:table-cell>
          <table:table-cell office:value-type="float" office:value="438285.714286">
            <text:p>438285.71</text:p>
          </table:table-cell>
          <table:table-cell office:value-type="float" office:value="2144911.428571">
            <text:p>2144911.43</text:p>
          </table:table-cell>
          <table:table-cell office:value-type="float" office:value="123402.857143">
            <text:p>123402.86</text:p>
          </table:table-cell>
          <table:table-cell office:value-type="float" office:value="9580088.571429">
            <text:p>9580088.57</text:p>
          </table:table-cell>
          <table:table-cell office:value-type="float" office:value="10257.142857">
            <text:p>10257.14</text:p>
          </table:table-cell>
          <table:table-cell office:value-type="float" office:value="109965.714286">
            <text:p>109965.71</text:p>
          </table:table-cell>
          <table:table-cell office:value-type="float" office:value="540174.285714">
            <text:p>540174.29</text:p>
          </table:table-cell>
          <table:table-cell office:value-type="float" office:value="30841.428571">
            <text:p>30841.43</text:p>
          </table:table-cell>
          <table:table-cell office:value-type="float" office:value="2230600">
            <text:p>2230600</text:p>
          </table:table-cell>
          <table:table-cell office:value-type="float" office:value="30818.571429">
            <text:p>30818.57</text:p>
          </table:table-cell>
          <table:table-cell office:value-type="float" office:value="328320">
            <text:p>328320</text:p>
          </table:table-cell>
          <table:table-cell office:value-type="float" office:value="1604737.142857">
            <text:p>1604737.14</text:p>
          </table:table-cell>
          <table:table-cell office:value-type="float" office:value="92561.428571">
            <text:p>92561.43</text:p>
          </table:table-cell>
          <table:table-cell office:value-type="float" office:value="7349488.571429">
            <text:p>7349488.57</text:p>
          </table:table-cell>
          <table:table-cell office:value-type="float" office:value="0.998852">
            <text:p>1</text:p>
          </table:table-cell>
          <table:table-cell office:value-type="float" office:value="1.003598">
            <text:p>1</text:p>
          </table:table-cell>
          <table:table-cell office:value-type="float" office:value="1.00736">
            <text:p>1.01</text:p>
          </table:table-cell>
          <table:table-cell office:value-type="float" office:value="0.999699">
            <text:p>1</text:p>
          </table:table-cell>
          <table:table-cell office:value-type="float" office:value="0.931348">
            <text:p>0.93</text:p>
          </table:table-cell>
          <table:table-cell office:value-type="float" office:value="3.001148">
            <text:p>3</text:p>
          </table:table-cell>
          <table:table-cell office:value-type="float" office:value="2.996402">
            <text:p>3</text:p>
          </table:table-cell>
          <table:table-cell office:value-type="float" office:value="2.99264">
            <text:p>2.99</text:p>
          </table:table-cell>
          <table:table-cell office:value-type="float" office:value="3.000301">
            <text:p>3</text:p>
          </table:table-cell>
          <table:table-cell office:value-type="float" office:value="3.068652">
            <text:p>3.07</text:p>
          </table:table-cell>
          <table:table-cell office:value-type="float" office:value="0.998852">
            <text:p>1</text:p>
          </table:table-cell>
          <table:table-cell office:value-type="float" office:value="1.003598">
            <text:p>1</text:p>
          </table:table-cell>
          <table:table-cell office:value-type="float" office:value="1.00736">
            <text:p>1.01</text:p>
          </table:table-cell>
          <table:table-cell office:value-type="float" office:value="0.999699">
            <text:p>1</text:p>
          </table:table-cell>
          <table:table-cell office:value-type="float" office:value="0.931348">
            <text:p>0.93</text:p>
          </table:table-cell>
          <table:table-cell office:value-type="float" office:value="3.001148">
            <text:p>3</text:p>
          </table:table-cell>
          <table:table-cell office:value-type="float" office:value="2.996402">
            <text:p>3</text:p>
          </table:table-cell>
          <table:table-cell office:value-type="float" office:value="2.99264">
            <text:p>2.99</text:p>
          </table:table-cell>
          <table:table-cell office:value-type="float" office:value="3.000301">
            <text:p>3</text:p>
          </table:table-cell>
          <table:table-cell office:value-type="float" office:value="3.068652">
            <text:p>3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7587.142857">
            <text:p>57587.14</text:p>
          </table:table-cell>
          <table:table-cell office:value-type="float" office:value="830711.428571">
            <text:p>830711.43</text:p>
          </table:table-cell>
          <table:table-cell office:value-type="float" office:value="1891172.857143">
            <text:p>1891172.86</text:p>
          </table:table-cell>
          <table:table-cell office:value-type="float" office:value="73137.142857">
            <text:p>73137.14</text:p>
          </table:table-cell>
          <table:table-cell office:value-type="float" office:value="10086487.142857">
            <text:p>10086487.14</text:p>
          </table:table-cell>
          <table:table-cell office:value-type="float" office:value="23034.285714">
            <text:p>23034.29</text:p>
          </table:table-cell>
          <table:table-cell office:value-type="float" office:value="339245.714286">
            <text:p>339245.71</text:p>
          </table:table-cell>
          <table:table-cell office:value-type="float" office:value="760347.142857">
            <text:p>760347.14</text:p>
          </table:table-cell>
          <table:table-cell office:value-type="float" office:value="29251.428571">
            <text:p>29251.43</text:p>
          </table:table-cell>
          <table:table-cell office:value-type="float" office:value="3867802.857143">
            <text:p>3867802.86</text:p>
          </table:table-cell>
          <table:table-cell office:value-type="float" office:value="34552.857143">
            <text:p>34552.86</text:p>
          </table:table-cell>
          <table:table-cell office:value-type="float" office:value="491465.714286">
            <text:p>491465.71</text:p>
          </table:table-cell>
          <table:table-cell office:value-type="float" office:value="1130825.714286">
            <text:p>1130825.71</text:p>
          </table:table-cell>
          <table:table-cell office:value-type="float" office:value="43885.714286">
            <text:p>43885.71</text:p>
          </table:table-cell>
          <table:table-cell office:value-type="float" office:value="6218684.285714">
            <text:p>6218684.29</text:p>
          </table:table-cell>
          <table:table-cell office:value-type="float" office:value="1.99995">
            <text:p>2</text:p>
          </table:table-cell>
          <table:table-cell office:value-type="float" office:value="2.041899">
            <text:p>2.04</text:p>
          </table:table-cell>
          <table:table-cell office:value-type="float" office:value="2.010253">
            <text:p>2.01</text:p>
          </table:table-cell>
          <table:table-cell office:value-type="float" office:value="1.999766">
            <text:p>2</text:p>
          </table:table-cell>
          <table:table-cell office:value-type="float" office:value="1.917319">
            <text:p>1.92</text:p>
          </table:table-cell>
          <table:table-cell office:value-type="float" office:value="3.00005">
            <text:p>3</text:p>
          </table:table-cell>
          <table:table-cell office:value-type="float" office:value="2.958101">
            <text:p>2.96</text:p>
          </table:table-cell>
          <table:table-cell office:value-type="float" office:value="2.989747">
            <text:p>2.99</text:p>
          </table:table-cell>
          <table:table-cell office:value-type="float" office:value="3.000234">
            <text:p>3</text:p>
          </table:table-cell>
          <table:table-cell office:value-type="float" office:value="3.082681">
            <text:p>3.08</text:p>
          </table:table-cell>
          <table:table-cell office:value-type="float" office:value="0.999969">
            <text:p>1</text:p>
          </table:table-cell>
          <table:table-cell office:value-type="float" office:value="1.026325">
            <text:p>1.03</text:p>
          </table:table-cell>
          <table:table-cell office:value-type="float" office:value="1.006416">
            <text:p>1.01</text:p>
          </table:table-cell>
          <table:table-cell office:value-type="float" office:value="0.999854">
            <text:p>1</text:p>
          </table:table-cell>
          <table:table-cell office:value-type="float" office:value="0.948853">
            <text:p>0.95</text:p>
          </table:table-cell>
          <table:table-cell office:value-type="float" office:value="3.000031">
            <text:p>3</text:p>
          </table:table-cell>
          <table:table-cell office:value-type="float" office:value="2.973675">
            <text:p>2.97</text:p>
          </table:table-cell>
          <table:table-cell office:value-type="float" office:value="2.993584">
            <text:p>2.99</text:p>
          </table:table-cell>
          <table:table-cell office:value-type="float" office:value="3.000146">
            <text:p>3</text:p>
          </table:table-cell>
          <table:table-cell office:value-type="float" office:value="3.051147">
            <text:p>3.05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8952.857143">
            <text:p>48952.86</text:p>
          </table:table-cell>
          <table:table-cell office:value-type="float" office:value="879255.714286">
            <text:p>879255.71</text:p>
          </table:table-cell>
          <table:table-cell office:value-type="float" office:value="1637932.857143">
            <text:p>1637932.86</text:p>
          </table:table-cell>
          <table:table-cell office:value-type="float" office:value="69244.285714">
            <text:p>69244.29</text:p>
          </table:table-cell>
          <table:table-cell office:value-type="float" office:value="8729824.285714">
            <text:p>8729824.29</text:p>
          </table:table-cell>
          <table:table-cell office:value-type="float" office:value="24430">
            <text:p>24430</text:p>
          </table:table-cell>
          <table:table-cell office:value-type="float" office:value="439741.428571">
            <text:p>439741.43</text:p>
          </table:table-cell>
          <table:table-cell office:value-type="float" office:value="825745.714286">
            <text:p>825745.71</text:p>
          </table:table-cell>
          <table:table-cell office:value-type="float" office:value="34618.571429">
            <text:p>34618.57</text:p>
          </table:table-cell>
          <table:table-cell office:value-type="float" office:value="4347568.571429">
            <text:p>4347568.57</text:p>
          </table:table-cell>
          <table:table-cell office:value-type="float" office:value="24522.857143">
            <text:p>24522.86</text:p>
          </table:table-cell>
          <table:table-cell office:value-type="float" office:value="439514.285714">
            <text:p>439514.29</text:p>
          </table:table-cell>
          <table:table-cell office:value-type="float" office:value="812187.142857">
            <text:p>812187.14</text:p>
          </table:table-cell>
          <table:table-cell office:value-type="float" office:value="34625.714286">
            <text:p>34625.71</text:p>
          </table:table-cell>
          <table:table-cell office:value-type="float" office:value="4382255.714286">
            <text:p>4382255.71</text:p>
          </table:table-cell>
          <table:table-cell office:value-type="float" office:value="2.994309">
            <text:p>2.99</text:p>
          </table:table-cell>
          <table:table-cell office:value-type="float" office:value="3.000775">
            <text:p>3</text:p>
          </table:table-cell>
          <table:table-cell office:value-type="float" office:value="3.024834">
            <text:p>3.02</text:p>
          </table:table-cell>
          <table:table-cell office:value-type="float" office:value="2.999691">
            <text:p>3</text:p>
          </table:table-cell>
          <table:table-cell office:value-type="float" office:value="2.98808">
            <text:p>2.99</text:p>
          </table:table-cell>
          <table:table-cell office:value-type="float" office:value="3.005691">
            <text:p>3.01</text:p>
          </table:table-cell>
          <table:table-cell office:value-type="float" office:value="2.999225">
            <text:p>3</text:p>
          </table:table-cell>
          <table:table-cell office:value-type="float" office:value="2.975166">
            <text:p>2.98</text:p>
          </table:table-cell>
          <table:table-cell office:value-type="float" office:value="3.000309">
            <text:p>3</text:p>
          </table:table-cell>
          <table:table-cell office:value-type="float" office:value="3.01192">
            <text:p>3.01</text:p>
          </table:table-cell>
          <table:table-cell office:value-type="float" office:value="0.997157">
            <text:p>1</text:p>
          </table:table-cell>
          <table:table-cell office:value-type="float" office:value="1.000388">
            <text:p>1</text:p>
          </table:table-cell>
          <table:table-cell office:value-type="float" office:value="1.012468">
            <text:p>1.01</text:p>
          </table:table-cell>
          <table:table-cell office:value-type="float" office:value="0.999845">
            <text:p>1</text:p>
          </table:table-cell>
          <table:table-cell office:value-type="float" office:value="0.994052">
            <text:p>0.99</text:p>
          </table:table-cell>
          <table:table-cell office:value-type="float" office:value="3.002843">
            <text:p>3</text:p>
          </table:table-cell>
          <table:table-cell office:value-type="float" office:value="2.999612">
            <text:p>3</text:p>
          </table:table-cell>
          <table:table-cell office:value-type="float" office:value="2.987532">
            <text:p>2.99</text:p>
          </table:table-cell>
          <table:table-cell office:value-type="float" office:value="3.000155">
            <text:p>3</text:p>
          </table:table-cell>
          <table:table-cell office:value-type="float" office:value="3.005948">
            <text:p>3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251.428571">
            <text:p>47251.43</text:p>
          </table:table-cell>
          <table:table-cell office:value-type="float" office:value="883385.714286">
            <text:p>883385.71</text:p>
          </table:table-cell>
          <table:table-cell office:value-type="float" office:value="1384792.857143">
            <text:p>1384792.86</text:p>
          </table:table-cell>
          <table:table-cell office:value-type="float" office:value="72202.857143">
            <text:p>72202.86</text:p>
          </table:table-cell>
          <table:table-cell office:value-type="float" office:value="8848925.714286">
            <text:p>8848925.71</text:p>
          </table:table-cell>
          <table:table-cell office:value-type="float" office:value="26945.714286">
            <text:p>26945.71</text:p>
          </table:table-cell>
          <table:table-cell office:value-type="float" office:value="506877.142857">
            <text:p>506877.14</text:p>
          </table:table-cell>
          <table:table-cell office:value-type="float" office:value="801584.285714">
            <text:p>801584.29</text:p>
          </table:table-cell>
          <table:table-cell office:value-type="float" office:value="41228.571429">
            <text:p>41228.57</text:p>
          </table:table-cell>
          <table:table-cell office:value-type="float" office:value="5115680">
            <text:p>5115680</text:p>
          </table:table-cell>
          <table:table-cell office:value-type="float" office:value="20305.714286">
            <text:p>20305.71</text:p>
          </table:table-cell>
          <table:table-cell office:value-type="float" office:value="376508.571429">
            <text:p>376508.57</text:p>
          </table:table-cell>
          <table:table-cell office:value-type="float" office:value="583208.571429">
            <text:p>583208.57</text:p>
          </table:table-cell>
          <table:table-cell office:value-type="float" office:value="30974.285714">
            <text:p>30974.29</text:p>
          </table:table-cell>
          <table:table-cell office:value-type="float" office:value="3733245.714286">
            <text:p>3733245.71</text:p>
          </table:table-cell>
          <table:table-cell office:value-type="float" office:value="3.991837">
            <text:p>3.99</text:p>
          </table:table-cell>
          <table:table-cell office:value-type="float" office:value="4.016524">
            <text:p>4.02</text:p>
          </table:table-cell>
          <table:table-cell office:value-type="float" office:value="4.051935">
            <text:p>4.05</text:p>
          </table:table-cell>
          <table:table-cell office:value-type="float" office:value="3.997072">
            <text:p>4</text:p>
          </table:table-cell>
          <table:table-cell office:value-type="float" office:value="4.046792">
            <text:p>4.05</text:p>
          </table:table-cell>
          <table:table-cell office:value-type="float" office:value="3.008163">
            <text:p>3.01</text:p>
          </table:table-cell>
          <table:table-cell office:value-type="float" office:value="2.983476">
            <text:p>2.98</text:p>
          </table:table-cell>
          <table:table-cell office:value-type="float" office:value="2.948065">
            <text:p>2.95</text:p>
          </table:table-cell>
          <table:table-cell office:value-type="float" office:value="3.002928">
            <text:p>3</text:p>
          </table:table-cell>
          <table:table-cell office:value-type="float" office:value="2.953208">
            <text:p>2.95</text:p>
          </table:table-cell>
          <table:table-cell office:value-type="float" office:value="0.996434">
            <text:p>1</text:p>
          </table:table-cell>
          <table:table-cell office:value-type="float" office:value="1.007252">
            <text:p>1.01</text:p>
          </table:table-cell>
          <table:table-cell office:value-type="float" office:value="1.022945">
            <text:p>1.02</text:p>
          </table:table-cell>
          <table:table-cell office:value-type="float" office:value="0.99872">
            <text:p>1</text:p>
          </table:table-cell>
          <table:table-cell office:value-type="float" office:value="1.020653">
            <text:p>1.02</text:p>
          </table:table-cell>
          <table:table-cell office:value-type="float" office:value="3.003566">
            <text:p>3</text:p>
          </table:table-cell>
          <table:table-cell office:value-type="float" office:value="2.992748">
            <text:p>2.99</text:p>
          </table:table-cell>
          <table:table-cell office:value-type="float" office:value="2.977055">
            <text:p>2.98</text:p>
          </table:table-cell>
          <table:table-cell office:value-type="float" office:value="3.00128">
            <text:p>3</text:p>
          </table:table-cell>
          <table:table-cell office:value-type="float" office:value="2.979347">
            <text:p>2.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9082.857143">
            <text:p>49082.86</text:p>
          </table:table-cell>
          <table:table-cell office:value-type="float" office:value="836580">
            <text:p>836580</text:p>
          </table:table-cell>
          <table:table-cell office:value-type="float" office:value="1267187.142857">
            <text:p>1267187.14</text:p>
          </table:table-cell>
          <table:table-cell office:value-type="float" office:value="72201.428571">
            <text:p>72201.43</text:p>
          </table:table-cell>
          <table:table-cell office:value-type="float" office:value="8959821.428571">
            <text:p>8959821.43</text:p>
          </table:table-cell>
          <table:table-cell office:value-type="float" office:value="30674.285714">
            <text:p>30674.29</text:p>
          </table:table-cell>
          <table:table-cell office:value-type="float" office:value="523271.428571">
            <text:p>523271.43</text:p>
          </table:table-cell>
          <table:table-cell office:value-type="float" office:value="789522.857143">
            <text:p>789522.86</text:p>
          </table:table-cell>
          <table:table-cell office:value-type="float" office:value="45112.857143">
            <text:p>45112.86</text:p>
          </table:table-cell>
          <table:table-cell office:value-type="float" office:value="5688664.285714">
            <text:p>5688664.29</text:p>
          </table:table-cell>
          <table:table-cell office:value-type="float" office:value="18408.571429">
            <text:p>18408.57</text:p>
          </table:table-cell>
          <table:table-cell office:value-type="float" office:value="313308.571429">
            <text:p>313308.57</text:p>
          </table:table-cell>
          <table:table-cell office:value-type="float" office:value="477664.285714">
            <text:p>477664.29</text:p>
          </table:table-cell>
          <table:table-cell office:value-type="float" office:value="27088.571429">
            <text:p>27088.57</text:p>
          </table:table-cell>
          <table:table-cell office:value-type="float" office:value="3271157.142857">
            <text:p>3271157.14</text:p>
          </table:table-cell>
          <table:table-cell office:value-type="float" office:value="4.999593">
            <text:p>5</text:p>
          </table:table-cell>
          <table:table-cell office:value-type="float" office:value="5.00391">
            <text:p>5</text:p>
          </table:table-cell>
          <table:table-cell office:value-type="float" office:value="4.984412">
            <text:p>4.98</text:p>
          </table:table-cell>
          <table:table-cell office:value-type="float" office:value="4.998556">
            <text:p>5</text:p>
          </table:table-cell>
          <table:table-cell office:value-type="float" office:value="5.079266">
            <text:p>5.08</text:p>
          </table:table-cell>
          <table:table-cell office:value-type="float" office:value="3.000407">
            <text:p>3</text:p>
          </table:table-cell>
          <table:table-cell office:value-type="float" office:value="2.99609">
            <text:p>3</text:p>
          </table:table-cell>
          <table:table-cell office:value-type="float" office:value="3.015588">
            <text:p>3.02</text:p>
          </table:table-cell>
          <table:table-cell office:value-type="float" office:value="3.001444">
            <text:p>3</text:p>
          </table:table-cell>
          <table:table-cell office:value-type="float" office:value="2.920734">
            <text:p>2.92</text:p>
          </table:table-cell>
          <table:table-cell office:value-type="float" office:value="0.999837">
            <text:p>1</text:p>
          </table:table-cell>
          <table:table-cell office:value-type="float" office:value="1.001565">
            <text:p>1</text:p>
          </table:table-cell>
          <table:table-cell office:value-type="float" office:value="0.993784">
            <text:p>0.99</text:p>
          </table:table-cell>
          <table:table-cell office:value-type="float" office:value="0.999422">
            <text:p>1</text:p>
          </table:table-cell>
          <table:table-cell office:value-type="float" office:value="1.032217">
            <text:p>1.03</text:p>
          </table:table-cell>
          <table:table-cell office:value-type="float" office:value="3.000163">
            <text:p>3</text:p>
          </table:table-cell>
          <table:table-cell office:value-type="float" office:value="2.998435">
            <text:p>3</text:p>
          </table:table-cell>
          <table:table-cell office:value-type="float" office:value="3.006216">
            <text:p>3.01</text:p>
          </table:table-cell>
          <table:table-cell office:value-type="float" office:value="3.000578">
            <text:p>3</text:p>
          </table:table-cell>
          <table:table-cell office:value-type="float" office:value="2.967783">
            <text:p>2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8570">
            <text:p>48570</text:p>
          </table:table-cell>
          <table:table-cell office:value-type="float" office:value="904592.857143">
            <text:p>904592.86</text:p>
          </table:table-cell>
          <table:table-cell office:value-type="float" office:value="1163095.714286">
            <text:p>1163095.71</text:p>
          </table:table-cell>
          <table:table-cell office:value-type="float" office:value="75042.857143">
            <text:p>75042.86</text:p>
          </table:table-cell>
          <table:table-cell office:value-type="float" office:value="9121344.285714">
            <text:p>9121344.29</text:p>
          </table:table-cell>
          <table:table-cell office:value-type="float" office:value="32350">
            <text:p>32350</text:p>
          </table:table-cell>
          <table:table-cell office:value-type="float" office:value="604498.571429">
            <text:p>604498.57</text:p>
          </table:table-cell>
          <table:table-cell office:value-type="float" office:value="781695.714286">
            <text:p>781695.71</text:p>
          </table:table-cell>
          <table:table-cell office:value-type="float" office:value="50012.857143">
            <text:p>50012.86</text:p>
          </table:table-cell>
          <table:table-cell office:value-type="float" office:value="6053334.285714">
            <text:p>6053334.29</text:p>
          </table:table-cell>
          <table:table-cell office:value-type="float" office:value="16220">
            <text:p>16220</text:p>
          </table:table-cell>
          <table:table-cell office:value-type="float" office:value="300094.285714">
            <text:p>300094.29</text:p>
          </table:table-cell>
          <table:table-cell office:value-type="float" office:value="381400">
            <text:p>381400</text:p>
          </table:table-cell>
          <table:table-cell office:value-type="float" office:value="25030">
            <text:p>25030</text:p>
          </table:table-cell>
          <table:table-cell office:value-type="float" office:value="3068010">
            <text:p>3068010</text:p>
          </table:table-cell>
          <table:table-cell office:value-type="float" office:value="5.994441">
            <text:p>5.99</text:p>
          </table:table-cell>
          <table:table-cell office:value-type="float" office:value="6.014294">
            <text:p>6.01</text:p>
          </table:table-cell>
          <table:table-cell office:value-type="float" office:value="6.048738">
            <text:p>6.05</text:p>
          </table:table-cell>
          <table:table-cell office:value-type="float" office:value="5.998115">
            <text:p>6</text:p>
          </table:table-cell>
          <table:table-cell office:value-type="float" office:value="5.972805">
            <text:p>5.97</text:p>
          </table:table-cell>
          <table:table-cell office:value-type="float" office:value="3.005559">
            <text:p>3.01</text:p>
          </table:table-cell>
          <table:table-cell office:value-type="float" office:value="2.985706">
            <text:p>2.99</text:p>
          </table:table-cell>
          <table:table-cell office:value-type="float" office:value="2.951262">
            <text:p>2.95</text:p>
          </table:table-cell>
          <table:table-cell office:value-type="float" office:value="3.001885">
            <text:p>3</text:p>
          </table:table-cell>
          <table:table-cell office:value-type="float" office:value="3.027195">
            <text:p>3.03</text:p>
          </table:table-cell>
          <table:table-cell office:value-type="float" office:value="0.997918">
            <text:p>1</text:p>
          </table:table-cell>
          <table:table-cell office:value-type="float" office:value="1.005376">
            <text:p>1.01</text:p>
          </table:table-cell>
          <table:table-cell office:value-type="float" office:value="1.018464">
            <text:p>1.02</text:p>
          </table:table-cell>
          <table:table-cell office:value-type="float" office:value="0.999294">
            <text:p>1</text:p>
          </table:table-cell>
          <table:table-cell office:value-type="float" office:value="0.989859">
            <text:p>0.99</text:p>
          </table:table-cell>
          <table:table-cell office:value-type="float" office:value="3.002082">
            <text:p>3</text:p>
          </table:table-cell>
          <table:table-cell office:value-type="float" office:value="2.994624">
            <text:p>2.99</text:p>
          </table:table-cell>
          <table:table-cell office:value-type="float" office:value="2.981536">
            <text:p>2.98</text:p>
          </table:table-cell>
          <table:table-cell office:value-type="float" office:value="3.000706">
            <text:p>3</text:p>
          </table:table-cell>
          <table:table-cell office:value-type="float" office:value="3.010141">
            <text:p>3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7075.714286">
            <text:p>47075.71</text:p>
          </table:table-cell>
          <table:table-cell office:value-type="float" office:value="867315.714286">
            <text:p>867315.71</text:p>
          </table:table-cell>
          <table:table-cell office:value-type="float" office:value="1184172.857143">
            <text:p>1184172.86</text:p>
          </table:table-cell>
          <table:table-cell office:value-type="float" office:value="70018.571429">
            <text:p>70018.57</text:p>
          </table:table-cell>
          <table:table-cell office:value-type="float" office:value="8820842.857143">
            <text:p>8820842.86</text:p>
          </table:table-cell>
          <table:table-cell office:value-type="float" office:value="32952.857143">
            <text:p>32952.86</text:p>
          </table:table-cell>
          <table:table-cell office:value-type="float" office:value="608070">
            <text:p>608070</text:p>
          </table:table-cell>
          <table:table-cell office:value-type="float" office:value="835552.857143">
            <text:p>835552.86</text:p>
          </table:table-cell>
          <table:table-cell office:value-type="float" office:value="49004.285714">
            <text:p>49004.29</text:p>
          </table:table-cell>
          <table:table-cell office:value-type="float" office:value="6119942.857143">
            <text:p>6119942.86</text:p>
          </table:table-cell>
          <table:table-cell office:value-type="float" office:value="14122.857143">
            <text:p>14122.86</text:p>
          </table:table-cell>
          <table:table-cell office:value-type="float" office:value="259245.714286">
            <text:p>259245.71</text:p>
          </table:table-cell>
          <table:table-cell office:value-type="float" office:value="348620">
            <text:p>348620</text:p>
          </table:table-cell>
          <table:table-cell office:value-type="float" office:value="21014.285714">
            <text:p>21014.29</text:p>
          </table:table-cell>
          <table:table-cell office:value-type="float" office:value="2700900">
            <text:p>2700900</text:p>
          </table:table-cell>
          <table:table-cell office:value-type="float" office:value="6.99997">
            <text:p>7</text:p>
          </table:table-cell>
          <table:table-cell office:value-type="float" office:value="7.010942">
            <text:p>7.01</text:p>
          </table:table-cell>
          <table:table-cell office:value-type="float" office:value="7.056004">
            <text:p>7.06</text:p>
          </table:table-cell>
          <table:table-cell office:value-type="float" office:value="6.998755">
            <text:p>7</text:p>
          </table:table-cell>
          <table:table-cell office:value-type="float" office:value="6.938048">
            <text:p>6.94</text:p>
          </table:table-cell>
          <table:table-cell office:value-type="float" office:value="3.00003">
            <text:p>3</text:p>
          </table:table-cell>
          <table:table-cell office:value-type="float" office:value="2.989058">
            <text:p>2.99</text:p>
          </table:table-cell>
          <table:table-cell office:value-type="float" office:value="2.943996">
            <text:p>2.94</text:p>
          </table:table-cell>
          <table:table-cell office:value-type="float" office:value="3.001245">
            <text:p>3</text:p>
          </table:table-cell>
          <table:table-cell office:value-type="float" office:value="3.061952">
            <text:p>3.06</text:p>
          </table:table-cell>
          <table:table-cell office:value-type="float" office:value="0.999989">
            <text:p>1</text:p>
          </table:table-cell>
          <table:table-cell office:value-type="float" office:value="1.003917">
            <text:p>1</text:p>
          </table:table-cell>
          <table:table-cell office:value-type="float" office:value="1.020244">
            <text:p>1.02</text:p>
          </table:table-cell>
          <table:table-cell office:value-type="float" office:value="0.999556">
            <text:p>1</text:p>
          </table:table-cell>
          <table:table-cell office:value-type="float" office:value="0.978164">
            <text:p>0.98</text:p>
          </table:table-cell>
          <table:table-cell office:value-type="float" office:value="3.000011">
            <text:p>3</text:p>
          </table:table-cell>
          <table:table-cell office:value-type="float" office:value="2.996083">
            <text:p>3</text:p>
          </table:table-cell>
          <table:table-cell office:value-type="float" office:value="2.979756">
            <text:p>2.98</text:p>
          </table:table-cell>
          <table:table-cell office:value-type="float" office:value="3.000444">
            <text:p>3</text:p>
          </table:table-cell>
          <table:table-cell office:value-type="float" office:value="3.021836">
            <text:p>3.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7822.857143">
            <text:p>47822.86</text:p>
          </table:table-cell>
          <table:table-cell office:value-type="float" office:value="908848.571429">
            <text:p>908848.57</text:p>
          </table:table-cell>
          <table:table-cell office:value-type="float" office:value="1215340">
            <text:p>1215340</text:p>
          </table:table-cell>
          <table:table-cell office:value-type="float" office:value="62621.428571">
            <text:p>62621.43</text:p>
          </table:table-cell>
          <table:table-cell office:value-type="float" office:value="9004712.857143">
            <text:p>9004712.86</text:p>
          </table:table-cell>
          <table:table-cell office:value-type="float" office:value="34755.714286">
            <text:p>34755.71</text:p>
          </table:table-cell>
          <table:table-cell office:value-type="float" office:value="661464.285714">
            <text:p>661464.29</text:p>
          </table:table-cell>
          <table:table-cell office:value-type="float" office:value="882182.857143">
            <text:p>882182.86</text:p>
          </table:table-cell>
          <table:table-cell office:value-type="float" office:value="45535.714286">
            <text:p>45535.71</text:p>
          </table:table-cell>
          <table:table-cell office:value-type="float" office:value="6598402.857143">
            <text:p>6598402.86</text:p>
          </table:table-cell>
          <table:table-cell office:value-type="float" office:value="13067.142857">
            <text:p>13067.14</text:p>
          </table:table-cell>
          <table:table-cell office:value-type="float" office:value="247384.285714">
            <text:p>247384.29</text:p>
          </table:table-cell>
          <table:table-cell office:value-type="float" office:value="333157.142857">
            <text:p>333157.14</text:p>
          </table:table-cell>
          <table:table-cell office:value-type="float" office:value="17085.714286">
            <text:p>17085.71</text:p>
          </table:table-cell>
          <table:table-cell office:value-type="float" office:value="2406310">
            <text:p>2406310</text:p>
          </table:table-cell>
          <table:table-cell office:value-type="float" office:value="7.994354">
            <text:p>7.99</text:p>
          </table:table-cell>
          <table:table-cell office:value-type="float" office:value="8.005852">
            <text:p>8.01</text:p>
          </table:table-cell>
          <table:table-cell office:value-type="float" office:value="7.984606">
            <text:p>7.98</text:p>
          </table:table-cell>
          <table:table-cell office:value-type="float" office:value="7.998745">
            <text:p>8</text:p>
          </table:table-cell>
          <table:table-cell office:value-type="float" office:value="8.060494">
            <text:p>8.06</text:p>
          </table:table-cell>
          <table:table-cell office:value-type="float" office:value="3.005646">
            <text:p>3.01</text:p>
          </table:table-cell>
          <table:table-cell office:value-type="float" office:value="2.994148">
            <text:p>2.99</text:p>
          </table:table-cell>
          <table:table-cell office:value-type="float" office:value="3.015394">
            <text:p>3.02</text:p>
          </table:table-cell>
          <table:table-cell office:value-type="float" office:value="3.001255">
            <text:p>3</text:p>
          </table:table-cell>
          <table:table-cell office:value-type="float" office:value="2.939506">
            <text:p>2.94</text:p>
          </table:table-cell>
          <table:table-cell office:value-type="float" office:value="0.998062">
            <text:p>1</text:p>
          </table:table-cell>
          <table:table-cell office:value-type="float" office:value="1.002014">
            <text:p>1</text:p>
          </table:table-cell>
          <table:table-cell office:value-type="float" office:value="0.994726">
            <text:p>0.99</text:p>
          </table:table-cell>
          <table:table-cell office:value-type="float" office:value="0.999569">
            <text:p>1</text:p>
          </table:table-cell>
          <table:table-cell office:value-type="float" office:value="1.021074">
            <text:p>1.02</text:p>
          </table:table-cell>
          <table:table-cell office:value-type="float" office:value="3.001938">
            <text:p>3</text:p>
          </table:table-cell>
          <table:table-cell office:value-type="float" office:value="2.997986">
            <text:p>3</text:p>
          </table:table-cell>
          <table:table-cell office:value-type="float" office:value="3.005274">
            <text:p>3.01</text:p>
          </table:table-cell>
          <table:table-cell office:value-type="float" office:value="3.000431">
            <text:p>3</text:p>
          </table:table-cell>
          <table:table-cell office:value-type="float" office:value="2.978926">
            <text:p>2.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8265.714286">
            <text:p>48265.71</text:p>
          </table:table-cell>
          <table:table-cell office:value-type="float" office:value="849645.714286">
            <text:p>849645.71</text:p>
          </table:table-cell>
          <table:table-cell office:value-type="float" office:value="1458211.428571">
            <text:p>1458211.43</text:p>
          </table:table-cell>
          <table:table-cell office:value-type="float" office:value="72080">
            <text:p>72080</text:p>
          </table:table-cell>
          <table:table-cell office:value-type="float" office:value="8934558.571429">
            <text:p>8934558.57</text:p>
          </table:table-cell>
          <table:table-cell office:value-type="float" office:value="36187.142857">
            <text:p>36187.14</text:p>
          </table:table-cell>
          <table:table-cell office:value-type="float" office:value="636540">
            <text:p>636540</text:p>
          </table:table-cell>
          <table:table-cell office:value-type="float" office:value="1082334.285714">
            <text:p>1082334.29</text:p>
          </table:table-cell>
          <table:table-cell office:value-type="float" office:value="54050">
            <text:p>54050</text:p>
          </table:table-cell>
          <table:table-cell office:value-type="float" office:value="6660014.285714">
            <text:p>6660014.29</text:p>
          </table:table-cell>
          <table:table-cell office:value-type="float" office:value="12078.571429">
            <text:p>12078.57</text:p>
          </table:table-cell>
          <table:table-cell office:value-type="float" office:value="213105.714286">
            <text:p>213105.71</text:p>
          </table:table-cell>
          <table:table-cell office:value-type="float" office:value="375877.142857">
            <text:p>375877.14</text:p>
          </table:table-cell>
          <table:table-cell office:value-type="float" office:value="18030">
            <text:p>18030</text:p>
          </table:table-cell>
          <table:table-cell office:value-type="float" office:value="2274544.285714">
            <text:p>2274544.29</text:p>
          </table:table-cell>
          <table:table-cell office:value-type="float" office:value="8.996981">
            <text:p>9</text:p>
          </table:table-cell>
          <table:table-cell office:value-type="float" office:value="8.990194">
            <text:p>8.99</text:p>
          </table:table-cell>
          <table:table-cell office:value-type="float" office:value="8.90681">
            <text:p>8.91</text:p>
          </table:table-cell>
          <table:table-cell office:value-type="float" office:value="8.998335">
            <text:p>9</text:p>
          </table:table-cell>
          <table:table-cell office:value-type="float" office:value="8.945061">
            <text:p>8.95</text:p>
          </table:table-cell>
          <table:table-cell office:value-type="float" office:value="3.003019">
            <text:p>3</text:p>
          </table:table-cell>
          <table:table-cell office:value-type="float" office:value="3.009806">
            <text:p>3.01</text:p>
          </table:table-cell>
          <table:table-cell office:value-type="float" office:value="3.09319">
            <text:p>3.09</text:p>
          </table:table-cell>
          <table:table-cell office:value-type="float" office:value="3.001665">
            <text:p>3</text:p>
          </table:table-cell>
          <table:table-cell office:value-type="float" office:value="3.054939">
            <text:p>3.05</text:p>
          </table:table-cell>
          <table:table-cell office:value-type="float" office:value="0.998994">
            <text:p>1</text:p>
          </table:table-cell>
          <table:table-cell office:value-type="float" office:value="0.996739">
            <text:p>1</text:p>
          </table:table-cell>
          <table:table-cell office:value-type="float" office:value="0.969567">
            <text:p>0.97</text:p>
          </table:table-cell>
          <table:table-cell office:value-type="float" office:value="0.999445">
            <text:p>1</text:p>
          </table:table-cell>
          <table:table-cell office:value-type="float" office:value="0.981908">
            <text:p>0.98</text:p>
          </table:table-cell>
          <table:table-cell office:value-type="float" office:value="3.001006">
            <text:p>3</text:p>
          </table:table-cell>
          <table:table-cell office:value-type="float" office:value="3.003261">
            <text:p>3</text:p>
          </table:table-cell>
          <table:table-cell office:value-type="float" office:value="3.030433">
            <text:p>3.03</text:p>
          </table:table-cell>
          <table:table-cell office:value-type="float" office:value="3.000555">
            <text:p>3</text:p>
          </table:table-cell>
          <table:table-cell office:value-type="float" office:value="3.018092">
            <text:p>3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5270">
            <text:p>45270</text:p>
          </table:table-cell>
          <table:table-cell office:value-type="float" office:value="893245.714286">
            <text:p>893245.71</text:p>
          </table:table-cell>
          <table:table-cell office:value-type="float" office:value="1288515.714286">
            <text:p>1288515.71</text:p>
          </table:table-cell>
          <table:table-cell office:value-type="float" office:value="71408.571429">
            <text:p>71408.57</text:p>
          </table:table-cell>
          <table:table-cell office:value-type="float" office:value="8996277.142857">
            <text:p>8996277.14</text:p>
          </table:table-cell>
          <table:table-cell office:value-type="float" office:value="34821.428571">
            <text:p>34821.43</text:p>
          </table:table-cell>
          <table:table-cell office:value-type="float" office:value="688444.285714">
            <text:p>688444.29</text:p>
          </table:table-cell>
          <table:table-cell office:value-type="float" office:value="998221.428571">
            <text:p>998221.43</text:p>
          </table:table-cell>
          <table:table-cell office:value-type="float" office:value="54918.571429">
            <text:p>54918.57</text:p>
          </table:table-cell>
          <table:table-cell office:value-type="float" office:value="6969087.142857">
            <text:p>6969087.14</text:p>
          </table:table-cell>
          <table:table-cell office:value-type="float" office:value="10448.571429">
            <text:p>10448.57</text:p>
          </table:table-cell>
          <table:table-cell office:value-type="float" office:value="204801.428571">
            <text:p>204801.43</text:p>
          </table:table-cell>
          <table:table-cell office:value-type="float" office:value="290294.285714">
            <text:p>290294.29</text:p>
          </table:table-cell>
          <table:table-cell office:value-type="float" office:value="16490">
            <text:p>16490</text:p>
          </table:table-cell>
          <table:table-cell office:value-type="float" office:value="2027190">
            <text:p>2027190</text:p>
          </table:table-cell>
          <table:table-cell office:value-type="float" office:value="9.999527">
            <text:p>10</text:p>
          </table:table-cell>
          <table:table-cell office:value-type="float" office:value="10.019388">
            <text:p>10.02</text:p>
          </table:table-cell>
          <table:table-cell office:value-type="float" office:value="10.071184">
            <text:p>10.07</text:p>
          </table:table-cell>
          <table:table-cell office:value-type="float" office:value="9.997979">
            <text:p>10</text:p>
          </table:table-cell>
          <table:table-cell office:value-type="float" office:value="10.070625">
            <text:p>10.07</text:p>
          </table:table-cell>
          <table:table-cell office:value-type="float" office:value="3.000473">
            <text:p>3</text:p>
          </table:table-cell>
          <table:table-cell office:value-type="float" office:value="2.980612">
            <text:p>2.98</text:p>
          </table:table-cell>
          <table:table-cell office:value-type="float" office:value="2.928816">
            <text:p>2.93</text:p>
          </table:table-cell>
          <table:table-cell office:value-type="float" office:value="3.002021">
            <text:p>3</text:p>
          </table:table-cell>
          <table:table-cell office:value-type="float" office:value="2.929375">
            <text:p>2.93</text:p>
          </table:table-cell>
          <table:table-cell office:value-type="float" office:value="0.999846">
            <text:p>1</text:p>
          </table:table-cell>
          <table:table-cell office:value-type="float" office:value="1.006329">
            <text:p>1.01</text:p>
          </table:table-cell>
          <table:table-cell office:value-type="float" office:value="1.023511">
            <text:p>1.02</text:p>
          </table:table-cell>
          <table:table-cell office:value-type="float" office:value="0.999344">
            <text:p>1</text:p>
          </table:table-cell>
          <table:table-cell office:value-type="float" office:value="1.023324">
            <text:p>1.02</text:p>
          </table:table-cell>
          <table:table-cell office:value-type="float" office:value="3.000154">
            <text:p>3</text:p>
          </table:table-cell>
          <table:table-cell office:value-type="float" office:value="2.993671">
            <text:p>2.99</text:p>
          </table:table-cell>
          <table:table-cell office:value-type="float" office:value="2.976489">
            <text:p>2.98</text:p>
          </table:table-cell>
          <table:table-cell office:value-type="float" office:value="3.000656">
            <text:p>3</text:p>
          </table:table-cell>
          <table:table-cell office:value-type="float" office:value="2.976676">
            <text:p>2.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7382.857143">
            <text:p>47382.86</text:p>
          </table:table-cell>
          <table:table-cell office:value-type="float" office:value="888861.428571">
            <text:p>888861.43</text:p>
          </table:table-cell>
          <table:table-cell office:value-type="float" office:value="1493267.142857">
            <text:p>1493267.14</text:p>
          </table:table-cell>
          <table:table-cell office:value-type="float" office:value="66940">
            <text:p>66940</text:p>
          </table:table-cell>
          <table:table-cell office:value-type="float" office:value="9042235.714286">
            <text:p>9042235.71</text:p>
          </table:table-cell>
          <table:table-cell office:value-type="float" office:value="37195.714286">
            <text:p>37195.71</text:p>
          </table:table-cell>
          <table:table-cell office:value-type="float" office:value="697894.285714">
            <text:p>697894.29</text:p>
          </table:table-cell>
          <table:table-cell office:value-type="float" office:value="1192615.714286">
            <text:p>1192615.71</text:p>
          </table:table-cell>
          <table:table-cell office:value-type="float" office:value="52587.142857">
            <text:p>52587.14</text:p>
          </table:table-cell>
          <table:table-cell office:value-type="float" office:value="7165548.571429">
            <text:p>7165548.57</text:p>
          </table:table-cell>
          <table:table-cell office:value-type="float" office:value="10187.142857">
            <text:p>10187.14</text:p>
          </table:table-cell>
          <table:table-cell office:value-type="float" office:value="190967.142857">
            <text:p>190967.14</text:p>
          </table:table-cell>
          <table:table-cell office:value-type="float" office:value="300651.428571">
            <text:p>300651.43</text:p>
          </table:table-cell>
          <table:table-cell office:value-type="float" office:value="14352.857143">
            <text:p>14352.86</text:p>
          </table:table-cell>
          <table:table-cell office:value-type="float" office:value="1876687.142857">
            <text:p>1876687.14</text:p>
          </table:table-cell>
          <table:table-cell office:value-type="float" office:value="10.990051">
            <text:p>10.99</text:p>
          </table:table-cell>
          <table:table-cell office:value-type="float" office:value="10.992175">
            <text:p>10.99</text:p>
          </table:table-cell>
          <table:table-cell office:value-type="float" office:value="11.181268">
            <text:p>11.18</text:p>
          </table:table-cell>
          <table:table-cell office:value-type="float" office:value="10.998207">
            <text:p>11</text:p>
          </table:table-cell>
          <table:table-cell office:value-type="float" office:value="11.094345">
            <text:p>11.09</text:p>
          </table:table-cell>
          <table:table-cell office:value-type="float" office:value="3.009949">
            <text:p>3.01</text:p>
          </table:table-cell>
          <table:table-cell office:value-type="float" office:value="3.007825">
            <text:p>3.01</text:p>
          </table:table-cell>
          <table:table-cell office:value-type="float" office:value="2.818732">
            <text:p>2.82</text:p>
          </table:table-cell>
          <table:table-cell office:value-type="float" office:value="3.001793">
            <text:p>3</text:p>
          </table:table-cell>
          <table:table-cell office:value-type="float" office:value="2.905655">
            <text:p>2.91</text:p>
          </table:table-cell>
          <table:table-cell office:value-type="float" office:value="0.996841">
            <text:p>1</text:p>
          </table:table-cell>
          <table:table-cell office:value-type="float" office:value="0.997515">
            <text:p>1</text:p>
          </table:table-cell>
          <table:table-cell office:value-type="float" office:value="1.060154">
            <text:p>1.06</text:p>
          </table:table-cell>
          <table:table-cell office:value-type="float" office:value="0.99943">
            <text:p>1</text:p>
          </table:table-cell>
          <table:table-cell office:value-type="float" office:value="1.030677">
            <text:p>1.03</text:p>
          </table:table-cell>
          <table:table-cell office:value-type="float" office:value="3.003159">
            <text:p>3</text:p>
          </table:table-cell>
          <table:table-cell office:value-type="float" office:value="3.002485">
            <text:p>3</text:p>
          </table:table-cell>
          <table:table-cell office:value-type="float" office:value="2.939846">
            <text:p>2.94</text:p>
          </table:table-cell>
          <table:table-cell office:value-type="float" office:value="3.00057">
            <text:p>3</text:p>
          </table:table-cell>
          <table:table-cell office:value-type="float" office:value="2.969323">
            <text:p>2.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001.428571">
            <text:p>72001.43</text:p>
          </table:table-cell>
          <table:table-cell office:value-type="float" office:value="430388.571429">
            <text:p>430388.57</text:p>
          </table:table-cell>
          <table:table-cell office:value-type="float" office:value="2445005.714286">
            <text:p>2445005.71</text:p>
          </table:table-cell>
          <table:table-cell office:value-type="float" office:value="129290">
            <text:p>129290</text:p>
          </table:table-cell>
          <table:table-cell office:value-type="float" office:value="9060631.428571">
            <text:p>9060631.43</text:p>
          </table:table-cell>
          <table:table-cell table:number-columns-repeated="5" office:value-type="float" office:value="0">
            <text:p>0</text:p>
          </table:table-cell>
          <table:table-cell office:value-type="float" office:value="72001.428571">
            <text:p>72001.43</text:p>
          </table:table-cell>
          <table:table-cell office:value-type="float" office:value="430388.571429">
            <text:p>430388.57</text:p>
          </table:table-cell>
          <table:table-cell office:value-type="float" office:value="2445005.714286">
            <text:p>2445005.71</text:p>
          </table:table-cell>
          <table:table-cell office:value-type="float" office:value="129290">
            <text:p>129290</text:p>
          </table:table-cell>
          <table:table-cell office:value-type="float" office:value="9060631.428571">
            <text:p>9060631.43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205.714286">
            <text:p>43205.71</text:p>
          </table:table-cell>
          <table:table-cell office:value-type="float" office:value="836310">
            <text:p>836310</text:p>
          </table:table-cell>
          <table:table-cell office:value-type="float" office:value="1931812.857143">
            <text:p>1931812.86</text:p>
          </table:table-cell>
          <table:table-cell office:value-type="float" office:value="61812.857143">
            <text:p>61812.86</text:p>
          </table:table-cell>
          <table:table-cell office:value-type="float" office:value="8796895.714286">
            <text:p>8796895.71</text:p>
          </table:table-cell>
          <table:table-cell office:value-type="float" office:value="8632.857143">
            <text:p>8632.86</text:p>
          </table:table-cell>
          <table:table-cell office:value-type="float" office:value="166475.714286">
            <text:p>166475.71</text:p>
          </table:table-cell>
          <table:table-cell office:value-type="float" office:value="387080">
            <text:p>387080</text:p>
          </table:table-cell>
          <table:table-cell office:value-type="float" office:value="12355.714286">
            <text:p>12355.71</text:p>
          </table:table-cell>
          <table:table-cell office:value-type="float" office:value="1793745.714286">
            <text:p>1793745.71</text:p>
          </table:table-cell>
          <table:table-cell office:value-type="float" office:value="34572.857143">
            <text:p>34572.86</text:p>
          </table:table-cell>
          <table:table-cell office:value-type="float" office:value="669834.285714">
            <text:p>669834.29</text:p>
          </table:table-cell>
          <table:table-cell office:value-type="float" office:value="1544732.857143">
            <text:p>1544732.86</text:p>
          </table:table-cell>
          <table:table-cell office:value-type="float" office:value="49457.142857">
            <text:p>49457.14</text:p>
          </table:table-cell>
          <table:table-cell office:value-type="float" office:value="7003150">
            <text:p>7003150</text:p>
          </table:table-cell>
          <table:table-cell office:value-type="float" office:value="0.999041">
            <text:p>1</text:p>
          </table:table-cell>
          <table:table-cell office:value-type="float" office:value="0.995299">
            <text:p>1</text:p>
          </table:table-cell>
          <table:table-cell office:value-type="float" office:value="1.001857">
            <text:p>1</text:p>
          </table:table-cell>
          <table:table-cell office:value-type="float" office:value="0.999445">
            <text:p>1</text:p>
          </table:table-cell>
          <table:table-cell office:value-type="float" office:value="1.019533">
            <text:p>1.02</text:p>
          </table:table-cell>
          <table:table-cell office:value-type="float" office:value="4.000959">
            <text:p>4</text:p>
          </table:table-cell>
          <table:table-cell office:value-type="float" office:value="4.004701">
            <text:p>4</text:p>
          </table:table-cell>
          <table:table-cell office:value-type="float" office:value="3.998143">
            <text:p>4</text:p>
          </table:table-cell>
          <table:table-cell office:value-type="float" office:value="4.000555">
            <text:p>4</text:p>
          </table:table-cell>
          <table:table-cell office:value-type="float" office:value="3.980467">
            <text:p>3.98</text:p>
          </table:table-cell>
          <table:table-cell office:value-type="float" office:value="0.999041">
            <text:p>1</text:p>
          </table:table-cell>
          <table:table-cell office:value-type="float" office:value="0.995299">
            <text:p>1</text:p>
          </table:table-cell>
          <table:table-cell office:value-type="float" office:value="1.001857">
            <text:p>1</text:p>
          </table:table-cell>
          <table:table-cell office:value-type="float" office:value="0.999445">
            <text:p>1</text:p>
          </table:table-cell>
          <table:table-cell office:value-type="float" office:value="1.019533">
            <text:p>1.02</text:p>
          </table:table-cell>
          <table:table-cell office:value-type="float" office:value="4.000959">
            <text:p>4</text:p>
          </table:table-cell>
          <table:table-cell office:value-type="float" office:value="4.004701">
            <text:p>4</text:p>
          </table:table-cell>
          <table:table-cell office:value-type="float" office:value="3.998143">
            <text:p>4</text:p>
          </table:table-cell>
          <table:table-cell office:value-type="float" office:value="4.000555">
            <text:p>4</text:p>
          </table:table-cell>
          <table:table-cell office:value-type="float" office:value="3.980467">
            <text:p>3.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6077.142857">
            <text:p>56077.14</text:p>
          </table:table-cell>
          <table:table-cell office:value-type="float" office:value="869088.571429">
            <text:p>869088.57</text:p>
          </table:table-cell>
          <table:table-cell office:value-type="float" office:value="1818801.428571">
            <text:p>1818801.43</text:p>
          </table:table-cell>
          <table:table-cell office:value-type="float" office:value="71130">
            <text:p>71130</text:p>
          </table:table-cell>
          <table:table-cell office:value-type="float" office:value="8634812.857143">
            <text:p>8634812.86</text:p>
          </table:table-cell>
          <table:table-cell office:value-type="float" office:value="18682.857143">
            <text:p>18682.86</text:p>
          </table:table-cell>
          <table:table-cell office:value-type="float" office:value="291582.857143">
            <text:p>291582.86</text:p>
          </table:table-cell>
          <table:table-cell office:value-type="float" office:value="603667.142857">
            <text:p>603667.14</text:p>
          </table:table-cell>
          <table:table-cell office:value-type="float" office:value="23702.857143">
            <text:p>23702.86</text:p>
          </table:table-cell>
          <table:table-cell office:value-type="float" office:value="2883065.714286">
            <text:p>2883065.71</text:p>
          </table:table-cell>
          <table:table-cell office:value-type="float" office:value="37394.285714">
            <text:p>37394.29</text:p>
          </table:table-cell>
          <table:table-cell office:value-type="float" office:value="577505.714286">
            <text:p>577505.71</text:p>
          </table:table-cell>
          <table:table-cell office:value-type="float" office:value="1215134.285714">
            <text:p>1215134.29</text:p>
          </table:table-cell>
          <table:table-cell office:value-type="float" office:value="47427.142857">
            <text:p>47427.14</text:p>
          </table:table-cell>
          <table:table-cell office:value-type="float" office:value="5751747.142857">
            <text:p>5751747.14</text:p>
          </table:table-cell>
          <table:table-cell office:value-type="float" office:value="1.998981">
            <text:p>2</text:p>
          </table:table-cell>
          <table:table-cell office:value-type="float" office:value="2.013025">
            <text:p>2.01</text:p>
          </table:table-cell>
          <table:table-cell office:value-type="float" office:value="1.991423">
            <text:p>1.99</text:p>
          </table:table-cell>
          <table:table-cell office:value-type="float" office:value="1.999397">
            <text:p>2</text:p>
          </table:table-cell>
          <table:table-cell office:value-type="float" office:value="2.003332">
            <text:p>2</text:p>
          </table:table-cell>
          <table:table-cell office:value-type="float" office:value="4.001019">
            <text:p>4</text:p>
          </table:table-cell>
          <table:table-cell office:value-type="float" office:value="3.986975">
            <text:p>3.99</text:p>
          </table:table-cell>
          <table:table-cell office:value-type="float" office:value="4.008577">
            <text:p>4.01</text:p>
          </table:table-cell>
          <table:table-cell office:value-type="float" office:value="4.000603">
            <text:p>4</text:p>
          </table:table-cell>
          <table:table-cell office:value-type="float" office:value="3.996668">
            <text:p>4</text:p>
          </table:table-cell>
          <table:table-cell office:value-type="float" office:value="0.999389">
            <text:p>1</text:p>
          </table:table-cell>
          <table:table-cell office:value-type="float" office:value="1.007825">
            <text:p>1.01</text:p>
          </table:table-cell>
          <table:table-cell office:value-type="float" office:value="0.994858">
            <text:p>0.99</text:p>
          </table:table-cell>
          <table:table-cell office:value-type="float" office:value="0.999639">
            <text:p>1</text:p>
          </table:table-cell>
          <table:table-cell office:value-type="float" office:value="1.002">
            <text:p>1</text:p>
          </table:table-cell>
          <table:table-cell office:value-type="float" office:value="4.000611">
            <text:p>4</text:p>
          </table:table-cell>
          <table:table-cell office:value-type="float" office:value="3.992175">
            <text:p>3.99</text:p>
          </table:table-cell>
          <table:table-cell office:value-type="float" office:value="4.005142">
            <text:p>4.01</text:p>
          </table:table-cell>
          <table:table-cell office:value-type="float" office:value="4.000361">
            <text:p>4</text:p>
          </table:table-cell>
          <table:table-cell office:value-type="float" office:value="3.998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497.142857">
            <text:p>51497.14</text:p>
          </table:table-cell>
          <table:table-cell office:value-type="float" office:value="892831.428571">
            <text:p>892831.43</text:p>
          </table:table-cell>
          <table:table-cell office:value-type="float" office:value="1387301.428571">
            <text:p>1387301.43</text:p>
          </table:table-cell>
          <table:table-cell office:value-type="float" office:value="76154.285714">
            <text:p>76154.29</text:p>
          </table:table-cell>
          <table:table-cell office:value-type="float" office:value="8927262.857143">
            <text:p>8927262.86</text:p>
          </table:table-cell>
          <table:table-cell office:value-type="float" office:value="22067.142857">
            <text:p>22067.14</text:p>
          </table:table-cell>
          <table:table-cell office:value-type="float" office:value="385034.285714">
            <text:p>385034.29</text:p>
          </table:table-cell>
          <table:table-cell office:value-type="float" office:value="599631.428571">
            <text:p>599631.43</text:p>
          </table:table-cell>
          <table:table-cell office:value-type="float" office:value="32631.428571">
            <text:p>32631.43</text:p>
          </table:table-cell>
          <table:table-cell office:value-type="float" office:value="3915178.571429">
            <text:p>3915178.57</text:p>
          </table:table-cell>
          <table:table-cell office:value-type="float" office:value="29430">
            <text:p>29430</text:p>
          </table:table-cell>
          <table:table-cell office:value-type="float" office:value="507797.142857">
            <text:p>507797.14</text:p>
          </table:table-cell>
          <table:table-cell office:value-type="float" office:value="787670">
            <text:p>787670</text:p>
          </table:table-cell>
          <table:table-cell office:value-type="float" office:value="43522.857143">
            <text:p>43522.86</text:p>
          </table:table-cell>
          <table:table-cell office:value-type="float" office:value="5012084.285714">
            <text:p>5012084.29</text:p>
          </table:table-cell>
          <table:table-cell office:value-type="float" office:value="2.999584">
            <text:p>3</text:p>
          </table:table-cell>
          <table:table-cell office:value-type="float" office:value="3.018756">
            <text:p>3.02</text:p>
          </table:table-cell>
          <table:table-cell office:value-type="float" office:value="3.025601">
            <text:p>3.03</text:p>
          </table:table-cell>
          <table:table-cell office:value-type="float" office:value="2.999437">
            <text:p>3</text:p>
          </table:table-cell>
          <table:table-cell office:value-type="float" office:value="3.06995">
            <text:p>3.07</text:p>
          </table:table-cell>
          <table:table-cell office:value-type="float" office:value="4.000416">
            <text:p>4</text:p>
          </table:table-cell>
          <table:table-cell office:value-type="float" office:value="3.981244">
            <text:p>3.98</text:p>
          </table:table-cell>
          <table:table-cell office:value-type="float" office:value="3.974399">
            <text:p>3.97</text:p>
          </table:table-cell>
          <table:table-cell office:value-type="float" office:value="4.000563">
            <text:p>4</text:p>
          </table:table-cell>
          <table:table-cell office:value-type="float" office:value="3.93005">
            <text:p>3.93</text:p>
          </table:table-cell>
          <table:table-cell office:value-type="float" office:value="0.999806">
            <text:p>1</text:p>
          </table:table-cell>
          <table:table-cell office:value-type="float" office:value="1.008775">
            <text:p>1.01</text:p>
          </table:table-cell>
          <table:table-cell office:value-type="float" office:value="1.011988">
            <text:p>1.01</text:p>
          </table:table-cell>
          <table:table-cell office:value-type="float" office:value="0.999737">
            <text:p>1</text:p>
          </table:table-cell>
          <table:table-cell office:value-type="float" office:value="1.032951">
            <text:p>1.03</text:p>
          </table:table-cell>
          <table:table-cell office:value-type="float" office:value="4.000194">
            <text:p>4</text:p>
          </table:table-cell>
          <table:table-cell office:value-type="float" office:value="3.991225">
            <text:p>3.99</text:p>
          </table:table-cell>
          <table:table-cell office:value-type="float" office:value="3.988012">
            <text:p>3.99</text:p>
          </table:table-cell>
          <table:table-cell office:value-type="float" office:value="4.000263">
            <text:p>4</text:p>
          </table:table-cell>
          <table:table-cell office:value-type="float" office:value="3.967049">
            <text:p>3.97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515.714286">
            <text:p>49515.71</text:p>
          </table:table-cell>
          <table:table-cell office:value-type="float" office:value="883965.714286">
            <text:p>883965.71</text:p>
          </table:table-cell>
          <table:table-cell office:value-type="float" office:value="1254104.285714">
            <text:p>1254104.29</text:p>
          </table:table-cell>
          <table:table-cell office:value-type="float" office:value="67348.571429">
            <text:p>67348.57</text:p>
          </table:table-cell>
          <table:table-cell office:value-type="float" office:value="8933722.857143">
            <text:p>8933722.86</text:p>
          </table:table-cell>
          <table:table-cell office:value-type="float" office:value="24745.714286">
            <text:p>24745.71</text:p>
          </table:table-cell>
          <table:table-cell office:value-type="float" office:value="439988.571429">
            <text:p>439988.57</text:p>
          </table:table-cell>
          <table:table-cell office:value-type="float" office:value="623207.142857">
            <text:p>623207.14</text:p>
          </table:table-cell>
          <table:table-cell office:value-type="float" office:value="33668.571429">
            <text:p>33668.57</text:p>
          </table:table-cell>
          <table:table-cell office:value-type="float" office:value="4546977.142857">
            <text:p>4546977.14</text:p>
          </table:table-cell>
          <table:table-cell office:value-type="float" office:value="24770">
            <text:p>24770</text:p>
          </table:table-cell>
          <table:table-cell office:value-type="float" office:value="443977.142857">
            <text:p>443977.14</text:p>
          </table:table-cell>
          <table:table-cell office:value-type="float" office:value="630897.142857">
            <text:p>630897.14</text:p>
          </table:table-cell>
          <table:table-cell office:value-type="float" office:value="33680">
            <text:p>33680</text:p>
          </table:table-cell>
          <table:table-cell office:value-type="float" office:value="4386745.714286">
            <text:p>4386745.71</text:p>
          </table:table-cell>
          <table:table-cell office:value-type="float" office:value="3.998038">
            <text:p>4</text:p>
          </table:table-cell>
          <table:table-cell office:value-type="float" office:value="3.981951">
            <text:p>3.98</text:p>
          </table:table-cell>
          <table:table-cell office:value-type="float" office:value="3.975473">
            <text:p>3.98</text:p>
          </table:table-cell>
          <table:table-cell office:value-type="float" office:value="3.999321">
            <text:p>4</text:p>
          </table:table-cell>
          <table:table-cell office:value-type="float" office:value="4.071742">
            <text:p>4.07</text:p>
          </table:table-cell>
          <table:table-cell office:value-type="float" office:value="4.001962">
            <text:p>4</text:p>
          </table:table-cell>
          <table:table-cell office:value-type="float" office:value="4.018049">
            <text:p>4.02</text:p>
          </table:table-cell>
          <table:table-cell office:value-type="float" office:value="4.024527">
            <text:p>4.02</text:p>
          </table:table-cell>
          <table:table-cell office:value-type="float" office:value="4.000679">
            <text:p>4</text:p>
          </table:table-cell>
          <table:table-cell office:value-type="float" office:value="3.928258">
            <text:p>3.93</text:p>
          </table:table-cell>
          <table:table-cell office:value-type="float" office:value="0.999215">
            <text:p>1</text:p>
          </table:table-cell>
          <table:table-cell office:value-type="float" office:value="0.9928">
            <text:p>0.99</text:p>
          </table:table-cell>
          <table:table-cell office:value-type="float" office:value="0.990225">
            <text:p>0.99</text:p>
          </table:table-cell>
          <table:table-cell office:value-type="float" office:value="0.999729">
            <text:p>1</text:p>
          </table:table-cell>
          <table:table-cell office:value-type="float" office:value="1.029009">
            <text:p>1.03</text:p>
          </table:table-cell>
          <table:table-cell office:value-type="float" office:value="4.000785">
            <text:p>4</text:p>
          </table:table-cell>
          <table:table-cell office:value-type="float" office:value="4.0072">
            <text:p>4.01</text:p>
          </table:table-cell>
          <table:table-cell office:value-type="float" office:value="4.009775">
            <text:p>4.01</text:p>
          </table:table-cell>
          <table:table-cell office:value-type="float" office:value="4.000271">
            <text:p>4</text:p>
          </table:table-cell>
          <table:table-cell office:value-type="float" office:value="3.970991">
            <text:p>3.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557.142857">
            <text:p>49557.14</text:p>
          </table:table-cell>
          <table:table-cell office:value-type="float" office:value="890028.571429">
            <text:p>890028.57</text:p>
          </table:table-cell>
          <table:table-cell office:value-type="float" office:value="1326400">
            <text:p>1326400</text:p>
          </table:table-cell>
          <table:table-cell office:value-type="float" office:value="64557.142857">
            <text:p>64557.14</text:p>
          </table:table-cell>
          <table:table-cell office:value-type="float" office:value="8979432.857143">
            <text:p>8979432.86</text:p>
          </table:table-cell>
          <table:table-cell office:value-type="float" office:value="27530">
            <text:p>27530</text:p>
          </table:table-cell>
          <table:table-cell office:value-type="float" office:value="493998.571429">
            <text:p>493998.57</text:p>
          </table:table-cell>
          <table:table-cell office:value-type="float" office:value="741074.285714">
            <text:p>741074.29</text:p>
          </table:table-cell>
          <table:table-cell office:value-type="float" office:value="35855.714286">
            <text:p>35855.71</text:p>
          </table:table-cell>
          <table:table-cell office:value-type="float" office:value="5095684.285714">
            <text:p>5095684.29</text:p>
          </table:table-cell>
          <table:table-cell office:value-type="float" office:value="22027.142857">
            <text:p>22027.14</text:p>
          </table:table-cell>
          <table:table-cell office:value-type="float" office:value="396030">
            <text:p>396030</text:p>
          </table:table-cell>
          <table:table-cell office:value-type="float" office:value="585325.714286">
            <text:p>585325.71</text:p>
          </table:table-cell>
          <table:table-cell office:value-type="float" office:value="28701.428571">
            <text:p>28701.43</text:p>
          </table:table-cell>
          <table:table-cell office:value-type="float" office:value="3883748.571429">
            <text:p>3883748.57</text:p>
          </table:table-cell>
          <table:table-cell office:value-type="float" office:value="4.999683">
            <text:p>5</text:p>
          </table:table-cell>
          <table:table-cell office:value-type="float" office:value="4.995331">
            <text:p>5</text:p>
          </table:table-cell>
          <table:table-cell office:value-type="float" office:value="5.028399">
            <text:p>5.03</text:p>
          </table:table-cell>
          <table:table-cell office:value-type="float" office:value="4.998694">
            <text:p>5</text:p>
          </table:table-cell>
          <table:table-cell office:value-type="float" office:value="5.107356">
            <text:p>5.11</text:p>
          </table:table-cell>
          <table:table-cell office:value-type="float" office:value="4.000317">
            <text:p>4</text:p>
          </table:table-cell>
          <table:table-cell office:value-type="float" office:value="4.004669">
            <text:p>4</text:p>
          </table:table-cell>
          <table:table-cell office:value-type="float" office:value="3.971601">
            <text:p>3.97</text:p>
          </table:table-cell>
          <table:table-cell office:value-type="float" office:value="4.001306">
            <text:p>4</text:p>
          </table:table-cell>
          <table:table-cell office:value-type="float" office:value="3.892644">
            <text:p>3.89</text:p>
          </table:table-cell>
          <table:table-cell office:value-type="float" office:value="0.999886">
            <text:p>1</text:p>
          </table:table-cell>
          <table:table-cell office:value-type="float" office:value="0.99832">
            <text:p>1</text:p>
          </table:table-cell>
          <table:table-cell office:value-type="float" office:value="1.01027">
            <text:p>1.01</text:p>
          </table:table-cell>
          <table:table-cell office:value-type="float" office:value="0.99953">
            <text:p>1</text:p>
          </table:table-cell>
          <table:table-cell office:value-type="float" office:value="1.039324">
            <text:p>1.04</text:p>
          </table:table-cell>
          <table:table-cell office:value-type="float" office:value="4.000114">
            <text:p>4</text:p>
          </table:table-cell>
          <table:table-cell office:value-type="float" office:value="4.00168">
            <text:p>4</text:p>
          </table:table-cell>
          <table:table-cell office:value-type="float" office:value="3.98973">
            <text:p>3.99</text:p>
          </table:table-cell>
          <table:table-cell office:value-type="float" office:value="4.00047">
            <text:p>4</text:p>
          </table:table-cell>
          <table:table-cell office:value-type="float" office:value="3.960676">
            <text:p>3.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8621.428571">
            <text:p>48621.43</text:p>
          </table:table-cell>
          <table:table-cell office:value-type="float" office:value="886592.857143">
            <text:p>886592.86</text:p>
          </table:table-cell>
          <table:table-cell office:value-type="float" office:value="1298887.142857">
            <text:p>1298887.14</text:p>
          </table:table-cell>
          <table:table-cell office:value-type="float" office:value="71785.714286">
            <text:p>71785.71</text:p>
          </table:table-cell>
          <table:table-cell office:value-type="float" office:value="8895264.285714">
            <text:p>8895264.29</text:p>
          </table:table-cell>
          <table:table-cell office:value-type="float" office:value="29152.857143">
            <text:p>29152.86</text:p>
          </table:table-cell>
          <table:table-cell office:value-type="float" office:value="530464.285714">
            <text:p>530464.29</text:p>
          </table:table-cell>
          <table:table-cell office:value-type="float" office:value="780378.571429">
            <text:p>780378.57</text:p>
          </table:table-cell>
          <table:table-cell office:value-type="float" office:value="43054.285714">
            <text:p>43054.29</text:p>
          </table:table-cell>
          <table:table-cell office:value-type="float" office:value="5493588.571429">
            <text:p>5493588.57</text:p>
          </table:table-cell>
          <table:table-cell office:value-type="float" office:value="19468.571429">
            <text:p>19468.57</text:p>
          </table:table-cell>
          <table:table-cell office:value-type="float" office:value="356128.571429">
            <text:p>356128.57</text:p>
          </table:table-cell>
          <table:table-cell office:value-type="float" office:value="518508.571429">
            <text:p>518508.57</text:p>
          </table:table-cell>
          <table:table-cell office:value-type="float" office:value="28731.428571">
            <text:p>28731.43</text:p>
          </table:table-cell>
          <table:table-cell office:value-type="float" office:value="3401675.714286">
            <text:p>3401675.71</text:p>
          </table:table-cell>
          <table:table-cell office:value-type="float" office:value="5.995887">
            <text:p>6</text:p>
          </table:table-cell>
          <table:table-cell office:value-type="float" office:value="5.983178">
            <text:p>5.98</text:p>
          </table:table-cell>
          <table:table-cell office:value-type="float" office:value="6.008055">
            <text:p>6.01</text:p>
          </table:table-cell>
          <table:table-cell office:value-type="float" office:value="5.997612">
            <text:p>6</text:p>
          </table:table-cell>
          <table:table-cell office:value-type="float" office:value="6.175858">
            <text:p>6.18</text:p>
          </table:table-cell>
          <table:table-cell office:value-type="float" office:value="4.004113">
            <text:p>4</text:p>
          </table:table-cell>
          <table:table-cell office:value-type="float" office:value="4.016822">
            <text:p>4.02</text:p>
          </table:table-cell>
          <table:table-cell office:value-type="float" office:value="3.991945">
            <text:p>3.99</text:p>
          </table:table-cell>
          <table:table-cell office:value-type="float" office:value="4.002388">
            <text:p>4</text:p>
          </table:table-cell>
          <table:table-cell office:value-type="float" office:value="3.824142">
            <text:p>3.82</text:p>
          </table:table-cell>
          <table:table-cell office:value-type="float" office:value="0.99863">
            <text:p>1</text:p>
          </table:table-cell>
          <table:table-cell office:value-type="float" office:value="0.994408">
            <text:p>0.99</text:p>
          </table:table-cell>
          <table:table-cell office:value-type="float" office:value="1.002689">
            <text:p>1</text:p>
          </table:table-cell>
          <table:table-cell office:value-type="float" office:value="0.999204">
            <text:p>1</text:p>
          </table:table-cell>
          <table:table-cell office:value-type="float" office:value="1.060389">
            <text:p>1.06</text:p>
          </table:table-cell>
          <table:table-cell office:value-type="float" office:value="4.00137">
            <text:p>4</text:p>
          </table:table-cell>
          <table:table-cell office:value-type="float" office:value="4.005592">
            <text:p>4.01</text:p>
          </table:table-cell>
          <table:table-cell office:value-type="float" office:value="3.997311">
            <text:p>4</text:p>
          </table:table-cell>
          <table:table-cell office:value-type="float" office:value="4.000796">
            <text:p>4</text:p>
          </table:table-cell>
          <table:table-cell office:value-type="float" office:value="3.939611">
            <text:p>3.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810">
            <text:p>48810</text:p>
          </table:table-cell>
          <table:table-cell office:value-type="float" office:value="842294.285714">
            <text:p>842294.29</text:p>
          </table:table-cell>
          <table:table-cell office:value-type="float" office:value="1388040">
            <text:p>1388040</text:p>
          </table:table-cell>
          <table:table-cell office:value-type="float" office:value="68161.428571">
            <text:p>68161.43</text:p>
          </table:table-cell>
          <table:table-cell office:value-type="float" office:value="8829474.285714">
            <text:p>8829474.29</text:p>
          </table:table-cell>
          <table:table-cell office:value-type="float" office:value="31060">
            <text:p>31060</text:p>
          </table:table-cell>
          <table:table-cell office:value-type="float" office:value="536517.142857">
            <text:p>536517.14</text:p>
          </table:table-cell>
          <table:table-cell office:value-type="float" office:value="885668.571429">
            <text:p>885668.57</text:p>
          </table:table-cell>
          <table:table-cell office:value-type="float" office:value="43370">
            <text:p>43370</text:p>
          </table:table-cell>
          <table:table-cell office:value-type="float" office:value="5533284.285714">
            <text:p>5533284.29</text:p>
          </table:table-cell>
          <table:table-cell office:value-type="float" office:value="17750">
            <text:p>17750</text:p>
          </table:table-cell>
          <table:table-cell office:value-type="float" office:value="305777.142857">
            <text:p>305777.14</text:p>
          </table:table-cell>
          <table:table-cell office:value-type="float" office:value="502371.428571">
            <text:p>502371.43</text:p>
          </table:table-cell>
          <table:table-cell office:value-type="float" office:value="24791.428571">
            <text:p>24791.43</text:p>
          </table:table-cell>
          <table:table-cell office:value-type="float" office:value="3296190">
            <text:p>3296190</text:p>
          </table:table-cell>
          <table:table-cell office:value-type="float" office:value="6.999795">
            <text:p>7</text:p>
          </table:table-cell>
          <table:table-cell office:value-type="float" office:value="7.006682">
            <text:p>7.01</text:p>
          </table:table-cell>
          <table:table-cell office:value-type="float" office:value="7.018785">
            <text:p>7.02</text:p>
          </table:table-cell>
          <table:table-cell office:value-type="float" office:value="6.99912">
            <text:p>7</text:p>
          </table:table-cell>
          <table:table-cell office:value-type="float" office:value="6.893517">
            <text:p>6.89</text:p>
          </table:table-cell>
          <table:table-cell office:value-type="float" office:value="4.000205">
            <text:p>4</text:p>
          </table:table-cell>
          <table:table-cell office:value-type="float" office:value="3.993318">
            <text:p>3.99</text:p>
          </table:table-cell>
          <table:table-cell office:value-type="float" office:value="3.981215">
            <text:p>3.98</text:p>
          </table:table-cell>
          <table:table-cell office:value-type="float" office:value="4.00088">
            <text:p>4</text:p>
          </table:table-cell>
          <table:table-cell office:value-type="float" office:value="4.106483">
            <text:p>4.11</text:p>
          </table:table-cell>
          <table:table-cell office:value-type="float" office:value="0.999936">
            <text:p>1</text:p>
          </table:table-cell>
          <table:table-cell office:value-type="float" office:value="1.002103">
            <text:p>1</text:p>
          </table:table-cell>
          <table:table-cell office:value-type="float" office:value="1.005923">
            <text:p>1.01</text:p>
          </table:table-cell>
          <table:table-cell office:value-type="float" office:value="0.999723">
            <text:p>1</text:p>
          </table:table-cell>
          <table:table-cell office:value-type="float" office:value="0.967134">
            <text:p>0.97</text:p>
          </table:table-cell>
          <table:table-cell office:value-type="float" office:value="4.000064">
            <text:p>4</text:p>
          </table:table-cell>
          <table:table-cell office:value-type="float" office:value="3.997897">
            <text:p>4</text:p>
          </table:table-cell>
          <table:table-cell office:value-type="float" office:value="3.994077">
            <text:p>3.99</text:p>
          </table:table-cell>
          <table:table-cell office:value-type="float" office:value="4.000277">
            <text:p>4</text:p>
          </table:table-cell>
          <table:table-cell office:value-type="float" office:value="4.032866">
            <text:p>4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6855.714286">
            <text:p>46855.71</text:p>
          </table:table-cell>
          <table:table-cell office:value-type="float" office:value="877202.857143">
            <text:p>877202.86</text:p>
          </table:table-cell>
          <table:table-cell office:value-type="float" office:value="1496167.142857">
            <text:p>1496167.14</text:p>
          </table:table-cell>
          <table:table-cell office:value-type="float" office:value="94245.714286">
            <text:p>94245.71</text:p>
          </table:table-cell>
          <table:table-cell office:value-type="float" office:value="9264671.428571">
            <text:p>9264671.43</text:p>
          </table:table-cell>
          <table:table-cell office:value-type="float" office:value="31224.285714">
            <text:p>31224.29</text:p>
          </table:table-cell>
          <table:table-cell office:value-type="float" office:value="585511.428571">
            <text:p>585511.43</text:p>
          </table:table-cell>
          <table:table-cell office:value-type="float" office:value="994640">
            <text:p>994640</text:p>
          </table:table-cell>
          <table:table-cell office:value-type="float" office:value="62824.285714">
            <text:p>62824.29</text:p>
          </table:table-cell>
          <table:table-cell office:value-type="float" office:value="6206525.714286">
            <text:p>6206525.71</text:p>
          </table:table-cell>
          <table:table-cell office:value-type="float" office:value="15631.428571">
            <text:p>15631.43</text:p>
          </table:table-cell>
          <table:table-cell office:value-type="float" office:value="291691.428571">
            <text:p>291691.43</text:p>
          </table:table-cell>
          <table:table-cell office:value-type="float" office:value="501527.142857">
            <text:p>501527.14</text:p>
          </table:table-cell>
          <table:table-cell office:value-type="float" office:value="31421.428571">
            <text:p>31421.43</text:p>
          </table:table-cell>
          <table:table-cell office:value-type="float" office:value="3058145.714286">
            <text:p>3058145.71</text:p>
          </table:table-cell>
          <table:table-cell office:value-type="float" office:value="7.996707">
            <text:p>8</text:p>
          </table:table-cell>
          <table:table-cell office:value-type="float" office:value="8.009706">
            <text:p>8.01</text:p>
          </table:table-cell>
          <table:table-cell office:value-type="float" office:value="7.977504">
            <text:p>7.98</text:p>
          </table:table-cell>
          <table:table-cell office:value-type="float" office:value="7.999212">
            <text:p>8</text:p>
          </table:table-cell>
          <table:table-cell office:value-type="float" office:value="8.038958">
            <text:p>8.04</text:p>
          </table:table-cell>
          <table:table-cell office:value-type="float" office:value="4.003293">
            <text:p>4</text:p>
          </table:table-cell>
          <table:table-cell office:value-type="float" office:value="3.990294">
            <text:p>3.99</text:p>
          </table:table-cell>
          <table:table-cell office:value-type="float" office:value="4.022496">
            <text:p>4.02</text:p>
          </table:table-cell>
          <table:table-cell office:value-type="float" office:value="4.000788">
            <text:p>4</text:p>
          </table:table-cell>
          <table:table-cell office:value-type="float" office:value="3.961042">
            <text:p>3.96</text:p>
          </table:table-cell>
          <table:table-cell office:value-type="float" office:value="0.999013">
            <text:p>1</text:p>
          </table:table-cell>
          <table:table-cell office:value-type="float" office:value="1.002917">
            <text:p>1</text:p>
          </table:table-cell>
          <table:table-cell office:value-type="float" office:value="0.993278">
            <text:p>0.99</text:p>
          </table:table-cell>
          <table:table-cell office:value-type="float" office:value="0.999764">
            <text:p>1</text:p>
          </table:table-cell>
          <table:table-cell office:value-type="float" office:value="1.011768">
            <text:p>1.01</text:p>
          </table:table-cell>
          <table:table-cell office:value-type="float" office:value="4.000987">
            <text:p>4</text:p>
          </table:table-cell>
          <table:table-cell office:value-type="float" office:value="3.997083">
            <text:p>4</text:p>
          </table:table-cell>
          <table:table-cell office:value-type="float" office:value="4.006722">
            <text:p>4.01</text:p>
          </table:table-cell>
          <table:table-cell office:value-type="float" office:value="4.000236">
            <text:p>4</text:p>
          </table:table-cell>
          <table:table-cell office:value-type="float" office:value="3.988232">
            <text:p>3.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0118.571429">
            <text:p>80118.57</text:p>
          </table:table-cell>
          <table:table-cell office:value-type="float" office:value="856425.714286">
            <text:p>856425.71</text:p>
          </table:table-cell>
          <table:table-cell office:value-type="float" office:value="1449230">
            <text:p>1449230</text:p>
          </table:table-cell>
          <table:table-cell office:value-type="float" office:value="99905.714286">
            <text:p>99905.71</text:p>
          </table:table-cell>
          <table:table-cell office:value-type="float" office:value="9039928.571429">
            <text:p>9039928.57</text:p>
          </table:table-cell>
          <table:table-cell office:value-type="float" office:value="55462.857143">
            <text:p>55462.86</text:p>
          </table:table-cell>
          <table:table-cell office:value-type="float" office:value="593842.857143">
            <text:p>593842.86</text:p>
          </table:table-cell>
          <table:table-cell office:value-type="float" office:value="1000804.285714">
            <text:p>1000804.29</text:p>
          </table:table-cell>
          <table:table-cell office:value-type="float" office:value="69157.142857">
            <text:p>69157.14</text:p>
          </table:table-cell>
          <table:table-cell office:value-type="float" office:value="6270237.142857">
            <text:p>6270237.14</text:p>
          </table:table-cell>
          <table:table-cell office:value-type="float" office:value="24655.714286">
            <text:p>24655.71</text:p>
          </table:table-cell>
          <table:table-cell office:value-type="float" office:value="262582.857143">
            <text:p>262582.86</text:p>
          </table:table-cell>
          <table:table-cell office:value-type="float" office:value="448425.714286">
            <text:p>448425.71</text:p>
          </table:table-cell>
          <table:table-cell office:value-type="float" office:value="30748.571429">
            <text:p>30748.57</text:p>
          </table:table-cell>
          <table:table-cell office:value-type="float" office:value="2769691.428571">
            <text:p>2769691.43</text:p>
          </table:table-cell>
          <table:table-cell office:value-type="float" office:value="8.999376">
            <text:p>9</text:p>
          </table:table-cell>
          <table:table-cell office:value-type="float" office:value="9.014159">
            <text:p>9.01</text:p>
          </table:table-cell>
          <table:table-cell office:value-type="float" office:value="8.977495">
            <text:p>8.98</text:p>
          </table:table-cell>
          <table:table-cell office:value-type="float" office:value="8.998913">
            <text:p>9</text:p>
          </table:table-cell>
          <table:table-cell office:value-type="float" office:value="9.017005">
            <text:p>9.02</text:p>
          </table:table-cell>
          <table:table-cell office:value-type="float" office:value="4.000624">
            <text:p>4</text:p>
          </table:table-cell>
          <table:table-cell office:value-type="float" office:value="3.985841">
            <text:p>3.99</text:p>
          </table:table-cell>
          <table:table-cell office:value-type="float" office:value="4.022505">
            <text:p>4.02</text:p>
          </table:table-cell>
          <table:table-cell office:value-type="float" office:value="4.001087">
            <text:p>4</text:p>
          </table:table-cell>
          <table:table-cell office:value-type="float" office:value="3.982995">
            <text:p>3.98</text:p>
          </table:table-cell>
          <table:table-cell office:value-type="float" office:value="0.99982">
            <text:p>1</text:p>
          </table:table-cell>
          <table:table-cell office:value-type="float" office:value="1.004101">
            <text:p>1</text:p>
          </table:table-cell>
          <table:table-cell office:value-type="float" office:value="0.993525">
            <text:p>0.99</text:p>
          </table:table-cell>
          <table:table-cell office:value-type="float" office:value="0.999686">
            <text:p>1</text:p>
          </table:table-cell>
          <table:table-cell office:value-type="float" office:value="1.004928">
            <text:p>1</text:p>
          </table:table-cell>
          <table:table-cell office:value-type="float" office:value="4.00018">
            <text:p>4</text:p>
          </table:table-cell>
          <table:table-cell office:value-type="float" office:value="3.995899">
            <text:p>4</text:p>
          </table:table-cell>
          <table:table-cell office:value-type="float" office:value="4.006475">
            <text:p>4.01</text:p>
          </table:table-cell>
          <table:table-cell office:value-type="float" office:value="4.000314">
            <text:p>4</text:p>
          </table:table-cell>
          <table:table-cell office:value-type="float" office:value="3.995072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7770">
            <text:p>47770</text:p>
          </table:table-cell>
          <table:table-cell office:value-type="float" office:value="878508.571429">
            <text:p>878508.57</text:p>
          </table:table-cell>
          <table:table-cell office:value-type="float" office:value="1290792.857143">
            <text:p>1290792.86</text:p>
          </table:table-cell>
          <table:table-cell office:value-type="float" office:value="75488.571429">
            <text:p>75488.57</text:p>
          </table:table-cell>
          <table:table-cell office:value-type="float" office:value="8834485.714286">
            <text:p>8834485.71</text:p>
          </table:table-cell>
          <table:table-cell office:value-type="float" office:value="34118.571429">
            <text:p>34118.57</text:p>
          </table:table-cell>
          <table:table-cell office:value-type="float" office:value="627295.714286">
            <text:p>627295.71</text:p>
          </table:table-cell>
          <table:table-cell office:value-type="float" office:value="926865.714286">
            <text:p>926865.71</text:p>
          </table:table-cell>
          <table:table-cell office:value-type="float" office:value="53912.857143">
            <text:p>53912.86</text:p>
          </table:table-cell>
          <table:table-cell office:value-type="float" office:value="6350872.857143">
            <text:p>6350872.86</text:p>
          </table:table-cell>
          <table:table-cell office:value-type="float" office:value="13651.428571">
            <text:p>13651.43</text:p>
          </table:table-cell>
          <table:table-cell office:value-type="float" office:value="251212.857143">
            <text:p>251212.86</text:p>
          </table:table-cell>
          <table:table-cell office:value-type="float" office:value="363927.142857">
            <text:p>363927.14</text:p>
          </table:table-cell>
          <table:table-cell office:value-type="float" office:value="21575.714286">
            <text:p>21575.71</text:p>
          </table:table-cell>
          <table:table-cell office:value-type="float" office:value="2483612.857143">
            <text:p>2483612.86</text:p>
          </table:table-cell>
          <table:table-cell office:value-type="float" office:value="9.999163">
            <text:p>10</text:p>
          </table:table-cell>
          <table:table-cell office:value-type="float" office:value="9.996647">
            <text:p>10</text:p>
          </table:table-cell>
          <table:table-cell office:value-type="float" office:value="10.052829">
            <text:p>10.05</text:p>
          </table:table-cell>
          <table:table-cell office:value-type="float" office:value="9.9986">
            <text:p>10</text:p>
          </table:table-cell>
          <table:table-cell office:value-type="float" office:value="10.064221">
            <text:p>10.06</text:p>
          </table:table-cell>
          <table:table-cell office:value-type="float" office:value="4.000837">
            <text:p>4</text:p>
          </table:table-cell>
          <table:table-cell office:value-type="float" office:value="4.003353">
            <text:p>4</text:p>
          </table:table-cell>
          <table:table-cell office:value-type="float" office:value="3.947171">
            <text:p>3.95</text:p>
          </table:table-cell>
          <table:table-cell office:value-type="float" office:value="4.0014">
            <text:p>4</text:p>
          </table:table-cell>
          <table:table-cell office:value-type="float" office:value="3.935779">
            <text:p>3.94</text:p>
          </table:table-cell>
          <table:table-cell office:value-type="float" office:value="0.999766">
            <text:p>1</text:p>
          </table:table-cell>
          <table:table-cell office:value-type="float" office:value="0.999062">
            <text:p>1</text:p>
          </table:table-cell>
          <table:table-cell office:value-type="float" office:value="1.014934">
            <text:p>1.01</text:p>
          </table:table-cell>
          <table:table-cell office:value-type="float" office:value="0.999608">
            <text:p>1</text:p>
          </table:table-cell>
          <table:table-cell office:value-type="float" office:value="1.018192">
            <text:p>1.02</text:p>
          </table:table-cell>
          <table:table-cell office:value-type="float" office:value="4.000234">
            <text:p>4</text:p>
          </table:table-cell>
          <table:table-cell office:value-type="float" office:value="4.000938">
            <text:p>4</text:p>
          </table:table-cell>
          <table:table-cell office:value-type="float" office:value="3.985066">
            <text:p>3.99</text:p>
          </table:table-cell>
          <table:table-cell office:value-type="float" office:value="4.000392">
            <text:p>4</text:p>
          </table:table-cell>
          <table:table-cell office:value-type="float" office:value="3.981808">
            <text:p>3.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5872.857143">
            <text:p>45872.86</text:p>
          </table:table-cell>
          <table:table-cell office:value-type="float" office:value="876760">
            <text:p>876760</text:p>
          </table:table-cell>
          <table:table-cell office:value-type="float" office:value="1295068.571429">
            <text:p>1295068.57</text:p>
          </table:table-cell>
          <table:table-cell office:value-type="float" office:value="64204.285714">
            <text:p>64204.29</text:p>
          </table:table-cell>
          <table:table-cell office:value-type="float" office:value="8961080">
            <text:p>8961080</text:p>
          </table:table-cell>
          <table:table-cell office:value-type="float" office:value="33637.142857">
            <text:p>33637.14</text:p>
          </table:table-cell>
          <table:table-cell office:value-type="float" office:value="642638.571429">
            <text:p>642638.57</text:p>
          </table:table-cell>
          <table:table-cell office:value-type="float" office:value="952492.857143">
            <text:p>952492.86</text:p>
          </table:table-cell>
          <table:table-cell office:value-type="float" office:value="47070">
            <text:p>47070</text:p>
          </table:table-cell>
          <table:table-cell office:value-type="float" office:value="6413638.571429">
            <text:p>6413638.57</text:p>
          </table:table-cell>
          <table:table-cell office:value-type="float" office:value="12235.714286">
            <text:p>12235.71</text:p>
          </table:table-cell>
          <table:table-cell office:value-type="float" office:value="234121.428571">
            <text:p>234121.43</text:p>
          </table:table-cell>
          <table:table-cell office:value-type="float" office:value="342575.714286">
            <text:p>342575.71</text:p>
          </table:table-cell>
          <table:table-cell office:value-type="float" office:value="17134.285714">
            <text:p>17134.29</text:p>
          </table:table-cell>
          <table:table-cell office:value-type="float" office:value="2547441.428571">
            <text:p>2547441.43</text:p>
          </table:table-cell>
          <table:table-cell office:value-type="float" office:value="10.999035">
            <text:p>11</text:p>
          </table:table-cell>
          <table:table-cell office:value-type="float" office:value="10.994546">
            <text:p>10.99</text:p>
          </table:table-cell>
          <table:table-cell office:value-type="float" office:value="11.032152">
            <text:p>11.03</text:p>
          </table:table-cell>
          <table:table-cell office:value-type="float" office:value="10.996929">
            <text:p>11</text:p>
          </table:table-cell>
          <table:table-cell office:value-type="float" office:value="10.735824">
            <text:p>10.74</text:p>
          </table:table-cell>
          <table:table-cell office:value-type="float" office:value="4.000965">
            <text:p>4</text:p>
          </table:table-cell>
          <table:table-cell office:value-type="float" office:value="4.005454">
            <text:p>4.01</text:p>
          </table:table-cell>
          <table:table-cell office:value-type="float" office:value="3.967848">
            <text:p>3.97</text:p>
          </table:table-cell>
          <table:table-cell office:value-type="float" office:value="4.003071">
            <text:p>4</text:p>
          </table:table-cell>
          <table:table-cell office:value-type="float" office:value="4.264176">
            <text:p>4.26</text:p>
          </table:table-cell>
          <table:table-cell office:value-type="float" office:value="0.999737">
            <text:p>1</text:p>
          </table:table-cell>
          <table:table-cell office:value-type="float" office:value="0.998514">
            <text:p>1</text:p>
          </table:table-cell>
          <table:table-cell office:value-type="float" office:value="1.00882">
            <text:p>1.01</text:p>
          </table:table-cell>
          <table:table-cell office:value-type="float" office:value="0.999163">
            <text:p>1</text:p>
          </table:table-cell>
          <table:table-cell office:value-type="float" office:value="0.931254">
            <text:p>0.93</text:p>
          </table:table-cell>
          <table:table-cell office:value-type="float" office:value="4.000263">
            <text:p>4</text:p>
          </table:table-cell>
          <table:table-cell office:value-type="float" office:value="4.001486">
            <text:p>4</text:p>
          </table:table-cell>
          <table:table-cell office:value-type="float" office:value="3.99118">
            <text:p>3.99</text:p>
          </table:table-cell>
          <table:table-cell office:value-type="float" office:value="4.000837">
            <text:p>4</text:p>
          </table:table-cell>
          <table:table-cell office:value-type="float" office:value="4.068746">
            <text:p>4.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917.142857">
            <text:p>45917.14</text:p>
          </table:table-cell>
          <table:table-cell office:value-type="float" office:value="836110">
            <text:p>836110</text:p>
          </table:table-cell>
          <table:table-cell office:value-type="float" office:value="2169924.285714">
            <text:p>2169924.29</text:p>
          </table:table-cell>
          <table:table-cell office:value-type="float" office:value="60184.285714">
            <text:p>60184.29</text:p>
          </table:table-cell>
          <table:table-cell office:value-type="float" office:value="8971068.571429">
            <text:p>8971068.57</text:p>
          </table:table-cell>
          <table:table-cell table:number-columns-repeated="5" office:value-type="float" office:value="0">
            <text:p>0</text:p>
          </table:table-cell>
          <table:table-cell office:value-type="float" office:value="45917.142857">
            <text:p>45917.14</text:p>
          </table:table-cell>
          <table:table-cell office:value-type="float" office:value="836110">
            <text:p>836110</text:p>
          </table:table-cell>
          <table:table-cell office:value-type="float" office:value="2169924.285714">
            <text:p>2169924.29</text:p>
          </table:table-cell>
          <table:table-cell office:value-type="float" office:value="60184.285714">
            <text:p>60184.29</text:p>
          </table:table-cell>
          <table:table-cell office:value-type="float" office:value="8971068.571429">
            <text:p>8971068.57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5">
            <text:p>5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1165.714286">
            <text:p>61165.71</text:p>
          </table:table-cell>
          <table:table-cell office:value-type="float" office:value="853030">
            <text:p>853030</text:p>
          </table:table-cell>
          <table:table-cell office:value-type="float" office:value="1767014.285714">
            <text:p>1767014.29</text:p>
          </table:table-cell>
          <table:table-cell office:value-type="float" office:value="96285.714286">
            <text:p>96285.71</text:p>
          </table:table-cell>
          <table:table-cell office:value-type="float" office:value="8806097.142857">
            <text:p>8806097.14</text:p>
          </table:table-cell>
          <table:table-cell office:value-type="float" office:value="10191.428571">
            <text:p>10191.43</text:p>
          </table:table-cell>
          <table:table-cell office:value-type="float" office:value="140832.857143">
            <text:p>140832.86</text:p>
          </table:table-cell>
          <table:table-cell office:value-type="float" office:value="289587.142857">
            <text:p>289587.14</text:p>
          </table:table-cell>
          <table:table-cell office:value-type="float" office:value="16045.714286">
            <text:p>16045.71</text:p>
          </table:table-cell>
          <table:table-cell office:value-type="float" office:value="1524571.428571">
            <text:p>1524571.43</text:p>
          </table:table-cell>
          <table:table-cell office:value-type="float" office:value="50974.285714">
            <text:p>50974.29</text:p>
          </table:table-cell>
          <table:table-cell office:value-type="float" office:value="712197.142857">
            <text:p>712197.14</text:p>
          </table:table-cell>
          <table:table-cell office:value-type="float" office:value="1477427.142857">
            <text:p>1477427.14</text:p>
          </table:table-cell>
          <table:table-cell office:value-type="float" office:value="80240">
            <text:p>80240</text:p>
          </table:table-cell>
          <table:table-cell office:value-type="float" office:value="7281525.714286">
            <text:p>7281525.71</text:p>
          </table:table-cell>
          <table:table-cell office:value-type="float" office:value="0.99972">
            <text:p>1</text:p>
          </table:table-cell>
          <table:table-cell office:value-type="float" office:value="0.990583">
            <text:p>0.99</text:p>
          </table:table-cell>
          <table:table-cell office:value-type="float" office:value="0.98331">
            <text:p>0.98</text:p>
          </table:table-cell>
          <table:table-cell office:value-type="float" office:value="0.999881">
            <text:p>1</text:p>
          </table:table-cell>
          <table:table-cell office:value-type="float" office:value="1.038761">
            <text:p>1.04</text:p>
          </table:table-cell>
          <table:table-cell office:value-type="float" office:value="5.00028">
            <text:p>5</text:p>
          </table:table-cell>
          <table:table-cell office:value-type="float" office:value="5.009417">
            <text:p>5.01</text:p>
          </table:table-cell>
          <table:table-cell office:value-type="float" office:value="5.01669">
            <text:p>5.02</text:p>
          </table:table-cell>
          <table:table-cell office:value-type="float" office:value="5.000119">
            <text:p>5</text:p>
          </table:table-cell>
          <table:table-cell office:value-type="float" office:value="4.961239">
            <text:p>4.96</text:p>
          </table:table-cell>
          <table:table-cell office:value-type="float" office:value="0.99972">
            <text:p>1</text:p>
          </table:table-cell>
          <table:table-cell office:value-type="float" office:value="0.990583">
            <text:p>0.99</text:p>
          </table:table-cell>
          <table:table-cell office:value-type="float" office:value="0.98331">
            <text:p>0.98</text:p>
          </table:table-cell>
          <table:table-cell office:value-type="float" office:value="0.999881">
            <text:p>1</text:p>
          </table:table-cell>
          <table:table-cell office:value-type="float" office:value="1.038761">
            <text:p>1.04</text:p>
          </table:table-cell>
          <table:table-cell office:value-type="float" office:value="5.00028">
            <text:p>5</text:p>
          </table:table-cell>
          <table:table-cell office:value-type="float" office:value="5.009417">
            <text:p>5.01</text:p>
          </table:table-cell>
          <table:table-cell office:value-type="float" office:value="5.01669">
            <text:p>5.02</text:p>
          </table:table-cell>
          <table:table-cell office:value-type="float" office:value="5.000119">
            <text:p>5</text:p>
          </table:table-cell>
          <table:table-cell office:value-type="float" office:value="4.961239">
            <text:p>4.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4848.571429">
            <text:p>44848.57</text:p>
          </table:table-cell>
          <table:table-cell office:value-type="float" office:value="887628.571429">
            <text:p>887628.57</text:p>
          </table:table-cell>
          <table:table-cell office:value-type="float" office:value="1385207.142857">
            <text:p>1385207.14</text:p>
          </table:table-cell>
          <table:table-cell office:value-type="float" office:value="59660">
            <text:p>59660</text:p>
          </table:table-cell>
          <table:table-cell office:value-type="float" office:value="8796035.714286">
            <text:p>8796035.71</text:p>
          </table:table-cell>
          <table:table-cell office:value-type="float" office:value="12807.142857">
            <text:p>12807.14</text:p>
          </table:table-cell>
          <table:table-cell office:value-type="float" office:value="249284.285714">
            <text:p>249284.29</text:p>
          </table:table-cell>
          <table:table-cell office:value-type="float" office:value="384274.285714">
            <text:p>384274.29</text:p>
          </table:table-cell>
          <table:table-cell office:value-type="float" office:value="17040">
            <text:p>17040</text:p>
          </table:table-cell>
          <table:table-cell office:value-type="float" office:value="2458787.142857">
            <text:p>2458787.14</text:p>
          </table:table-cell>
          <table:table-cell office:value-type="float" office:value="32041.428571">
            <text:p>32041.43</text:p>
          </table:table-cell>
          <table:table-cell office:value-type="float" office:value="638344.285714">
            <text:p>638344.29</text:p>
          </table:table-cell>
          <table:table-cell office:value-type="float" office:value="1000932.857143">
            <text:p>1000932.86</text:p>
          </table:table-cell>
          <table:table-cell office:value-type="float" office:value="42620">
            <text:p>42620</text:p>
          </table:table-cell>
          <table:table-cell office:value-type="float" office:value="6337248.571429">
            <text:p>6337248.57</text:p>
          </table:table-cell>
          <table:table-cell office:value-type="float" office:value="1.998949">
            <text:p>2</text:p>
          </table:table-cell>
          <table:table-cell office:value-type="float" office:value="1.965901">
            <text:p>1.97</text:p>
          </table:table-cell>
          <table:table-cell office:value-type="float" office:value="1.94189">
            <text:p>1.94</text:p>
          </table:table-cell>
          <table:table-cell office:value-type="float" office:value="1.99933">
            <text:p>2</text:p>
          </table:table-cell>
          <table:table-cell office:value-type="float" office:value="1.956735">
            <text:p>1.96</text:p>
          </table:table-cell>
          <table:table-cell office:value-type="float" office:value="5.001051">
            <text:p>5</text:p>
          </table:table-cell>
          <table:table-cell office:value-type="float" office:value="5.034099">
            <text:p>5.03</text:p>
          </table:table-cell>
          <table:table-cell office:value-type="float" office:value="5.05811">
            <text:p>5.06</text:p>
          </table:table-cell>
          <table:table-cell office:value-type="float" office:value="5.00067">
            <text:p>5</text:p>
          </table:table-cell>
          <table:table-cell office:value-type="float" office:value="5.043265">
            <text:p>5.04</text:p>
          </table:table-cell>
          <table:table-cell office:value-type="float" office:value="0.999387">
            <text:p>1</text:p>
          </table:table-cell>
          <table:table-cell office:value-type="float" office:value="0.980165">
            <text:p>0.98</text:p>
          </table:table-cell>
          <table:table-cell office:value-type="float" office:value="0.966266">
            <text:p>0.97</text:p>
          </table:table-cell>
          <table:table-cell office:value-type="float" office:value="0.999609">
            <text:p>1</text:p>
          </table:table-cell>
          <table:table-cell office:value-type="float" office:value="0.974853">
            <text:p>0.97</text:p>
          </table:table-cell>
          <table:table-cell office:value-type="float" office:value="5.000613">
            <text:p>5</text:p>
          </table:table-cell>
          <table:table-cell office:value-type="float" office:value="5.019835">
            <text:p>5.02</text:p>
          </table:table-cell>
          <table:table-cell office:value-type="float" office:value="5.033734">
            <text:p>5.03</text:p>
          </table:table-cell>
          <table:table-cell office:value-type="float" office:value="5.000391">
            <text:p>5</text:p>
          </table:table-cell>
          <table:table-cell office:value-type="float" office:value="5.025147">
            <text:p>5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527.142857">
            <text:p>47527.14</text:p>
          </table:table-cell>
          <table:table-cell office:value-type="float" office:value="839505.714286">
            <text:p>839505.71</text:p>
          </table:table-cell>
          <table:table-cell office:value-type="float" office:value="1317110">
            <text:p>1317110</text:p>
          </table:table-cell>
          <table:table-cell office:value-type="float" office:value="72307.142857">
            <text:p>72307.14</text:p>
          </table:table-cell>
          <table:table-cell office:value-type="float" office:value="8883415.714286">
            <text:p>8883415.71</text:p>
          </table:table-cell>
          <table:table-cell office:value-type="float" office:value="17815.714286">
            <text:p>17815.71</text:p>
          </table:table-cell>
          <table:table-cell office:value-type="float" office:value="314801.428571">
            <text:p>314801.43</text:p>
          </table:table-cell>
          <table:table-cell office:value-type="float" office:value="492615.714286">
            <text:p>492615.71</text:p>
          </table:table-cell>
          <table:table-cell office:value-type="float" office:value="27110">
            <text:p>27110</text:p>
          </table:table-cell>
          <table:table-cell office:value-type="float" office:value="3318661.428571">
            <text:p>3318661.43</text:p>
          </table:table-cell>
          <table:table-cell office:value-type="float" office:value="29711.428571">
            <text:p>29711.43</text:p>
          </table:table-cell>
          <table:table-cell office:value-type="float" office:value="524704.285714">
            <text:p>524704.29</text:p>
          </table:table-cell>
          <table:table-cell office:value-type="float" office:value="824494.285714">
            <text:p>824494.29</text:p>
          </table:table-cell>
          <table:table-cell office:value-type="float" office:value="45197.142857">
            <text:p>45197.14</text:p>
          </table:table-cell>
          <table:table-cell office:value-type="float" office:value="5564754.285714">
            <text:p>5564754.29</text:p>
          </table:table-cell>
          <table:table-cell office:value-type="float" office:value="2.998828">
            <text:p>3</text:p>
          </table:table-cell>
          <table:table-cell office:value-type="float" office:value="2.999874">
            <text:p>3</text:p>
          </table:table-cell>
          <table:table-cell office:value-type="float" office:value="2.992101">
            <text:p>2.99</text:p>
          </table:table-cell>
          <table:table-cell office:value-type="float" office:value="2.999427">
            <text:p>3</text:p>
          </table:table-cell>
          <table:table-cell office:value-type="float" office:value="2.988635">
            <text:p>2.99</text:p>
          </table:table-cell>
          <table:table-cell office:value-type="float" office:value="5.001172">
            <text:p>5</text:p>
          </table:table-cell>
          <table:table-cell office:value-type="float" office:value="5.000126">
            <text:p>5</text:p>
          </table:table-cell>
          <table:table-cell office:value-type="float" office:value="5.007899">
            <text:p>5.01</text:p>
          </table:table-cell>
          <table:table-cell office:value-type="float" office:value="5.000573">
            <text:p>5</text:p>
          </table:table-cell>
          <table:table-cell office:value-type="float" office:value="5.011365">
            <text:p>5.01</text:p>
          </table:table-cell>
          <table:table-cell office:value-type="float" office:value="0.999479">
            <text:p>1</text:p>
          </table:table-cell>
          <table:table-cell office:value-type="float" office:value="0.999944">
            <text:p>1</text:p>
          </table:table-cell>
          <table:table-cell office:value-type="float" office:value="0.996492">
            <text:p>1</text:p>
          </table:table-cell>
          <table:table-cell office:value-type="float" office:value="0.999745">
            <text:p>1</text:p>
          </table:table-cell>
          <table:table-cell office:value-type="float" office:value="0.994955">
            <text:p>0.99</text:p>
          </table:table-cell>
          <table:table-cell office:value-type="float" office:value="5.000521">
            <text:p>5</text:p>
          </table:table-cell>
          <table:table-cell office:value-type="float" office:value="5.000056">
            <text:p>5</text:p>
          </table:table-cell>
          <table:table-cell office:value-type="float" office:value="5.003508">
            <text:p>5</text:p>
          </table:table-cell>
          <table:table-cell office:value-type="float" office:value="5.000255">
            <text:p>5</text:p>
          </table:table-cell>
          <table:table-cell office:value-type="float" office:value="5.005045">
            <text:p>5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168.571429">
            <text:p>50168.57</text:p>
          </table:table-cell>
          <table:table-cell office:value-type="float" office:value="869231.428571">
            <text:p>869231.43</text:p>
          </table:table-cell>
          <table:table-cell office:value-type="float" office:value="1363307.142857">
            <text:p>1363307.14</text:p>
          </table:table-cell>
          <table:table-cell office:value-type="float" office:value="72332.857143">
            <text:p>72332.86</text:p>
          </table:table-cell>
          <table:table-cell office:value-type="float" office:value="8872454.285714">
            <text:p>8872454.29</text:p>
          </table:table-cell>
          <table:table-cell office:value-type="float" office:value="22297.142857">
            <text:p>22297.14</text:p>
          </table:table-cell>
          <table:table-cell office:value-type="float" office:value="385882.857143">
            <text:p>385882.86</text:p>
          </table:table-cell>
          <table:table-cell office:value-type="float" office:value="603455.714286">
            <text:p>603455.71</text:p>
          </table:table-cell>
          <table:table-cell office:value-type="float" office:value="32142.857143">
            <text:p>32142.86</text:p>
          </table:table-cell>
          <table:table-cell office:value-type="float" office:value="3965324.285714">
            <text:p>3965324.29</text:p>
          </table:table-cell>
          <table:table-cell office:value-type="float" office:value="27871.428571">
            <text:p>27871.43</text:p>
          </table:table-cell>
          <table:table-cell office:value-type="float" office:value="483348.571429">
            <text:p>483348.57</text:p>
          </table:table-cell>
          <table:table-cell office:value-type="float" office:value="759851.428571">
            <text:p>759851.43</text:p>
          </table:table-cell>
          <table:table-cell office:value-type="float" office:value="40190">
            <text:p>40190</text:p>
          </table:table-cell>
          <table:table-cell office:value-type="float" office:value="4907130">
            <text:p>4907130</text:p>
          </table:table-cell>
          <table:table-cell office:value-type="float" office:value="4">
            <text:p>4</text:p>
          </table:table-cell>
          <table:table-cell office:value-type="float" office:value="3.995421">
            <text:p>4</text:p>
          </table:table-cell>
          <table:table-cell office:value-type="float" office:value="3.98377">
            <text:p>3.98</text:p>
          </table:table-cell>
          <table:table-cell office:value-type="float" office:value="3.999368">
            <text:p>4</text:p>
          </table:table-cell>
          <table:table-cell office:value-type="float" office:value="4.022328">
            <text:p>4.02</text:p>
          </table:table-cell>
          <table:table-cell office:value-type="float" office:value="5">
            <text:p>5</text:p>
          </table:table-cell>
          <table:table-cell office:value-type="float" office:value="5.004579">
            <text:p>5</text:p>
          </table:table-cell>
          <table:table-cell office:value-type="float" office:value="5.01623">
            <text:p>5.02</text:p>
          </table:table-cell>
          <table:table-cell office:value-type="float" office:value="5.000632">
            <text:p>5</text:p>
          </table:table-cell>
          <table:table-cell office:value-type="float" office:value="4.977672">
            <text:p>4.98</text:p>
          </table:table-cell>
          <table:table-cell office:value-type="float" office:value="1">
            <text:p>1</text:p>
          </table:table-cell>
          <table:table-cell office:value-type="float" office:value="0.998284">
            <text:p>1</text:p>
          </table:table-cell>
          <table:table-cell office:value-type="float" office:value="0.993926">
            <text:p>0.99</text:p>
          </table:table-cell>
          <table:table-cell office:value-type="float" office:value="0.999763">
            <text:p>1</text:p>
          </table:table-cell>
          <table:table-cell office:value-type="float" office:value="1.008396">
            <text:p>1.01</text:p>
          </table:table-cell>
          <table:table-cell office:value-type="float" office:value="5">
            <text:p>5</text:p>
          </table:table-cell>
          <table:table-cell office:value-type="float" office:value="5.001716">
            <text:p>5</text:p>
          </table:table-cell>
          <table:table-cell office:value-type="float" office:value="5.006074">
            <text:p>5.01</text:p>
          </table:table-cell>
          <table:table-cell office:value-type="float" office:value="5.000237">
            <text:p>5</text:p>
          </table:table-cell>
          <table:table-cell office:value-type="float" office:value="4.991604">
            <text:p>4.9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9014.285714">
            <text:p>49014.29</text:p>
          </table:table-cell>
          <table:table-cell office:value-type="float" office:value="850471.428571">
            <text:p>850471.43</text:p>
          </table:table-cell>
          <table:table-cell office:value-type="float" office:value="1141780">
            <text:p>1141780</text:p>
          </table:table-cell>
          <table:table-cell office:value-type="float" office:value="65555.714286">
            <text:p>65555.71</text:p>
          </table:table-cell>
          <table:table-cell office:value-type="float" office:value="9123615.714286">
            <text:p>9123615.71</text:p>
          </table:table-cell>
          <table:table-cell office:value-type="float" office:value="24502.857143">
            <text:p>24502.86</text:p>
          </table:table-cell>
          <table:table-cell office:value-type="float" office:value="425800">
            <text:p>425800</text:p>
          </table:table-cell>
          <table:table-cell office:value-type="float" office:value="563832.857143">
            <text:p>563832.86</text:p>
          </table:table-cell>
          <table:table-cell office:value-type="float" office:value="32770">
            <text:p>32770</text:p>
          </table:table-cell>
          <table:table-cell office:value-type="float" office:value="4609952.857143">
            <text:p>4609952.86</text:p>
          </table:table-cell>
          <table:table-cell office:value-type="float" office:value="24511.428571">
            <text:p>24511.43</text:p>
          </table:table-cell>
          <table:table-cell office:value-type="float" office:value="424671.428571">
            <text:p>424671.43</text:p>
          </table:table-cell>
          <table:table-cell office:value-type="float" office:value="577947.142857">
            <text:p>577947.14</text:p>
          </table:table-cell>
          <table:table-cell office:value-type="float" office:value="32785.714286">
            <text:p>32785.71</text:p>
          </table:table-cell>
          <table:table-cell office:value-type="float" office:value="4513662.857143">
            <text:p>4513662.86</text:p>
          </table:table-cell>
          <table:table-cell office:value-type="float" office:value="4.999126">
            <text:p>5</text:p>
          </table:table-cell>
          <table:table-cell office:value-type="float" office:value="5.006635">
            <text:p>5.01</text:p>
          </table:table-cell>
          <table:table-cell office:value-type="float" office:value="4.938192">
            <text:p>4.94</text:p>
          </table:table-cell>
          <table:table-cell office:value-type="float" office:value="4.998801">
            <text:p>5</text:p>
          </table:table-cell>
          <table:table-cell office:value-type="float" office:value="5.05277">
            <text:p>5.05</text:p>
          </table:table-cell>
          <table:table-cell office:value-type="float" office:value="5.000874">
            <text:p>5</text:p>
          </table:table-cell>
          <table:table-cell office:value-type="float" office:value="4.993365">
            <text:p>4.99</text:p>
          </table:table-cell>
          <table:table-cell office:value-type="float" office:value="5.061808">
            <text:p>5.06</text:p>
          </table:table-cell>
          <table:table-cell office:value-type="float" office:value="5.001199">
            <text:p>5</text:p>
          </table:table-cell>
          <table:table-cell office:value-type="float" office:value="4.94723">
            <text:p>4.95</text:p>
          </table:table-cell>
          <table:table-cell office:value-type="float" office:value="0.999709">
            <text:p>1</text:p>
          </table:table-cell>
          <table:table-cell office:value-type="float" office:value="1.002214">
            <text:p>1</text:p>
          </table:table-cell>
          <table:table-cell office:value-type="float" office:value="0.979566">
            <text:p>0.98</text:p>
          </table:table-cell>
          <table:table-cell office:value-type="float" office:value="0.999601">
            <text:p>1</text:p>
          </table:table-cell>
          <table:table-cell office:value-type="float" office:value="1.017715">
            <text:p>1.02</text:p>
          </table:table-cell>
          <table:table-cell office:value-type="float" office:value="5.000291">
            <text:p>5</text:p>
          </table:table-cell>
          <table:table-cell office:value-type="float" office:value="4.997786">
            <text:p>5</text:p>
          </table:table-cell>
          <table:table-cell office:value-type="float" office:value="5.020434">
            <text:p>5.02</text:p>
          </table:table-cell>
          <table:table-cell office:value-type="float" office:value="5.000399">
            <text:p>5</text:p>
          </table:table-cell>
          <table:table-cell office:value-type="float" office:value="4.982285">
            <text:p>4.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4791.428571">
            <text:p>44791.43</text:p>
          </table:table-cell>
          <table:table-cell office:value-type="float" office:value="908120">
            <text:p>908120</text:p>
          </table:table-cell>
          <table:table-cell office:value-type="float" office:value="1191454.285714">
            <text:p>1191454.29</text:p>
          </table:table-cell>
          <table:table-cell office:value-type="float" office:value="69892.857143">
            <text:p>69892.86</text:p>
          </table:table-cell>
          <table:table-cell office:value-type="float" office:value="8865320">
            <text:p>8865320</text:p>
          </table:table-cell>
          <table:table-cell office:value-type="float" office:value="24417.142857">
            <text:p>24417.14</text:p>
          </table:table-cell>
          <table:table-cell office:value-type="float" office:value="495737.142857">
            <text:p>495737.14</text:p>
          </table:table-cell>
          <table:table-cell office:value-type="float" office:value="652832.857143">
            <text:p>652832.86</text:p>
          </table:table-cell>
          <table:table-cell office:value-type="float" office:value="38108.571429">
            <text:p>38108.57</text:p>
          </table:table-cell>
          <table:table-cell office:value-type="float" office:value="4859612.857143">
            <text:p>4859612.86</text:p>
          </table:table-cell>
          <table:table-cell office:value-type="float" office:value="20374.285714">
            <text:p>20374.29</text:p>
          </table:table-cell>
          <table:table-cell office:value-type="float" office:value="412382.857143">
            <text:p>412382.86</text:p>
          </table:table-cell>
          <table:table-cell office:value-type="float" office:value="538621.428571">
            <text:p>538621.43</text:p>
          </table:table-cell>
          <table:table-cell office:value-type="float" office:value="31784.285714">
            <text:p>31784.29</text:p>
          </table:table-cell>
          <table:table-cell office:value-type="float" office:value="4005707.142857">
            <text:p>4005707.14</text:p>
          </table:table-cell>
          <table:table-cell office:value-type="float" office:value="5.996428">
            <text:p>6</text:p>
          </table:table-cell>
          <table:table-cell office:value-type="float" office:value="6.004833">
            <text:p>6</text:p>
          </table:table-cell>
          <table:table-cell office:value-type="float" office:value="6.027224">
            <text:p>6.03</text:p>
          </table:table-cell>
          <table:table-cell office:value-type="float" office:value="5.99767">
            <text:p>6</text:p>
          </table:table-cell>
          <table:table-cell office:value-type="float" office:value="6.029759">
            <text:p>6.03</text:p>
          </table:table-cell>
          <table:table-cell office:value-type="float" office:value="5.003572">
            <text:p>5</text:p>
          </table:table-cell>
          <table:table-cell office:value-type="float" office:value="4.995167">
            <text:p>5</text:p>
          </table:table-cell>
          <table:table-cell office:value-type="float" office:value="4.972776">
            <text:p>4.97</text:p>
          </table:table-cell>
          <table:table-cell office:value-type="float" office:value="5.00233">
            <text:p>5</text:p>
          </table:table-cell>
          <table:table-cell office:value-type="float" office:value="4.970241">
            <text:p>4.97</text:p>
          </table:table-cell>
          <table:table-cell office:value-type="float" office:value="0.998909">
            <text:p>1</text:p>
          </table:table-cell>
          <table:table-cell office:value-type="float" office:value="1.001478">
            <text:p>1</text:p>
          </table:table-cell>
          <table:table-cell office:value-type="float" office:value="1.00835">
            <text:p>1.01</text:p>
          </table:table-cell>
          <table:table-cell office:value-type="float" office:value="0.999288">
            <text:p>1</text:p>
          </table:table-cell>
          <table:table-cell office:value-type="float" office:value="1.009131">
            <text:p>1.01</text:p>
          </table:table-cell>
          <table:table-cell office:value-type="float" office:value="5.001091">
            <text:p>5</text:p>
          </table:table-cell>
          <table:table-cell office:value-type="float" office:value="4.998522">
            <text:p>5</text:p>
          </table:table-cell>
          <table:table-cell office:value-type="float" office:value="4.99165">
            <text:p>4.99</text:p>
          </table:table-cell>
          <table:table-cell office:value-type="float" office:value="5.000712">
            <text:p>5</text:p>
          </table:table-cell>
          <table:table-cell office:value-type="float" office:value="4.990869">
            <text:p>4.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8384.285714">
            <text:p>48384.29</text:p>
          </table:table-cell>
          <table:table-cell office:value-type="float" office:value="902115.714286">
            <text:p>902115.71</text:p>
          </table:table-cell>
          <table:table-cell office:value-type="float" office:value="1242730">
            <text:p>1242730</text:p>
          </table:table-cell>
          <table:table-cell office:value-type="float" office:value="64231.428571">
            <text:p>64231.43</text:p>
          </table:table-cell>
          <table:table-cell office:value-type="float" office:value="8928280">
            <text:p>8928280</text:p>
          </table:table-cell>
          <table:table-cell office:value-type="float" office:value="28212.857143">
            <text:p>28212.86</text:p>
          </table:table-cell>
          <table:table-cell office:value-type="float" office:value="527461.428571">
            <text:p>527461.43</text:p>
          </table:table-cell>
          <table:table-cell office:value-type="float" office:value="732181.428571">
            <text:p>732181.43</text:p>
          </table:table-cell>
          <table:table-cell office:value-type="float" office:value="37462.857143">
            <text:p>37462.86</text:p>
          </table:table-cell>
          <table:table-cell office:value-type="float" office:value="5209047.142857">
            <text:p>5209047.14</text:p>
          </table:table-cell>
          <table:table-cell office:value-type="float" office:value="20171.428571">
            <text:p>20171.43</text:p>
          </table:table-cell>
          <table:table-cell office:value-type="float" office:value="374654.285714">
            <text:p>374654.29</text:p>
          </table:table-cell>
          <table:table-cell office:value-type="float" office:value="510548.571429">
            <text:p>510548.57</text:p>
          </table:table-cell>
          <table:table-cell office:value-type="float" office:value="26768.571429">
            <text:p>26768.57</text:p>
          </table:table-cell>
          <table:table-cell office:value-type="float" office:value="3719232.857143">
            <text:p>3719232.86</text:p>
          </table:table-cell>
          <table:table-cell office:value-type="float" office:value="6.997195">
            <text:p>7</text:p>
          </table:table-cell>
          <table:table-cell office:value-type="float" office:value="7.016325">
            <text:p>7.02</text:p>
          </table:table-cell>
          <table:table-cell office:value-type="float" office:value="7.070061">
            <text:p>7.07</text:p>
          </table:table-cell>
          <table:table-cell office:value-type="float" office:value="6.998977">
            <text:p>7</text:p>
          </table:table-cell>
          <table:table-cell office:value-type="float" office:value="7.001188">
            <text:p>7</text:p>
          </table:table-cell>
          <table:table-cell office:value-type="float" office:value="5.002805">
            <text:p>5</text:p>
          </table:table-cell>
          <table:table-cell office:value-type="float" office:value="4.983675">
            <text:p>4.98</text:p>
          </table:table-cell>
          <table:table-cell office:value-type="float" office:value="4.929939">
            <text:p>4.93</text:p>
          </table:table-cell>
          <table:table-cell office:value-type="float" office:value="5.001023">
            <text:p>5</text:p>
          </table:table-cell>
          <table:table-cell office:value-type="float" office:value="4.998812">
            <text:p>5</text:p>
          </table:table-cell>
          <table:table-cell office:value-type="float" office:value="0.999199">
            <text:p>1</text:p>
          </table:table-cell>
          <table:table-cell office:value-type="float" office:value="1.004675">
            <text:p>1</text:p>
          </table:table-cell>
          <table:table-cell office:value-type="float" office:value="1.02022">
            <text:p>1.02</text:p>
          </table:table-cell>
          <table:table-cell office:value-type="float" office:value="0.999708">
            <text:p>1</text:p>
          </table:table-cell>
          <table:table-cell office:value-type="float" office:value="1.000339">
            <text:p>1</text:p>
          </table:table-cell>
          <table:table-cell office:value-type="float" office:value="5.000801">
            <text:p>5</text:p>
          </table:table-cell>
          <table:table-cell office:value-type="float" office:value="4.995325">
            <text:p>5</text:p>
          </table:table-cell>
          <table:table-cell office:value-type="float" office:value="4.97978">
            <text:p>4.98</text:p>
          </table:table-cell>
          <table:table-cell office:value-type="float" office:value="5.000292">
            <text:p>5</text:p>
          </table:table-cell>
          <table:table-cell office:value-type="float" office:value="4.999661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7780">
            <text:p>47780</text:p>
          </table:table-cell>
          <table:table-cell office:value-type="float" office:value="903667.142857">
            <text:p>903667.14</text:p>
          </table:table-cell>
          <table:table-cell office:value-type="float" office:value="1278138.571429">
            <text:p>1278138.57</text:p>
          </table:table-cell>
          <table:table-cell office:value-type="float" office:value="75117.142857">
            <text:p>75117.14</text:p>
          </table:table-cell>
          <table:table-cell office:value-type="float" office:value="8955672.857143">
            <text:p>8955672.86</text:p>
          </table:table-cell>
          <table:table-cell office:value-type="float" office:value="29394.285714">
            <text:p>29394.29</text:p>
          </table:table-cell>
          <table:table-cell office:value-type="float" office:value="555842.857143">
            <text:p>555842.86</text:p>
          </table:table-cell>
          <table:table-cell office:value-type="float" office:value="790484.285714">
            <text:p>790484.29</text:p>
          </table:table-cell>
          <table:table-cell office:value-type="float" office:value="46221.428571">
            <text:p>46221.43</text:p>
          </table:table-cell>
          <table:table-cell office:value-type="float" office:value="5433278.571429">
            <text:p>5433278.57</text:p>
          </table:table-cell>
          <table:table-cell office:value-type="float" office:value="18385.714286">
            <text:p>18385.71</text:p>
          </table:table-cell>
          <table:table-cell office:value-type="float" office:value="347824.285714">
            <text:p>347824.29</text:p>
          </table:table-cell>
          <table:table-cell office:value-type="float" office:value="487654.285714">
            <text:p>487654.29</text:p>
          </table:table-cell>
          <table:table-cell office:value-type="float" office:value="28895.714286">
            <text:p>28895.71</text:p>
          </table:table-cell>
          <table:table-cell office:value-type="float" office:value="3522394.285714">
            <text:p>3522394.29</text:p>
          </table:table-cell>
          <table:table-cell office:value-type="float" office:value="7.997608">
            <text:p>8</text:p>
          </table:table-cell>
          <table:table-cell office:value-type="float" office:value="7.99626">
            <text:p>8</text:p>
          </table:table-cell>
          <table:table-cell office:value-type="float" office:value="8.040048">
            <text:p>8.04</text:p>
          </table:table-cell>
          <table:table-cell office:value-type="float" office:value="7.99922">
            <text:p>8</text:p>
          </table:table-cell>
          <table:table-cell office:value-type="float" office:value="7.886914">
            <text:p>7.89</text:p>
          </table:table-cell>
          <table:table-cell office:value-type="float" office:value="5.002392">
            <text:p>5</text:p>
          </table:table-cell>
          <table:table-cell office:value-type="float" office:value="5.00374">
            <text:p>5</text:p>
          </table:table-cell>
          <table:table-cell office:value-type="float" office:value="4.959952">
            <text:p>4.96</text:p>
          </table:table-cell>
          <table:table-cell office:value-type="float" office:value="5.00078">
            <text:p>5</text:p>
          </table:table-cell>
          <table:table-cell office:value-type="float" office:value="5.113086">
            <text:p>5.11</text:p>
          </table:table-cell>
          <table:table-cell office:value-type="float" office:value="0.999352">
            <text:p>1</text:p>
          </table:table-cell>
          <table:table-cell office:value-type="float" office:value="0.998988">
            <text:p>1</text:p>
          </table:table-cell>
          <table:table-cell office:value-type="float" office:value="1.01091">
            <text:p>1.01</text:p>
          </table:table-cell>
          <table:table-cell office:value-type="float" office:value="0.999789">
            <text:p>1</text:p>
          </table:table-cell>
          <table:table-cell office:value-type="float" office:value="0.969869">
            <text:p>0.97</text:p>
          </table:table-cell>
          <table:table-cell office:value-type="float" office:value="5.000648">
            <text:p>5</text:p>
          </table:table-cell>
          <table:table-cell office:value-type="float" office:value="5.001012">
            <text:p>5</text:p>
          </table:table-cell>
          <table:table-cell office:value-type="float" office:value="4.98909">
            <text:p>4.99</text:p>
          </table:table-cell>
          <table:table-cell office:value-type="float" office:value="5.000211">
            <text:p>5</text:p>
          </table:table-cell>
          <table:table-cell office:value-type="float" office:value="5.030131">
            <text:p>5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7685.714286">
            <text:p>47685.71</text:p>
          </table:table-cell>
          <table:table-cell office:value-type="float" office:value="828698.571429">
            <text:p>828698.57</text:p>
          </table:table-cell>
          <table:table-cell office:value-type="float" office:value="1484361.428571">
            <text:p>1484361.43</text:p>
          </table:table-cell>
          <table:table-cell office:value-type="float" office:value="75171.428571">
            <text:p>75171.43</text:p>
          </table:table-cell>
          <table:table-cell office:value-type="float" office:value="9036341.428571">
            <text:p>9036341.43</text:p>
          </table:table-cell>
          <table:table-cell office:value-type="float" office:value="30654.285714">
            <text:p>30654.29</text:p>
          </table:table-cell>
          <table:table-cell office:value-type="float" office:value="532758.571429">
            <text:p>532758.57</text:p>
          </table:table-cell>
          <table:table-cell office:value-type="float" office:value="950102.857143">
            <text:p>950102.86</text:p>
          </table:table-cell>
          <table:table-cell office:value-type="float" office:value="48304.285714">
            <text:p>48304.29</text:p>
          </table:table-cell>
          <table:table-cell office:value-type="float" office:value="5849024.285714">
            <text:p>5849024.29</text:p>
          </table:table-cell>
          <table:table-cell office:value-type="float" office:value="17031.428571">
            <text:p>17031.43</text:p>
          </table:table-cell>
          <table:table-cell office:value-type="float" office:value="295940">
            <text:p>295940</text:p>
          </table:table-cell>
          <table:table-cell office:value-type="float" office:value="534258.571429">
            <text:p>534258.57</text:p>
          </table:table-cell>
          <table:table-cell office:value-type="float" office:value="26867.142857">
            <text:p>26867.14</text:p>
          </table:table-cell>
          <table:table-cell office:value-type="float" office:value="3187317.142857">
            <text:p>3187317.14</text:p>
          </table:table-cell>
          <table:table-cell office:value-type="float" office:value="8.99976">
            <text:p>9</text:p>
          </table:table-cell>
          <table:table-cell office:value-type="float" office:value="9.000402">
            <text:p>9</text:p>
          </table:table-cell>
          <table:table-cell office:value-type="float" office:value="8.961052">
            <text:p>8.96</text:p>
          </table:table-cell>
          <table:table-cell office:value-type="float" office:value="8.996237">
            <text:p>9</text:p>
          </table:table-cell>
          <table:table-cell office:value-type="float" office:value="9.061891">
            <text:p>9.06</text:p>
          </table:table-cell>
          <table:table-cell office:value-type="float" office:value="5.00024">
            <text:p>5</text:p>
          </table:table-cell>
          <table:table-cell office:value-type="float" office:value="4.999598">
            <text:p>5</text:p>
          </table:table-cell>
          <table:table-cell office:value-type="float" office:value="5.038948">
            <text:p>5.04</text:p>
          </table:table-cell>
          <table:table-cell office:value-type="float" office:value="5.003763">
            <text:p>5</text:p>
          </table:table-cell>
          <table:table-cell office:value-type="float" office:value="4.938109">
            <text:p>4.94</text:p>
          </table:table-cell>
          <table:table-cell office:value-type="float" office:value="0.999938">
            <text:p>1</text:p>
          </table:table-cell>
          <table:table-cell office:value-type="float" office:value="1.000104">
            <text:p>1</text:p>
          </table:table-cell>
          <table:table-cell office:value-type="float" office:value="0.98996">
            <text:p>0.99</text:p>
          </table:table-cell>
          <table:table-cell office:value-type="float" office:value="0.999025">
            <text:p>1</text:p>
          </table:table-cell>
          <table:table-cell office:value-type="float" office:value="1.016194">
            <text:p>1.02</text:p>
          </table:table-cell>
          <table:table-cell office:value-type="float" office:value="5.000062">
            <text:p>5</text:p>
          </table:table-cell>
          <table:table-cell office:value-type="float" office:value="4.999896">
            <text:p>5</text:p>
          </table:table-cell>
          <table:table-cell office:value-type="float" office:value="5.01004">
            <text:p>5.01</text:p>
          </table:table-cell>
          <table:table-cell office:value-type="float" office:value="5.000975">
            <text:p>5</text:p>
          </table:table-cell>
          <table:table-cell office:value-type="float" office:value="4.983806">
            <text:p>4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6990">
            <text:p>46990</text:p>
          </table:table-cell>
          <table:table-cell office:value-type="float" office:value="877691.428571">
            <text:p>877691.43</text:p>
          </table:table-cell>
          <table:table-cell office:value-type="float" office:value="1534274.285714">
            <text:p>1534274.29</text:p>
          </table:table-cell>
          <table:table-cell office:value-type="float" office:value="79774.285714">
            <text:p>79774.29</text:p>
          </table:table-cell>
          <table:table-cell office:value-type="float" office:value="9003617.142857">
            <text:p>9003617.14</text:p>
          </table:table-cell>
          <table:table-cell office:value-type="float" office:value="31294.285714">
            <text:p>31294.29</text:p>
          </table:table-cell>
          <table:table-cell office:value-type="float" office:value="585288.571429">
            <text:p>585288.57</text:p>
          </table:table-cell>
          <table:table-cell office:value-type="float" office:value="1039541.428571">
            <text:p>1039541.43</text:p>
          </table:table-cell>
          <table:table-cell office:value-type="float" office:value="53171.428571">
            <text:p>53171.43</text:p>
          </table:table-cell>
          <table:table-cell office:value-type="float" office:value="6028502.857143">
            <text:p>6028502.86</text:p>
          </table:table-cell>
          <table:table-cell office:value-type="float" office:value="15695.714286">
            <text:p>15695.71</text:p>
          </table:table-cell>
          <table:table-cell office:value-type="float" office:value="292402.857143">
            <text:p>292402.86</text:p>
          </table:table-cell>
          <table:table-cell office:value-type="float" office:value="494732.857143">
            <text:p>494732.86</text:p>
          </table:table-cell>
          <table:table-cell office:value-type="float" office:value="26602.857143">
            <text:p>26602.86</text:p>
          </table:table-cell>
          <table:table-cell office:value-type="float" office:value="2975114.285714">
            <text:p>2975114.29</text:p>
          </table:table-cell>
          <table:table-cell office:value-type="float" office:value="9.989663">
            <text:p>9.99</text:p>
          </table:table-cell>
          <table:table-cell office:value-type="float" office:value="10.002751">
            <text:p>10</text:p>
          </table:table-cell>
          <table:table-cell office:value-type="float" office:value="10.16319">
            <text:p>10.16</text:p>
          </table:table-cell>
          <table:table-cell office:value-type="float" office:value="9.997851">
            <text:p>10</text:p>
          </table:table-cell>
          <table:table-cell office:value-type="float" office:value="10.043468">
            <text:p>10.04</text:p>
          </table:table-cell>
          <table:table-cell office:value-type="float" office:value="5.010337">
            <text:p>5.01</text:p>
          </table:table-cell>
          <table:table-cell office:value-type="float" office:value="4.997249">
            <text:p>5</text:p>
          </table:table-cell>
          <table:table-cell office:value-type="float" office:value="4.83681">
            <text:p>4.84</text:p>
          </table:table-cell>
          <table:table-cell office:value-type="float" office:value="5.002149">
            <text:p>5</text:p>
          </table:table-cell>
          <table:table-cell office:value-type="float" office:value="4.956532">
            <text:p>4.96</text:p>
          </table:table-cell>
          <table:table-cell office:value-type="float" office:value="0.99742">
            <text:p>1</text:p>
          </table:table-cell>
          <table:table-cell office:value-type="float" office:value="1.000688">
            <text:p>1</text:p>
          </table:table-cell>
          <table:table-cell office:value-type="float" office:value="1.041821">
            <text:p>1.04</text:p>
          </table:table-cell>
          <table:table-cell office:value-type="float" office:value="0.999463">
            <text:p>1</text:p>
          </table:table-cell>
          <table:table-cell office:value-type="float" office:value="1.010938">
            <text:p>1.01</text:p>
          </table:table-cell>
          <table:table-cell office:value-type="float" office:value="5.00258">
            <text:p>5</text:p>
          </table:table-cell>
          <table:table-cell office:value-type="float" office:value="4.999312">
            <text:p>5</text:p>
          </table:table-cell>
          <table:table-cell office:value-type="float" office:value="4.958179">
            <text:p>4.96</text:p>
          </table:table-cell>
          <table:table-cell office:value-type="float" office:value="5.000537">
            <text:p>5</text:p>
          </table:table-cell>
          <table:table-cell office:value-type="float" office:value="4.989062">
            <text:p>4.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6171.428571">
            <text:p>46171.43</text:p>
          </table:table-cell>
          <table:table-cell office:value-type="float" office:value="903678.571429">
            <text:p>903678.57</text:p>
          </table:table-cell>
          <table:table-cell office:value-type="float" office:value="1350757.142857">
            <text:p>1350757.14</text:p>
          </table:table-cell>
          <table:table-cell office:value-type="float" office:value="60177.142857">
            <text:p>60177.14</text:p>
          </table:table-cell>
          <table:table-cell office:value-type="float" office:value="8882112.857143">
            <text:p>8882112.86</text:p>
          </table:table-cell>
          <table:table-cell office:value-type="float" office:value="31714.285714">
            <text:p>31714.29</text:p>
          </table:table-cell>
          <table:table-cell office:value-type="float" office:value="620447.142857">
            <text:p>620447.14</text:p>
          </table:table-cell>
          <table:table-cell office:value-type="float" office:value="910935.714286">
            <text:p>910935.71</text:p>
          </table:table-cell>
          <table:table-cell office:value-type="float" office:value="41361.428571">
            <text:p>41361.43</text:p>
          </table:table-cell>
          <table:table-cell office:value-type="float" office:value="6109672.857143">
            <text:p>6109672.86</text:p>
          </table:table-cell>
          <table:table-cell office:value-type="float" office:value="14457.142857">
            <text:p>14457.14</text:p>
          </table:table-cell>
          <table:table-cell office:value-type="float" office:value="283231.428571">
            <text:p>283231.43</text:p>
          </table:table-cell>
          <table:table-cell office:value-type="float" office:value="439821.428571">
            <text:p>439821.43</text:p>
          </table:table-cell>
          <table:table-cell office:value-type="float" office:value="18815.714286">
            <text:p>18815.71</text:p>
          </table:table-cell>
          <table:table-cell office:value-type="float" office:value="2772440">
            <text:p>2772440</text:p>
          </table:table-cell>
          <table:table-cell office:value-type="float" office:value="10.990099">
            <text:p>10.99</text:p>
          </table:table-cell>
          <table:table-cell office:value-type="float" office:value="10.985271">
            <text:p>10.99</text:p>
          </table:table-cell>
          <table:table-cell office:value-type="float" office:value="10.790223">
            <text:p>10.79</text:p>
          </table:table-cell>
          <table:table-cell office:value-type="float" office:value="10.997246">
            <text:p>11</text:p>
          </table:table-cell>
          <table:table-cell office:value-type="float" office:value="11.005801">
            <text:p>11.01</text:p>
          </table:table-cell>
          <table:table-cell office:value-type="float" office:value="5.009901">
            <text:p>5.01</text:p>
          </table:table-cell>
          <table:table-cell office:value-type="float" office:value="5.014729">
            <text:p>5.01</text:p>
          </table:table-cell>
          <table:table-cell office:value-type="float" office:value="5.209777">
            <text:p>5.21</text:p>
          </table:table-cell>
          <table:table-cell office:value-type="float" office:value="5.002754">
            <text:p>5</text:p>
          </table:table-cell>
          <table:table-cell office:value-type="float" office:value="4.994199">
            <text:p>4.99</text:p>
          </table:table-cell>
          <table:table-cell office:value-type="float" office:value="0.997603">
            <text:p>1</text:p>
          </table:table-cell>
          <table:table-cell office:value-type="float" office:value="0.996437">
            <text:p>1</text:p>
          </table:table-cell>
          <table:table-cell office:value-type="float" office:value="0.950712">
            <text:p>0.95</text:p>
          </table:table-cell>
          <table:table-cell office:value-type="float" office:value="0.999333">
            <text:p>1</text:p>
          </table:table-cell>
          <table:table-cell office:value-type="float" office:value="1.001408">
            <text:p>1</text:p>
          </table:table-cell>
          <table:table-cell office:value-type="float" office:value="5.002397">
            <text:p>5</text:p>
          </table:table-cell>
          <table:table-cell office:value-type="float" office:value="5.003563">
            <text:p>5</text:p>
          </table:table-cell>
          <table:table-cell office:value-type="float" office:value="5.049288">
            <text:p>5.05</text:p>
          </table:table-cell>
          <table:table-cell office:value-type="float" office:value="5.000667">
            <text:p>5</text:p>
          </table:table-cell>
          <table:table-cell office:value-type="float" office:value="4.998592">
            <text:p>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144.285714">
            <text:p>46144.29</text:p>
          </table:table-cell>
          <table:table-cell office:value-type="float" office:value="855567.142857">
            <text:p>855567.14</text:p>
          </table:table-cell>
          <table:table-cell office:value-type="float" office:value="1667787.142857">
            <text:p>1667787.14</text:p>
          </table:table-cell>
          <table:table-cell office:value-type="float" office:value="85777.142857">
            <text:p>85777.14</text:p>
          </table:table-cell>
          <table:table-cell office:value-type="float" office:value="8619557.142857">
            <text:p>8619557.14</text:p>
          </table:table-cell>
          <table:table-cell table:number-columns-repeated="5" office:value-type="float" office:value="0">
            <text:p>0</text:p>
          </table:table-cell>
          <table:table-cell office:value-type="float" office:value="46144.285714">
            <text:p>46144.29</text:p>
          </table:table-cell>
          <table:table-cell office:value-type="float" office:value="855567.142857">
            <text:p>855567.14</text:p>
          </table:table-cell>
          <table:table-cell office:value-type="float" office:value="1667787.142857">
            <text:p>1667787.14</text:p>
          </table:table-cell>
          <table:table-cell office:value-type="float" office:value="85777.142857">
            <text:p>85777.14</text:p>
          </table:table-cell>
          <table:table-cell office:value-type="float" office:value="8619557.142857">
            <text:p>8619557.1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025.714286">
            <text:p>46025.71</text:p>
          </table:table-cell>
          <table:table-cell office:value-type="float" office:value="846251.428571">
            <text:p>846251.43</text:p>
          </table:table-cell>
          <table:table-cell office:value-type="float" office:value="1353701.428571">
            <text:p>1353701.43</text:p>
          </table:table-cell>
          <table:table-cell office:value-type="float" office:value="81742.857143">
            <text:p>81742.86</text:p>
          </table:table-cell>
          <table:table-cell office:value-type="float" office:value="9192861.428571">
            <text:p>9192861.43</text:p>
          </table:table-cell>
          <table:table-cell office:value-type="float" office:value="6575.714286">
            <text:p>6575.71</text:p>
          </table:table-cell>
          <table:table-cell office:value-type="float" office:value="120048.571429">
            <text:p>120048.57</text:p>
          </table:table-cell>
          <table:table-cell office:value-type="float" office:value="194201.428571">
            <text:p>194201.43</text:p>
          </table:table-cell>
          <table:table-cell office:value-type="float" office:value="11674.285714">
            <text:p>11674.29</text:p>
          </table:table-cell>
          <table:table-cell office:value-type="float" office:value="1218111.428571">
            <text:p>1218111.43</text:p>
          </table:table-cell>
          <table:table-cell office:value-type="float" office:value="39450">
            <text:p>39450</text:p>
          </table:table-cell>
          <table:table-cell office:value-type="float" office:value="726202.857143">
            <text:p>726202.86</text:p>
          </table:table-cell>
          <table:table-cell office:value-type="float" office:value="1159500">
            <text:p>1159500</text:p>
          </table:table-cell>
          <table:table-cell office:value-type="float" office:value="70068.571429">
            <text:p>70068.57</text:p>
          </table:table-cell>
          <table:table-cell office:value-type="float" office:value="7974750">
            <text:p>7974750</text:p>
          </table:table-cell>
          <table:table-cell office:value-type="float" office:value="1.000093">
            <text:p>1</text:p>
          </table:table-cell>
          <table:table-cell office:value-type="float" office:value="0.993015">
            <text:p>0.99</text:p>
          </table:table-cell>
          <table:table-cell office:value-type="float" office:value="1.004217">
            <text:p>1</text:p>
          </table:table-cell>
          <table:table-cell office:value-type="float" office:value="0.99972">
            <text:p>1</text:p>
          </table:table-cell>
          <table:table-cell office:value-type="float" office:value="0.927544">
            <text:p>0.93</text:p>
          </table:table-cell>
          <table:table-cell office:value-type="float" office:value="5.999907">
            <text:p>6</text:p>
          </table:table-cell>
          <table:table-cell office:value-type="float" office:value="6.006985">
            <text:p>6.01</text:p>
          </table:table-cell>
          <table:table-cell office:value-type="float" office:value="5.995783">
            <text:p>6</text:p>
          </table:table-cell>
          <table:table-cell office:value-type="float" office:value="6.00028">
            <text:p>6</text:p>
          </table:table-cell>
          <table:table-cell office:value-type="float" office:value="6.072456">
            <text:p>6.07</text:p>
          </table:table-cell>
          <table:table-cell office:value-type="float" office:value="1.000093">
            <text:p>1</text:p>
          </table:table-cell>
          <table:table-cell office:value-type="float" office:value="0.993015">
            <text:p>0.99</text:p>
          </table:table-cell>
          <table:table-cell office:value-type="float" office:value="1.004217">
            <text:p>1</text:p>
          </table:table-cell>
          <table:table-cell office:value-type="float" office:value="0.99972">
            <text:p>1</text:p>
          </table:table-cell>
          <table:table-cell office:value-type="float" office:value="0.927544">
            <text:p>0.93</text:p>
          </table:table-cell>
          <table:table-cell office:value-type="float" office:value="5.999907">
            <text:p>6</text:p>
          </table:table-cell>
          <table:table-cell office:value-type="float" office:value="6.006985">
            <text:p>6.01</text:p>
          </table:table-cell>
          <table:table-cell office:value-type="float" office:value="5.995783">
            <text:p>6</text:p>
          </table:table-cell>
          <table:table-cell office:value-type="float" office:value="6.00028">
            <text:p>6</text:p>
          </table:table-cell>
          <table:table-cell office:value-type="float" office:value="6.072456">
            <text:p>6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678.571429">
            <text:p>47678.57</text:p>
          </table:table-cell>
          <table:table-cell office:value-type="float" office:value="873520">
            <text:p>873520</text:p>
          </table:table-cell>
          <table:table-cell office:value-type="float" office:value="1325870">
            <text:p>1325870</text:p>
          </table:table-cell>
          <table:table-cell office:value-type="float" office:value="74185.714286">
            <text:p>74185.71</text:p>
          </table:table-cell>
          <table:table-cell office:value-type="float" office:value="8904904.285714">
            <text:p>8904904.29</text:p>
          </table:table-cell>
          <table:table-cell office:value-type="float" office:value="11917.142857">
            <text:p>11917.14</text:p>
          </table:table-cell>
          <table:table-cell office:value-type="float" office:value="216931.428571">
            <text:p>216931.43</text:p>
          </table:table-cell>
          <table:table-cell office:value-type="float" office:value="336957.142857">
            <text:p>336957.14</text:p>
          </table:table-cell>
          <table:table-cell office:value-type="float" office:value="18542.857143">
            <text:p>18542.86</text:p>
          </table:table-cell>
          <table:table-cell office:value-type="float" office:value="2294361.428571">
            <text:p>2294361.43</text:p>
          </table:table-cell>
          <table:table-cell office:value-type="float" office:value="35761.428571">
            <text:p>35761.43</text:p>
          </table:table-cell>
          <table:table-cell office:value-type="float" office:value="656588.571429">
            <text:p>656588.57</text:p>
          </table:table-cell>
          <table:table-cell office:value-type="float" office:value="988912.857143">
            <text:p>988912.86</text:p>
          </table:table-cell>
          <table:table-cell office:value-type="float" office:value="55642.857143">
            <text:p>55642.86</text:p>
          </table:table-cell>
          <table:table-cell office:value-type="float" office:value="6610542.857143">
            <text:p>6610542.86</text:p>
          </table:table-cell>
          <table:table-cell office:value-type="float" office:value="1.999581">
            <text:p>2</text:p>
          </table:table-cell>
          <table:table-cell office:value-type="float" office:value="1.986733">
            <text:p>1.99</text:p>
          </table:table-cell>
          <table:table-cell office:value-type="float" office:value="2.033123">
            <text:p>2.03</text:p>
          </table:table-cell>
          <table:table-cell office:value-type="float" office:value="1.999615">
            <text:p>2</text:p>
          </table:table-cell>
          <table:table-cell office:value-type="float" office:value="2.061212">
            <text:p>2.06</text:p>
          </table:table-cell>
          <table:table-cell office:value-type="float" office:value="6.000419">
            <text:p>6</text:p>
          </table:table-cell>
          <table:table-cell office:value-type="float" office:value="6.013267">
            <text:p>6.01</text:p>
          </table:table-cell>
          <table:table-cell office:value-type="float" office:value="5.966877">
            <text:p>5.97</text:p>
          </table:table-cell>
          <table:table-cell office:value-type="float" office:value="6.000385">
            <text:p>6</text:p>
          </table:table-cell>
          <table:table-cell office:value-type="float" office:value="5.938788">
            <text:p>5.94</text:p>
          </table:table-cell>
          <table:table-cell office:value-type="float" office:value="0.99976">
            <text:p>1</text:p>
          </table:table-cell>
          <table:table-cell office:value-type="float" office:value="0.992426">
            <text:p>0.99</text:p>
          </table:table-cell>
          <table:table-cell office:value-type="float" office:value="1.018972">
            <text:p>1.02</text:p>
          </table:table-cell>
          <table:table-cell office:value-type="float" office:value="0.99978">
            <text:p>1</text:p>
          </table:table-cell>
          <table:table-cell office:value-type="float" office:value="1.035132">
            <text:p>1.04</text:p>
          </table:table-cell>
          <table:table-cell office:value-type="float" office:value="6.00024">
            <text:p>6</text:p>
          </table:table-cell>
          <table:table-cell office:value-type="float" office:value="6.007574">
            <text:p>6.01</text:p>
          </table:table-cell>
          <table:table-cell office:value-type="float" office:value="5.981028">
            <text:p>5.98</text:p>
          </table:table-cell>
          <table:table-cell office:value-type="float" office:value="6.00022">
            <text:p>6</text:p>
          </table:table-cell>
          <table:table-cell office:value-type="float" office:value="5.964868">
            <text:p>5.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10">
            <text:p>45110</text:p>
          </table:table-cell>
          <table:table-cell office:value-type="float" office:value="918475.714286">
            <text:p>918475.71</text:p>
          </table:table-cell>
          <table:table-cell office:value-type="float" office:value="1282941.428571">
            <text:p>1282941.43</text:p>
          </table:table-cell>
          <table:table-cell office:value-type="float" office:value="95268.571429">
            <text:p>95268.57</text:p>
          </table:table-cell>
          <table:table-cell office:value-type="float" office:value="8964941.428571">
            <text:p>8964941.43</text:p>
          </table:table-cell>
          <table:table-cell office:value-type="float" office:value="15030">
            <text:p>15030</text:p>
          </table:table-cell>
          <table:table-cell office:value-type="float" office:value="306962.857143">
            <text:p>306962.86</text:p>
          </table:table-cell>
          <table:table-cell office:value-type="float" office:value="426970">
            <text:p>426970</text:p>
          </table:table-cell>
          <table:table-cell office:value-type="float" office:value="31751.428571">
            <text:p>31751.43</text:p>
          </table:table-cell>
          <table:table-cell office:value-type="float" office:value="2932858.571429">
            <text:p>2932858.57</text:p>
          </table:table-cell>
          <table:table-cell office:value-type="float" office:value="30080">
            <text:p>30080</text:p>
          </table:table-cell>
          <table:table-cell office:value-type="float" office:value="611512.857143">
            <text:p>611512.86</text:p>
          </table:table-cell>
          <table:table-cell office:value-type="float" office:value="855971.428571">
            <text:p>855971.43</text:p>
          </table:table-cell>
          <table:table-cell office:value-type="float" office:value="63517.142857">
            <text:p>63517.14</text:p>
          </table:table-cell>
          <table:table-cell office:value-type="float" office:value="6032082.857143">
            <text:p>6032082.86</text:p>
          </table:table-cell>
          <table:table-cell office:value-type="float" office:value="2.99867">
            <text:p>3</text:p>
          </table:table-cell>
          <table:table-cell office:value-type="float" office:value="3.007881">
            <text:p>3.01</text:p>
          </table:table-cell>
          <table:table-cell office:value-type="float" office:value="2.99525">
            <text:p>3</text:p>
          </table:table-cell>
          <table:table-cell office:value-type="float" office:value="2.99955">
            <text:p>3</text:p>
          </table:table-cell>
          <table:table-cell office:value-type="float" office:value="2.944328">
            <text:p>2.94</text:p>
          </table:table-cell>
          <table:table-cell office:value-type="float" office:value="6.00133">
            <text:p>6</text:p>
          </table:table-cell>
          <table:table-cell office:value-type="float" office:value="5.992119">
            <text:p>5.99</text:p>
          </table:table-cell>
          <table:table-cell office:value-type="float" office:value="6.00475">
            <text:p>6</text:p>
          </table:table-cell>
          <table:table-cell office:value-type="float" office:value="6.00045">
            <text:p>6</text:p>
          </table:table-cell>
          <table:table-cell office:value-type="float" office:value="6.055672">
            <text:p>6.06</text:p>
          </table:table-cell>
          <table:table-cell office:value-type="float" office:value="0.99943">
            <text:p>1</text:p>
          </table:table-cell>
          <table:table-cell office:value-type="float" office:value="1.00338">
            <text:p>1</text:p>
          </table:table-cell>
          <table:table-cell office:value-type="float" office:value="0.997965">
            <text:p>1</text:p>
          </table:table-cell>
          <table:table-cell office:value-type="float" office:value="0.999807">
            <text:p>1</text:p>
          </table:table-cell>
          <table:table-cell office:value-type="float" office:value="0.976266">
            <text:p>0.98</text:p>
          </table:table-cell>
          <table:table-cell office:value-type="float" office:value="6.00057">
            <text:p>6</text:p>
          </table:table-cell>
          <table:table-cell office:value-type="float" office:value="5.99662">
            <text:p>6</text:p>
          </table:table-cell>
          <table:table-cell office:value-type="float" office:value="6.002035">
            <text:p>6</text:p>
          </table:table-cell>
          <table:table-cell office:value-type="float" office:value="6.000193">
            <text:p>6</text:p>
          </table:table-cell>
          <table:table-cell office:value-type="float" office:value="6.023734">
            <text:p>6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0330">
            <text:p>70330</text:p>
          </table:table-cell>
          <table:table-cell office:value-type="float" office:value="887400">
            <text:p>887400</text:p>
          </table:table-cell>
          <table:table-cell office:value-type="float" office:value="1388248.571429">
            <text:p>1388248.57</text:p>
          </table:table-cell>
          <table:table-cell office:value-type="float" office:value="73201.428571">
            <text:p>73201.43</text:p>
          </table:table-cell>
          <table:table-cell office:value-type="float" office:value="9054204.285714">
            <text:p>9054204.29</text:p>
          </table:table-cell>
          <table:table-cell office:value-type="float" office:value="28122.857143">
            <text:p>28122.86</text:p>
          </table:table-cell>
          <table:table-cell office:value-type="float" office:value="354962.857143">
            <text:p>354962.86</text:p>
          </table:table-cell>
          <table:table-cell office:value-type="float" office:value="555157.142857">
            <text:p>555157.14</text:p>
          </table:table-cell>
          <table:table-cell office:value-type="float" office:value="29274.285714">
            <text:p>29274.29</text:p>
          </table:table-cell>
          <table:table-cell office:value-type="float" office:value="3434897.142857">
            <text:p>3434897.14</text:p>
          </table:table-cell>
          <table:table-cell office:value-type="float" office:value="42207.142857">
            <text:p>42207.14</text:p>
          </table:table-cell>
          <table:table-cell office:value-type="float" office:value="532437.142857">
            <text:p>532437.14</text:p>
          </table:table-cell>
          <table:table-cell office:value-type="float" office:value="833091.428571">
            <text:p>833091.43</text:p>
          </table:table-cell>
          <table:table-cell office:value-type="float" office:value="43927.142857">
            <text:p>43927.14</text:p>
          </table:table-cell>
          <table:table-cell office:value-type="float" office:value="5619307.142857">
            <text:p>5619307.14</text:p>
          </table:table-cell>
          <table:table-cell office:value-type="float" office:value="3.9987">
            <text:p>4</text:p>
          </table:table-cell>
          <table:table-cell office:value-type="float" office:value="4.000032">
            <text:p>4</text:p>
          </table:table-cell>
          <table:table-cell office:value-type="float" office:value="3.998975">
            <text:p>4</text:p>
          </table:table-cell>
          <table:table-cell office:value-type="float" office:value="3.999141">
            <text:p>4</text:p>
          </table:table-cell>
          <table:table-cell office:value-type="float" office:value="3.793704">
            <text:p>3.79</text:p>
          </table:table-cell>
          <table:table-cell office:value-type="float" office:value="6.0013">
            <text:p>6</text:p>
          </table:table-cell>
          <table:table-cell office:value-type="float" office:value="5.999968">
            <text:p>6</text:p>
          </table:table-cell>
          <table:table-cell office:value-type="float" office:value="6.001025">
            <text:p>6</text:p>
          </table:table-cell>
          <table:table-cell office:value-type="float" office:value="6.000859">
            <text:p>6</text:p>
          </table:table-cell>
          <table:table-cell office:value-type="float" office:value="6.206296">
            <text:p>6.21</text:p>
          </table:table-cell>
          <table:table-cell office:value-type="float" office:value="0.999536">
            <text:p>1</text:p>
          </table:table-cell>
          <table:table-cell office:value-type="float" office:value="1.000011">
            <text:p>1</text:p>
          </table:table-cell>
          <table:table-cell office:value-type="float" office:value="0.999634">
            <text:p>1</text:p>
          </table:table-cell>
          <table:table-cell office:value-type="float" office:value="0.999693">
            <text:p>1</text:p>
          </table:table-cell>
          <table:table-cell office:value-type="float" office:value="0.927916">
            <text:p>0.93</text:p>
          </table:table-cell>
          <table:table-cell office:value-type="float" office:value="6.000464">
            <text:p>6</text:p>
          </table:table-cell>
          <table:table-cell office:value-type="float" office:value="5.999989">
            <text:p>6</text:p>
          </table:table-cell>
          <table:table-cell office:value-type="float" office:value="6.000366">
            <text:p>6</text:p>
          </table:table-cell>
          <table:table-cell office:value-type="float" office:value="6.000307">
            <text:p>6</text:p>
          </table:table-cell>
          <table:table-cell office:value-type="float" office:value="6.072084">
            <text:p>6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6481.428571">
            <text:p>46481.43</text:p>
          </table:table-cell>
          <table:table-cell office:value-type="float" office:value="882665.714286">
            <text:p>882665.71</text:p>
          </table:table-cell>
          <table:table-cell office:value-type="float" office:value="1192585.714286">
            <text:p>1192585.71</text:p>
          </table:table-cell>
          <table:table-cell office:value-type="float" office:value="69865.714286">
            <text:p>69865.71</text:p>
          </table:table-cell>
          <table:table-cell office:value-type="float" office:value="8937487.142857">
            <text:p>8937487.14</text:p>
          </table:table-cell>
          <table:table-cell office:value-type="float" office:value="21124.285714">
            <text:p>21124.29</text:p>
          </table:table-cell>
          <table:table-cell office:value-type="float" office:value="402428.571429">
            <text:p>402428.57</text:p>
          </table:table-cell>
          <table:table-cell office:value-type="float" office:value="533060">
            <text:p>533060</text:p>
          </table:table-cell>
          <table:table-cell office:value-type="float" office:value="31751.428571">
            <text:p>31751.43</text:p>
          </table:table-cell>
          <table:table-cell office:value-type="float" office:value="4111118.571429">
            <text:p>4111118.57</text:p>
          </table:table-cell>
          <table:table-cell office:value-type="float" office:value="25357.142857">
            <text:p>25357.14</text:p>
          </table:table-cell>
          <table:table-cell office:value-type="float" office:value="480237.142857">
            <text:p>480237.14</text:p>
          </table:table-cell>
          <table:table-cell office:value-type="float" office:value="659525.714286">
            <text:p>659525.71</text:p>
          </table:table-cell>
          <table:table-cell office:value-type="float" office:value="38114.285714">
            <text:p>38114.29</text:p>
          </table:table-cell>
          <table:table-cell office:value-type="float" office:value="4826368.571429">
            <text:p>4826368.57</text:p>
          </table:table-cell>
          <table:table-cell office:value-type="float" office:value="4.999139">
            <text:p>5</text:p>
          </table:table-cell>
          <table:table-cell office:value-type="float" office:value="5.015165">
            <text:p>5.02</text:p>
          </table:table-cell>
          <table:table-cell office:value-type="float" office:value="4.916762">
            <text:p>4.92</text:p>
          </table:table-cell>
          <table:table-cell office:value-type="float" office:value="4.9991">
            <text:p>5</text:p>
          </table:table-cell>
          <table:table-cell office:value-type="float" office:value="5.059846">
            <text:p>5.06</text:p>
          </table:table-cell>
          <table:table-cell office:value-type="float" office:value="6.000861">
            <text:p>6</text:p>
          </table:table-cell>
          <table:table-cell office:value-type="float" office:value="5.984835">
            <text:p>5.98</text:p>
          </table:table-cell>
          <table:table-cell office:value-type="float" office:value="6.083238">
            <text:p>6.08</text:p>
          </table:table-cell>
          <table:table-cell office:value-type="float" office:value="6.0009">
            <text:p>6</text:p>
          </table:table-cell>
          <table:table-cell office:value-type="float" office:value="5.940154">
            <text:p>5.94</text:p>
          </table:table-cell>
          <table:table-cell office:value-type="float" office:value="0.99973">
            <text:p>1</text:p>
          </table:table-cell>
          <table:table-cell office:value-type="float" office:value="1.004774">
            <text:p>1</text:p>
          </table:table-cell>
          <table:table-cell office:value-type="float" office:value="0.974086">
            <text:p>0.97</text:p>
          </table:table-cell>
          <table:table-cell office:value-type="float" office:value="0.999717">
            <text:p>1</text:p>
          </table:table-cell>
          <table:table-cell office:value-type="float" office:value="1.018938">
            <text:p>1.02</text:p>
          </table:table-cell>
          <table:table-cell office:value-type="float" office:value="6.00027">
            <text:p>6</text:p>
          </table:table-cell>
          <table:table-cell office:value-type="float" office:value="5.995226">
            <text:p>6</text:p>
          </table:table-cell>
          <table:table-cell office:value-type="float" office:value="6.025914">
            <text:p>6.03</text:p>
          </table:table-cell>
          <table:table-cell office:value-type="float" office:value="6.000283">
            <text:p>6</text:p>
          </table:table-cell>
          <table:table-cell office:value-type="float" office:value="5.981062">
            <text:p>5.98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8562.857143">
            <text:p>48562.86</text:p>
          </table:table-cell>
          <table:table-cell office:value-type="float" office:value="868988.571429">
            <text:p>868988.57</text:p>
          </table:table-cell>
          <table:table-cell office:value-type="float" office:value="1204784.285714">
            <text:p>1204784.29</text:p>
          </table:table-cell>
          <table:table-cell office:value-type="float" office:value="69337.142857">
            <text:p>69337.14</text:p>
          </table:table-cell>
          <table:table-cell office:value-type="float" office:value="9014438.571429">
            <text:p>9014438.57</text:p>
          </table:table-cell>
          <table:table-cell office:value-type="float" office:value="24271.428571">
            <text:p>24271.43</text:p>
          </table:table-cell>
          <table:table-cell office:value-type="float" office:value="434858.571429">
            <text:p>434858.57</text:p>
          </table:table-cell>
          <table:table-cell office:value-type="float" office:value="604451.428571">
            <text:p>604451.43</text:p>
          </table:table-cell>
          <table:table-cell office:value-type="float" office:value="34655.714286">
            <text:p>34655.71</text:p>
          </table:table-cell>
          <table:table-cell office:value-type="float" office:value="4589140">
            <text:p>4589140</text:p>
          </table:table-cell>
          <table:table-cell office:value-type="float" office:value="24291.428571">
            <text:p>24291.43</text:p>
          </table:table-cell>
          <table:table-cell office:value-type="float" office:value="434130">
            <text:p>434130</text:p>
          </table:table-cell>
          <table:table-cell office:value-type="float" office:value="600332.857143">
            <text:p>600332.86</text:p>
          </table:table-cell>
          <table:table-cell office:value-type="float" office:value="34681.428571">
            <text:p>34681.43</text:p>
          </table:table-cell>
          <table:table-cell office:value-type="float" office:value="4425298.571429">
            <text:p>4425298.57</text:p>
          </table:table-cell>
          <table:table-cell office:value-type="float" office:value="5.997529">
            <text:p>6</text:p>
          </table:table-cell>
          <table:table-cell office:value-type="float" office:value="6.00503">
            <text:p>6.01</text:p>
          </table:table-cell>
          <table:table-cell office:value-type="float" office:value="6.020511">
            <text:p>6.02</text:p>
          </table:table-cell>
          <table:table-cell office:value-type="float" office:value="5.997775">
            <text:p>6</text:p>
          </table:table-cell>
          <table:table-cell office:value-type="float" office:value="6.109053">
            <text:p>6.11</text:p>
          </table:table-cell>
          <table:table-cell office:value-type="float" office:value="6.002471">
            <text:p>6</text:p>
          </table:table-cell>
          <table:table-cell office:value-type="float" office:value="5.99497">
            <text:p>5.99</text:p>
          </table:table-cell>
          <table:table-cell office:value-type="float" office:value="5.979489">
            <text:p>5.98</text:p>
          </table:table-cell>
          <table:table-cell office:value-type="float" office:value="6.002225">
            <text:p>6</text:p>
          </table:table-cell>
          <table:table-cell office:value-type="float" office:value="5.890947">
            <text:p>5.89</text:p>
          </table:table-cell>
          <table:table-cell office:value-type="float" office:value="0.999294">
            <text:p>1</text:p>
          </table:table-cell>
          <table:table-cell office:value-type="float" office:value="1.001438">
            <text:p>1</text:p>
          </table:table-cell>
          <table:table-cell office:value-type="float" office:value="1.005875">
            <text:p>1.01</text:p>
          </table:table-cell>
          <table:table-cell office:value-type="float" office:value="0.999364">
            <text:p>1</text:p>
          </table:table-cell>
          <table:table-cell office:value-type="float" office:value="1.031568">
            <text:p>1.03</text:p>
          </table:table-cell>
          <table:table-cell office:value-type="float" office:value="6.000706">
            <text:p>6</text:p>
          </table:table-cell>
          <table:table-cell office:value-type="float" office:value="5.998562">
            <text:p>6</text:p>
          </table:table-cell>
          <table:table-cell office:value-type="float" office:value="5.994125">
            <text:p>5.99</text:p>
          </table:table-cell>
          <table:table-cell office:value-type="float" office:value="6.000636">
            <text:p>6</text:p>
          </table:table-cell>
          <table:table-cell office:value-type="float" office:value="5.968432">
            <text:p>5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8482.857143">
            <text:p>48482.86</text:p>
          </table:table-cell>
          <table:table-cell office:value-type="float" office:value="875121.428571">
            <text:p>875121.43</text:p>
          </table:table-cell>
          <table:table-cell office:value-type="float" office:value="1540691.428571">
            <text:p>1540691.43</text:p>
          </table:table-cell>
          <table:table-cell office:value-type="float" office:value="63335.714286">
            <text:p>63335.71</text:p>
          </table:table-cell>
          <table:table-cell office:value-type="float" office:value="9005492.857143">
            <text:p>9005492.86</text:p>
          </table:table-cell>
          <table:table-cell office:value-type="float" office:value="26104.285714">
            <text:p>26104.29</text:p>
          </table:table-cell>
          <table:table-cell office:value-type="float" office:value="470454.285714">
            <text:p>470454.29</text:p>
          </table:table-cell>
          <table:table-cell office:value-type="float" office:value="824422.857143">
            <text:p>824422.86</text:p>
          </table:table-cell>
          <table:table-cell office:value-type="float" office:value="34090">
            <text:p>34090</text:p>
          </table:table-cell>
          <table:table-cell office:value-type="float" office:value="4858061.428571">
            <text:p>4858061.43</text:p>
          </table:table-cell>
          <table:table-cell office:value-type="float" office:value="22378.571429">
            <text:p>22378.57</text:p>
          </table:table-cell>
          <table:table-cell office:value-type="float" office:value="404667.142857">
            <text:p>404667.14</text:p>
          </table:table-cell>
          <table:table-cell office:value-type="float" office:value="716268.571429">
            <text:p>716268.57</text:p>
          </table:table-cell>
          <table:table-cell office:value-type="float" office:value="29245.714286">
            <text:p>29245.71</text:p>
          </table:table-cell>
          <table:table-cell office:value-type="float" office:value="4147431.428571">
            <text:p>4147431.43</text:p>
          </table:table-cell>
          <table:table-cell office:value-type="float" office:value="6.999499">
            <text:p>7</text:p>
          </table:table-cell>
          <table:table-cell office:value-type="float" office:value="6.988637">
            <text:p>6.99</text:p>
          </table:table-cell>
          <table:table-cell office:value-type="float" office:value="6.95629">
            <text:p>6.96</text:p>
          </table:table-cell>
          <table:table-cell office:value-type="float" office:value="6.997158">
            <text:p>7</text:p>
          </table:table-cell>
          <table:table-cell office:value-type="float" office:value="7.01292">
            <text:p>7.01</text:p>
          </table:table-cell>
          <table:table-cell office:value-type="float" office:value="6.000501">
            <text:p>6</text:p>
          </table:table-cell>
          <table:table-cell office:value-type="float" office:value="6.011363">
            <text:p>6.01</text:p>
          </table:table-cell>
          <table:table-cell office:value-type="float" office:value="6.04371">
            <text:p>6.04</text:p>
          </table:table-cell>
          <table:table-cell office:value-type="float" office:value="6.002842">
            <text:p>6</text:p>
          </table:table-cell>
          <table:table-cell office:value-type="float" office:value="5.98708">
            <text:p>5.99</text:p>
          </table:table-cell>
          <table:table-cell office:value-type="float" office:value="0.999867">
            <text:p>1</text:p>
          </table:table-cell>
          <table:table-cell office:value-type="float" office:value="0.996989">
            <text:p>1</text:p>
          </table:table-cell>
          <table:table-cell office:value-type="float" office:value="0.988465">
            <text:p>0.99</text:p>
          </table:table-cell>
          <table:table-cell office:value-type="float" office:value="0.999246">
            <text:p>1</text:p>
          </table:table-cell>
          <table:table-cell office:value-type="float" office:value="1.003433">
            <text:p>1</text:p>
          </table:table-cell>
          <table:table-cell office:value-type="float" office:value="6.000133">
            <text:p>6</text:p>
          </table:table-cell>
          <table:table-cell office:value-type="float" office:value="6.003011">
            <text:p>6</text:p>
          </table:table-cell>
          <table:table-cell office:value-type="float" office:value="6.011535">
            <text:p>6.01</text:p>
          </table:table-cell>
          <table:table-cell office:value-type="float" office:value="6.000754">
            <text:p>6</text:p>
          </table:table-cell>
          <table:table-cell office:value-type="float" office:value="5.996567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8065.714286">
            <text:p>48065.71</text:p>
          </table:table-cell>
          <table:table-cell office:value-type="float" office:value="867442.857143">
            <text:p>867442.86</text:p>
          </table:table-cell>
          <table:table-cell office:value-type="float" office:value="1446634.285714">
            <text:p>1446634.29</text:p>
          </table:table-cell>
          <table:table-cell office:value-type="float" office:value="67442.857143">
            <text:p>67442.86</text:p>
          </table:table-cell>
          <table:table-cell office:value-type="float" office:value="9071338.571429">
            <text:p>9071338.57</text:p>
          </table:table-cell>
          <table:table-cell office:value-type="float" office:value="27464.285714">
            <text:p>27464.29</text:p>
          </table:table-cell>
          <table:table-cell office:value-type="float" office:value="495145.714286">
            <text:p>495145.71</text:p>
          </table:table-cell>
          <table:table-cell office:value-type="float" office:value="827477.142857">
            <text:p>827477.14</text:p>
          </table:table-cell>
          <table:table-cell office:value-type="float" office:value="38528.571429">
            <text:p>38528.57</text:p>
          </table:table-cell>
          <table:table-cell office:value-type="float" office:value="5089272.857143">
            <text:p>5089272.86</text:p>
          </table:table-cell>
          <table:table-cell office:value-type="float" office:value="20601.428571">
            <text:p>20601.43</text:p>
          </table:table-cell>
          <table:table-cell office:value-type="float" office:value="372297.142857">
            <text:p>372297.14</text:p>
          </table:table-cell>
          <table:table-cell office:value-type="float" office:value="619157.142857">
            <text:p>619157.14</text:p>
          </table:table-cell>
          <table:table-cell office:value-type="float" office:value="28914.285714">
            <text:p>28914.29</text:p>
          </table:table-cell>
          <table:table-cell office:value-type="float" office:value="3982065.714286">
            <text:p>3982065.71</text:p>
          </table:table-cell>
          <table:table-cell office:value-type="float" office:value="7.999465">
            <text:p>8</text:p>
          </table:table-cell>
          <table:table-cell office:value-type="float" office:value="7.991351">
            <text:p>7.99</text:p>
          </table:table-cell>
          <table:table-cell office:value-type="float" office:value="8.008023">
            <text:p>8.01</text:p>
          </table:table-cell>
          <table:table-cell office:value-type="float" office:value="7.997882">
            <text:p>8</text:p>
          </table:table-cell>
          <table:table-cell office:value-type="float" office:value="7.854389">
            <text:p>7.85</text:p>
          </table:table-cell>
          <table:table-cell office:value-type="float" office:value="6.000535">
            <text:p>6</text:p>
          </table:table-cell>
          <table:table-cell office:value-type="float" office:value="6.008649">
            <text:p>6.01</text:p>
          </table:table-cell>
          <table:table-cell office:value-type="float" office:value="5.991977">
            <text:p>5.99</text:p>
          </table:table-cell>
          <table:table-cell office:value-type="float" office:value="6.002118">
            <text:p>6</text:p>
          </table:table-cell>
          <table:table-cell office:value-type="float" office:value="6.145611">
            <text:p>6.15</text:p>
          </table:table-cell>
          <table:table-cell office:value-type="float" office:value="0.999866">
            <text:p>1</text:p>
          </table:table-cell>
          <table:table-cell office:value-type="float" office:value="0.99784">
            <text:p>1</text:p>
          </table:table-cell>
          <table:table-cell office:value-type="float" office:value="1.002008">
            <text:p>1</text:p>
          </table:table-cell>
          <table:table-cell office:value-type="float" office:value="0.999471">
            <text:p>1</text:p>
          </table:table-cell>
          <table:table-cell office:value-type="float" office:value="0.964248">
            <text:p>0.96</text:p>
          </table:table-cell>
          <table:table-cell office:value-type="float" office:value="6.000134">
            <text:p>6</text:p>
          </table:table-cell>
          <table:table-cell office:value-type="float" office:value="6.00216">
            <text:p>6</text:p>
          </table:table-cell>
          <table:table-cell office:value-type="float" office:value="5.997992">
            <text:p>6</text:p>
          </table:table-cell>
          <table:table-cell office:value-type="float" office:value="6.000529">
            <text:p>6</text:p>
          </table:table-cell>
          <table:table-cell office:value-type="float" office:value="6.035752">
            <text:p>6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9855.714286">
            <text:p>49855.71</text:p>
          </table:table-cell>
          <table:table-cell office:value-type="float" office:value="910725.714286">
            <text:p>910725.71</text:p>
          </table:table-cell>
          <table:table-cell office:value-type="float" office:value="1515930">
            <text:p>1515930</text:p>
          </table:table-cell>
          <table:table-cell office:value-type="float" office:value="77824.285714">
            <text:p>77824.29</text:p>
          </table:table-cell>
          <table:table-cell office:value-type="float" office:value="9144427.142857">
            <text:p>9144427.14</text:p>
          </table:table-cell>
          <table:table-cell office:value-type="float" office:value="29884.285714">
            <text:p>29884.29</text:p>
          </table:table-cell>
          <table:table-cell office:value-type="float" office:value="545372.857143">
            <text:p>545372.86</text:p>
          </table:table-cell>
          <table:table-cell office:value-type="float" office:value="912247.142857">
            <text:p>912247.14</text:p>
          </table:table-cell>
          <table:table-cell office:value-type="float" office:value="46684.285714">
            <text:p>46684.29</text:p>
          </table:table-cell>
          <table:table-cell office:value-type="float" office:value="5402057.142857">
            <text:p>5402057.14</text:p>
          </table:table-cell>
          <table:table-cell office:value-type="float" office:value="19971.428571">
            <text:p>19971.43</text:p>
          </table:table-cell>
          <table:table-cell office:value-type="float" office:value="365352.857143">
            <text:p>365352.86</text:p>
          </table:table-cell>
          <table:table-cell office:value-type="float" office:value="603682.857143">
            <text:p>603682.86</text:p>
          </table:table-cell>
          <table:table-cell office:value-type="float" office:value="31140">
            <text:p>31140</text:p>
          </table:table-cell>
          <table:table-cell office:value-type="float" office:value="3742370">
            <text:p>3742370</text:p>
          </table:table-cell>
          <table:table-cell office:value-type="float" office:value="8.991232">
            <text:p>8.99</text:p>
          </table:table-cell>
          <table:table-cell office:value-type="float" office:value="8.982499">
            <text:p>8.98</text:p>
          </table:table-cell>
          <table:table-cell office:value-type="float" office:value="9.026609">
            <text:p>9.03</text:p>
          </table:table-cell>
          <table:table-cell office:value-type="float" office:value="8.998018">
            <text:p>9</text:p>
          </table:table-cell>
          <table:table-cell office:value-type="float" office:value="8.861228">
            <text:p>8.86</text:p>
          </table:table-cell>
          <table:table-cell office:value-type="float" office:value="6.008768">
            <text:p>6.01</text:p>
          </table:table-cell>
          <table:table-cell office:value-type="float" office:value="6.017501">
            <text:p>6.02</text:p>
          </table:table-cell>
          <table:table-cell office:value-type="float" office:value="5.973391">
            <text:p>5.97</text:p>
          </table:table-cell>
          <table:table-cell office:value-type="float" office:value="6.001982">
            <text:p>6</text:p>
          </table:table-cell>
          <table:table-cell office:value-type="float" office:value="6.138772">
            <text:p>6.14</text:p>
          </table:table-cell>
          <table:table-cell office:value-type="float" office:value="0.997915">
            <text:p>1</text:p>
          </table:table-cell>
          <table:table-cell office:value-type="float" office:value="0.995842">
            <text:p>1</text:p>
          </table:table-cell>
          <table:table-cell office:value-type="float" office:value="1.006357">
            <text:p>1.01</text:p>
          </table:table-cell>
          <table:table-cell office:value-type="float" office:value="0.999528">
            <text:p>1</text:p>
          </table:table-cell>
          <table:table-cell office:value-type="float" office:value="0.967531">
            <text:p>0.97</text:p>
          </table:table-cell>
          <table:table-cell office:value-type="float" office:value="6.002085">
            <text:p>6</text:p>
          </table:table-cell>
          <table:table-cell office:value-type="float" office:value="6.004158">
            <text:p>6</text:p>
          </table:table-cell>
          <table:table-cell office:value-type="float" office:value="5.993643">
            <text:p>5.99</text:p>
          </table:table-cell>
          <table:table-cell office:value-type="float" office:value="6.000472">
            <text:p>6</text:p>
          </table:table-cell>
          <table:table-cell office:value-type="float" office:value="6.032469">
            <text:p>6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7905.714286">
            <text:p>47905.71</text:p>
          </table:table-cell>
          <table:table-cell office:value-type="float" office:value="910681.428571">
            <text:p>910681.43</text:p>
          </table:table-cell>
          <table:table-cell office:value-type="float" office:value="1545007.142857">
            <text:p>1545007.14</text:p>
          </table:table-cell>
          <table:table-cell office:value-type="float" office:value="71024.285714">
            <text:p>71024.29</text:p>
          </table:table-cell>
          <table:table-cell office:value-type="float" office:value="9012904.285714">
            <text:p>9012904.29</text:p>
          </table:table-cell>
          <table:table-cell office:value-type="float" office:value="29937.142857">
            <text:p>29937.14</text:p>
          </table:table-cell>
          <table:table-cell office:value-type="float" office:value="569027.142857">
            <text:p>569027.14</text:p>
          </table:table-cell>
          <table:table-cell office:value-type="float" office:value="957454.285714">
            <text:p>957454.29</text:p>
          </table:table-cell>
          <table:table-cell office:value-type="float" office:value="44385.714286">
            <text:p>44385.71</text:p>
          </table:table-cell>
          <table:table-cell office:value-type="float" office:value="5656548.571429">
            <text:p>5656548.57</text:p>
          </table:table-cell>
          <table:table-cell office:value-type="float" office:value="17968.571429">
            <text:p>17968.57</text:p>
          </table:table-cell>
          <table:table-cell office:value-type="float" office:value="341654.285714">
            <text:p>341654.29</text:p>
          </table:table-cell>
          <table:table-cell office:value-type="float" office:value="587552.857143">
            <text:p>587552.86</text:p>
          </table:table-cell>
          <table:table-cell office:value-type="float" office:value="26638.571429">
            <text:p>26638.57</text:p>
          </table:table-cell>
          <table:table-cell office:value-type="float" office:value="3356355.714286">
            <text:p>3356355.71</text:p>
          </table:table-cell>
          <table:table-cell office:value-type="float" office:value="9.998688">
            <text:p>10</text:p>
          </table:table-cell>
          <table:table-cell office:value-type="float" office:value="9.997387">
            <text:p>10</text:p>
          </table:table-cell>
          <table:table-cell office:value-type="float" office:value="9.915338">
            <text:p>9.92</text:p>
          </table:table-cell>
          <table:table-cell office:value-type="float" office:value="9.998994">
            <text:p>10</text:p>
          </table:table-cell>
          <table:table-cell office:value-type="float" office:value="10.041688">
            <text:p>10.04</text:p>
          </table:table-cell>
          <table:table-cell office:value-type="float" office:value="6.001312">
            <text:p>6</text:p>
          </table:table-cell>
          <table:table-cell office:value-type="float" office:value="6.002613">
            <text:p>6</text:p>
          </table:table-cell>
          <table:table-cell office:value-type="float" office:value="6.084662">
            <text:p>6.08</text:p>
          </table:table-cell>
          <table:table-cell office:value-type="float" office:value="6.001006">
            <text:p>6</text:p>
          </table:table-cell>
          <table:table-cell office:value-type="float" office:value="5.958312">
            <text:p>5.96</text:p>
          </table:table-cell>
          <table:table-cell office:value-type="float" office:value="0.9997">
            <text:p>1</text:p>
          </table:table-cell>
          <table:table-cell office:value-type="float" office:value="0.999403">
            <text:p>1</text:p>
          </table:table-cell>
          <table:table-cell office:value-type="float" office:value="0.980857">
            <text:p>0.98</text:p>
          </table:table-cell>
          <table:table-cell office:value-type="float" office:value="0.99977">
            <text:p>1</text:p>
          </table:table-cell>
          <table:table-cell office:value-type="float" office:value="1.00958">
            <text:p>1.01</text:p>
          </table:table-cell>
          <table:table-cell office:value-type="float" office:value="6.0003">
            <text:p>6</text:p>
          </table:table-cell>
          <table:table-cell office:value-type="float" office:value="6.000597">
            <text:p>6</text:p>
          </table:table-cell>
          <table:table-cell office:value-type="float" office:value="6.019143">
            <text:p>6.02</text:p>
          </table:table-cell>
          <table:table-cell office:value-type="float" office:value="6.00023">
            <text:p>6</text:p>
          </table:table-cell>
          <table:table-cell office:value-type="float" office:value="5.99042">
            <text:p>5.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8921.428571">
            <text:p>48921.43</text:p>
          </table:table-cell>
          <table:table-cell office:value-type="float" office:value="913747.142857">
            <text:p>913747.14</text:p>
          </table:table-cell>
          <table:table-cell office:value-type="float" office:value="1562600">
            <text:p>1562600</text:p>
          </table:table-cell>
          <table:table-cell office:value-type="float" office:value="67688.571429">
            <text:p>67688.57</text:p>
          </table:table-cell>
          <table:table-cell office:value-type="float" office:value="9200390">
            <text:p>9200390</text:p>
          </table:table-cell>
          <table:table-cell office:value-type="float" office:value="31604.285714">
            <text:p>31604.29</text:p>
          </table:table-cell>
          <table:table-cell office:value-type="float" office:value="591081.428571">
            <text:p>591081.43</text:p>
          </table:table-cell>
          <table:table-cell office:value-type="float" office:value="999604.285714">
            <text:p>999604.29</text:p>
          </table:table-cell>
          <table:table-cell office:value-type="float" office:value="43788.571429">
            <text:p>43788.57</text:p>
          </table:table-cell>
          <table:table-cell office:value-type="float" office:value="5994911.428571">
            <text:p>5994911.43</text:p>
          </table:table-cell>
          <table:table-cell office:value-type="float" office:value="17317.142857">
            <text:p>17317.14</text:p>
          </table:table-cell>
          <table:table-cell office:value-type="float" office:value="322665.714286">
            <text:p>322665.71</text:p>
          </table:table-cell>
          <table:table-cell office:value-type="float" office:value="562995.714286">
            <text:p>562995.71</text:p>
          </table:table-cell>
          <table:table-cell office:value-type="float" office:value="23900">
            <text:p>23900</text:p>
          </table:table-cell>
          <table:table-cell office:value-type="float" office:value="3205478.571429">
            <text:p>3205478.57</text:p>
          </table:table-cell>
          <table:table-cell office:value-type="float" office:value="10.982362">
            <text:p>10.98</text:p>
          </table:table-cell>
          <table:table-cell office:value-type="float" office:value="10.996898">
            <text:p>11</text:p>
          </table:table-cell>
          <table:table-cell office:value-type="float" office:value="10.874999">
            <text:p>10.87</text:p>
          </table:table-cell>
          <table:table-cell office:value-type="float" office:value="10.99751">
            <text:p>11</text:p>
          </table:table-cell>
          <table:table-cell office:value-type="float" office:value="11.077084">
            <text:p>11.08</text:p>
          </table:table-cell>
          <table:table-cell office:value-type="float" office:value="6.017638">
            <text:p>6.02</text:p>
          </table:table-cell>
          <table:table-cell office:value-type="float" office:value="6.003102">
            <text:p>6</text:p>
          </table:table-cell>
          <table:table-cell office:value-type="float" office:value="6.125001">
            <text:p>6.13</text:p>
          </table:table-cell>
          <table:table-cell office:value-type="float" office:value="6.00249">
            <text:p>6</text:p>
          </table:table-cell>
          <table:table-cell office:value-type="float" office:value="5.922916">
            <text:p>5.92</text:p>
          </table:table-cell>
          <table:table-cell office:value-type="float" office:value="0.996115">
            <text:p>1</text:p>
          </table:table-cell>
          <table:table-cell office:value-type="float" office:value="0.999315">
            <text:p>1</text:p>
          </table:table-cell>
          <table:table-cell office:value-type="float" office:value="0.972843">
            <text:p>0.97</text:p>
          </table:table-cell>
          <table:table-cell office:value-type="float" office:value="0.99945">
            <text:p>1</text:p>
          </table:table-cell>
          <table:table-cell office:value-type="float" office:value="1.017191">
            <text:p>1.02</text:p>
          </table:table-cell>
          <table:table-cell office:value-type="float" office:value="6.003885">
            <text:p>6</text:p>
          </table:table-cell>
          <table:table-cell office:value-type="float" office:value="6.000685">
            <text:p>6</text:p>
          </table:table-cell>
          <table:table-cell office:value-type="float" office:value="6.027157">
            <text:p>6.03</text:p>
          </table:table-cell>
          <table:table-cell office:value-type="float" office:value="6.00055">
            <text:p>6</text:p>
          </table:table-cell>
          <table:table-cell office:value-type="float" office:value="5.982809">
            <text:p>5.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147.142857">
            <text:p>50147.14</text:p>
          </table:table-cell>
          <table:table-cell office:value-type="float" office:value="849442.857143">
            <text:p>849442.86</text:p>
          </table:table-cell>
          <table:table-cell office:value-type="float" office:value="1460611.428571">
            <text:p>1460611.43</text:p>
          </table:table-cell>
          <table:table-cell office:value-type="float" office:value="66025.714286">
            <text:p>66025.71</text:p>
          </table:table-cell>
          <table:table-cell office:value-type="float" office:value="8961485.714286">
            <text:p>8961485.71</text:p>
          </table:table-cell>
          <table:table-cell table:number-columns-repeated="5" office:value-type="float" office:value="0">
            <text:p>0</text:p>
          </table:table-cell>
          <table:table-cell office:value-type="float" office:value="50147.142857">
            <text:p>50147.14</text:p>
          </table:table-cell>
          <table:table-cell office:value-type="float" office:value="849442.857143">
            <text:p>849442.86</text:p>
          </table:table-cell>
          <table:table-cell office:value-type="float" office:value="1460611.428571">
            <text:p>1460611.43</text:p>
          </table:table-cell>
          <table:table-cell office:value-type="float" office:value="66025.714286">
            <text:p>66025.71</text:p>
          </table:table-cell>
          <table:table-cell office:value-type="float" office:value="8961485.714286">
            <text:p>8961485.7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7">
            <text:p>7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780">
            <text:p>47780</text:p>
          </table:table-cell>
          <table:table-cell office:value-type="float" office:value="884580">
            <text:p>884580</text:p>
          </table:table-cell>
          <table:table-cell office:value-type="float" office:value="1353035.714286">
            <text:p>1353035.71</text:p>
          </table:table-cell>
          <table:table-cell office:value-type="float" office:value="65827.142857">
            <text:p>65827.14</text:p>
          </table:table-cell>
          <table:table-cell office:value-type="float" office:value="8910764.285714">
            <text:p>8910764.29</text:p>
          </table:table-cell>
          <table:table-cell office:value-type="float" office:value="5970">
            <text:p>5970</text:p>
          </table:table-cell>
          <table:table-cell office:value-type="float" office:value="108771.428571">
            <text:p>108771.43</text:p>
          </table:table-cell>
          <table:table-cell office:value-type="float" office:value="170331.428571">
            <text:p>170331.43</text:p>
          </table:table-cell>
          <table:table-cell office:value-type="float" office:value="8225.714286">
            <text:p>8225.71</text:p>
          </table:table-cell>
          <table:table-cell office:value-type="float" office:value="1027761.428571">
            <text:p>1027761.43</text:p>
          </table:table-cell>
          <table:table-cell office:value-type="float" office:value="41810">
            <text:p>41810</text:p>
          </table:table-cell>
          <table:table-cell office:value-type="float" office:value="775808.571429">
            <text:p>775808.57</text:p>
          </table:table-cell>
          <table:table-cell office:value-type="float" office:value="1182704.285714">
            <text:p>1182704.29</text:p>
          </table:table-cell>
          <table:table-cell office:value-type="float" office:value="57601.428571">
            <text:p>57601.43</text:p>
          </table:table-cell>
          <table:table-cell office:value-type="float" office:value="7883002.857143">
            <text:p>7883002.86</text:p>
          </table:table-cell>
          <table:table-cell office:value-type="float" office:value="0.999581">
            <text:p>1</text:p>
          </table:table-cell>
          <table:table-cell office:value-type="float" office:value="0.983711">
            <text:p>0.98</text:p>
          </table:table-cell>
          <table:table-cell office:value-type="float" office:value="1.007107">
            <text:p>1.01</text:p>
          </table:table-cell>
          <table:table-cell office:value-type="float" office:value="0.999674">
            <text:p>1</text:p>
          </table:table-cell>
          <table:table-cell office:value-type="float" office:value="0.922715">
            <text:p>0.92</text:p>
          </table:table-cell>
          <table:table-cell office:value-type="float" office:value="7.000419">
            <text:p>7</text:p>
          </table:table-cell>
          <table:table-cell office:value-type="float" office:value="7.016289">
            <text:p>7.02</text:p>
          </table:table-cell>
          <table:table-cell office:value-type="float" office:value="6.992893">
            <text:p>6.99</text:p>
          </table:table-cell>
          <table:table-cell office:value-type="float" office:value="7.000326">
            <text:p>7</text:p>
          </table:table-cell>
          <table:table-cell office:value-type="float" office:value="7.077285">
            <text:p>7.08</text:p>
          </table:table-cell>
          <table:table-cell office:value-type="float" office:value="0.999581">
            <text:p>1</text:p>
          </table:table-cell>
          <table:table-cell office:value-type="float" office:value="0.983711">
            <text:p>0.98</text:p>
          </table:table-cell>
          <table:table-cell office:value-type="float" office:value="1.007107">
            <text:p>1.01</text:p>
          </table:table-cell>
          <table:table-cell office:value-type="float" office:value="0.999674">
            <text:p>1</text:p>
          </table:table-cell>
          <table:table-cell office:value-type="float" office:value="0.922715">
            <text:p>0.92</text:p>
          </table:table-cell>
          <table:table-cell office:value-type="float" office:value="7.000419">
            <text:p>7</text:p>
          </table:table-cell>
          <table:table-cell office:value-type="float" office:value="7.016289">
            <text:p>7.02</text:p>
          </table:table-cell>
          <table:table-cell office:value-type="float" office:value="6.992893">
            <text:p>6.99</text:p>
          </table:table-cell>
          <table:table-cell office:value-type="float" office:value="7.000326">
            <text:p>7</text:p>
          </table:table-cell>
          <table:table-cell office:value-type="float" office:value="7.077285">
            <text:p>7.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7082.857143">
            <text:p>47082.86</text:p>
          </table:table-cell>
          <table:table-cell office:value-type="float" office:value="867935.714286">
            <text:p>867935.71</text:p>
          </table:table-cell>
          <table:table-cell office:value-type="float" office:value="1371805.714286">
            <text:p>1371805.71</text:p>
          </table:table-cell>
          <table:table-cell office:value-type="float" office:value="69365.714286">
            <text:p>69365.71</text:p>
          </table:table-cell>
          <table:table-cell office:value-type="float" office:value="8867652.857143">
            <text:p>8867652.86</text:p>
          </table:table-cell>
          <table:table-cell office:value-type="float" office:value="10450">
            <text:p>10450</text:p>
          </table:table-cell>
          <table:table-cell office:value-type="float" office:value="193677.142857">
            <text:p>193677.14</text:p>
          </table:table-cell>
          <table:table-cell office:value-type="float" office:value="302728.571429">
            <text:p>302728.57</text:p>
          </table:table-cell>
          <table:table-cell office:value-type="float" office:value="15410">
            <text:p>15410</text:p>
          </table:table-cell>
          <table:table-cell office:value-type="float" office:value="1911411.428571">
            <text:p>1911411.43</text:p>
          </table:table-cell>
          <table:table-cell office:value-type="float" office:value="36632.857143">
            <text:p>36632.86</text:p>
          </table:table-cell>
          <table:table-cell office:value-type="float" office:value="674258.571429">
            <text:p>674258.57</text:p>
          </table:table-cell>
          <table:table-cell office:value-type="float" office:value="1069077.142857">
            <text:p>1069077.14</text:p>
          </table:table-cell>
          <table:table-cell office:value-type="float" office:value="53955.714286">
            <text:p>53955.71</text:p>
          </table:table-cell>
          <table:table-cell office:value-type="float" office:value="6956241.428571">
            <text:p>6956241.43</text:p>
          </table:table-cell>
          <table:table-cell office:value-type="float" office:value="1.997542">
            <text:p>2</text:p>
          </table:table-cell>
          <table:table-cell office:value-type="float" office:value="2.008322">
            <text:p>2.01</text:p>
          </table:table-cell>
          <table:table-cell office:value-type="float" office:value="1.98611">
            <text:p>1.99</text:p>
          </table:table-cell>
          <table:table-cell office:value-type="float" office:value="1.999403">
            <text:p>2</text:p>
          </table:table-cell>
          <table:table-cell office:value-type="float" office:value="1.939939">
            <text:p>1.94</text:p>
          </table:table-cell>
          <table:table-cell office:value-type="float" office:value="7.002458">
            <text:p>7</text:p>
          </table:table-cell>
          <table:table-cell office:value-type="float" office:value="6.991678">
            <text:p>6.99</text:p>
          </table:table-cell>
          <table:table-cell office:value-type="float" office:value="7.01389">
            <text:p>7.01</text:p>
          </table:table-cell>
          <table:table-cell office:value-type="float" office:value="7.000597">
            <text:p>7</text:p>
          </table:table-cell>
          <table:table-cell office:value-type="float" office:value="7.060061">
            <text:p>7.06</text:p>
          </table:table-cell>
          <table:table-cell office:value-type="float" office:value="0.998618">
            <text:p>1</text:p>
          </table:table-cell>
          <table:table-cell office:value-type="float" office:value="1.004683">
            <text:p>1</text:p>
          </table:table-cell>
          <table:table-cell office:value-type="float" office:value="0.992194">
            <text:p>0.99</text:p>
          </table:table-cell>
          <table:table-cell office:value-type="float" office:value="0.999664">
            <text:p>1</text:p>
          </table:table-cell>
          <table:table-cell office:value-type="float" office:value="0.966342">
            <text:p>0.97</text:p>
          </table:table-cell>
          <table:table-cell office:value-type="float" office:value="7.001382">
            <text:p>7</text:p>
          </table:table-cell>
          <table:table-cell office:value-type="float" office:value="6.995317">
            <text:p>7</text:p>
          </table:table-cell>
          <table:table-cell office:value-type="float" office:value="7.007806">
            <text:p>7.01</text:p>
          </table:table-cell>
          <table:table-cell office:value-type="float" office:value="7.000336">
            <text:p>7</text:p>
          </table:table-cell>
          <table:table-cell office:value-type="float" office:value="7.033658">
            <text:p>7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8688.571429">
            <text:p>48688.57</text:p>
          </table:table-cell>
          <table:table-cell office:value-type="float" office:value="828571.428571">
            <text:p>828571.43</text:p>
          </table:table-cell>
          <table:table-cell office:value-type="float" office:value="1318440">
            <text:p>1318440</text:p>
          </table:table-cell>
          <table:table-cell office:value-type="float" office:value="65938.571429">
            <text:p>65938.57</text:p>
          </table:table-cell>
          <table:table-cell office:value-type="float" office:value="8998070">
            <text:p>8998070</text:p>
          </table:table-cell>
          <table:table-cell office:value-type="float" office:value="14597.142857">
            <text:p>14597.14</text:p>
          </table:table-cell>
          <table:table-cell office:value-type="float" office:value="248770">
            <text:p>248770</text:p>
          </table:table-cell>
          <table:table-cell office:value-type="float" office:value="399244.285714">
            <text:p>399244.29</text:p>
          </table:table-cell>
          <table:table-cell office:value-type="float" office:value="19778.571429">
            <text:p>19778.57</text:p>
          </table:table-cell>
          <table:table-cell office:value-type="float" office:value="2730987.142857">
            <text:p>2730987.14</text:p>
          </table:table-cell>
          <table:table-cell office:value-type="float" office:value="34091.428571">
            <text:p>34091.43</text:p>
          </table:table-cell>
          <table:table-cell office:value-type="float" office:value="579801.428571">
            <text:p>579801.43</text:p>
          </table:table-cell>
          <table:table-cell office:value-type="float" office:value="919195.714286">
            <text:p>919195.71</text:p>
          </table:table-cell>
          <table:table-cell office:value-type="float" office:value="46160">
            <text:p>46160</text:p>
          </table:table-cell>
          <table:table-cell office:value-type="float" office:value="6267082.857143">
            <text:p>6267082.86</text:p>
          </table:table-cell>
          <table:table-cell office:value-type="float" office:value="2.998063">
            <text:p>3</text:p>
          </table:table-cell>
          <table:table-cell office:value-type="float" office:value="3.002397">
            <text:p>3</text:p>
          </table:table-cell>
          <table:table-cell office:value-type="float" office:value="3.028157">
            <text:p>3.03</text:p>
          </table:table-cell>
          <table:table-cell office:value-type="float" office:value="2.999545">
            <text:p>3</text:p>
          </table:table-cell>
          <table:table-cell office:value-type="float" office:value="3.035081">
            <text:p>3.04</text:p>
          </table:table-cell>
          <table:table-cell office:value-type="float" office:value="7.001937">
            <text:p>7</text:p>
          </table:table-cell>
          <table:table-cell office:value-type="float" office:value="6.997603">
            <text:p>7</text:p>
          </table:table-cell>
          <table:table-cell office:value-type="float" office:value="6.971843">
            <text:p>6.97</text:p>
          </table:table-cell>
          <table:table-cell office:value-type="float" office:value="7.000455">
            <text:p>7</text:p>
          </table:table-cell>
          <table:table-cell office:value-type="float" office:value="6.964919">
            <text:p>6.96</text:p>
          </table:table-cell>
          <table:table-cell office:value-type="float" office:value="0.999193">
            <text:p>1</text:p>
          </table:table-cell>
          <table:table-cell office:value-type="float" office:value="1.000999">
            <text:p>1</text:p>
          </table:table-cell>
          <table:table-cell office:value-type="float" office:value="1.01176">
            <text:p>1.01</text:p>
          </table:table-cell>
          <table:table-cell office:value-type="float" office:value="0.99981">
            <text:p>1</text:p>
          </table:table-cell>
          <table:table-cell office:value-type="float" office:value="1.01466">
            <text:p>1.01</text:p>
          </table:table-cell>
          <table:table-cell office:value-type="float" office:value="7.000807">
            <text:p>7</text:p>
          </table:table-cell>
          <table:table-cell office:value-type="float" office:value="6.999001">
            <text:p>7</text:p>
          </table:table-cell>
          <table:table-cell office:value-type="float" office:value="6.98824">
            <text:p>6.99</text:p>
          </table:table-cell>
          <table:table-cell office:value-type="float" office:value="7.00019">
            <text:p>7</text:p>
          </table:table-cell>
          <table:table-cell office:value-type="float" office:value="6.98534">
            <text:p>6.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7791.428571">
            <text:p>47791.43</text:p>
          </table:table-cell>
          <table:table-cell office:value-type="float" office:value="881445.714286">
            <text:p>881445.71</text:p>
          </table:table-cell>
          <table:table-cell office:value-type="float" office:value="1374025.714286">
            <text:p>1374025.71</text:p>
          </table:table-cell>
          <table:table-cell office:value-type="float" office:value="63737.142857">
            <text:p>63737.14</text:p>
          </table:table-cell>
          <table:table-cell office:value-type="float" office:value="9178557.142857">
            <text:p>9178557.14</text:p>
          </table:table-cell>
          <table:table-cell office:value-type="float" office:value="17377.142857">
            <text:p>17377.14</text:p>
          </table:table-cell>
          <table:table-cell office:value-type="float" office:value="320202.857143">
            <text:p>320202.86</text:p>
          </table:table-cell>
          <table:table-cell office:value-type="float" office:value="498690">
            <text:p>498690</text:p>
          </table:table-cell>
          <table:table-cell office:value-type="float" office:value="23171.428571">
            <text:p>23171.43</text:p>
          </table:table-cell>
          <table:table-cell office:value-type="float" office:value="3412064.285714">
            <text:p>3412064.29</text:p>
          </table:table-cell>
          <table:table-cell office:value-type="float" office:value="30414.285714">
            <text:p>30414.29</text:p>
          </table:table-cell>
          <table:table-cell office:value-type="float" office:value="561242.857143">
            <text:p>561242.86</text:p>
          </table:table-cell>
          <table:table-cell office:value-type="float" office:value="875335.714286">
            <text:p>875335.71</text:p>
          </table:table-cell>
          <table:table-cell office:value-type="float" office:value="40565.714286">
            <text:p>40565.71</text:p>
          </table:table-cell>
          <table:table-cell office:value-type="float" office:value="5766492.857143">
            <text:p>5766492.86</text:p>
          </table:table-cell>
          <table:table-cell office:value-type="float" office:value="3.999641">
            <text:p>4</text:p>
          </table:table-cell>
          <table:table-cell office:value-type="float" office:value="3.995971">
            <text:p>4</text:p>
          </table:table-cell>
          <table:table-cell office:value-type="float" office:value="3.992349">
            <text:p>3.99</text:p>
          </table:table-cell>
          <table:table-cell office:value-type="float" office:value="3.999014">
            <text:p>4</text:p>
          </table:table-cell>
          <table:table-cell office:value-type="float" office:value="4.089173">
            <text:p>4.09</text:p>
          </table:table-cell>
          <table:table-cell office:value-type="float" office:value="7.000359">
            <text:p>7</text:p>
          </table:table-cell>
          <table:table-cell office:value-type="float" office:value="7.004029">
            <text:p>7</text:p>
          </table:table-cell>
          <table:table-cell office:value-type="float" office:value="7.007651">
            <text:p>7.01</text:p>
          </table:table-cell>
          <table:table-cell office:value-type="float" office:value="7.000986">
            <text:p>7</text:p>
          </table:table-cell>
          <table:table-cell office:value-type="float" office:value="6.910827">
            <text:p>6.91</text:p>
          </table:table-cell>
          <table:table-cell office:value-type="float" office:value="0.999877">
            <text:p>1</text:p>
          </table:table-cell>
          <table:table-cell office:value-type="float" office:value="0.998616">
            <text:p>1</text:p>
          </table:table-cell>
          <table:table-cell office:value-type="float" office:value="0.997372">
            <text:p>1</text:p>
          </table:table-cell>
          <table:table-cell office:value-type="float" office:value="0.999661">
            <text:p>1</text:p>
          </table:table-cell>
          <table:table-cell office:value-type="float" office:value="1.030912">
            <text:p>1.03</text:p>
          </table:table-cell>
          <table:table-cell office:value-type="float" office:value="7.000123">
            <text:p>7</text:p>
          </table:table-cell>
          <table:table-cell office:value-type="float" office:value="7.001384">
            <text:p>7</text:p>
          </table:table-cell>
          <table:table-cell office:value-type="float" office:value="7.002628">
            <text:p>7</text:p>
          </table:table-cell>
          <table:table-cell office:value-type="float" office:value="7.000339">
            <text:p>7</text:p>
          </table:table-cell>
          <table:table-cell office:value-type="float" office:value="6.969088">
            <text:p>6.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7961.428571">
            <text:p>47961.43</text:p>
          </table:table-cell>
          <table:table-cell office:value-type="float" office:value="863954.285714">
            <text:p>863954.29</text:p>
          </table:table-cell>
          <table:table-cell office:value-type="float" office:value="1181558.571429">
            <text:p>1181558.57</text:p>
          </table:table-cell>
          <table:table-cell office:value-type="float" office:value="73847.142857">
            <text:p>73847.14</text:p>
          </table:table-cell>
          <table:table-cell office:value-type="float" office:value="8962231.428571">
            <text:p>8962231.43</text:p>
          </table:table-cell>
          <table:table-cell office:value-type="float" office:value="19975.714286">
            <text:p>19975.71</text:p>
          </table:table-cell>
          <table:table-cell office:value-type="float" office:value="360292.857143">
            <text:p>360292.86</text:p>
          </table:table-cell>
          <table:table-cell office:value-type="float" office:value="496922.857143">
            <text:p>496922.86</text:p>
          </table:table-cell>
          <table:table-cell office:value-type="float" office:value="30767.142857">
            <text:p>30767.14</text:p>
          </table:table-cell>
          <table:table-cell office:value-type="float" office:value="3719011.428571">
            <text:p>3719011.43</text:p>
          </table:table-cell>
          <table:table-cell office:value-type="float" office:value="27985.714286">
            <text:p>27985.71</text:p>
          </table:table-cell>
          <table:table-cell office:value-type="float" office:value="503661.428571">
            <text:p>503661.43</text:p>
          </table:table-cell>
          <table:table-cell office:value-type="float" office:value="684635.714286">
            <text:p>684635.71</text:p>
          </table:table-cell>
          <table:table-cell office:value-type="float" office:value="43080">
            <text:p>43080</text:p>
          </table:table-cell>
          <table:table-cell office:value-type="float" office:value="5243220">
            <text:p>5243220</text:p>
          </table:table-cell>
          <table:table-cell office:value-type="float" office:value="4.997945">
            <text:p>5</text:p>
          </table:table-cell>
          <table:table-cell office:value-type="float" office:value="5.004332">
            <text:p>5</text:p>
          </table:table-cell>
          <table:table-cell office:value-type="float" office:value="5.046787">
            <text:p>5.05</text:p>
          </table:table-cell>
          <table:table-cell office:value-type="float" office:value="4.999594">
            <text:p>5</text:p>
          </table:table-cell>
          <table:table-cell office:value-type="float" office:value="4.979579">
            <text:p>4.98</text:p>
          </table:table-cell>
          <table:table-cell office:value-type="float" office:value="7.002055">
            <text:p>7</text:p>
          </table:table-cell>
          <table:table-cell office:value-type="float" office:value="6.995668">
            <text:p>7</text:p>
          </table:table-cell>
          <table:table-cell office:value-type="float" office:value="6.953213">
            <text:p>6.95</text:p>
          </table:table-cell>
          <table:table-cell office:value-type="float" office:value="7.000406">
            <text:p>7</text:p>
          </table:table-cell>
          <table:table-cell office:value-type="float" office:value="7.020421">
            <text:p>7.02</text:p>
          </table:table-cell>
          <table:table-cell office:value-type="float" office:value="0.999384">
            <text:p>1</text:p>
          </table:table-cell>
          <table:table-cell office:value-type="float" office:value="1.0013">
            <text:p>1</text:p>
          </table:table-cell>
          <table:table-cell office:value-type="float" office:value="1.014102">
            <text:p>1.01</text:p>
          </table:table-cell>
          <table:table-cell office:value-type="float" office:value="0.999878">
            <text:p>1</text:p>
          </table:table-cell>
          <table:table-cell office:value-type="float" office:value="0.993886">
            <text:p>0.99</text:p>
          </table:table-cell>
          <table:table-cell office:value-type="float" office:value="7.000616">
            <text:p>7</text:p>
          </table:table-cell>
          <table:table-cell office:value-type="float" office:value="6.9987">
            <text:p>7</text:p>
          </table:table-cell>
          <table:table-cell office:value-type="float" office:value="6.985898">
            <text:p>6.99</text:p>
          </table:table-cell>
          <table:table-cell office:value-type="float" office:value="7.000122">
            <text:p>7</text:p>
          </table:table-cell>
          <table:table-cell office:value-type="float" office:value="7.006114">
            <text:p>7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7572.857143">
            <text:p>47572.86</text:p>
          </table:table-cell>
          <table:table-cell office:value-type="float" office:value="849308.571429">
            <text:p>849308.57</text:p>
          </table:table-cell>
          <table:table-cell office:value-type="float" office:value="1491570">
            <text:p>1491570</text:p>
          </table:table-cell>
          <table:table-cell office:value-type="float" office:value="74670">
            <text:p>74670</text:p>
          </table:table-cell>
          <table:table-cell office:value-type="float" office:value="8984325.714286">
            <text:p>8984325.71</text:p>
          </table:table-cell>
          <table:table-cell office:value-type="float" office:value="21944.285714">
            <text:p>21944.29</text:p>
          </table:table-cell>
          <table:table-cell office:value-type="float" office:value="391617.142857">
            <text:p>391617.14</text:p>
          </table:table-cell>
          <table:table-cell office:value-type="float" office:value="680208.571429">
            <text:p>680208.57</text:p>
          </table:table-cell>
          <table:table-cell office:value-type="float" office:value="34757.142857">
            <text:p>34757.14</text:p>
          </table:table-cell>
          <table:table-cell office:value-type="float" office:value="4144281.428571">
            <text:p>4144281.43</text:p>
          </table:table-cell>
          <table:table-cell office:value-type="float" office:value="25628.571429">
            <text:p>25628.57</text:p>
          </table:table-cell>
          <table:table-cell office:value-type="float" office:value="457691.428571">
            <text:p>457691.43</text:p>
          </table:table-cell>
          <table:table-cell office:value-type="float" office:value="811361.428571">
            <text:p>811361.43</text:p>
          </table:table-cell>
          <table:table-cell office:value-type="float" office:value="39912.857143">
            <text:p>39912.86</text:p>
          </table:table-cell>
          <table:table-cell office:value-type="float" office:value="4840044.285714">
            <text:p>4840044.29</text:p>
          </table:table-cell>
          <table:table-cell office:value-type="float" office:value="5.996607">
            <text:p>6</text:p>
          </table:table-cell>
          <table:table-cell office:value-type="float" office:value="5.994315">
            <text:p>5.99</text:p>
          </table:table-cell>
          <table:table-cell office:value-type="float" office:value="5.928459">
            <text:p>5.93</text:p>
          </table:table-cell>
          <table:table-cell office:value-type="float" office:value="6.051197">
            <text:p>6.05</text:p>
          </table:table-cell>
          <table:table-cell office:value-type="float" office:value="5.996628">
            <text:p>6</text:p>
          </table:table-cell>
          <table:table-cell office:value-type="float" office:value="7.003393">
            <text:p>7</text:p>
          </table:table-cell>
          <table:table-cell office:value-type="float" office:value="7.005685">
            <text:p>7.01</text:p>
          </table:table-cell>
          <table:table-cell office:value-type="float" office:value="7.071541">
            <text:p>7.07</text:p>
          </table:table-cell>
          <table:table-cell office:value-type="float" office:value="6.948803">
            <text:p>6.95</text:p>
          </table:table-cell>
          <table:table-cell office:value-type="float" office:value="7.003372">
            <text:p>7</text:p>
          </table:table-cell>
          <table:table-cell office:value-type="float" office:value="0.999081">
            <text:p>1</text:p>
          </table:table-cell>
          <table:table-cell office:value-type="float" office:value="0.998461">
            <text:p>1</text:p>
          </table:table-cell>
          <table:table-cell office:value-type="float" office:value="0.980768">
            <text:p>0.98</text:p>
          </table:table-cell>
          <table:table-cell office:value-type="float" office:value="1.01394">
            <text:p>1.01</text:p>
          </table:table-cell>
          <table:table-cell office:value-type="float" office:value="0.999087">
            <text:p>1</text:p>
          </table:table-cell>
          <table:table-cell office:value-type="float" office:value="7.000919">
            <text:p>7</text:p>
          </table:table-cell>
          <table:table-cell office:value-type="float" office:value="7.001539">
            <text:p>7</text:p>
          </table:table-cell>
          <table:table-cell office:value-type="float" office:value="7.019232">
            <text:p>7.02</text:p>
          </table:table-cell>
          <table:table-cell office:value-type="float" office:value="6.98606">
            <text:p>6.99</text:p>
          </table:table-cell>
          <table:table-cell office:value-type="float" office:value="7.000913">
            <text:p>7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331.428571">
            <text:p>47331.43</text:p>
          </table:table-cell>
          <table:table-cell office:value-type="float" office:value="838540">
            <text:p>838540</text:p>
          </table:table-cell>
          <table:table-cell office:value-type="float" office:value="1440125.714286">
            <text:p>1440125.71</text:p>
          </table:table-cell>
          <table:table-cell office:value-type="float" office:value="67431.428571">
            <text:p>67431.43</text:p>
          </table:table-cell>
          <table:table-cell office:value-type="float" office:value="8988225.714286">
            <text:p>8988225.71</text:p>
          </table:table-cell>
          <table:table-cell office:value-type="float" office:value="23660">
            <text:p>23660</text:p>
          </table:table-cell>
          <table:table-cell office:value-type="float" office:value="419648.571429">
            <text:p>419648.57</text:p>
          </table:table-cell>
          <table:table-cell office:value-type="float" office:value="720675.714286">
            <text:p>720675.71</text:p>
          </table:table-cell>
          <table:table-cell office:value-type="float" office:value="33710">
            <text:p>33710</text:p>
          </table:table-cell>
          <table:table-cell office:value-type="float" office:value="4407105.714286">
            <text:p>4407105.71</text:p>
          </table:table-cell>
          <table:table-cell office:value-type="float" office:value="23671.428571">
            <text:p>23671.43</text:p>
          </table:table-cell>
          <table:table-cell office:value-type="float" office:value="418891.428571">
            <text:p>418891.43</text:p>
          </table:table-cell>
          <table:table-cell office:value-type="float" office:value="719450">
            <text:p>719450</text:p>
          </table:table-cell>
          <table:table-cell office:value-type="float" office:value="33721.428571">
            <text:p>33721.43</text:p>
          </table:table-cell>
          <table:table-cell office:value-type="float" office:value="4581120">
            <text:p>4581120</text:p>
          </table:table-cell>
          <table:table-cell office:value-type="float" office:value="6.99831">
            <text:p>7</text:p>
          </table:table-cell>
          <table:table-cell office:value-type="float" office:value="7.006321">
            <text:p>7.01</text:p>
          </table:table-cell>
          <table:table-cell office:value-type="float" office:value="7.005958">
            <text:p>7.01</text:p>
          </table:table-cell>
          <table:table-cell office:value-type="float" office:value="6.998814">
            <text:p>7</text:p>
          </table:table-cell>
          <table:table-cell office:value-type="float" office:value="6.864478">
            <text:p>6.86</text:p>
          </table:table-cell>
          <table:table-cell office:value-type="float" office:value="7.00169">
            <text:p>7</text:p>
          </table:table-cell>
          <table:table-cell office:value-type="float" office:value="6.993679">
            <text:p>6.99</text:p>
          </table:table-cell>
          <table:table-cell office:value-type="float" office:value="6.994042">
            <text:p>6.99</text:p>
          </table:table-cell>
          <table:table-cell office:value-type="float" office:value="7.001186">
            <text:p>7</text:p>
          </table:table-cell>
          <table:table-cell office:value-type="float" office:value="7.135522">
            <text:p>7.14</text:p>
          </table:table-cell>
          <table:table-cell office:value-type="float" office:value="0.999578">
            <text:p>1</text:p>
          </table:table-cell>
          <table:table-cell office:value-type="float" office:value="1.001581">
            <text:p>1</text:p>
          </table:table-cell>
          <table:table-cell office:value-type="float" office:value="1.00149">
            <text:p>1</text:p>
          </table:table-cell>
          <table:table-cell office:value-type="float" office:value="0.999703">
            <text:p>1</text:p>
          </table:table-cell>
          <table:table-cell office:value-type="float" office:value="0.966604">
            <text:p>0.97</text:p>
          </table:table-cell>
          <table:table-cell office:value-type="float" office:value="7.000422">
            <text:p>7</text:p>
          </table:table-cell>
          <table:table-cell office:value-type="float" office:value="6.998419">
            <text:p>7</text:p>
          </table:table-cell>
          <table:table-cell office:value-type="float" office:value="6.99851">
            <text:p>7</text:p>
          </table:table-cell>
          <table:table-cell office:value-type="float" office:value="7.000297">
            <text:p>7</text:p>
          </table:table-cell>
          <table:table-cell office:value-type="float" office:value="7.033396">
            <text:p>7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8660">
            <text:p>48660</text:p>
          </table:table-cell>
          <table:table-cell office:value-type="float" office:value="867957.142857">
            <text:p>867957.14</text:p>
          </table:table-cell>
          <table:table-cell office:value-type="float" office:value="1473235.714286">
            <text:p>1473235.71</text:p>
          </table:table-cell>
          <table:table-cell office:value-type="float" office:value="72208.571429">
            <text:p>72208.57</text:p>
          </table:table-cell>
          <table:table-cell office:value-type="float" office:value="9049415.714286">
            <text:p>9049415.71</text:p>
          </table:table-cell>
          <table:table-cell office:value-type="float" office:value="25932.857143">
            <text:p>25932.86</text:p>
          </table:table-cell>
          <table:table-cell office:value-type="float" office:value="463377.142857">
            <text:p>463377.14</text:p>
          </table:table-cell>
          <table:table-cell office:value-type="float" office:value="786367.142857">
            <text:p>786367.14</text:p>
          </table:table-cell>
          <table:table-cell office:value-type="float" office:value="38505.714286">
            <text:p>38505.71</text:p>
          </table:table-cell>
          <table:table-cell office:value-type="float" office:value="4780271.428571">
            <text:p>4780271.43</text:p>
          </table:table-cell>
          <table:table-cell office:value-type="float" office:value="22727.142857">
            <text:p>22727.14</text:p>
          </table:table-cell>
          <table:table-cell office:value-type="float" office:value="404580">
            <text:p>404580</text:p>
          </table:table-cell>
          <table:table-cell office:value-type="float" office:value="686868.571429">
            <text:p>686868.57</text:p>
          </table:table-cell>
          <table:table-cell office:value-type="float" office:value="33702.857143">
            <text:p>33702.86</text:p>
          </table:table-cell>
          <table:table-cell office:value-type="float" office:value="4269144.285714">
            <text:p>4269144.29</text:p>
          </table:table-cell>
          <table:table-cell office:value-type="float" office:value="7.994099">
            <text:p>7.99</text:p>
          </table:table-cell>
          <table:table-cell office:value-type="float" office:value="8.008065">
            <text:p>8.01</text:p>
          </table:table-cell>
          <table:table-cell office:value-type="float" office:value="8.006531">
            <text:p>8.01</text:p>
          </table:table-cell>
          <table:table-cell office:value-type="float" office:value="7.998853">
            <text:p>8</text:p>
          </table:table-cell>
          <table:table-cell office:value-type="float" office:value="7.923613">
            <text:p>7.92</text:p>
          </table:table-cell>
          <table:table-cell office:value-type="float" office:value="7.005901">
            <text:p>7.01</text:p>
          </table:table-cell>
          <table:table-cell office:value-type="float" office:value="6.991935">
            <text:p>6.99</text:p>
          </table:table-cell>
          <table:table-cell office:value-type="float" office:value="6.993469">
            <text:p>6.99</text:p>
          </table:table-cell>
          <table:table-cell office:value-type="float" office:value="7.001147">
            <text:p>7</text:p>
          </table:table-cell>
          <table:table-cell office:value-type="float" office:value="7.076387">
            <text:p>7.08</text:p>
          </table:table-cell>
          <table:table-cell office:value-type="float" office:value="0.998618">
            <text:p>1</text:p>
          </table:table-cell>
          <table:table-cell office:value-type="float" office:value="1.001892">
            <text:p>1</text:p>
          </table:table-cell>
          <table:table-cell office:value-type="float" office:value="1.001532">
            <text:p>1</text:p>
          </table:table-cell>
          <table:table-cell office:value-type="float" office:value="0.999731">
            <text:p>1</text:p>
          </table:table-cell>
          <table:table-cell office:value-type="float" office:value="0.982245">
            <text:p>0.98</text:p>
          </table:table-cell>
          <table:table-cell office:value-type="float" office:value="7.001382">
            <text:p>7</text:p>
          </table:table-cell>
          <table:table-cell office:value-type="float" office:value="6.998108">
            <text:p>7</text:p>
          </table:table-cell>
          <table:table-cell office:value-type="float" office:value="6.998468">
            <text:p>7</text:p>
          </table:table-cell>
          <table:table-cell office:value-type="float" office:value="7.000269">
            <text:p>7</text:p>
          </table:table-cell>
          <table:table-cell office:value-type="float" office:value="7.017755">
            <text:p>7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184.285714">
            <text:p>48184.29</text:p>
          </table:table-cell>
          <table:table-cell office:value-type="float" office:value="885502.857143">
            <text:p>885502.86</text:p>
          </table:table-cell>
          <table:table-cell office:value-type="float" office:value="1549431.428571">
            <text:p>1549431.43</text:p>
          </table:table-cell>
          <table:table-cell office:value-type="float" office:value="75915.714286">
            <text:p>75915.71</text:p>
          </table:table-cell>
          <table:table-cell office:value-type="float" office:value="9240751.428571">
            <text:p>9240751.43</text:p>
          </table:table-cell>
          <table:table-cell office:value-type="float" office:value="27075.714286">
            <text:p>27075.71</text:p>
          </table:table-cell>
          <table:table-cell office:value-type="float" office:value="497588.571429">
            <text:p>497588.57</text:p>
          </table:table-cell>
          <table:table-cell office:value-type="float" office:value="862154.285714">
            <text:p>862154.29</text:p>
          </table:table-cell>
          <table:table-cell office:value-type="float" office:value="42695.714286">
            <text:p>42695.71</text:p>
          </table:table-cell>
          <table:table-cell office:value-type="float" office:value="5143620">
            <text:p>5143620</text:p>
          </table:table-cell>
          <table:table-cell office:value-type="float" office:value="21108.571429">
            <text:p>21108.57</text:p>
          </table:table-cell>
          <table:table-cell office:value-type="float" office:value="387914.285714">
            <text:p>387914.29</text:p>
          </table:table-cell>
          <table:table-cell office:value-type="float" office:value="687277.142857">
            <text:p>687277.14</text:p>
          </table:table-cell>
          <table:table-cell office:value-type="float" office:value="33220">
            <text:p>33220</text:p>
          </table:table-cell>
          <table:table-cell office:value-type="float" office:value="4097131.428571">
            <text:p>4097131.43</text:p>
          </table:table-cell>
          <table:table-cell office:value-type="float" office:value="8.99072">
            <text:p>8.99</text:p>
          </table:table-cell>
          <table:table-cell office:value-type="float" office:value="8.990843">
            <text:p>8.99</text:p>
          </table:table-cell>
          <table:table-cell office:value-type="float" office:value="8.902923">
            <text:p>8.9</text:p>
          </table:table-cell>
          <table:table-cell office:value-type="float" office:value="8.998551">
            <text:p>9</text:p>
          </table:table-cell>
          <table:table-cell office:value-type="float" office:value="8.905977">
            <text:p>8.91</text:p>
          </table:table-cell>
          <table:table-cell office:value-type="float" office:value="7.00928">
            <text:p>7.01</text:p>
          </table:table-cell>
          <table:table-cell office:value-type="float" office:value="7.009157">
            <text:p>7.01</text:p>
          </table:table-cell>
          <table:table-cell office:value-type="float" office:value="7.097077">
            <text:p>7.1</text:p>
          </table:table-cell>
          <table:table-cell office:value-type="float" office:value="7.001449">
            <text:p>7</text:p>
          </table:table-cell>
          <table:table-cell office:value-type="float" office:value="7.094023">
            <text:p>7.09</text:p>
          </table:table-cell>
          <table:table-cell office:value-type="float" office:value="0.99794">
            <text:p>1</text:p>
          </table:table-cell>
          <table:table-cell office:value-type="float" office:value="0.997967">
            <text:p>1</text:p>
          </table:table-cell>
          <table:table-cell office:value-type="float" office:value="0.978658">
            <text:p>0.98</text:p>
          </table:table-cell>
          <table:table-cell office:value-type="float" office:value="0.999678">
            <text:p>1</text:p>
          </table:table-cell>
          <table:table-cell office:value-type="float" office:value="0.979322">
            <text:p>0.98</text:p>
          </table:table-cell>
          <table:table-cell office:value-type="float" office:value="7.00206">
            <text:p>7</text:p>
          </table:table-cell>
          <table:table-cell office:value-type="float" office:value="7.002033">
            <text:p>7</text:p>
          </table:table-cell>
          <table:table-cell office:value-type="float" office:value="7.021342">
            <text:p>7.02</text:p>
          </table:table-cell>
          <table:table-cell office:value-type="float" office:value="7.000322">
            <text:p>7</text:p>
          </table:table-cell>
          <table:table-cell office:value-type="float" office:value="7.020678">
            <text:p>7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9472.857143">
            <text:p>109472.86</text:p>
          </table:table-cell>
          <table:table-cell office:value-type="float" office:value="785818.571429">
            <text:p>785818.57</text:p>
          </table:table-cell>
          <table:table-cell office:value-type="float" office:value="1459071.428571">
            <text:p>1459071.43</text:p>
          </table:table-cell>
          <table:table-cell office:value-type="float" office:value="100291.428571">
            <text:p>100291.43</text:p>
          </table:table-cell>
          <table:table-cell office:value-type="float" office:value="9337677.142857">
            <text:p>9337677.14</text:p>
          </table:table-cell>
          <table:table-cell office:value-type="float" office:value="64391.428571">
            <text:p>64391.43</text:p>
          </table:table-cell>
          <table:table-cell office:value-type="float" office:value="462625.714286">
            <text:p>462625.71</text:p>
          </table:table-cell>
          <table:table-cell office:value-type="float" office:value="864478.571429">
            <text:p>864478.57</text:p>
          </table:table-cell>
          <table:table-cell office:value-type="float" office:value="58984.285714">
            <text:p>58984.29</text:p>
          </table:table-cell>
          <table:table-cell office:value-type="float" office:value="5486390">
            <text:p>5486390</text:p>
          </table:table-cell>
          <table:table-cell office:value-type="float" office:value="45081.428571">
            <text:p>45081.43</text:p>
          </table:table-cell>
          <table:table-cell office:value-type="float" office:value="323192.857143">
            <text:p>323192.86</text:p>
          </table:table-cell>
          <table:table-cell office:value-type="float" office:value="594592.857143">
            <text:p>594592.86</text:p>
          </table:table-cell>
          <table:table-cell office:value-type="float" office:value="41307.142857">
            <text:p>41307.14</text:p>
          </table:table-cell>
          <table:table-cell office:value-type="float" office:value="3851287.142857">
            <text:p>3851287.14</text:p>
          </table:table-cell>
          <table:table-cell office:value-type="float" office:value="9.999321">
            <text:p>10</text:p>
          </table:table-cell>
          <table:table-cell office:value-type="float" office:value="10.00821">
            <text:p>10.01</text:p>
          </table:table-cell>
          <table:table-cell office:value-type="float" office:value="10.072252">
            <text:p>10.07</text:p>
          </table:table-cell>
          <table:table-cell office:value-type="float" office:value="9.998191">
            <text:p>10</text:p>
          </table:table-cell>
          <table:table-cell office:value-type="float" office:value="9.988419">
            <text:p>9.99</text:p>
          </table:table-cell>
          <table:table-cell office:value-type="float" office:value="7.000679">
            <text:p>7</text:p>
          </table:table-cell>
          <table:table-cell office:value-type="float" office:value="6.99179">
            <text:p>6.99</text:p>
          </table:table-cell>
          <table:table-cell office:value-type="float" office:value="6.927748">
            <text:p>6.93</text:p>
          </table:table-cell>
          <table:table-cell office:value-type="float" office:value="7.001809">
            <text:p>7</text:p>
          </table:table-cell>
          <table:table-cell office:value-type="float" office:value="7.011581">
            <text:p>7.01</text:p>
          </table:table-cell>
          <table:table-cell office:value-type="float" office:value="0.999856">
            <text:p>1</text:p>
          </table:table-cell>
          <table:table-cell office:value-type="float" office:value="1.001746">
            <text:p>1</text:p>
          </table:table-cell>
          <table:table-cell office:value-type="float" office:value="1.015479">
            <text:p>1.02</text:p>
          </table:table-cell>
          <table:table-cell office:value-type="float" office:value="0.999616">
            <text:p>1</text:p>
          </table:table-cell>
          <table:table-cell office:value-type="float" office:value="0.997542">
            <text:p>1</text:p>
          </table:table-cell>
          <table:table-cell office:value-type="float" office:value="7.000144">
            <text:p>7</text:p>
          </table:table-cell>
          <table:table-cell office:value-type="float" office:value="6.998254">
            <text:p>7</text:p>
          </table:table-cell>
          <table:table-cell office:value-type="float" office:value="6.984521">
            <text:p>6.98</text:p>
          </table:table-cell>
          <table:table-cell office:value-type="float" office:value="7.000384">
            <text:p>7</text:p>
          </table:table-cell>
          <table:table-cell office:value-type="float" office:value="7.002458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3697.142857">
            <text:p>103697.14</text:p>
          </table:table-cell>
          <table:table-cell office:value-type="float" office:value="864540">
            <text:p>864540</text:p>
          </table:table-cell>
          <table:table-cell office:value-type="float" office:value="1514071.428571">
            <text:p>1514071.43</text:p>
          </table:table-cell>
          <table:table-cell office:value-type="float" office:value="74671.428571">
            <text:p>74671.43</text:p>
          </table:table-cell>
          <table:table-cell office:value-type="float" office:value="8992120">
            <text:p>8992120</text:p>
          </table:table-cell>
          <table:table-cell office:value-type="float" office:value="63364.285714">
            <text:p>63364.29</text:p>
          </table:table-cell>
          <table:table-cell office:value-type="float" office:value="528134.285714">
            <text:p>528134.29</text:p>
          </table:table-cell>
          <table:table-cell office:value-type="float" office:value="927882.857143">
            <text:p>927882.86</text:p>
          </table:table-cell>
          <table:table-cell office:value-type="float" office:value="45622.857143">
            <text:p>45622.86</text:p>
          </table:table-cell>
          <table:table-cell office:value-type="float" office:value="5465788.571429">
            <text:p>5465788.57</text:p>
          </table:table-cell>
          <table:table-cell office:value-type="float" office:value="40332.857143">
            <text:p>40332.86</text:p>
          </table:table-cell>
          <table:table-cell office:value-type="float" office:value="336405.714286">
            <text:p>336405.71</text:p>
          </table:table-cell>
          <table:table-cell office:value-type="float" office:value="586188.571429">
            <text:p>586188.57</text:p>
          </table:table-cell>
          <table:table-cell office:value-type="float" office:value="29048.571429">
            <text:p>29048.57</text:p>
          </table:table-cell>
          <table:table-cell office:value-type="float" office:value="3526331.428571">
            <text:p>3526331.43</text:p>
          </table:table-cell>
          <table:table-cell office:value-type="float" office:value="10.998925">
            <text:p>11</text:p>
          </table:table-cell>
          <table:table-cell office:value-type="float" office:value="10.995925">
            <text:p>11</text:p>
          </table:table-cell>
          <table:table-cell office:value-type="float" office:value="11.031112">
            <text:p>11.03</text:p>
          </table:table-cell>
          <table:table-cell office:value-type="float" office:value="10.997666">
            <text:p>11</text:p>
          </table:table-cell>
          <table:table-cell office:value-type="float" office:value="10.941157">
            <text:p>10.94</text:p>
          </table:table-cell>
          <table:table-cell office:value-type="float" office:value="7.001075">
            <text:p>7</text:p>
          </table:table-cell>
          <table:table-cell office:value-type="float" office:value="7.004075">
            <text:p>7</text:p>
          </table:table-cell>
          <table:table-cell office:value-type="float" office:value="6.968888">
            <text:p>6.97</text:p>
          </table:table-cell>
          <table:table-cell office:value-type="float" office:value="7.002334">
            <text:p>7</text:p>
          </table:table-cell>
          <table:table-cell office:value-type="float" office:value="7.058843">
            <text:p>7.06</text:p>
          </table:table-cell>
          <table:table-cell office:value-type="float" office:value="0.99978">
            <text:p>1</text:p>
          </table:table-cell>
          <table:table-cell office:value-type="float" office:value="0.999167">
            <text:p>1</text:p>
          </table:table-cell>
          <table:table-cell office:value-type="float" office:value="1.006386">
            <text:p>1.01</text:p>
          </table:table-cell>
          <table:table-cell office:value-type="float" office:value="0.999523">
            <text:p>1</text:p>
          </table:table-cell>
          <table:table-cell office:value-type="float" office:value="0.988044">
            <text:p>0.99</text:p>
          </table:table-cell>
          <table:table-cell office:value-type="float" office:value="7.00022">
            <text:p>7</text:p>
          </table:table-cell>
          <table:table-cell office:value-type="float" office:value="7.000833">
            <text:p>7</text:p>
          </table:table-cell>
          <table:table-cell office:value-type="float" office:value="6.993614">
            <text:p>6.99</text:p>
          </table:table-cell>
          <table:table-cell office:value-type="float" office:value="7.000477">
            <text:p>7</text:p>
          </table:table-cell>
          <table:table-cell office:value-type="float" office:value="7.011956">
            <text:p>7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712.857143">
            <text:p>51712.86</text:p>
          </table:table-cell>
          <table:table-cell office:value-type="float" office:value="831894.285714">
            <text:p>831894.29</text:p>
          </table:table-cell>
          <table:table-cell office:value-type="float" office:value="1274062.857143">
            <text:p>1274062.86</text:p>
          </table:table-cell>
          <table:table-cell office:value-type="float" office:value="74972.857143">
            <text:p>74972.86</text:p>
          </table:table-cell>
          <table:table-cell office:value-type="float" office:value="8981264.285714">
            <text:p>8981264.29</text:p>
          </table:table-cell>
          <table:table-cell table:number-columns-repeated="5" office:value-type="float" office:value="0">
            <text:p>0</text:p>
          </table:table-cell>
          <table:table-cell office:value-type="float" office:value="51712.857143">
            <text:p>51712.86</text:p>
          </table:table-cell>
          <table:table-cell office:value-type="float" office:value="831894.285714">
            <text:p>831894.29</text:p>
          </table:table-cell>
          <table:table-cell office:value-type="float" office:value="1274062.857143">
            <text:p>1274062.86</text:p>
          </table:table-cell>
          <table:table-cell office:value-type="float" office:value="74972.857143">
            <text:p>74972.86</text:p>
          </table:table-cell>
          <table:table-cell office:value-type="float" office:value="8981264.285714">
            <text:p>8981264.2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8">
            <text:p>8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987.142857">
            <text:p>48987.14</text:p>
          </table:table-cell>
          <table:table-cell office:value-type="float" office:value="897238.571429">
            <text:p>897238.57</text:p>
          </table:table-cell>
          <table:table-cell office:value-type="float" office:value="1183130">
            <text:p>1183130</text:p>
          </table:table-cell>
          <table:table-cell office:value-type="float" office:value="62655.714286">
            <text:p>62655.71</text:p>
          </table:table-cell>
          <table:table-cell office:value-type="float" office:value="9044955.714286">
            <text:p>9044955.71</text:p>
          </table:table-cell>
          <table:table-cell office:value-type="float" office:value="5438.571429">
            <text:p>5438.57</text:p>
          </table:table-cell>
          <table:table-cell office:value-type="float" office:value="97804.285714">
            <text:p>97804.29</text:p>
          </table:table-cell>
          <table:table-cell office:value-type="float" office:value="131824.285714">
            <text:p>131824.29</text:p>
          </table:table-cell>
          <table:table-cell office:value-type="float" office:value="6960">
            <text:p>6960</text:p>
          </table:table-cell>
          <table:table-cell office:value-type="float" office:value="1058524.285714">
            <text:p>1058524.29</text:p>
          </table:table-cell>
          <table:table-cell office:value-type="float" office:value="43548.571429">
            <text:p>43548.57</text:p>
          </table:table-cell>
          <table:table-cell office:value-type="float" office:value="799434.285714">
            <text:p>799434.29</text:p>
          </table:table-cell>
          <table:table-cell office:value-type="float" office:value="1051305.714286">
            <text:p>1051305.71</text:p>
          </table:table-cell>
          <table:table-cell office:value-type="float" office:value="55695.714286">
            <text:p>55695.71</text:p>
          </table:table-cell>
          <table:table-cell office:value-type="float" office:value="7986431.428571">
            <text:p>7986431.43</text:p>
          </table:table-cell>
          <table:table-cell office:value-type="float" office:value="0.999183">
            <text:p>1</text:p>
          </table:table-cell>
          <table:table-cell office:value-type="float" office:value="0.981053">
            <text:p>0.98</text:p>
          </table:table-cell>
          <table:table-cell office:value-type="float" office:value="1.00278">
            <text:p>1</text:p>
          </table:table-cell>
          <table:table-cell office:value-type="float" office:value="0.999749">
            <text:p>1</text:p>
          </table:table-cell>
          <table:table-cell office:value-type="float" office:value="1.053263">
            <text:p>1.05</text:p>
          </table:table-cell>
          <table:table-cell office:value-type="float" office:value="8.000817">
            <text:p>8</text:p>
          </table:table-cell>
          <table:table-cell office:value-type="float" office:value="8.018947">
            <text:p>8.02</text:p>
          </table:table-cell>
          <table:table-cell office:value-type="float" office:value="7.99722">
            <text:p>8</text:p>
          </table:table-cell>
          <table:table-cell office:value-type="float" office:value="8.000251">
            <text:p>8</text:p>
          </table:table-cell>
          <table:table-cell office:value-type="float" office:value="7.946737">
            <text:p>7.95</text:p>
          </table:table-cell>
          <table:table-cell office:value-type="float" office:value="0.999183">
            <text:p>1</text:p>
          </table:table-cell>
          <table:table-cell office:value-type="float" office:value="0.981053">
            <text:p>0.98</text:p>
          </table:table-cell>
          <table:table-cell office:value-type="float" office:value="1.00278">
            <text:p>1</text:p>
          </table:table-cell>
          <table:table-cell office:value-type="float" office:value="0.999749">
            <text:p>1</text:p>
          </table:table-cell>
          <table:table-cell office:value-type="float" office:value="1.053263">
            <text:p>1.05</text:p>
          </table:table-cell>
          <table:table-cell office:value-type="float" office:value="8.000817">
            <text:p>8</text:p>
          </table:table-cell>
          <table:table-cell office:value-type="float" office:value="8.018947">
            <text:p>8.02</text:p>
          </table:table-cell>
          <table:table-cell office:value-type="float" office:value="7.99722">
            <text:p>8</text:p>
          </table:table-cell>
          <table:table-cell office:value-type="float" office:value="8.000251">
            <text:p>8</text:p>
          </table:table-cell>
          <table:table-cell office:value-type="float" office:value="7.946737">
            <text:p>7.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8820">
            <text:p>48820</text:p>
          </table:table-cell>
          <table:table-cell office:value-type="float" office:value="875341.428571">
            <text:p>875341.43</text:p>
          </table:table-cell>
          <table:table-cell office:value-type="float" office:value="1164281.428571">
            <text:p>1164281.43</text:p>
          </table:table-cell>
          <table:table-cell office:value-type="float" office:value="75971.428571">
            <text:p>75971.43</text:p>
          </table:table-cell>
          <table:table-cell office:value-type="float" office:value="9033208.571429">
            <text:p>9033208.57</text:p>
          </table:table-cell>
          <table:table-cell office:value-type="float" office:value="9760">
            <text:p>9760</text:p>
          </table:table-cell>
          <table:table-cell office:value-type="float" office:value="174550">
            <text:p>174550</text:p>
          </table:table-cell>
          <table:table-cell office:value-type="float" office:value="228990">
            <text:p>228990</text:p>
          </table:table-cell>
          <table:table-cell office:value-type="float" office:value="15191.428571">
            <text:p>15191.43</text:p>
          </table:table-cell>
          <table:table-cell office:value-type="float" office:value="1833267.142857">
            <text:p>1833267.14</text:p>
          </table:table-cell>
          <table:table-cell office:value-type="float" office:value="39060">
            <text:p>39060</text:p>
          </table:table-cell>
          <table:table-cell office:value-type="float" office:value="700791.428571">
            <text:p>700791.43</text:p>
          </table:table-cell>
          <table:table-cell office:value-type="float" office:value="935291.428571">
            <text:p>935291.43</text:p>
          </table:table-cell>
          <table:table-cell office:value-type="float" office:value="60780">
            <text:p>60780</text:p>
          </table:table-cell>
          <table:table-cell office:value-type="float" office:value="7199941.428571">
            <text:p>7199941.43</text:p>
          </table:table-cell>
          <table:table-cell office:value-type="float" office:value="1.999181">
            <text:p>2</text:p>
          </table:table-cell>
          <table:table-cell office:value-type="float" office:value="1.994079">
            <text:p>1.99</text:p>
          </table:table-cell>
          <table:table-cell office:value-type="float" office:value="1.966793">
            <text:p>1.97</text:p>
          </table:table-cell>
          <table:table-cell office:value-type="float" office:value="1.999624">
            <text:p>2</text:p>
          </table:table-cell>
          <table:table-cell office:value-type="float" office:value="2.029475">
            <text:p>2.03</text:p>
          </table:table-cell>
          <table:table-cell office:value-type="float" office:value="8.000819">
            <text:p>8</text:p>
          </table:table-cell>
          <table:table-cell office:value-type="float" office:value="8.005921">
            <text:p>8.01</text:p>
          </table:table-cell>
          <table:table-cell office:value-type="float" office:value="8.033207">
            <text:p>8.03</text:p>
          </table:table-cell>
          <table:table-cell office:value-type="float" office:value="8.000376">
            <text:p>8</text:p>
          </table:table-cell>
          <table:table-cell office:value-type="float" office:value="7.970525">
            <text:p>7.97</text:p>
          </table:table-cell>
          <table:table-cell office:value-type="float" office:value="0.999545">
            <text:p>1</text:p>
          </table:table-cell>
          <table:table-cell office:value-type="float" office:value="0.996712">
            <text:p>1</text:p>
          </table:table-cell>
          <table:table-cell office:value-type="float" office:value="0.981585">
            <text:p>0.98</text:p>
          </table:table-cell>
          <table:table-cell office:value-type="float" office:value="0.999791">
            <text:p>1</text:p>
          </table:table-cell>
          <table:table-cell office:value-type="float" office:value="1.016402">
            <text:p>1.02</text:p>
          </table:table-cell>
          <table:table-cell office:value-type="float" office:value="8.000455">
            <text:p>8</text:p>
          </table:table-cell>
          <table:table-cell office:value-type="float" office:value="8.003288">
            <text:p>8</text:p>
          </table:table-cell>
          <table:table-cell office:value-type="float" office:value="8.018415">
            <text:p>8.02</text:p>
          </table:table-cell>
          <table:table-cell office:value-type="float" office:value="8.000209">
            <text:p>8</text:p>
          </table:table-cell>
          <table:table-cell office:value-type="float" office:value="7.983598">
            <text:p>7.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5727.142857">
            <text:p>45727.14</text:p>
          </table:table-cell>
          <table:table-cell office:value-type="float" office:value="882170">
            <text:p>882170</text:p>
          </table:table-cell>
          <table:table-cell office:value-type="float" office:value="1424657.142857">
            <text:p>1424657.14</text:p>
          </table:table-cell>
          <table:table-cell office:value-type="float" office:value="70950">
            <text:p>70950</text:p>
          </table:table-cell>
          <table:table-cell office:value-type="float" office:value="8999465.714286">
            <text:p>8999465.71</text:p>
          </table:table-cell>
          <table:table-cell office:value-type="float" office:value="12462.857143">
            <text:p>12462.86</text:p>
          </table:table-cell>
          <table:table-cell office:value-type="float" office:value="241711.428571">
            <text:p>241711.43</text:p>
          </table:table-cell>
          <table:table-cell office:value-type="float" office:value="386800">
            <text:p>386800</text:p>
          </table:table-cell>
          <table:table-cell office:value-type="float" office:value="19341.428571">
            <text:p>19341.43</text:p>
          </table:table-cell>
          <table:table-cell office:value-type="float" office:value="2523205.714286">
            <text:p>2523205.71</text:p>
          </table:table-cell>
          <table:table-cell office:value-type="float" office:value="33264.285714">
            <text:p>33264.29</text:p>
          </table:table-cell>
          <table:table-cell office:value-type="float" office:value="640458.571429">
            <text:p>640458.57</text:p>
          </table:table-cell>
          <table:table-cell office:value-type="float" office:value="1037857.142857">
            <text:p>1037857.14</text:p>
          </table:table-cell>
          <table:table-cell office:value-type="float" office:value="51608.571429">
            <text:p>51608.57</text:p>
          </table:table-cell>
          <table:table-cell office:value-type="float" office:value="6476260">
            <text:p>6476260</text:p>
          </table:table-cell>
          <table:table-cell office:value-type="float" office:value="2.998032">
            <text:p>3</text:p>
          </table:table-cell>
          <table:table-cell office:value-type="float" office:value="3.013961">
            <text:p>3.01</text:p>
          </table:table-cell>
          <table:table-cell office:value-type="float" office:value="2.986543">
            <text:p>2.99</text:p>
          </table:table-cell>
          <table:table-cell office:value-type="float" office:value="2.998671">
            <text:p>3</text:p>
          </table:table-cell>
          <table:table-cell office:value-type="float" office:value="3.084101">
            <text:p>3.08</text:p>
          </table:table-cell>
          <table:table-cell office:value-type="float" office:value="8.001968">
            <text:p>8</text:p>
          </table:table-cell>
          <table:table-cell office:value-type="float" office:value="7.986039">
            <text:p>7.99</text:p>
          </table:table-cell>
          <table:table-cell office:value-type="float" office:value="8.013457">
            <text:p>8.01</text:p>
          </table:table-cell>
          <table:table-cell office:value-type="float" office:value="8.001329">
            <text:p>8</text:p>
          </table:table-cell>
          <table:table-cell office:value-type="float" office:value="7.915899">
            <text:p>7.92</text:p>
          </table:table-cell>
          <table:table-cell office:value-type="float" office:value="0.999198">
            <text:p>1</text:p>
          </table:table-cell>
          <table:table-cell office:value-type="float" office:value="1.005694">
            <text:p>1.01</text:p>
          </table:table-cell>
          <table:table-cell office:value-type="float" office:value="0.994523">
            <text:p>0.99</text:p>
          </table:table-cell>
          <table:table-cell office:value-type="float" office:value="0.999459">
            <text:p>1</text:p>
          </table:table-cell>
          <table:table-cell office:value-type="float" office:value="1.034478">
            <text:p>1.03</text:p>
          </table:table-cell>
          <table:table-cell office:value-type="float" office:value="8.000802">
            <text:p>8</text:p>
          </table:table-cell>
          <table:table-cell office:value-type="float" office:value="7.994306">
            <text:p>7.99</text:p>
          </table:table-cell>
          <table:table-cell office:value-type="float" office:value="8.005477">
            <text:p>8.01</text:p>
          </table:table-cell>
          <table:table-cell office:value-type="float" office:value="8.000541">
            <text:p>8</text:p>
          </table:table-cell>
          <table:table-cell office:value-type="float" office:value="7.965522">
            <text:p>7.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6957.142857">
            <text:p>46957.14</text:p>
          </table:table-cell>
          <table:table-cell office:value-type="float" office:value="889624.285714">
            <text:p>889624.29</text:p>
          </table:table-cell>
          <table:table-cell office:value-type="float" office:value="1196462.857143">
            <text:p>1196462.86</text:p>
          </table:table-cell>
          <table:table-cell office:value-type="float" office:value="72482.857143">
            <text:p>72482.86</text:p>
          </table:table-cell>
          <table:table-cell office:value-type="float" office:value="10142660">
            <text:p>10142660</text:p>
          </table:table-cell>
          <table:table-cell office:value-type="float" office:value="15635.714286">
            <text:p>15635.71</text:p>
          </table:table-cell>
          <table:table-cell office:value-type="float" office:value="296730">
            <text:p>296730</text:p>
          </table:table-cell>
          <table:table-cell office:value-type="float" office:value="392681.428571">
            <text:p>392681.43</text:p>
          </table:table-cell>
          <table:table-cell office:value-type="float" office:value="24157.142857">
            <text:p>24157.14</text:p>
          </table:table-cell>
          <table:table-cell office:value-type="float" office:value="3323707.142857">
            <text:p>3323707.14</text:p>
          </table:table-cell>
          <table:table-cell office:value-type="float" office:value="31321.428571">
            <text:p>31321.43</text:p>
          </table:table-cell>
          <table:table-cell office:value-type="float" office:value="592894.285714">
            <text:p>592894.29</text:p>
          </table:table-cell>
          <table:table-cell office:value-type="float" office:value="803781.428571">
            <text:p>803781.43</text:p>
          </table:table-cell>
          <table:table-cell office:value-type="float" office:value="48325.714286">
            <text:p>48325.71</text:p>
          </table:table-cell>
          <table:table-cell office:value-type="float" office:value="6818952.857143">
            <text:p>6818952.86</text:p>
          </table:table-cell>
          <table:table-cell office:value-type="float" office:value="3.995741">
            <text:p>4</text:p>
          </table:table-cell>
          <table:table-cell office:value-type="float" office:value="4.002544">
            <text:p>4</text:p>
          </table:table-cell>
          <table:table-cell office:value-type="float" office:value="3.938423">
            <text:p>3.94</text:p>
          </table:table-cell>
          <table:table-cell office:value-type="float" office:value="3.999369">
            <text:p>4</text:p>
          </table:table-cell>
          <table:table-cell office:value-type="float" office:value="3.93235">
            <text:p>3.93</text:p>
          </table:table-cell>
          <table:table-cell office:value-type="float" office:value="8.004259">
            <text:p>8</text:p>
          </table:table-cell>
          <table:table-cell office:value-type="float" office:value="7.997456">
            <text:p>8</text:p>
          </table:table-cell>
          <table:table-cell office:value-type="float" office:value="8.061577">
            <text:p>8.06</text:p>
          </table:table-cell>
          <table:table-cell office:value-type="float" office:value="8.000631">
            <text:p>8</text:p>
          </table:table-cell>
          <table:table-cell office:value-type="float" office:value="8.06765">
            <text:p>8.07</text:p>
          </table:table-cell>
          <table:table-cell office:value-type="float" office:value="0.998581">
            <text:p>1</text:p>
          </table:table-cell>
          <table:table-cell office:value-type="float" office:value="1.000848">
            <text:p>1</text:p>
          </table:table-cell>
          <table:table-cell office:value-type="float" office:value="0.979579">
            <text:p>0.98</text:p>
          </table:table-cell>
          <table:table-cell office:value-type="float" office:value="0.99979">
            <text:p>1</text:p>
          </table:table-cell>
          <table:table-cell office:value-type="float" office:value="0.977576">
            <text:p>0.98</text:p>
          </table:table-cell>
          <table:table-cell office:value-type="float" office:value="8.001419">
            <text:p>8</text:p>
          </table:table-cell>
          <table:table-cell office:value-type="float" office:value="7.999152">
            <text:p>8</text:p>
          </table:table-cell>
          <table:table-cell office:value-type="float" office:value="8.020421">
            <text:p>8.02</text:p>
          </table:table-cell>
          <table:table-cell office:value-type="float" office:value="8.00021">
            <text:p>8</text:p>
          </table:table-cell>
          <table:table-cell office:value-type="float" office:value="8.022424">
            <text:p>8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4344.285714">
            <text:p>54344.29</text:p>
          </table:table-cell>
          <table:table-cell office:value-type="float" office:value="902105.714286">
            <text:p>902105.71</text:p>
          </table:table-cell>
          <table:table-cell office:value-type="float" office:value="1476711.428571">
            <text:p>1476711.43</text:p>
          </table:table-cell>
          <table:table-cell office:value-type="float" office:value="75900">
            <text:p>75900</text:p>
          </table:table-cell>
          <table:table-cell office:value-type="float" office:value="8977661.428571">
            <text:p>8977661.43</text:p>
          </table:table-cell>
          <table:table-cell office:value-type="float" office:value="20900">
            <text:p>20900</text:p>
          </table:table-cell>
          <table:table-cell office:value-type="float" office:value="346887.142857">
            <text:p>346887.14</text:p>
          </table:table-cell>
          <table:table-cell office:value-type="float" office:value="570960">
            <text:p>570960</text:p>
          </table:table-cell>
          <table:table-cell office:value-type="float" office:value="29182.857143">
            <text:p>29182.86</text:p>
          </table:table-cell>
          <table:table-cell office:value-type="float" office:value="3481457.142857">
            <text:p>3481457.14</text:p>
          </table:table-cell>
          <table:table-cell office:value-type="float" office:value="33444.285714">
            <text:p>33444.29</text:p>
          </table:table-cell>
          <table:table-cell office:value-type="float" office:value="555218.571429">
            <text:p>555218.57</text:p>
          </table:table-cell>
          <table:table-cell office:value-type="float" office:value="905751.428571">
            <text:p>905751.43</text:p>
          </table:table-cell>
          <table:table-cell office:value-type="float" office:value="46717.142857">
            <text:p>46717.14</text:p>
          </table:table-cell>
          <table:table-cell office:value-type="float" office:value="5496204.285714">
            <text:p>5496204.29</text:p>
          </table:table-cell>
          <table:table-cell office:value-type="float" office:value="4.999606">
            <text:p>5</text:p>
          </table:table-cell>
          <table:table-cell office:value-type="float" office:value="4.998896">
            <text:p>5</text:p>
          </table:table-cell>
          <table:table-cell office:value-type="float" office:value="5.026358">
            <text:p>5.03</text:p>
          </table:table-cell>
          <table:table-cell office:value-type="float" office:value="4.998381">
            <text:p>5</text:p>
          </table:table-cell>
          <table:table-cell office:value-type="float" office:value="5.041284">
            <text:p>5.04</text:p>
          </table:table-cell>
          <table:table-cell office:value-type="float" office:value="8.000394">
            <text:p>8</text:p>
          </table:table-cell>
          <table:table-cell office:value-type="float" office:value="8.001104">
            <text:p>8</text:p>
          </table:table-cell>
          <table:table-cell office:value-type="float" office:value="7.973642">
            <text:p>7.97</text:p>
          </table:table-cell>
          <table:table-cell office:value-type="float" office:value="8.001619">
            <text:p>8</text:p>
          </table:table-cell>
          <table:table-cell office:value-type="float" office:value="7.958716">
            <text:p>7.96</text:p>
          </table:table-cell>
          <table:table-cell office:value-type="float" office:value="0.999886">
            <text:p>1</text:p>
          </table:table-cell>
          <table:table-cell office:value-type="float" office:value="0.999681">
            <text:p>1</text:p>
          </table:table-cell>
          <table:table-cell office:value-type="float" office:value="1.007632">
            <text:p>1.01</text:p>
          </table:table-cell>
          <table:table-cell office:value-type="float" office:value="0.999532">
            <text:p>1</text:p>
          </table:table-cell>
          <table:table-cell office:value-type="float" office:value="1.01197">
            <text:p>1.01</text:p>
          </table:table-cell>
          <table:table-cell office:value-type="float" office:value="8.000114">
            <text:p>8</text:p>
          </table:table-cell>
          <table:table-cell office:value-type="float" office:value="8.000319">
            <text:p>8</text:p>
          </table:table-cell>
          <table:table-cell office:value-type="float" office:value="7.992368">
            <text:p>7.99</text:p>
          </table:table-cell>
          <table:table-cell office:value-type="float" office:value="8.000468">
            <text:p>8</text:p>
          </table:table-cell>
          <table:table-cell office:value-type="float" office:value="7.98803">
            <text:p>7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7705.714286">
            <text:p>47705.71</text:p>
          </table:table-cell>
          <table:table-cell office:value-type="float" office:value="879967.142857">
            <text:p>879967.14</text:p>
          </table:table-cell>
          <table:table-cell office:value-type="float" office:value="1481432.857143">
            <text:p>1481432.86</text:p>
          </table:table-cell>
          <table:table-cell office:value-type="float" office:value="73347.142857">
            <text:p>73347.14</text:p>
          </table:table-cell>
          <table:table-cell office:value-type="float" office:value="9086344.285714">
            <text:p>9086344.29</text:p>
          </table:table-cell>
          <table:table-cell office:value-type="float" office:value="20440">
            <text:p>20440</text:p>
          </table:table-cell>
          <table:table-cell office:value-type="float" office:value="377048.571429">
            <text:p>377048.57</text:p>
          </table:table-cell>
          <table:table-cell office:value-type="float" office:value="637490">
            <text:p>637490</text:p>
          </table:table-cell>
          <table:table-cell office:value-type="float" office:value="31424.285714">
            <text:p>31424.29</text:p>
          </table:table-cell>
          <table:table-cell office:value-type="float" office:value="3818382.857143">
            <text:p>3818382.86</text:p>
          </table:table-cell>
          <table:table-cell office:value-type="float" office:value="27265.714286">
            <text:p>27265.71</text:p>
          </table:table-cell>
          <table:table-cell office:value-type="float" office:value="502918.571429">
            <text:p>502918.57</text:p>
          </table:table-cell>
          <table:table-cell office:value-type="float" office:value="843942.857143">
            <text:p>843942.86</text:p>
          </table:table-cell>
          <table:table-cell office:value-type="float" office:value="41922.857143">
            <text:p>41922.86</text:p>
          </table:table-cell>
          <table:table-cell office:value-type="float" office:value="5267961.428571">
            <text:p>5267961.43</text:p>
          </table:table-cell>
          <table:table-cell office:value-type="float" office:value="5.998443">
            <text:p>6</text:p>
          </table:table-cell>
          <table:table-cell office:value-type="float" office:value="5.998724">
            <text:p>6</text:p>
          </table:table-cell>
          <table:table-cell office:value-type="float" office:value="6.024478">
            <text:p>6.02</text:p>
          </table:table-cell>
          <table:table-cell office:value-type="float" office:value="5.998052">
            <text:p>6</text:p>
          </table:table-cell>
          <table:table-cell office:value-type="float" office:value="5.883264">
            <text:p>5.88</text:p>
          </table:table-cell>
          <table:table-cell office:value-type="float" office:value="8.001557">
            <text:p>8</text:p>
          </table:table-cell>
          <table:table-cell office:value-type="float" office:value="8.001276">
            <text:p>8</text:p>
          </table:table-cell>
          <table:table-cell office:value-type="float" office:value="7.975522">
            <text:p>7.98</text:p>
          </table:table-cell>
          <table:table-cell office:value-type="float" office:value="8.001948">
            <text:p>8</text:p>
          </table:table-cell>
          <table:table-cell office:value-type="float" office:value="8.116736">
            <text:p>8.12</text:p>
          </table:table-cell>
          <table:table-cell office:value-type="float" office:value="0.999596">
            <text:p>1</text:p>
          </table:table-cell>
          <table:table-cell office:value-type="float" office:value="0.999669">
            <text:p>1</text:p>
          </table:table-cell>
          <table:table-cell office:value-type="float" office:value="1.006361">
            <text:p>1.01</text:p>
          </table:table-cell>
          <table:table-cell office:value-type="float" office:value="0.999495">
            <text:p>1</text:p>
          </table:table-cell>
          <table:table-cell office:value-type="float" office:value="0.970059">
            <text:p>0.97</text:p>
          </table:table-cell>
          <table:table-cell office:value-type="float" office:value="8.000404">
            <text:p>8</text:p>
          </table:table-cell>
          <table:table-cell office:value-type="float" office:value="8.000331">
            <text:p>8</text:p>
          </table:table-cell>
          <table:table-cell office:value-type="float" office:value="7.993639">
            <text:p>7.99</text:p>
          </table:table-cell>
          <table:table-cell office:value-type="float" office:value="8.000505">
            <text:p>8</text:p>
          </table:table-cell>
          <table:table-cell office:value-type="float" office:value="8.029941">
            <text:p>8.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997.142857">
            <text:p>45997.14</text:p>
          </table:table-cell>
          <table:table-cell office:value-type="float" office:value="877074.285714">
            <text:p>877074.29</text:p>
          </table:table-cell>
          <table:table-cell office:value-type="float" office:value="1548068.571429">
            <text:p>1548068.57</text:p>
          </table:table-cell>
          <table:table-cell office:value-type="float" office:value="66537.142857">
            <text:p>66537.14</text:p>
          </table:table-cell>
          <table:table-cell office:value-type="float" office:value="8998017.142857">
            <text:p>8998017.14</text:p>
          </table:table-cell>
          <table:table-cell office:value-type="float" office:value="21457.142857">
            <text:p>21457.14</text:p>
          </table:table-cell>
          <table:table-cell office:value-type="float" office:value="409021.428571">
            <text:p>409021.43</text:p>
          </table:table-cell>
          <table:table-cell office:value-type="float" office:value="719698.571429">
            <text:p>719698.57</text:p>
          </table:table-cell>
          <table:table-cell office:value-type="float" office:value="31041.428571">
            <text:p>31041.43</text:p>
          </table:table-cell>
          <table:table-cell office:value-type="float" office:value="4218910">
            <text:p>4218910</text:p>
          </table:table-cell>
          <table:table-cell office:value-type="float" office:value="24540">
            <text:p>24540</text:p>
          </table:table-cell>
          <table:table-cell office:value-type="float" office:value="468052.857143">
            <text:p>468052.86</text:p>
          </table:table-cell>
          <table:table-cell office:value-type="float" office:value="828370">
            <text:p>828370</text:p>
          </table:table-cell>
          <table:table-cell office:value-type="float" office:value="35495.714286">
            <text:p>35495.71</text:p>
          </table:table-cell>
          <table:table-cell office:value-type="float" office:value="4779107.142857">
            <text:p>4779107.14</text:p>
          </table:table-cell>
          <table:table-cell office:value-type="float" office:value="6.997329">
            <text:p>7</text:p>
          </table:table-cell>
          <table:table-cell office:value-type="float" office:value="6.995213">
            <text:p>7</text:p>
          </table:table-cell>
          <table:table-cell office:value-type="float" office:value="6.973514">
            <text:p>6.97</text:p>
          </table:table-cell>
          <table:table-cell office:value-type="float" office:value="6.997917">
            <text:p>7</text:p>
          </table:table-cell>
          <table:table-cell office:value-type="float" office:value="7.033066">
            <text:p>7.03</text:p>
          </table:table-cell>
          <table:table-cell office:value-type="float" office:value="8.002671">
            <text:p>8</text:p>
          </table:table-cell>
          <table:table-cell office:value-type="float" office:value="8.004787">
            <text:p>8</text:p>
          </table:table-cell>
          <table:table-cell office:value-type="float" office:value="8.026486">
            <text:p>8.03</text:p>
          </table:table-cell>
          <table:table-cell office:value-type="float" office:value="8.002083">
            <text:p>8</text:p>
          </table:table-cell>
          <table:table-cell office:value-type="float" office:value="7.966934">
            <text:p>7.97</text:p>
          </table:table-cell>
          <table:table-cell office:value-type="float" office:value="0.999364">
            <text:p>1</text:p>
          </table:table-cell>
          <table:table-cell office:value-type="float" office:value="0.998861">
            <text:p>1</text:p>
          </table:table-cell>
          <table:table-cell office:value-type="float" office:value="0.99371">
            <text:p>0.99</text:p>
          </table:table-cell>
          <table:table-cell office:value-type="float" office:value="0.999504">
            <text:p>1</text:p>
          </table:table-cell>
          <table:table-cell office:value-type="float" office:value="1.007898">
            <text:p>1.01</text:p>
          </table:table-cell>
          <table:table-cell office:value-type="float" office:value="8.000636">
            <text:p>8</text:p>
          </table:table-cell>
          <table:table-cell office:value-type="float" office:value="8.001139">
            <text:p>8</text:p>
          </table:table-cell>
          <table:table-cell office:value-type="float" office:value="8.00629">
            <text:p>8.01</text:p>
          </table:table-cell>
          <table:table-cell office:value-type="float" office:value="8.000496">
            <text:p>8</text:p>
          </table:table-cell>
          <table:table-cell office:value-type="float" office:value="7.992102">
            <text:p>7.9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49334.285714">
            <text:p>49334.29</text:p>
          </table:table-cell>
          <table:table-cell office:value-type="float" office:value="876251.428571">
            <text:p>876251.43</text:p>
          </table:table-cell>
          <table:table-cell office:value-type="float" office:value="1564141.428571">
            <text:p>1564141.43</text:p>
          </table:table-cell>
          <table:table-cell office:value-type="float" office:value="81910">
            <text:p>81910</text:p>
          </table:table-cell>
          <table:table-cell office:value-type="float" office:value="9052042.857143">
            <text:p>9052042.86</text:p>
          </table:table-cell>
          <table:table-cell office:value-type="float" office:value="24648.571429">
            <text:p>24648.57</text:p>
          </table:table-cell>
          <table:table-cell office:value-type="float" office:value="438558.571429">
            <text:p>438558.57</text:p>
          </table:table-cell>
          <table:table-cell office:value-type="float" office:value="780925.714286">
            <text:p>780925.71</text:p>
          </table:table-cell>
          <table:table-cell office:value-type="float" office:value="40948.571429">
            <text:p>40948.57</text:p>
          </table:table-cell>
          <table:table-cell office:value-type="float" office:value="4486444.285714">
            <text:p>4486444.29</text:p>
          </table:table-cell>
          <table:table-cell office:value-type="float" office:value="24685.714286">
            <text:p>24685.71</text:p>
          </table:table-cell>
          <table:table-cell office:value-type="float" office:value="437692.857143">
            <text:p>437692.86</text:p>
          </table:table-cell>
          <table:table-cell office:value-type="float" office:value="783215.714286">
            <text:p>783215.71</text:p>
          </table:table-cell>
          <table:table-cell office:value-type="float" office:value="40961.428571">
            <text:p>40961.43</text:p>
          </table:table-cell>
          <table:table-cell office:value-type="float" office:value="4565598.571429">
            <text:p>4565598.57</text:p>
          </table:table-cell>
          <table:table-cell office:value-type="float" office:value="7.993977">
            <text:p>7.99</text:p>
          </table:table-cell>
          <table:table-cell office:value-type="float" office:value="8.007904">
            <text:p>8.01</text:p>
          </table:table-cell>
          <table:table-cell office:value-type="float" office:value="7.988288">
            <text:p>7.99</text:p>
          </table:table-cell>
          <table:table-cell office:value-type="float" office:value="7.998744">
            <text:p>8</text:p>
          </table:table-cell>
          <table:table-cell office:value-type="float" office:value="7.930045">
            <text:p>7.93</text:p>
          </table:table-cell>
          <table:table-cell office:value-type="float" office:value="8.006023">
            <text:p>8.01</text:p>
          </table:table-cell>
          <table:table-cell office:value-type="float" office:value="7.992096">
            <text:p>7.99</text:p>
          </table:table-cell>
          <table:table-cell office:value-type="float" office:value="8.011712">
            <text:p>8.01</text:p>
          </table:table-cell>
          <table:table-cell office:value-type="float" office:value="8.001256">
            <text:p>8</text:p>
          </table:table-cell>
          <table:table-cell office:value-type="float" office:value="8.069955">
            <text:p>8.07</text:p>
          </table:table-cell>
          <table:table-cell office:value-type="float" office:value="0.998662">
            <text:p>1</text:p>
          </table:table-cell>
          <table:table-cell office:value-type="float" office:value="1.001758">
            <text:p>1</text:p>
          </table:table-cell>
          <table:table-cell office:value-type="float" office:value="0.9974">
            <text:p>1</text:p>
          </table:table-cell>
          <table:table-cell office:value-type="float" office:value="0.999721">
            <text:p>1</text:p>
          </table:table-cell>
          <table:table-cell office:value-type="float" office:value="0.984559">
            <text:p>0.98</text:p>
          </table:table-cell>
          <table:table-cell office:value-type="float" office:value="8.001338">
            <text:p>8</text:p>
          </table:table-cell>
          <table:table-cell office:value-type="float" office:value="7.998242">
            <text:p>8</text:p>
          </table:table-cell>
          <table:table-cell office:value-type="float" office:value="8.0026">
            <text:p>8</text:p>
          </table:table-cell>
          <table:table-cell office:value-type="float" office:value="8.000279">
            <text:p>8</text:p>
          </table:table-cell>
          <table:table-cell office:value-type="float" office:value="8.015441">
            <text:p>8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070">
            <text:p>46070</text:p>
          </table:table-cell>
          <table:table-cell office:value-type="float" office:value="918674.285714">
            <text:p>918674.29</text:p>
          </table:table-cell>
          <table:table-cell office:value-type="float" office:value="1370135.714286">
            <text:p>1370135.71</text:p>
          </table:table-cell>
          <table:table-cell office:value-type="float" office:value="74882.857143">
            <text:p>74882.86</text:p>
          </table:table-cell>
          <table:table-cell office:value-type="float" office:value="8932344.285714">
            <text:p>8932344.29</text:p>
          </table:table-cell>
          <table:table-cell office:value-type="float" office:value="24370">
            <text:p>24370</text:p>
          </table:table-cell>
          <table:table-cell office:value-type="float" office:value="485794.285714">
            <text:p>485794.29</text:p>
          </table:table-cell>
          <table:table-cell office:value-type="float" office:value="725257.142857">
            <text:p>725257.14</text:p>
          </table:table-cell>
          <table:table-cell office:value-type="float" office:value="39635.714286">
            <text:p>39635.71</text:p>
          </table:table-cell>
          <table:table-cell office:value-type="float" office:value="4780057.142857">
            <text:p>4780057.14</text:p>
          </table:table-cell>
          <table:table-cell office:value-type="float" office:value="21700">
            <text:p>21700</text:p>
          </table:table-cell>
          <table:table-cell office:value-type="float" office:value="432880">
            <text:p>432880</text:p>
          </table:table-cell>
          <table:table-cell office:value-type="float" office:value="644878.571429">
            <text:p>644878.57</text:p>
          </table:table-cell>
          <table:table-cell office:value-type="float" office:value="35247.142857">
            <text:p>35247.14</text:p>
          </table:table-cell>
          <table:table-cell office:value-type="float" office:value="4152287.142857">
            <text:p>4152287.14</text:p>
          </table:table-cell>
          <table:table-cell office:value-type="float" office:value="8.99262">
            <text:p>8.99</text:p>
          </table:table-cell>
          <table:table-cell office:value-type="float" office:value="8.989587">
            <text:p>8.99</text:p>
          </table:table-cell>
          <table:table-cell office:value-type="float" office:value="8.99865">
            <text:p>9</text:p>
          </table:table-cell>
          <table:table-cell office:value-type="float" office:value="8.998149">
            <text:p>9</text:p>
          </table:table-cell>
          <table:table-cell office:value-type="float" office:value="9.097385">
            <text:p>9.1</text:p>
          </table:table-cell>
          <table:table-cell office:value-type="float" office:value="8.00738">
            <text:p>8.01</text:p>
          </table:table-cell>
          <table:table-cell office:value-type="float" office:value="8.010413">
            <text:p>8.01</text:p>
          </table:table-cell>
          <table:table-cell office:value-type="float" office:value="8.00135">
            <text:p>8</text:p>
          </table:table-cell>
          <table:table-cell office:value-type="float" office:value="8.001851">
            <text:p>8</text:p>
          </table:table-cell>
          <table:table-cell office:value-type="float" office:value="7.902615">
            <text:p>7.9</text:p>
          </table:table-cell>
          <table:table-cell office:value-type="float" office:value="0.998452">
            <text:p>1</text:p>
          </table:table-cell>
          <table:table-cell office:value-type="float" office:value="0.997817">
            <text:p>1</text:p>
          </table:table-cell>
          <table:table-cell office:value-type="float" office:value="0.999717">
            <text:p>1</text:p>
          </table:table-cell>
          <table:table-cell office:value-type="float" office:value="0.999612">
            <text:p>1</text:p>
          </table:table-cell>
          <table:table-cell office:value-type="float" office:value="1.020637">
            <text:p>1.02</text:p>
          </table:table-cell>
          <table:table-cell office:value-type="float" office:value="8.001548">
            <text:p>8</text:p>
          </table:table-cell>
          <table:table-cell office:value-type="float" office:value="8.002183">
            <text:p>8</text:p>
          </table:table-cell>
          <table:table-cell office:value-type="float" office:value="8.000283">
            <text:p>8</text:p>
          </table:table-cell>
          <table:table-cell office:value-type="float" office:value="8.000388">
            <text:p>8</text:p>
          </table:table-cell>
          <table:table-cell office:value-type="float" office:value="7.979363">
            <text:p>7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8955.714286">
            <text:p>48955.71</text:p>
          </table:table-cell>
          <table:table-cell office:value-type="float" office:value="878582.857143">
            <text:p>878582.86</text:p>
          </table:table-cell>
          <table:table-cell office:value-type="float" office:value="1551294.285714">
            <text:p>1551294.29</text:p>
          </table:table-cell>
          <table:table-cell office:value-type="float" office:value="68605.714286">
            <text:p>68605.71</text:p>
          </table:table-cell>
          <table:table-cell office:value-type="float" office:value="9051718.571429">
            <text:p>9051718.57</text:p>
          </table:table-cell>
          <table:table-cell office:value-type="float" office:value="27178.571429">
            <text:p>27178.57</text:p>
          </table:table-cell>
          <table:table-cell office:value-type="float" office:value="488427.142857">
            <text:p>488427.14</text:p>
          </table:table-cell>
          <table:table-cell office:value-type="float" office:value="851002.857143">
            <text:p>851002.86</text:p>
          </table:table-cell>
          <table:table-cell office:value-type="float" office:value="38102.857143">
            <text:p>38102.86</text:p>
          </table:table-cell>
          <table:table-cell office:value-type="float" office:value="4968751.428571">
            <text:p>4968751.43</text:p>
          </table:table-cell>
          <table:table-cell office:value-type="float" office:value="21777.142857">
            <text:p>21777.14</text:p>
          </table:table-cell>
          <table:table-cell office:value-type="float" office:value="390155.714286">
            <text:p>390155.71</text:p>
          </table:table-cell>
          <table:table-cell office:value-type="float" office:value="700291.428571">
            <text:p>700291.43</text:p>
          </table:table-cell>
          <table:table-cell office:value-type="float" office:value="30502.857143">
            <text:p>30502.86</text:p>
          </table:table-cell>
          <table:table-cell office:value-type="float" office:value="4082967.142857">
            <text:p>4082967.14</text:p>
          </table:table-cell>
          <table:table-cell office:value-type="float" office:value="9.992997">
            <text:p>9.99</text:p>
          </table:table-cell>
          <table:table-cell office:value-type="float" office:value="10.00667">
            <text:p>10.01</text:p>
          </table:table-cell>
          <table:table-cell office:value-type="float" office:value="9.874368">
            <text:p>9.87</text:p>
          </table:table-cell>
          <table:table-cell office:value-type="float" office:value="9.997001">
            <text:p>10</text:p>
          </table:table-cell>
          <table:table-cell office:value-type="float" office:value="9.880723">
            <text:p>9.88</text:p>
          </table:table-cell>
          <table:table-cell office:value-type="float" office:value="8.007003">
            <text:p>8.01</text:p>
          </table:table-cell>
          <table:table-cell office:value-type="float" office:value="7.99333">
            <text:p>7.99</text:p>
          </table:table-cell>
          <table:table-cell office:value-type="float" office:value="8.125632">
            <text:p>8.13</text:p>
          </table:table-cell>
          <table:table-cell office:value-type="float" office:value="8.002999">
            <text:p>8</text:p>
          </table:table-cell>
          <table:table-cell office:value-type="float" office:value="8.119277">
            <text:p>8.12</text:p>
          </table:table-cell>
          <table:table-cell office:value-type="float" office:value="0.9986">
            <text:p>1</text:p>
          </table:table-cell>
          <table:table-cell office:value-type="float" office:value="1.001335">
            <text:p>1</text:p>
          </table:table-cell>
          <table:table-cell office:value-type="float" office:value="0.975185">
            <text:p>0.98</text:p>
          </table:table-cell>
          <table:table-cell office:value-type="float" office:value="0.9994">
            <text:p>1</text:p>
          </table:table-cell>
          <table:table-cell office:value-type="float" office:value="0.976426">
            <text:p>0.98</text:p>
          </table:table-cell>
          <table:table-cell office:value-type="float" office:value="8.0014">
            <text:p>8</text:p>
          </table:table-cell>
          <table:table-cell office:value-type="float" office:value="7.998665">
            <text:p>8</text:p>
          </table:table-cell>
          <table:table-cell office:value-type="float" office:value="8.024815">
            <text:p>8.02</text:p>
          </table:table-cell>
          <table:table-cell office:value-type="float" office:value="8.0006">
            <text:p>8</text:p>
          </table:table-cell>
          <table:table-cell office:value-type="float" office:value="8.023574">
            <text:p>8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5268.571429">
            <text:p>45268.57</text:p>
          </table:table-cell>
          <table:table-cell office:value-type="float" office:value="880497.142857">
            <text:p>880497.14</text:p>
          </table:table-cell>
          <table:table-cell office:value-type="float" office:value="1568090">
            <text:p>1568090</text:p>
          </table:table-cell>
          <table:table-cell office:value-type="float" office:value="146038.571429">
            <text:p>146038.57</text:p>
          </table:table-cell>
          <table:table-cell office:value-type="float" office:value="9107227.142857">
            <text:p>9107227.14</text:p>
          </table:table-cell>
          <table:table-cell office:value-type="float" office:value="26204.285714">
            <text:p>26204.29</text:p>
          </table:table-cell>
          <table:table-cell office:value-type="float" office:value="509824.285714">
            <text:p>509824.29</text:p>
          </table:table-cell>
          <table:table-cell office:value-type="float" office:value="897097.142857">
            <text:p>897097.14</text:p>
          </table:table-cell>
          <table:table-cell office:value-type="float" office:value="84542.857143">
            <text:p>84542.86</text:p>
          </table:table-cell>
          <table:table-cell office:value-type="float" office:value="5287844.285714">
            <text:p>5287844.29</text:p>
          </table:table-cell>
          <table:table-cell office:value-type="float" office:value="19064.285714">
            <text:p>19064.29</text:p>
          </table:table-cell>
          <table:table-cell office:value-type="float" office:value="370672.857143">
            <text:p>370672.86</text:p>
          </table:table-cell>
          <table:table-cell office:value-type="float" office:value="670992.857143">
            <text:p>670992.86</text:p>
          </table:table-cell>
          <table:table-cell office:value-type="float" office:value="61495.714286">
            <text:p>61495.71</text:p>
          </table:table-cell>
          <table:table-cell office:value-type="float" office:value="3819382.857143">
            <text:p>3819382.86</text:p>
          </table:table-cell>
          <table:table-cell office:value-type="float" office:value="10.998391">
            <text:p>11</text:p>
          </table:table-cell>
          <table:table-cell office:value-type="float" office:value="11.001355">
            <text:p>11</text:p>
          </table:table-cell>
          <table:table-cell office:value-type="float" office:value="10.869813">
            <text:p>10.87</text:p>
          </table:table-cell>
          <table:table-cell office:value-type="float" office:value="10.999247">
            <text:p>11</text:p>
          </table:table-cell>
          <table:table-cell office:value-type="float" office:value="11.031793">
            <text:p>11.03</text:p>
          </table:table-cell>
          <table:table-cell office:value-type="float" office:value="8.001609">
            <text:p>8</text:p>
          </table:table-cell>
          <table:table-cell office:value-type="float" office:value="7.998645">
            <text:p>8</text:p>
          </table:table-cell>
          <table:table-cell office:value-type="float" office:value="8.130187">
            <text:p>8.13</text:p>
          </table:table-cell>
          <table:table-cell office:value-type="float" office:value="8.000753">
            <text:p>8</text:p>
          </table:table-cell>
          <table:table-cell office:value-type="float" office:value="7.968207">
            <text:p>7.97</text:p>
          </table:table-cell>
          <table:table-cell office:value-type="float" office:value="0.999691">
            <text:p>1</text:p>
          </table:table-cell>
          <table:table-cell office:value-type="float" office:value="1.00026">
            <text:p>1</text:p>
          </table:table-cell>
          <table:table-cell office:value-type="float" office:value="0.975339">
            <text:p>0.98</text:p>
          </table:table-cell>
          <table:table-cell office:value-type="float" office:value="0.999855">
            <text:p>1</text:p>
          </table:table-cell>
          <table:table-cell office:value-type="float" office:value="1.006121">
            <text:p>1.01</text:p>
          </table:table-cell>
          <table:table-cell office:value-type="float" office:value="8.000309">
            <text:p>8</text:p>
          </table:table-cell>
          <table:table-cell office:value-type="float" office:value="7.99974">
            <text:p>8</text:p>
          </table:table-cell>
          <table:table-cell office:value-type="float" office:value="8.024661">
            <text:p>8.02</text:p>
          </table:table-cell>
          <table:table-cell office:value-type="float" office:value="8.000145">
            <text:p>8</text:p>
          </table:table-cell>
          <table:table-cell office:value-type="float" office:value="7.993879">
            <text:p>7.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988.571429">
            <text:p>49988.57</text:p>
          </table:table-cell>
          <table:table-cell office:value-type="float" office:value="883214.285714">
            <text:p>883214.29</text:p>
          </table:table-cell>
          <table:table-cell office:value-type="float" office:value="1333068.571429">
            <text:p>1333068.57</text:p>
          </table:table-cell>
          <table:table-cell office:value-type="float" office:value="68530">
            <text:p>68530</text:p>
          </table:table-cell>
          <table:table-cell office:value-type="float" office:value="9032042.857143">
            <text:p>9032042.86</text:p>
          </table:table-cell>
          <table:table-cell table:number-columns-repeated="5" office:value-type="float" office:value="0">
            <text:p>0</text:p>
          </table:table-cell>
          <table:table-cell office:value-type="float" office:value="49988.571429">
            <text:p>49988.57</text:p>
          </table:table-cell>
          <table:table-cell office:value-type="float" office:value="883214.285714">
            <text:p>883214.29</text:p>
          </table:table-cell>
          <table:table-cell office:value-type="float" office:value="1333068.571429">
            <text:p>1333068.57</text:p>
          </table:table-cell>
          <table:table-cell office:value-type="float" office:value="68530">
            <text:p>68530</text:p>
          </table:table-cell>
          <table:table-cell office:value-type="float" office:value="9032042.857143">
            <text:p>9032042.86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9">
            <text:p>9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7357.142857">
            <text:p>47357.14</text:p>
          </table:table-cell>
          <table:table-cell office:value-type="float" office:value="840258.571429">
            <text:p>840258.57</text:p>
          </table:table-cell>
          <table:table-cell office:value-type="float" office:value="1344900">
            <text:p>1344900</text:p>
          </table:table-cell>
          <table:table-cell office:value-type="float" office:value="72182.857143">
            <text:p>72182.86</text:p>
          </table:table-cell>
          <table:table-cell office:value-type="float" office:value="8968925.714286">
            <text:p>8968925.71</text:p>
          </table:table-cell>
          <table:table-cell office:value-type="float" office:value="4731.428571">
            <text:p>4731.43</text:p>
          </table:table-cell>
          <table:table-cell office:value-type="float" office:value="83154.285714">
            <text:p>83154.29</text:p>
          </table:table-cell>
          <table:table-cell office:value-type="float" office:value="135410">
            <text:p>135410</text:p>
          </table:table-cell>
          <table:table-cell office:value-type="float" office:value="7217.142857">
            <text:p>7217.14</text:p>
          </table:table-cell>
          <table:table-cell office:value-type="float" office:value="922211.428571">
            <text:p>922211.43</text:p>
          </table:table-cell>
          <table:table-cell office:value-type="float" office:value="42625.714286">
            <text:p>42625.71</text:p>
          </table:table-cell>
          <table:table-cell office:value-type="float" office:value="757104.285714">
            <text:p>757104.29</text:p>
          </table:table-cell>
          <table:table-cell office:value-type="float" office:value="1209490">
            <text:p>1209490</text:p>
          </table:table-cell>
          <table:table-cell office:value-type="float" office:value="64965.714286">
            <text:p>64965.71</text:p>
          </table:table-cell>
          <table:table-cell office:value-type="float" office:value="8046714.285714">
            <text:p>8046714.29</text:p>
          </table:table-cell>
          <table:table-cell office:value-type="float" office:value="0.999095">
            <text:p>1</text:p>
          </table:table-cell>
          <table:table-cell office:value-type="float" office:value="0.989627">
            <text:p>0.99</text:p>
          </table:table-cell>
          <table:table-cell office:value-type="float" office:value="1.006841">
            <text:p>1.01</text:p>
          </table:table-cell>
          <table:table-cell office:value-type="float" office:value="0.999842">
            <text:p>1</text:p>
          </table:table-cell>
          <table:table-cell office:value-type="float" office:value="1.02823">
            <text:p>1.03</text:p>
          </table:table-cell>
          <table:table-cell office:value-type="float" office:value="9.000905">
            <text:p>9</text:p>
          </table:table-cell>
          <table:table-cell office:value-type="float" office:value="9.010373">
            <text:p>9.01</text:p>
          </table:table-cell>
          <table:table-cell office:value-type="float" office:value="8.993159">
            <text:p>8.99</text:p>
          </table:table-cell>
          <table:table-cell office:value-type="float" office:value="9.000158">
            <text:p>9</text:p>
          </table:table-cell>
          <table:table-cell office:value-type="float" office:value="8.97177">
            <text:p>8.97</text:p>
          </table:table-cell>
          <table:table-cell office:value-type="float" office:value="0.999095">
            <text:p>1</text:p>
          </table:table-cell>
          <table:table-cell office:value-type="float" office:value="0.989627">
            <text:p>0.99</text:p>
          </table:table-cell>
          <table:table-cell office:value-type="float" office:value="1.006841">
            <text:p>1.01</text:p>
          </table:table-cell>
          <table:table-cell office:value-type="float" office:value="0.999842">
            <text:p>1</text:p>
          </table:table-cell>
          <table:table-cell office:value-type="float" office:value="1.02823">
            <text:p>1.03</text:p>
          </table:table-cell>
          <table:table-cell office:value-type="float" office:value="9.000905">
            <text:p>9</text:p>
          </table:table-cell>
          <table:table-cell office:value-type="float" office:value="9.010373">
            <text:p>9.01</text:p>
          </table:table-cell>
          <table:table-cell office:value-type="float" office:value="8.993159">
            <text:p>8.99</text:p>
          </table:table-cell>
          <table:table-cell office:value-type="float" office:value="9.000158">
            <text:p>9</text:p>
          </table:table-cell>
          <table:table-cell office:value-type="float" office:value="8.97177">
            <text:p>8.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628.571429">
            <text:p>44628.57</text:p>
          </table:table-cell>
          <table:table-cell office:value-type="float" office:value="859645.714286">
            <text:p>859645.71</text:p>
          </table:table-cell>
          <table:table-cell office:value-type="float" office:value="1409834.285714">
            <text:p>1409834.29</text:p>
          </table:table-cell>
          <table:table-cell office:value-type="float" office:value="72837.142857">
            <text:p>72837.14</text:p>
          </table:table-cell>
          <table:table-cell office:value-type="float" office:value="9431434.285714">
            <text:p>9431434.29</text:p>
          </table:table-cell>
          <table:table-cell office:value-type="float" office:value="8108.571429">
            <text:p>8108.57</text:p>
          </table:table-cell>
          <table:table-cell office:value-type="float" office:value="155941.428571">
            <text:p>155941.43</text:p>
          </table:table-cell>
          <table:table-cell office:value-type="float" office:value="267032.857143">
            <text:p>267032.86</text:p>
          </table:table-cell>
          <table:table-cell office:value-type="float" office:value="13240">
            <text:p>13240</text:p>
          </table:table-cell>
          <table:table-cell office:value-type="float" office:value="1679961.428571">
            <text:p>1679961.43</text:p>
          </table:table-cell>
          <table:table-cell office:value-type="float" office:value="36520">
            <text:p>36520</text:p>
          </table:table-cell>
          <table:table-cell office:value-type="float" office:value="703704.285714">
            <text:p>703704.29</text:p>
          </table:table-cell>
          <table:table-cell office:value-type="float" office:value="1142801.428571">
            <text:p>1142801.43</text:p>
          </table:table-cell>
          <table:table-cell office:value-type="float" office:value="59597.142857">
            <text:p>59597.14</text:p>
          </table:table-cell>
          <table:table-cell office:value-type="float" office:value="7751472.857143">
            <text:p>7751472.86</text:p>
          </table:table-cell>
          <table:table-cell office:value-type="float" office:value="1.998592">
            <text:p>2</text:p>
          </table:table-cell>
          <table:table-cell office:value-type="float" office:value="1.995422">
            <text:p>2</text:p>
          </table:table-cell>
          <table:table-cell office:value-type="float" office:value="2.08348">
            <text:p>2.08</text:p>
          </table:table-cell>
          <table:table-cell office:value-type="float" office:value="1.999529">
            <text:p>2</text:p>
          </table:table-cell>
          <table:table-cell office:value-type="float" office:value="1.95936">
            <text:p>1.96</text:p>
          </table:table-cell>
          <table:table-cell office:value-type="float" office:value="9.001408">
            <text:p>9</text:p>
          </table:table-cell>
          <table:table-cell office:value-type="float" office:value="9.004578">
            <text:p>9</text:p>
          </table:table-cell>
          <table:table-cell office:value-type="float" office:value="8.91652">
            <text:p>8.92</text:p>
          </table:table-cell>
          <table:table-cell office:value-type="float" office:value="9.000471">
            <text:p>9</text:p>
          </table:table-cell>
          <table:table-cell office:value-type="float" office:value="9.04064">
            <text:p>9.04</text:p>
          </table:table-cell>
          <table:table-cell office:value-type="float" office:value="0.999225">
            <text:p>1</text:p>
          </table:table-cell>
          <table:table-cell office:value-type="float" office:value="0.997483">
            <text:p>1</text:p>
          </table:table-cell>
          <table:table-cell office:value-type="float" office:value="1.046106">
            <text:p>1.05</text:p>
          </table:table-cell>
          <table:table-cell office:value-type="float" office:value="0.999741">
            <text:p>1</text:p>
          </table:table-cell>
          <table:table-cell office:value-type="float" office:value="0.977693">
            <text:p>0.98</text:p>
          </table:table-cell>
          <table:table-cell office:value-type="float" office:value="9.000775">
            <text:p>9</text:p>
          </table:table-cell>
          <table:table-cell office:value-type="float" office:value="9.002517">
            <text:p>9</text:p>
          </table:table-cell>
          <table:table-cell office:value-type="float" office:value="8.953894">
            <text:p>8.95</text:p>
          </table:table-cell>
          <table:table-cell office:value-type="float" office:value="9.000259">
            <text:p>9</text:p>
          </table:table-cell>
          <table:table-cell office:value-type="float" office:value="9.022307">
            <text:p>9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5031.428571">
            <text:p>45031.43</text:p>
          </table:table-cell>
          <table:table-cell office:value-type="float" office:value="828332.857143">
            <text:p>828332.86</text:p>
          </table:table-cell>
          <table:table-cell office:value-type="float" office:value="1427110">
            <text:p>1427110</text:p>
          </table:table-cell>
          <table:table-cell office:value-type="float" office:value="73608.571429">
            <text:p>73608.57</text:p>
          </table:table-cell>
          <table:table-cell office:value-type="float" office:value="8986692.857143">
            <text:p>8986692.86</text:p>
          </table:table-cell>
          <table:table-cell office:value-type="float" office:value="11255.714286">
            <text:p>11255.71</text:p>
          </table:table-cell>
          <table:table-cell office:value-type="float" office:value="206810">
            <text:p>206810</text:p>
          </table:table-cell>
          <table:table-cell office:value-type="float" office:value="345705.714286">
            <text:p>345705.71</text:p>
          </table:table-cell>
          <table:table-cell office:value-type="float" office:value="18398.571429">
            <text:p>18398.57</text:p>
          </table:table-cell>
          <table:table-cell office:value-type="float" office:value="2202257.142857">
            <text:p>2202257.14</text:p>
          </table:table-cell>
          <table:table-cell office:value-type="float" office:value="33775.714286">
            <text:p>33775.71</text:p>
          </table:table-cell>
          <table:table-cell office:value-type="float" office:value="621522.857143">
            <text:p>621522.86</text:p>
          </table:table-cell>
          <table:table-cell office:value-type="float" office:value="1081404.285714">
            <text:p>1081404.29</text:p>
          </table:table-cell>
          <table:table-cell office:value-type="float" office:value="55210">
            <text:p>55210</text:p>
          </table:table-cell>
          <table:table-cell office:value-type="float" office:value="6784435.714286">
            <text:p>6784435.71</text:p>
          </table:table-cell>
          <table:table-cell office:value-type="float" office:value="2.999429">
            <text:p>3</text:p>
          </table:table-cell>
          <table:table-cell office:value-type="float" office:value="2.996042">
            <text:p>3</text:p>
          </table:table-cell>
          <table:table-cell office:value-type="float" office:value="2.906902">
            <text:p>2.91</text:p>
          </table:table-cell>
          <table:table-cell office:value-type="float" office:value="2.999418">
            <text:p>3</text:p>
          </table:table-cell>
          <table:table-cell office:value-type="float" office:value="2.940691">
            <text:p>2.94</text:p>
          </table:table-cell>
          <table:table-cell office:value-type="float" office:value="9.000571">
            <text:p>9</text:p>
          </table:table-cell>
          <table:table-cell office:value-type="float" office:value="9.003958">
            <text:p>9</text:p>
          </table:table-cell>
          <table:table-cell office:value-type="float" office:value="9.093098">
            <text:p>9.09</text:p>
          </table:table-cell>
          <table:table-cell office:value-type="float" office:value="9.000582">
            <text:p>9</text:p>
          </table:table-cell>
          <table:table-cell office:value-type="float" office:value="9.059309">
            <text:p>9.06</text:p>
          </table:table-cell>
          <table:table-cell office:value-type="float" office:value="0.999772">
            <text:p>1</text:p>
          </table:table-cell>
          <table:table-cell office:value-type="float" office:value="0.998417">
            <text:p>1</text:p>
          </table:table-cell>
          <table:table-cell office:value-type="float" office:value="0.96299">
            <text:p>0.96</text:p>
          </table:table-cell>
          <table:table-cell office:value-type="float" office:value="0.999767">
            <text:p>1</text:p>
          </table:table-cell>
          <table:table-cell office:value-type="float" office:value="0.97637">
            <text:p>0.98</text:p>
          </table:table-cell>
          <table:table-cell office:value-type="float" office:value="9.000228">
            <text:p>9</text:p>
          </table:table-cell>
          <table:table-cell office:value-type="float" office:value="9.001583">
            <text:p>9</text:p>
          </table:table-cell>
          <table:table-cell office:value-type="float" office:value="9.03701">
            <text:p>9.04</text:p>
          </table:table-cell>
          <table:table-cell office:value-type="float" office:value="9.000233">
            <text:p>9</text:p>
          </table:table-cell>
          <table:table-cell office:value-type="float" office:value="9.02363">
            <text:p>9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1680">
            <text:p>51680</text:p>
          </table:table-cell>
          <table:table-cell office:value-type="float" office:value="916758.571429">
            <text:p>916758.57</text:p>
          </table:table-cell>
          <table:table-cell office:value-type="float" office:value="1509912.857143">
            <text:p>1509912.86</text:p>
          </table:table-cell>
          <table:table-cell office:value-type="float" office:value="67632.857143">
            <text:p>67632.86</text:p>
          </table:table-cell>
          <table:table-cell office:value-type="float" office:value="10053165.714286">
            <text:p>10053165.71</text:p>
          </table:table-cell>
          <table:table-cell office:value-type="float" office:value="15898.571429">
            <text:p>15898.57</text:p>
          </table:table-cell>
          <table:table-cell office:value-type="float" office:value="282915.714286">
            <text:p>282915.71</text:p>
          </table:table-cell>
          <table:table-cell office:value-type="float" office:value="465434.285714">
            <text:p>465434.29</text:p>
          </table:table-cell>
          <table:table-cell office:value-type="float" office:value="20807.142857">
            <text:p>20807.14</text:p>
          </table:table-cell>
          <table:table-cell office:value-type="float" office:value="3233595.714286">
            <text:p>3233595.71</text:p>
          </table:table-cell>
          <table:table-cell office:value-type="float" office:value="35781.428571">
            <text:p>35781.43</text:p>
          </table:table-cell>
          <table:table-cell office:value-type="float" office:value="633842.857143">
            <text:p>633842.86</text:p>
          </table:table-cell>
          <table:table-cell office:value-type="float" office:value="1044478.571429">
            <text:p>1044478.57</text:p>
          </table:table-cell>
          <table:table-cell office:value-type="float" office:value="46825.714286">
            <text:p>46825.71</text:p>
          </table:table-cell>
          <table:table-cell office:value-type="float" office:value="6819570">
            <text:p>6819570</text:p>
          </table:table-cell>
          <table:table-cell office:value-type="float" office:value="3.999254">
            <text:p>4</text:p>
          </table:table-cell>
          <table:table-cell office:value-type="float" office:value="4.011857">
            <text:p>4.01</text:p>
          </table:table-cell>
          <table:table-cell office:value-type="float" office:value="4.007281">
            <text:p>4.01</text:p>
          </table:table-cell>
          <table:table-cell office:value-type="float" office:value="3.99943">
            <text:p>4</text:p>
          </table:table-cell>
          <table:table-cell office:value-type="float" office:value="4.181443">
            <text:p>4.18</text:p>
          </table:table-cell>
          <table:table-cell office:value-type="float" office:value="9.000746">
            <text:p>9</text:p>
          </table:table-cell>
          <table:table-cell office:value-type="float" office:value="8.988143">
            <text:p>8.99</text:p>
          </table:table-cell>
          <table:table-cell office:value-type="float" office:value="8.992719">
            <text:p>8.99</text:p>
          </table:table-cell>
          <table:table-cell office:value-type="float" office:value="9.00057">
            <text:p>9</text:p>
          </table:table-cell>
          <table:table-cell office:value-type="float" office:value="8.818557">
            <text:p>8.82</text:p>
          </table:table-cell>
          <table:table-cell office:value-type="float" office:value="0.999757">
            <text:p>1</text:p>
          </table:table-cell>
          <table:table-cell office:value-type="float" office:value="1.003857">
            <text:p>1</text:p>
          </table:table-cell>
          <table:table-cell office:value-type="float" office:value="1.002368">
            <text:p>1</text:p>
          </table:table-cell>
          <table:table-cell office:value-type="float" office:value="0.999815">
            <text:p>1</text:p>
          </table:table-cell>
          <table:table-cell office:value-type="float" office:value="1.059783">
            <text:p>1.06</text:p>
          </table:table-cell>
          <table:table-cell office:value-type="float" office:value="9.000243">
            <text:p>9</text:p>
          </table:table-cell>
          <table:table-cell office:value-type="float" office:value="8.996143">
            <text:p>9</text:p>
          </table:table-cell>
          <table:table-cell office:value-type="float" office:value="8.997632">
            <text:p>9</text:p>
          </table:table-cell>
          <table:table-cell office:value-type="float" office:value="9.000185">
            <text:p>9</text:p>
          </table:table-cell>
          <table:table-cell office:value-type="float" office:value="8.940217">
            <text:p>8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7737.142857">
            <text:p>57737.14</text:p>
          </table:table-cell>
          <table:table-cell office:value-type="float" office:value="903018.571429">
            <text:p>903018.57</text:p>
          </table:table-cell>
          <table:table-cell office:value-type="float" office:value="1545742.857143">
            <text:p>1545742.86</text:p>
          </table:table-cell>
          <table:table-cell office:value-type="float" office:value="76750">
            <text:p>76750</text:p>
          </table:table-cell>
          <table:table-cell office:value-type="float" office:value="11085108.571429">
            <text:p>11085108.57</text:p>
          </table:table-cell>
          <table:table-cell office:value-type="float" office:value="20615.714286">
            <text:p>20615.71</text:p>
          </table:table-cell>
          <table:table-cell office:value-type="float" office:value="322914.285714">
            <text:p>322914.29</text:p>
          </table:table-cell>
          <table:table-cell office:value-type="float" office:value="538735.714286">
            <text:p>538735.71</text:p>
          </table:table-cell>
          <table:table-cell office:value-type="float" office:value="27407.142857">
            <text:p>27407.14</text:p>
          </table:table-cell>
          <table:table-cell office:value-type="float" office:value="3701257.142857">
            <text:p>3701257.14</text:p>
          </table:table-cell>
          <table:table-cell office:value-type="float" office:value="37121.428571">
            <text:p>37121.43</text:p>
          </table:table-cell>
          <table:table-cell office:value-type="float" office:value="580104.285714">
            <text:p>580104.29</text:p>
          </table:table-cell>
          <table:table-cell office:value-type="float" office:value="1007007.142857">
            <text:p>1007007.14</text:p>
          </table:table-cell>
          <table:table-cell office:value-type="float" office:value="49342.857143">
            <text:p>49342.86</text:p>
          </table:table-cell>
          <table:table-cell office:value-type="float" office:value="7383851.428571">
            <text:p>7383851.43</text:p>
          </table:table-cell>
          <table:table-cell office:value-type="float" office:value="4.998862">
            <text:p>5</text:p>
          </table:table-cell>
          <table:table-cell office:value-type="float" office:value="5.00632">
            <text:p>5.01</text:p>
          </table:table-cell>
          <table:table-cell office:value-type="float" office:value="4.879401">
            <text:p>4.88</text:p>
          </table:table-cell>
          <table:table-cell office:value-type="float" office:value="4.999349">
            <text:p>5</text:p>
          </table:table-cell>
          <table:table-cell office:value-type="float" office:value="4.674523">
            <text:p>4.67</text:p>
          </table:table-cell>
          <table:table-cell office:value-type="float" office:value="9.001138">
            <text:p>9</text:p>
          </table:table-cell>
          <table:table-cell office:value-type="float" office:value="8.99368">
            <text:p>8.99</text:p>
          </table:table-cell>
          <table:table-cell office:value-type="float" office:value="9.120599">
            <text:p>9.12</text:p>
          </table:table-cell>
          <table:table-cell office:value-type="float" office:value="9.000651">
            <text:p>9</text:p>
          </table:table-cell>
          <table:table-cell office:value-type="float" office:value="9.325477">
            <text:p>9.33</text:p>
          </table:table-cell>
          <table:table-cell office:value-type="float" office:value="0.999681">
            <text:p>1</text:p>
          </table:table-cell>
          <table:table-cell office:value-type="float" office:value="1.001771">
            <text:p>1</text:p>
          </table:table-cell>
          <table:table-cell office:value-type="float" office:value="0.966555">
            <text:p>0.97</text:p>
          </table:table-cell>
          <table:table-cell office:value-type="float" office:value="0.999818">
            <text:p>1</text:p>
          </table:table-cell>
          <table:table-cell office:value-type="float" office:value="0.911179">
            <text:p>0.91</text:p>
          </table:table-cell>
          <table:table-cell office:value-type="float" office:value="9.000319">
            <text:p>9</text:p>
          </table:table-cell>
          <table:table-cell office:value-type="float" office:value="8.998229">
            <text:p>9</text:p>
          </table:table-cell>
          <table:table-cell office:value-type="float" office:value="9.033445">
            <text:p>9.03</text:p>
          </table:table-cell>
          <table:table-cell office:value-type="float" office:value="9.000182">
            <text:p>9</text:p>
          </table:table-cell>
          <table:table-cell office:value-type="float" office:value="9.088821">
            <text:p>9.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7770">
            <text:p>137770</text:p>
          </table:table-cell>
          <table:table-cell office:value-type="float" office:value="872571.428571">
            <text:p>872571.43</text:p>
          </table:table-cell>
          <table:table-cell office:value-type="float" office:value="1280315.714286">
            <text:p>1280315.71</text:p>
          </table:table-cell>
          <table:table-cell office:value-type="float" office:value="68072.857143">
            <text:p>68072.86</text:p>
          </table:table-cell>
          <table:table-cell office:value-type="float" office:value="8964004.285714">
            <text:p>8964004.29</text:p>
          </table:table-cell>
          <table:table-cell office:value-type="float" office:value="55105.714286">
            <text:p>55105.71</text:p>
          </table:table-cell>
          <table:table-cell office:value-type="float" office:value="349135.714286">
            <text:p>349135.71</text:p>
          </table:table-cell>
          <table:table-cell office:value-type="float" office:value="504811.428571">
            <text:p>504811.43</text:p>
          </table:table-cell>
          <table:table-cell office:value-type="float" office:value="27222.857143">
            <text:p>27222.86</text:p>
          </table:table-cell>
          <table:table-cell office:value-type="float" office:value="3539112.857143">
            <text:p>3539112.86</text:p>
          </table:table-cell>
          <table:table-cell office:value-type="float" office:value="82664.285714">
            <text:p>82664.29</text:p>
          </table:table-cell>
          <table:table-cell office:value-type="float" office:value="523435.714286">
            <text:p>523435.71</text:p>
          </table:table-cell>
          <table:table-cell office:value-type="float" office:value="775504.285714">
            <text:p>775504.29</text:p>
          </table:table-cell>
          <table:table-cell office:value-type="float" office:value="40850">
            <text:p>40850</text:p>
          </table:table-cell>
          <table:table-cell office:value-type="float" office:value="5424891.428571">
            <text:p>5424891.43</text:p>
          </table:table-cell>
          <table:table-cell office:value-type="float" office:value="5.999751">
            <text:p>6</text:p>
          </table:table-cell>
          <table:table-cell office:value-type="float" office:value="6.001842">
            <text:p>6</text:p>
          </table:table-cell>
          <table:table-cell office:value-type="float" office:value="5.9143">
            <text:p>5.91</text:p>
          </table:table-cell>
          <table:table-cell office:value-type="float" office:value="5.998615">
            <text:p>6</text:p>
          </table:table-cell>
          <table:table-cell office:value-type="float" office:value="5.922207">
            <text:p>5.92</text:p>
          </table:table-cell>
          <table:table-cell office:value-type="float" office:value="9.000249">
            <text:p>9</text:p>
          </table:table-cell>
          <table:table-cell office:value-type="float" office:value="8.998158">
            <text:p>9</text:p>
          </table:table-cell>
          <table:table-cell office:value-type="float" office:value="9.0857">
            <text:p>9.09</text:p>
          </table:table-cell>
          <table:table-cell office:value-type="float" office:value="9.001385">
            <text:p>9</text:p>
          </table:table-cell>
          <table:table-cell office:value-type="float" office:value="9.077793">
            <text:p>9.08</text:p>
          </table:table-cell>
          <table:table-cell office:value-type="float" office:value="0.999938">
            <text:p>1</text:p>
          </table:table-cell>
          <table:table-cell office:value-type="float" office:value="1.000461">
            <text:p>1</text:p>
          </table:table-cell>
          <table:table-cell office:value-type="float" office:value="0.978727">
            <text:p>0.98</text:p>
          </table:table-cell>
          <table:table-cell office:value-type="float" office:value="0.999654">
            <text:p>1</text:p>
          </table:table-cell>
          <table:table-cell office:value-type="float" office:value="0.980677">
            <text:p>0.98</text:p>
          </table:table-cell>
          <table:table-cell office:value-type="float" office:value="9.000062">
            <text:p>9</text:p>
          </table:table-cell>
          <table:table-cell office:value-type="float" office:value="8.999539">
            <text:p>9</text:p>
          </table:table-cell>
          <table:table-cell office:value-type="float" office:value="9.021273">
            <text:p>9.02</text:p>
          </table:table-cell>
          <table:table-cell office:value-type="float" office:value="9.000346">
            <text:p>9</text:p>
          </table:table-cell>
          <table:table-cell office:value-type="float" office:value="9.019323">
            <text:p>9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8757.142857">
            <text:p>48757.14</text:p>
          </table:table-cell>
          <table:table-cell office:value-type="float" office:value="833362.857143">
            <text:p>833362.86</text:p>
          </table:table-cell>
          <table:table-cell office:value-type="float" office:value="1441521.428571">
            <text:p>1441521.43</text:p>
          </table:table-cell>
          <table:table-cell office:value-type="float" office:value="68408.571429">
            <text:p>68408.57</text:p>
          </table:table-cell>
          <table:table-cell office:value-type="float" office:value="9023341.428571">
            <text:p>9023341.43</text:p>
          </table:table-cell>
          <table:table-cell office:value-type="float" office:value="21317.142857">
            <text:p>21317.14</text:p>
          </table:table-cell>
          <table:table-cell office:value-type="float" office:value="364997.142857">
            <text:p>364997.14</text:p>
          </table:table-cell>
          <table:table-cell office:value-type="float" office:value="637145.714286">
            <text:p>637145.71</text:p>
          </table:table-cell>
          <table:table-cell office:value-type="float" office:value="29924.285714">
            <text:p>29924.29</text:p>
          </table:table-cell>
          <table:table-cell office:value-type="float" office:value="3966224.285714">
            <text:p>3966224.29</text:p>
          </table:table-cell>
          <table:table-cell office:value-type="float" office:value="27440">
            <text:p>27440</text:p>
          </table:table-cell>
          <table:table-cell office:value-type="float" office:value="468365.714286">
            <text:p>468365.71</text:p>
          </table:table-cell>
          <table:table-cell office:value-type="float" office:value="804375.714286">
            <text:p>804375.71</text:p>
          </table:table-cell>
          <table:table-cell office:value-type="float" office:value="38484.285714">
            <text:p>38484.29</text:p>
          </table:table-cell>
          <table:table-cell office:value-type="float" office:value="5057117.142857">
            <text:p>5057117.14</text:p>
          </table:table-cell>
          <table:table-cell office:value-type="float" office:value="6.995371">
            <text:p>7</text:p>
          </table:table-cell>
          <table:table-cell office:value-type="float" office:value="7.007697">
            <text:p>7.01</text:p>
          </table:table-cell>
          <table:table-cell office:value-type="float" office:value="7.071925">
            <text:p>7.07</text:p>
          </table:table-cell>
          <table:table-cell office:value-type="float" office:value="6.998956">
            <text:p>7</text:p>
          </table:table-cell>
          <table:table-cell office:value-type="float" office:value="7.032826">
            <text:p>7.03</text:p>
          </table:table-cell>
          <table:table-cell office:value-type="float" office:value="9.004629">
            <text:p>9</text:p>
          </table:table-cell>
          <table:table-cell office:value-type="float" office:value="8.992303">
            <text:p>8.99</text:p>
          </table:table-cell>
          <table:table-cell office:value-type="float" office:value="8.928075">
            <text:p>8.93</text:p>
          </table:table-cell>
          <table:table-cell office:value-type="float" office:value="9.001044">
            <text:p>9</text:p>
          </table:table-cell>
          <table:table-cell office:value-type="float" office:value="8.967174">
            <text:p>8.97</text:p>
          </table:table-cell>
          <table:table-cell office:value-type="float" office:value="0.998942">
            <text:p>1</text:p>
          </table:table-cell>
          <table:table-cell office:value-type="float" office:value="1.00176">
            <text:p>1</text:p>
          </table:table-cell>
          <table:table-cell office:value-type="float" office:value="1.016542">
            <text:p>1.02</text:p>
          </table:table-cell>
          <table:table-cell office:value-type="float" office:value="0.999761">
            <text:p>1</text:p>
          </table:table-cell>
          <table:table-cell office:value-type="float" office:value="1.007524">
            <text:p>1.01</text:p>
          </table:table-cell>
          <table:table-cell office:value-type="float" office:value="9.001058">
            <text:p>9</text:p>
          </table:table-cell>
          <table:table-cell office:value-type="float" office:value="8.99824">
            <text:p>9</text:p>
          </table:table-cell>
          <table:table-cell office:value-type="float" office:value="8.983458">
            <text:p>8.98</text:p>
          </table:table-cell>
          <table:table-cell office:value-type="float" office:value="9.000239">
            <text:p>9</text:p>
          </table:table-cell>
          <table:table-cell office:value-type="float" office:value="8.992476">
            <text:p>8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2734.285714">
            <text:p>52734.29</text:p>
          </table:table-cell>
          <table:table-cell office:value-type="float" office:value="914964.285714">
            <text:p>914964.29</text:p>
          </table:table-cell>
          <table:table-cell office:value-type="float" office:value="1352394.285714">
            <text:p>1352394.29</text:p>
          </table:table-cell>
          <table:table-cell office:value-type="float" office:value="70172.857143">
            <text:p>70172.86</text:p>
          </table:table-cell>
          <table:table-cell office:value-type="float" office:value="8937907.142857">
            <text:p>8937907.14</text:p>
          </table:table-cell>
          <table:table-cell office:value-type="float" office:value="24804.285714">
            <text:p>24804.29</text:p>
          </table:table-cell>
          <table:table-cell office:value-type="float" office:value="430417.142857">
            <text:p>430417.14</text:p>
          </table:table-cell>
          <table:table-cell office:value-type="float" office:value="639395.714286">
            <text:p>639395.71</text:p>
          </table:table-cell>
          <table:table-cell office:value-type="float" office:value="33017.142857">
            <text:p>33017.14</text:p>
          </table:table-cell>
          <table:table-cell office:value-type="float" office:value="4142664.285714">
            <text:p>4142664.29</text:p>
          </table:table-cell>
          <table:table-cell office:value-type="float" office:value="27930">
            <text:p>27930</text:p>
          </table:table-cell>
          <table:table-cell office:value-type="float" office:value="484547.142857">
            <text:p>484547.14</text:p>
          </table:table-cell>
          <table:table-cell office:value-type="float" office:value="712998.571429">
            <text:p>712998.57</text:p>
          </table:table-cell>
          <table:table-cell office:value-type="float" office:value="37155.714286">
            <text:p>37155.71</text:p>
          </table:table-cell>
          <table:table-cell office:value-type="float" office:value="4795242.857143">
            <text:p>4795242.86</text:p>
          </table:table-cell>
          <table:table-cell office:value-type="float" office:value="7.99618">
            <text:p>8</text:p>
          </table:table-cell>
          <table:table-cell office:value-type="float" office:value="7.997133">
            <text:p>8</text:p>
          </table:table-cell>
          <table:table-cell office:value-type="float" office:value="8.037395">
            <text:p>8.04</text:p>
          </table:table-cell>
          <table:table-cell office:value-type="float" office:value="7.998697">
            <text:p>8</text:p>
          </table:table-cell>
          <table:table-cell office:value-type="float" office:value="7.879394">
            <text:p>7.88</text:p>
          </table:table-cell>
          <table:table-cell office:value-type="float" office:value="9.00382">
            <text:p>9</text:p>
          </table:table-cell>
          <table:table-cell office:value-type="float" office:value="9.002867">
            <text:p>9</text:p>
          </table:table-cell>
          <table:table-cell office:value-type="float" office:value="8.962605">
            <text:p>8.96</text:p>
          </table:table-cell>
          <table:table-cell office:value-type="float" office:value="9.001303">
            <text:p>9</text:p>
          </table:table-cell>
          <table:table-cell office:value-type="float" office:value="9.120606">
            <text:p>9.12</text:p>
          </table:table-cell>
          <table:table-cell office:value-type="float" office:value="0.999189">
            <text:p>1</text:p>
          </table:table-cell>
          <table:table-cell office:value-type="float" office:value="0.999391">
            <text:p>1</text:p>
          </table:table-cell>
          <table:table-cell office:value-type="float" office:value="1.007973">
            <text:p>1.01</text:p>
          </table:table-cell>
          <table:table-cell office:value-type="float" office:value="0.999723">
            <text:p>1</text:p>
          </table:table-cell>
          <table:table-cell office:value-type="float" office:value="0.974639">
            <text:p>0.97</text:p>
          </table:table-cell>
          <table:table-cell office:value-type="float" office:value="9.000811">
            <text:p>9</text:p>
          </table:table-cell>
          <table:table-cell office:value-type="float" office:value="9.000609">
            <text:p>9</text:p>
          </table:table-cell>
          <table:table-cell office:value-type="float" office:value="8.992027">
            <text:p>8.99</text:p>
          </table:table-cell>
          <table:table-cell office:value-type="float" office:value="9.000277">
            <text:p>9</text:p>
          </table:table-cell>
          <table:table-cell office:value-type="float" office:value="9.025361">
            <text:p>9.0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9715.714286">
            <text:p>49715.71</text:p>
          </table:table-cell>
          <table:table-cell office:value-type="float" office:value="878048.571429">
            <text:p>878048.57</text:p>
          </table:table-cell>
          <table:table-cell office:value-type="float" office:value="1535654.285714">
            <text:p>1535654.29</text:p>
          </table:table-cell>
          <table:table-cell office:value-type="float" office:value="68847.142857">
            <text:p>68847.14</text:p>
          </table:table-cell>
          <table:table-cell office:value-type="float" office:value="9056600">
            <text:p>9056600</text:p>
          </table:table-cell>
          <table:table-cell office:value-type="float" office:value="24850">
            <text:p>24850</text:p>
          </table:table-cell>
          <table:table-cell office:value-type="float" office:value="438744.285714">
            <text:p>438744.29</text:p>
          </table:table-cell>
          <table:table-cell office:value-type="float" office:value="764207.142857">
            <text:p>764207.14</text:p>
          </table:table-cell>
          <table:table-cell office:value-type="float" office:value="34415.714286">
            <text:p>34415.71</text:p>
          </table:table-cell>
          <table:table-cell office:value-type="float" office:value="4552721.428571">
            <text:p>4552721.43</text:p>
          </table:table-cell>
          <table:table-cell office:value-type="float" office:value="24865.714286">
            <text:p>24865.71</text:p>
          </table:table-cell>
          <table:table-cell office:value-type="float" office:value="439304.285714">
            <text:p>439304.29</text:p>
          </table:table-cell>
          <table:table-cell office:value-type="float" office:value="771447.142857">
            <text:p>771447.14</text:p>
          </table:table-cell>
          <table:table-cell office:value-type="float" office:value="34431.428571">
            <text:p>34431.43</text:p>
          </table:table-cell>
          <table:table-cell office:value-type="float" office:value="4503878.571429">
            <text:p>4503878.57</text:p>
          </table:table-cell>
          <table:table-cell office:value-type="float" office:value="8.997155">
            <text:p>9</text:p>
          </table:table-cell>
          <table:table-cell office:value-type="float" office:value="8.99426">
            <text:p>8.99</text:p>
          </table:table-cell>
          <table:table-cell office:value-type="float" office:value="8.957569">
            <text:p>8.96</text:p>
          </table:table-cell>
          <table:table-cell office:value-type="float" office:value="8.997946">
            <text:p>9</text:p>
          </table:table-cell>
          <table:table-cell office:value-type="float" office:value="9.048538">
            <text:p>9.05</text:p>
          </table:table-cell>
          <table:table-cell office:value-type="float" office:value="9.002845">
            <text:p>9</text:p>
          </table:table-cell>
          <table:table-cell office:value-type="float" office:value="9.00574">
            <text:p>9.01</text:p>
          </table:table-cell>
          <table:table-cell office:value-type="float" office:value="9.042431">
            <text:p>9.04</text:p>
          </table:table-cell>
          <table:table-cell office:value-type="float" office:value="9.002054">
            <text:p>9</text:p>
          </table:table-cell>
          <table:table-cell office:value-type="float" office:value="8.951462">
            <text:p>8.95</text:p>
          </table:table-cell>
          <table:table-cell office:value-type="float" office:value="0.999431">
            <text:p>1</text:p>
          </table:table-cell>
          <table:table-cell office:value-type="float" office:value="0.998853">
            <text:p>1</text:p>
          </table:table-cell>
          <table:table-cell office:value-type="float" office:value="0.991546">
            <text:p>0.99</text:p>
          </table:table-cell>
          <table:table-cell office:value-type="float" office:value="0.999589">
            <text:p>1</text:p>
          </table:table-cell>
          <table:table-cell office:value-type="float" office:value="1.00975">
            <text:p>1.01</text:p>
          </table:table-cell>
          <table:table-cell office:value-type="float" office:value="9.000569">
            <text:p>9</text:p>
          </table:table-cell>
          <table:table-cell office:value-type="float" office:value="9.001147">
            <text:p>9</text:p>
          </table:table-cell>
          <table:table-cell office:value-type="float" office:value="9.008454">
            <text:p>9.01</text:p>
          </table:table-cell>
          <table:table-cell office:value-type="float" office:value="9.000411">
            <text:p>9</text:p>
          </table:table-cell>
          <table:table-cell office:value-type="float" office:value="8.99025">
            <text:p>8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742.857143">
            <text:p>48742.86</text:p>
          </table:table-cell>
          <table:table-cell office:value-type="float" office:value="876922.857143">
            <text:p>876922.86</text:p>
          </table:table-cell>
          <table:table-cell office:value-type="float" office:value="1580435.714286">
            <text:p>1580435.71</text:p>
          </table:table-cell>
          <table:table-cell office:value-type="float" office:value="70767.142857">
            <text:p>70767.14</text:p>
          </table:table-cell>
          <table:table-cell office:value-type="float" office:value="8956592.857143">
            <text:p>8956592.86</text:p>
          </table:table-cell>
          <table:table-cell office:value-type="float" office:value="25642.857143">
            <text:p>25642.86</text:p>
          </table:table-cell>
          <table:table-cell office:value-type="float" office:value="461201.428571">
            <text:p>461201.43</text:p>
          </table:table-cell>
          <table:table-cell office:value-type="float" office:value="837951.428571">
            <text:p>837951.43</text:p>
          </table:table-cell>
          <table:table-cell office:value-type="float" office:value="37238.571429">
            <text:p>37238.57</text:p>
          </table:table-cell>
          <table:table-cell office:value-type="float" office:value="4788264.285714">
            <text:p>4788264.29</text:p>
          </table:table-cell>
          <table:table-cell office:value-type="float" office:value="23100">
            <text:p>23100</text:p>
          </table:table-cell>
          <table:table-cell office:value-type="float" office:value="415721.428571">
            <text:p>415721.43</text:p>
          </table:table-cell>
          <table:table-cell office:value-type="float" office:value="742484.285714">
            <text:p>742484.29</text:p>
          </table:table-cell>
          <table:table-cell office:value-type="float" office:value="33528.571429">
            <text:p>33528.57</text:p>
          </table:table-cell>
          <table:table-cell office:value-type="float" office:value="4168328.571429">
            <text:p>4168328.57</text:p>
          </table:table-cell>
          <table:table-cell office:value-type="float" office:value="9.995604">
            <text:p>10</text:p>
          </table:table-cell>
          <table:table-cell office:value-type="float" office:value="9.9927">
            <text:p>9.99</text:p>
          </table:table-cell>
          <table:table-cell office:value-type="float" office:value="10.073853">
            <text:p>10.07</text:p>
          </table:table-cell>
          <table:table-cell office:value-type="float" office:value="9.998042">
            <text:p>10</text:p>
          </table:table-cell>
          <table:table-cell office:value-type="float" office:value="10.157548">
            <text:p>10.16</text:p>
          </table:table-cell>
          <table:table-cell office:value-type="float" office:value="9.004396">
            <text:p>9</text:p>
          </table:table-cell>
          <table:table-cell office:value-type="float" office:value="9.0073">
            <text:p>9.01</text:p>
          </table:table-cell>
          <table:table-cell office:value-type="float" office:value="8.926147">
            <text:p>8.93</text:p>
          </table:table-cell>
          <table:table-cell office:value-type="float" office:value="9.001958">
            <text:p>9</text:p>
          </table:table-cell>
          <table:table-cell office:value-type="float" office:value="8.842452">
            <text:p>8.84</text:p>
          </table:table-cell>
          <table:table-cell office:value-type="float" office:value="0.999165">
            <text:p>1</text:p>
          </table:table-cell>
          <table:table-cell office:value-type="float" office:value="0.998614">
            <text:p>1</text:p>
          </table:table-cell>
          <table:table-cell office:value-type="float" office:value="1.014126">
            <text:p>1.01</text:p>
          </table:table-cell>
          <table:table-cell office:value-type="float" office:value="0.999628">
            <text:p>1</text:p>
          </table:table-cell>
          <table:table-cell office:value-type="float" office:value="1.030365">
            <text:p>1.03</text:p>
          </table:table-cell>
          <table:table-cell office:value-type="float" office:value="9.000835">
            <text:p>9</text:p>
          </table:table-cell>
          <table:table-cell office:value-type="float" office:value="9.001386">
            <text:p>9</text:p>
          </table:table-cell>
          <table:table-cell office:value-type="float" office:value="8.985874">
            <text:p>8.99</text:p>
          </table:table-cell>
          <table:table-cell office:value-type="float" office:value="9.000372">
            <text:p>9</text:p>
          </table:table-cell>
          <table:table-cell office:value-type="float" office:value="8.969635">
            <text:p>8.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9674.285714">
            <text:p>49674.29</text:p>
          </table:table-cell>
          <table:table-cell office:value-type="float" office:value="832565.714286">
            <text:p>832565.71</text:p>
          </table:table-cell>
          <table:table-cell office:value-type="float" office:value="1445168.571429">
            <text:p>1445168.57</text:p>
          </table:table-cell>
          <table:table-cell office:value-type="float" office:value="72725.714286">
            <text:p>72725.71</text:p>
          </table:table-cell>
          <table:table-cell office:value-type="float" office:value="9019757.142857">
            <text:p>9019757.14</text:p>
          </table:table-cell>
          <table:table-cell office:value-type="float" office:value="27297.142857">
            <text:p>27297.14</text:p>
          </table:table-cell>
          <table:table-cell office:value-type="float" office:value="457808.571429">
            <text:p>457808.57</text:p>
          </table:table-cell>
          <table:table-cell office:value-type="float" office:value="789652.857143">
            <text:p>789652.86</text:p>
          </table:table-cell>
          <table:table-cell office:value-type="float" office:value="39992.857143">
            <text:p>39992.86</text:p>
          </table:table-cell>
          <table:table-cell office:value-type="float" office:value="5010150">
            <text:p>5010150</text:p>
          </table:table-cell>
          <table:table-cell office:value-type="float" office:value="22377.142857">
            <text:p>22377.14</text:p>
          </table:table-cell>
          <table:table-cell office:value-type="float" office:value="374757.142857">
            <text:p>374757.14</text:p>
          </table:table-cell>
          <table:table-cell office:value-type="float" office:value="655515.714286">
            <text:p>655515.71</text:p>
          </table:table-cell>
          <table:table-cell office:value-type="float" office:value="32732.857143">
            <text:p>32732.86</text:p>
          </table:table-cell>
          <table:table-cell office:value-type="float" office:value="4009607.142857">
            <text:p>4009607.14</text:p>
          </table:table-cell>
          <table:table-cell office:value-type="float" office:value="10.990452">
            <text:p>10.99</text:p>
          </table:table-cell>
          <table:table-cell office:value-type="float" office:value="10.997536">
            <text:p>11</text:p>
          </table:table-cell>
          <table:table-cell office:value-type="float" office:value="10.928176">
            <text:p>10.93</text:p>
          </table:table-cell>
          <table:table-cell office:value-type="float" office:value="10.998271">
            <text:p>11</text:p>
          </table:table-cell>
          <table:table-cell office:value-type="float" office:value="11.109279">
            <text:p>11.11</text:p>
          </table:table-cell>
          <table:table-cell office:value-type="float" office:value="9.009548">
            <text:p>9.01</text:p>
          </table:table-cell>
          <table:table-cell office:value-type="float" office:value="9.002464">
            <text:p>9</text:p>
          </table:table-cell>
          <table:table-cell office:value-type="float" office:value="9.071824">
            <text:p>9.07</text:p>
          </table:table-cell>
          <table:table-cell office:value-type="float" office:value="9.001729">
            <text:p>9</text:p>
          </table:table-cell>
          <table:table-cell office:value-type="float" office:value="8.890721">
            <text:p>8.89</text:p>
          </table:table-cell>
          <table:table-cell office:value-type="float" office:value="0.998266">
            <text:p>1</text:p>
          </table:table-cell>
          <table:table-cell office:value-type="float" office:value="0.999552">
            <text:p>1</text:p>
          </table:table-cell>
          <table:table-cell office:value-type="float" office:value="0.987026">
            <text:p>0.99</text:p>
          </table:table-cell>
          <table:table-cell office:value-type="float" office:value="0.999686">
            <text:p>1</text:p>
          </table:table-cell>
          <table:table-cell office:value-type="float" office:value="1.020068">
            <text:p>1.02</text:p>
          </table:table-cell>
          <table:table-cell office:value-type="float" office:value="9.001734">
            <text:p>9</text:p>
          </table:table-cell>
          <table:table-cell office:value-type="float" office:value="9.000448">
            <text:p>9</text:p>
          </table:table-cell>
          <table:table-cell office:value-type="float" office:value="9.012974">
            <text:p>9.01</text:p>
          </table:table-cell>
          <table:table-cell office:value-type="float" office:value="9.000314">
            <text:p>9</text:p>
          </table:table-cell>
          <table:table-cell office:value-type="float" office:value="8.979932">
            <text:p>8.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8512.857143">
            <text:p>48512.86</text:p>
          </table:table-cell>
          <table:table-cell office:value-type="float" office:value="840721.428571">
            <text:p>840721.43</text:p>
          </table:table-cell>
          <table:table-cell office:value-type="float" office:value="1344821.428571">
            <text:p>1344821.43</text:p>
          </table:table-cell>
          <table:table-cell office:value-type="float" office:value="80394.285714">
            <text:p>80394.29</text:p>
          </table:table-cell>
          <table:table-cell office:value-type="float" office:value="8947828.571429">
            <text:p>8947828.57</text:p>
          </table:table-cell>
          <table:table-cell table:number-columns-repeated="5" office:value-type="float" office:value="0">
            <text:p>0</text:p>
          </table:table-cell>
          <table:table-cell office:value-type="float" office:value="48512.857143">
            <text:p>48512.86</text:p>
          </table:table-cell>
          <table:table-cell office:value-type="float" office:value="840721.428571">
            <text:p>840721.43</text:p>
          </table:table-cell>
          <table:table-cell office:value-type="float" office:value="1344821.428571">
            <text:p>1344821.43</text:p>
          </table:table-cell>
          <table:table-cell office:value-type="float" office:value="80394.285714">
            <text:p>80394.29</text:p>
          </table:table-cell>
          <table:table-cell office:value-type="float" office:value="8947828.571429">
            <text:p>8947828.57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0">
            <text:p>10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872.857143">
            <text:p>47872.86</text:p>
          </table:table-cell>
          <table:table-cell office:value-type="float" office:value="884792.857143">
            <text:p>884792.86</text:p>
          </table:table-cell>
          <table:table-cell office:value-type="float" office:value="1402745.714286">
            <text:p>1402745.71</text:p>
          </table:table-cell>
          <table:table-cell office:value-type="float" office:value="78118.571429">
            <text:p>78118.57</text:p>
          </table:table-cell>
          <table:table-cell office:value-type="float" office:value="9137097.142857">
            <text:p>9137097.14</text:p>
          </table:table-cell>
          <table:table-cell office:value-type="float" office:value="4347.142857">
            <text:p>4347.14</text:p>
          </table:table-cell>
          <table:table-cell office:value-type="float" office:value="79214.285714">
            <text:p>79214.29</text:p>
          </table:table-cell>
          <table:table-cell office:value-type="float" office:value="123334.285714">
            <text:p>123334.29</text:p>
          </table:table-cell>
          <table:table-cell office:value-type="float" office:value="7100">
            <text:p>7100</text:p>
          </table:table-cell>
          <table:table-cell office:value-type="float" office:value="828222.857143">
            <text:p>828222.86</text:p>
          </table:table-cell>
          <table:table-cell office:value-type="float" office:value="43525.714286">
            <text:p>43525.71</text:p>
          </table:table-cell>
          <table:table-cell office:value-type="float" office:value="805578.571429">
            <text:p>805578.57</text:p>
          </table:table-cell>
          <table:table-cell office:value-type="float" office:value="1279411.428571">
            <text:p>1279411.43</text:p>
          </table:table-cell>
          <table:table-cell office:value-type="float" office:value="71018.571429">
            <text:p>71018.57</text:p>
          </table:table-cell>
          <table:table-cell office:value-type="float" office:value="8308874.285714">
            <text:p>8308874.29</text:p>
          </table:table-cell>
          <table:table-cell office:value-type="float" office:value="0.998866">
            <text:p>1</text:p>
          </table:table-cell>
          <table:table-cell office:value-type="float" office:value="0.984815">
            <text:p>0.98</text:p>
          </table:table-cell>
          <table:table-cell office:value-type="float" office:value="0.967158">
            <text:p>0.97</text:p>
          </table:table-cell>
          <table:table-cell office:value-type="float" office:value="0.999762">
            <text:p>1</text:p>
          </table:table-cell>
          <table:table-cell office:value-type="float" office:value="0.997084">
            <text:p>1</text:p>
          </table:table-cell>
          <table:table-cell office:value-type="float" office:value="10.001134">
            <text:p>10</text:p>
          </table:table-cell>
          <table:table-cell office:value-type="float" office:value="10.015185">
            <text:p>10.02</text:p>
          </table:table-cell>
          <table:table-cell office:value-type="float" office:value="10.032842">
            <text:p>10.03</text:p>
          </table:table-cell>
          <table:table-cell office:value-type="float" office:value="10.000238">
            <text:p>10</text:p>
          </table:table-cell>
          <table:table-cell office:value-type="float" office:value="10.002916">
            <text:p>10</text:p>
          </table:table-cell>
          <table:table-cell office:value-type="float" office:value="0.998866">
            <text:p>1</text:p>
          </table:table-cell>
          <table:table-cell office:value-type="float" office:value="0.984815">
            <text:p>0.98</text:p>
          </table:table-cell>
          <table:table-cell office:value-type="float" office:value="0.967158">
            <text:p>0.97</text:p>
          </table:table-cell>
          <table:table-cell office:value-type="float" office:value="0.999762">
            <text:p>1</text:p>
          </table:table-cell>
          <table:table-cell office:value-type="float" office:value="0.997084">
            <text:p>1</text:p>
          </table:table-cell>
          <table:table-cell office:value-type="float" office:value="10.001134">
            <text:p>10</text:p>
          </table:table-cell>
          <table:table-cell office:value-type="float" office:value="10.015185">
            <text:p>10.02</text:p>
          </table:table-cell>
          <table:table-cell office:value-type="float" office:value="10.032842">
            <text:p>10.03</text:p>
          </table:table-cell>
          <table:table-cell office:value-type="float" office:value="10.000238">
            <text:p>10</text:p>
          </table:table-cell>
          <table:table-cell office:value-type="float" office:value="10.00291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87.142857">
            <text:p>46587.14</text:p>
          </table:table-cell>
          <table:table-cell office:value-type="float" office:value="837502.857143">
            <text:p>837502.86</text:p>
          </table:table-cell>
          <table:table-cell office:value-type="float" office:value="1453420">
            <text:p>1453420</text:p>
          </table:table-cell>
          <table:table-cell office:value-type="float" office:value="73537.142857">
            <text:p>73537.14</text:p>
          </table:table-cell>
          <table:table-cell office:value-type="float" office:value="8935538.571429">
            <text:p>8935538.57</text:p>
          </table:table-cell>
          <table:table-cell office:value-type="float" office:value="7762.857143">
            <text:p>7762.86</text:p>
          </table:table-cell>
          <table:table-cell office:value-type="float" office:value="138941.428571">
            <text:p>138941.43</text:p>
          </table:table-cell>
          <table:table-cell office:value-type="float" office:value="221251.428571">
            <text:p>221251.43</text:p>
          </table:table-cell>
          <table:table-cell office:value-type="float" office:value="12254.285714">
            <text:p>12254.29</text:p>
          </table:table-cell>
          <table:table-cell office:value-type="float" office:value="1464987.142857">
            <text:p>1464987.14</text:p>
          </table:table-cell>
          <table:table-cell office:value-type="float" office:value="38824.285714">
            <text:p>38824.29</text:p>
          </table:table-cell>
          <table:table-cell office:value-type="float" office:value="698561.428571">
            <text:p>698561.43</text:p>
          </table:table-cell>
          <table:table-cell office:value-type="float" office:value="1232168.571429">
            <text:p>1232168.57</text:p>
          </table:table-cell>
          <table:table-cell office:value-type="float" office:value="61282.857143">
            <text:p>61282.86</text:p>
          </table:table-cell>
          <table:table-cell office:value-type="float" office:value="7470551.428571">
            <text:p>7470551.43</text:p>
          </table:table-cell>
          <table:table-cell office:value-type="float" office:value="1.999571">
            <text:p>2</text:p>
          </table:table-cell>
          <table:table-cell office:value-type="float" office:value="1.990796">
            <text:p>1.99</text:p>
          </table:table-cell>
          <table:table-cell office:value-type="float" office:value="1.826738">
            <text:p>1.83</text:p>
          </table:table-cell>
          <table:table-cell office:value-type="float" office:value="1.999689">
            <text:p>2</text:p>
          </table:table-cell>
          <table:table-cell office:value-type="float" office:value="1.967408">
            <text:p>1.97</text:p>
          </table:table-cell>
          <table:table-cell office:value-type="float" office:value="10.000429">
            <text:p>10</text:p>
          </table:table-cell>
          <table:table-cell office:value-type="float" office:value="10.009204">
            <text:p>10.01</text:p>
          </table:table-cell>
          <table:table-cell office:value-type="float" office:value="10.173262">
            <text:p>10.17</text:p>
          </table:table-cell>
          <table:table-cell office:value-type="float" office:value="10.000311">
            <text:p>10</text:p>
          </table:table-cell>
          <table:table-cell office:value-type="float" office:value="10.032592">
            <text:p>10.03</text:p>
          </table:table-cell>
          <table:table-cell office:value-type="float" office:value="0.999766">
            <text:p>1</text:p>
          </table:table-cell>
          <table:table-cell office:value-type="float" office:value="0.994982">
            <text:p>0.99</text:p>
          </table:table-cell>
          <table:table-cell office:value-type="float" office:value="0.906232">
            <text:p>0.91</text:p>
          </table:table-cell>
          <table:table-cell office:value-type="float" office:value="0.99983">
            <text:p>1</text:p>
          </table:table-cell>
          <table:table-cell office:value-type="float" office:value="0.982249">
            <text:p>0.98</text:p>
          </table:table-cell>
          <table:table-cell office:value-type="float" office:value="10.000234">
            <text:p>10</text:p>
          </table:table-cell>
          <table:table-cell office:value-type="float" office:value="10.005018">
            <text:p>10.01</text:p>
          </table:table-cell>
          <table:table-cell office:value-type="float" office:value="10.093768">
            <text:p>10.09</text:p>
          </table:table-cell>
          <table:table-cell office:value-type="float" office:value="10.00017">
            <text:p>10</text:p>
          </table:table-cell>
          <table:table-cell office:value-type="float" office:value="10.017751">
            <text:p>1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7002.857143">
            <text:p>47002.86</text:p>
          </table:table-cell>
          <table:table-cell office:value-type="float" office:value="904905.714286">
            <text:p>904905.71</text:p>
          </table:table-cell>
          <table:table-cell office:value-type="float" office:value="1270110">
            <text:p>1270110</text:p>
          </table:table-cell>
          <table:table-cell office:value-type="float" office:value="73128.571429">
            <text:p>73128.57</text:p>
          </table:table-cell>
          <table:table-cell office:value-type="float" office:value="8978668.571429">
            <text:p>8978668.57</text:p>
          </table:table-cell>
          <table:table-cell office:value-type="float" office:value="10838.571429">
            <text:p>10838.57</text:p>
          </table:table-cell>
          <table:table-cell office:value-type="float" office:value="209848.571429">
            <text:p>209848.57</text:p>
          </table:table-cell>
          <table:table-cell office:value-type="float" office:value="285520">
            <text:p>285520</text:p>
          </table:table-cell>
          <table:table-cell office:value-type="float" office:value="16872.857143">
            <text:p>16872.86</text:p>
          </table:table-cell>
          <table:table-cell office:value-type="float" office:value="2135777.142857">
            <text:p>2135777.14</text:p>
          </table:table-cell>
          <table:table-cell office:value-type="float" office:value="36164.285714">
            <text:p>36164.29</text:p>
          </table:table-cell>
          <table:table-cell office:value-type="float" office:value="695057.142857">
            <text:p>695057.14</text:p>
          </table:table-cell>
          <table:table-cell office:value-type="float" office:value="984590">
            <text:p>984590</text:p>
          </table:table-cell>
          <table:table-cell office:value-type="float" office:value="56255.714286">
            <text:p>56255.71</text:p>
          </table:table-cell>
          <table:table-cell office:value-type="float" office:value="6842891.428571">
            <text:p>6842891.43</text:p>
          </table:table-cell>
          <table:table-cell office:value-type="float" office:value="2.997721">
            <text:p>3</text:p>
          </table:table-cell>
          <table:table-cell office:value-type="float" office:value="3.014713">
            <text:p>3.01</text:p>
          </table:table-cell>
          <table:table-cell office:value-type="float" office:value="2.922393">
            <text:p>2.92</text:p>
          </table:table-cell>
          <table:table-cell office:value-type="float" office:value="2.999473">
            <text:p>3</text:p>
          </table:table-cell>
          <table:table-cell office:value-type="float" office:value="3.092341">
            <text:p>3.09</text:p>
          </table:table-cell>
          <table:table-cell office:value-type="float" office:value="10.002279">
            <text:p>10</text:p>
          </table:table-cell>
          <table:table-cell office:value-type="float" office:value="9.985287">
            <text:p>9.99</text:p>
          </table:table-cell>
          <table:table-cell office:value-type="float" office:value="10.077607">
            <text:p>10.08</text:p>
          </table:table-cell>
          <table:table-cell office:value-type="float" office:value="10.000527">
            <text:p>10</text:p>
          </table:table-cell>
          <table:table-cell office:value-type="float" office:value="9.907659">
            <text:p>9.91</text:p>
          </table:table-cell>
          <table:table-cell office:value-type="float" office:value="0.999102">
            <text:p>1</text:p>
          </table:table-cell>
          <table:table-cell office:value-type="float" office:value="1.005801">
            <text:p>1.01</text:p>
          </table:table-cell>
          <table:table-cell office:value-type="float" office:value="0.96957">
            <text:p>0.97</text:p>
          </table:table-cell>
          <table:table-cell office:value-type="float" office:value="0.999792">
            <text:p>1</text:p>
          </table:table-cell>
          <table:table-cell office:value-type="float" office:value="1.036581">
            <text:p>1.04</text:p>
          </table:table-cell>
          <table:table-cell office:value-type="float" office:value="10.000898">
            <text:p>10</text:p>
          </table:table-cell>
          <table:table-cell office:value-type="float" office:value="9.994199">
            <text:p>9.99</text:p>
          </table:table-cell>
          <table:table-cell office:value-type="float" office:value="10.03043">
            <text:p>10.03</text:p>
          </table:table-cell>
          <table:table-cell office:value-type="float" office:value="10.000208">
            <text:p>10</text:p>
          </table:table-cell>
          <table:table-cell office:value-type="float" office:value="9.963419">
            <text:p>9.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9154.285714">
            <text:p>49154.29</text:p>
          </table:table-cell>
          <table:table-cell office:value-type="float" office:value="877140">
            <text:p>877140</text:p>
          </table:table-cell>
          <table:table-cell office:value-type="float" office:value="1556488.571429">
            <text:p>1556488.57</text:p>
          </table:table-cell>
          <table:table-cell office:value-type="float" office:value="72818.571429">
            <text:p>72818.57</text:p>
          </table:table-cell>
          <table:table-cell office:value-type="float" office:value="8933520">
            <text:p>8933520</text:p>
          </table:table-cell>
          <table:table-cell office:value-type="float" office:value="14034.285714">
            <text:p>14034.29</text:p>
          </table:table-cell>
          <table:table-cell office:value-type="float" office:value="251360">
            <text:p>251360</text:p>
          </table:table-cell>
          <table:table-cell office:value-type="float" office:value="439378.571429">
            <text:p>439378.57</text:p>
          </table:table-cell>
          <table:table-cell office:value-type="float" office:value="20800">
            <text:p>20800</text:p>
          </table:table-cell>
          <table:table-cell office:value-type="float" office:value="2518582.857143">
            <text:p>2518582.86</text:p>
          </table:table-cell>
          <table:table-cell office:value-type="float" office:value="35120">
            <text:p>35120</text:p>
          </table:table-cell>
          <table:table-cell office:value-type="float" office:value="625780">
            <text:p>625780</text:p>
          </table:table-cell>
          <table:table-cell office:value-type="float" office:value="1117110">
            <text:p>1117110</text:p>
          </table:table-cell>
          <table:table-cell office:value-type="float" office:value="52018.571429">
            <text:p>52018.57</text:p>
          </table:table-cell>
          <table:table-cell office:value-type="float" office:value="6414937.142857">
            <text:p>6414937.14</text:p>
          </table:table-cell>
          <table:table-cell office:value-type="float" office:value="3.99721">
            <text:p>4</text:p>
          </table:table-cell>
          <table:table-cell office:value-type="float" office:value="4.011948">
            <text:p>4.01</text:p>
          </table:table-cell>
          <table:table-cell office:value-type="float" office:value="3.952037">
            <text:p>3.95</text:p>
          </table:table-cell>
          <table:table-cell office:value-type="float" office:value="3.99898">
            <text:p>4</text:p>
          </table:table-cell>
          <table:table-cell office:value-type="float" office:value="3.94695">
            <text:p>3.95</text:p>
          </table:table-cell>
          <table:table-cell office:value-type="float" office:value="10.00279">
            <text:p>10</text:p>
          </table:table-cell>
          <table:table-cell office:value-type="float" office:value="9.988052">
            <text:p>9.99</text:p>
          </table:table-cell>
          <table:table-cell office:value-type="float" office:value="10.047963">
            <text:p>10.05</text:p>
          </table:table-cell>
          <table:table-cell office:value-type="float" office:value="10.00102">
            <text:p>10</text:p>
          </table:table-cell>
          <table:table-cell office:value-type="float" office:value="10.05305">
            <text:p>10.05</text:p>
          </table:table-cell>
          <table:table-cell office:value-type="float" office:value="0.999112">
            <text:p>1</text:p>
          </table:table-cell>
          <table:table-cell office:value-type="float" office:value="1.003805">
            <text:p>1</text:p>
          </table:table-cell>
          <table:table-cell office:value-type="float" office:value="0.984789">
            <text:p>0.98</text:p>
          </table:table-cell>
          <table:table-cell office:value-type="float" office:value="0.999675">
            <text:p>1</text:p>
          </table:table-cell>
          <table:table-cell office:value-type="float" office:value="0.983181">
            <text:p>0.98</text:p>
          </table:table-cell>
          <table:table-cell office:value-type="float" office:value="10.000888">
            <text:p>10</text:p>
          </table:table-cell>
          <table:table-cell office:value-type="float" office:value="9.996195">
            <text:p>10</text:p>
          </table:table-cell>
          <table:table-cell office:value-type="float" office:value="10.015211">
            <text:p>10.02</text:p>
          </table:table-cell>
          <table:table-cell office:value-type="float" office:value="10.000325">
            <text:p>10</text:p>
          </table:table-cell>
          <table:table-cell office:value-type="float" office:value="10.016819">
            <text:p>10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217.142857">
            <text:p>50217.14</text:p>
          </table:table-cell>
          <table:table-cell office:value-type="float" office:value="907337.142857">
            <text:p>907337.14</text:p>
          </table:table-cell>
          <table:table-cell office:value-type="float" office:value="1319135.714286">
            <text:p>1319135.71</text:p>
          </table:table-cell>
          <table:table-cell office:value-type="float" office:value="72027.142857">
            <text:p>72027.14</text:p>
          </table:table-cell>
          <table:table-cell office:value-type="float" office:value="9153680">
            <text:p>9153680</text:p>
          </table:table-cell>
          <table:table-cell office:value-type="float" office:value="16737.142857">
            <text:p>16737.14</text:p>
          </table:table-cell>
          <table:table-cell office:value-type="float" office:value="303620">
            <text:p>303620</text:p>
          </table:table-cell>
          <table:table-cell office:value-type="float" office:value="434860">
            <text:p>434860</text:p>
          </table:table-cell>
          <table:table-cell office:value-type="float" office:value="24007.142857">
            <text:p>24007.14</text:p>
          </table:table-cell>
          <table:table-cell office:value-type="float" office:value="3170660">
            <text:p>3170660</text:p>
          </table:table-cell>
          <table:table-cell office:value-type="float" office:value="33480">
            <text:p>33480</text:p>
          </table:table-cell>
          <table:table-cell office:value-type="float" office:value="603717.142857">
            <text:p>603717.14</text:p>
          </table:table-cell>
          <table:table-cell office:value-type="float" office:value="884275.714286">
            <text:p>884275.71</text:p>
          </table:table-cell>
          <table:table-cell office:value-type="float" office:value="48020">
            <text:p>48020</text:p>
          </table:table-cell>
          <table:table-cell office:value-type="float" office:value="5983020">
            <text:p>5983020</text:p>
          </table:table-cell>
          <table:table-cell office:value-type="float" office:value="4.999431">
            <text:p>5</text:p>
          </table:table-cell>
          <table:table-cell office:value-type="float" office:value="5.019413">
            <text:p>5.02</text:p>
          </table:table-cell>
          <table:table-cell office:value-type="float" office:value="4.944829">
            <text:p>4.94</text:p>
          </table:table-cell>
          <table:table-cell office:value-type="float" office:value="4.999603">
            <text:p>5</text:p>
          </table:table-cell>
          <table:table-cell office:value-type="float" office:value="5.195714">
            <text:p>5.2</text:p>
          </table:table-cell>
          <table:table-cell office:value-type="float" office:value="10.000569">
            <text:p>10</text:p>
          </table:table-cell>
          <table:table-cell office:value-type="float" office:value="9.980587">
            <text:p>9.98</text:p>
          </table:table-cell>
          <table:table-cell office:value-type="float" office:value="10.055171">
            <text:p>10.06</text:p>
          </table:table-cell>
          <table:table-cell office:value-type="float" office:value="10.000397">
            <text:p>10</text:p>
          </table:table-cell>
          <table:table-cell office:value-type="float" office:value="9.804286">
            <text:p>9.8</text:p>
          </table:table-cell>
          <table:table-cell office:value-type="float" office:value="0.999845">
            <text:p>1</text:p>
          </table:table-cell>
          <table:table-cell office:value-type="float" office:value="1.005302">
            <text:p>1.01</text:p>
          </table:table-cell>
          <table:table-cell office:value-type="float" office:value="0.985013">
            <text:p>0.99</text:p>
          </table:table-cell>
          <table:table-cell office:value-type="float" office:value="0.999892">
            <text:p>1</text:p>
          </table:table-cell>
          <table:table-cell office:value-type="float" office:value="1.054147">
            <text:p>1.05</text:p>
          </table:table-cell>
          <table:table-cell office:value-type="float" office:value="10.000155">
            <text:p>10</text:p>
          </table:table-cell>
          <table:table-cell office:value-type="float" office:value="9.994698">
            <text:p>9.99</text:p>
          </table:table-cell>
          <table:table-cell office:value-type="float" office:value="10.014987">
            <text:p>10.01</text:p>
          </table:table-cell>
          <table:table-cell office:value-type="float" office:value="10.000108">
            <text:p>10</text:p>
          </table:table-cell>
          <table:table-cell office:value-type="float" office:value="9.945853">
            <text:p>9.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8414.285714">
            <text:p>48414.29</text:p>
          </table:table-cell>
          <table:table-cell office:value-type="float" office:value="905811.428571">
            <text:p>905811.43</text:p>
          </table:table-cell>
          <table:table-cell office:value-type="float" office:value="1337570">
            <text:p>1337570</text:p>
          </table:table-cell>
          <table:table-cell office:value-type="float" office:value="74440">
            <text:p>74440</text:p>
          </table:table-cell>
          <table:table-cell office:value-type="float" office:value="9052947.142857">
            <text:p>9052947.14</text:p>
          </table:table-cell>
          <table:table-cell office:value-type="float" office:value="18152.857143">
            <text:p>18152.86</text:p>
          </table:table-cell>
          <table:table-cell office:value-type="float" office:value="339915.714286">
            <text:p>339915.71</text:p>
          </table:table-cell>
          <table:table-cell office:value-type="float" office:value="506818.571429">
            <text:p>506818.57</text:p>
          </table:table-cell>
          <table:table-cell office:value-type="float" office:value="27901.428571">
            <text:p>27901.43</text:p>
          </table:table-cell>
          <table:table-cell office:value-type="float" office:value="3339132.857143">
            <text:p>3339132.86</text:p>
          </table:table-cell>
          <table:table-cell office:value-type="float" office:value="30261.428571">
            <text:p>30261.43</text:p>
          </table:table-cell>
          <table:table-cell office:value-type="float" office:value="565895.714286">
            <text:p>565895.71</text:p>
          </table:table-cell>
          <table:table-cell office:value-type="float" office:value="830751.428571">
            <text:p>830751.43</text:p>
          </table:table-cell>
          <table:table-cell office:value-type="float" office:value="46538.571429">
            <text:p>46538.57</text:p>
          </table:table-cell>
          <table:table-cell office:value-type="float" office:value="5713814.285714">
            <text:p>5713814.29</text:p>
          </table:table-cell>
          <table:table-cell office:value-type="float" office:value="5.999174">
            <text:p>6</text:p>
          </table:table-cell>
          <table:table-cell office:value-type="float" office:value="6.004176">
            <text:p>6</text:p>
          </table:table-cell>
          <table:table-cell office:value-type="float" office:value="6.062559">
            <text:p>6.06</text:p>
          </table:table-cell>
          <table:table-cell office:value-type="float" office:value="5.997083">
            <text:p>6</text:p>
          </table:table-cell>
          <table:table-cell office:value-type="float" office:value="5.901517">
            <text:p>5.9</text:p>
          </table:table-cell>
          <table:table-cell office:value-type="float" office:value="10.000826">
            <text:p>10</text:p>
          </table:table-cell>
          <table:table-cell office:value-type="float" office:value="9.995824">
            <text:p>10</text:p>
          </table:table-cell>
          <table:table-cell office:value-type="float" office:value="9.937441">
            <text:p>9.94</text:p>
          </table:table-cell>
          <table:table-cell office:value-type="float" office:value="10.002917">
            <text:p>10</text:p>
          </table:table-cell>
          <table:table-cell office:value-type="float" office:value="10.098483">
            <text:p>10.1</text:p>
          </table:table-cell>
          <table:table-cell office:value-type="float" office:value="0.9998">
            <text:p>1</text:p>
          </table:table-cell>
          <table:table-cell office:value-type="float" office:value="1.001013">
            <text:p>1</text:p>
          </table:table-cell>
          <table:table-cell office:value-type="float" office:value="1.015238">
            <text:p>1.02</text:p>
          </table:table-cell>
          <table:table-cell office:value-type="float" office:value="0.999293">
            <text:p>1</text:p>
          </table:table-cell>
          <table:table-cell office:value-type="float" office:value="0.976302">
            <text:p>0.98</text:p>
          </table:table-cell>
          <table:table-cell office:value-type="float" office:value="10.0002">
            <text:p>10</text:p>
          </table:table-cell>
          <table:table-cell office:value-type="float" office:value="9.998987">
            <text:p>10</text:p>
          </table:table-cell>
          <table:table-cell office:value-type="float" office:value="9.984762">
            <text:p>9.98</text:p>
          </table:table-cell>
          <table:table-cell office:value-type="float" office:value="10.000707">
            <text:p>10</text:p>
          </table:table-cell>
          <table:table-cell office:value-type="float" office:value="10.023698">
            <text:p>10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9822.857143">
            <text:p>49822.86</text:p>
          </table:table-cell>
          <table:table-cell office:value-type="float" office:value="858058.571429">
            <text:p>858058.57</text:p>
          </table:table-cell>
          <table:table-cell office:value-type="float" office:value="1529068.571429">
            <text:p>1529068.57</text:p>
          </table:table-cell>
          <table:table-cell office:value-type="float" office:value="76415.714286">
            <text:p>76415.71</text:p>
          </table:table-cell>
          <table:table-cell office:value-type="float" office:value="9118814.285714">
            <text:p>9118814.29</text:p>
          </table:table-cell>
          <table:table-cell office:value-type="float" office:value="20498.571429">
            <text:p>20498.57</text:p>
          </table:table-cell>
          <table:table-cell office:value-type="float" office:value="353330">
            <text:p>353330</text:p>
          </table:table-cell>
          <table:table-cell office:value-type="float" office:value="628568.571429">
            <text:p>628568.57</text:p>
          </table:table-cell>
          <table:table-cell office:value-type="float" office:value="31460">
            <text:p>31460</text:p>
          </table:table-cell>
          <table:table-cell office:value-type="float" office:value="3682104.285714">
            <text:p>3682104.29</text:p>
          </table:table-cell>
          <table:table-cell office:value-type="float" office:value="29324.285714">
            <text:p>29324.29</text:p>
          </table:table-cell>
          <table:table-cell office:value-type="float" office:value="504728.571429">
            <text:p>504728.57</text:p>
          </table:table-cell>
          <table:table-cell office:value-type="float" office:value="900500">
            <text:p>900500</text:p>
          </table:table-cell>
          <table:table-cell office:value-type="float" office:value="44955.714286">
            <text:p>44955.71</text:p>
          </table:table-cell>
          <table:table-cell office:value-type="float" office:value="5436710">
            <text:p>5436710</text:p>
          </table:table-cell>
          <table:table-cell office:value-type="float" office:value="6.994294">
            <text:p>6.99</text:p>
          </table:table-cell>
          <table:table-cell office:value-type="float" office:value="7.000233">
            <text:p>7</text:p>
          </table:table-cell>
          <table:table-cell office:value-type="float" office:value="6.98835">
            <text:p>6.99</text:p>
          </table:table-cell>
          <table:table-cell office:value-type="float" office:value="6.998822">
            <text:p>7</text:p>
          </table:table-cell>
          <table:table-cell office:value-type="float" office:value="6.864464">
            <text:p>6.86</text:p>
          </table:table-cell>
          <table:table-cell office:value-type="float" office:value="10.005706">
            <text:p>10.01</text:p>
          </table:table-cell>
          <table:table-cell office:value-type="float" office:value="9.999767">
            <text:p>10</text:p>
          </table:table-cell>
          <table:table-cell office:value-type="float" office:value="10.01165">
            <text:p>10.01</text:p>
          </table:table-cell>
          <table:table-cell office:value-type="float" office:value="10.001178">
            <text:p>10</text:p>
          </table:table-cell>
          <table:table-cell office:value-type="float" office:value="10.135536">
            <text:p>10.14</text:p>
          </table:table-cell>
          <table:table-cell office:value-type="float" office:value="0.998741">
            <text:p>1</text:p>
          </table:table-cell>
          <table:table-cell office:value-type="float" office:value="1.000051">
            <text:p>1</text:p>
          </table:table-cell>
          <table:table-cell office:value-type="float" office:value="0.99743">
            <text:p>1</text:p>
          </table:table-cell>
          <table:table-cell office:value-type="float" office:value="0.99974">
            <text:p>1</text:p>
          </table:table-cell>
          <table:table-cell office:value-type="float" office:value="0.970389">
            <text:p>0.97</text:p>
          </table:table-cell>
          <table:table-cell office:value-type="float" office:value="10.001259">
            <text:p>10</text:p>
          </table:table-cell>
          <table:table-cell office:value-type="float" office:value="9.999949">
            <text:p>10</text:p>
          </table:table-cell>
          <table:table-cell office:value-type="float" office:value="10.00257">
            <text:p>10</text:p>
          </table:table-cell>
          <table:table-cell office:value-type="float" office:value="10.00026">
            <text:p>10</text:p>
          </table:table-cell>
          <table:table-cell office:value-type="float" office:value="10.029611">
            <text:p>10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194.285714">
            <text:p>50194.29</text:p>
          </table:table-cell>
          <table:table-cell office:value-type="float" office:value="846552.857143">
            <text:p>846552.86</text:p>
          </table:table-cell>
          <table:table-cell office:value-type="float" office:value="1476864.285714">
            <text:p>1476864.29</text:p>
          </table:table-cell>
          <table:table-cell office:value-type="float" office:value="48994.285714">
            <text:p>48994.29</text:p>
          </table:table-cell>
          <table:table-cell office:value-type="float" office:value="9040302.857143">
            <text:p>9040302.86</text:p>
          </table:table-cell>
          <table:table-cell office:value-type="float" office:value="22297.142857">
            <text:p>22297.14</text:p>
          </table:table-cell>
          <table:table-cell office:value-type="float" office:value="376145.714286">
            <text:p>376145.71</text:p>
          </table:table-cell>
          <table:table-cell office:value-type="float" office:value="657362.857143">
            <text:p>657362.86</text:p>
          </table:table-cell>
          <table:table-cell office:value-type="float" office:value="21767.142857">
            <text:p>21767.14</text:p>
          </table:table-cell>
          <table:table-cell office:value-type="float" office:value="4129018.571429">
            <text:p>4129018.57</text:p>
          </table:table-cell>
          <table:table-cell office:value-type="float" office:value="27897.142857">
            <text:p>27897.14</text:p>
          </table:table-cell>
          <table:table-cell office:value-type="float" office:value="470407.142857">
            <text:p>470407.14</text:p>
          </table:table-cell>
          <table:table-cell office:value-type="float" office:value="819501.428571">
            <text:p>819501.43</text:p>
          </table:table-cell>
          <table:table-cell office:value-type="float" office:value="27227.142857">
            <text:p>27227.14</text:p>
          </table:table-cell>
          <table:table-cell office:value-type="float" office:value="4911284.285714">
            <text:p>4911284.29</text:p>
          </table:table-cell>
          <table:table-cell office:value-type="float" office:value="7.995902">
            <text:p>8</text:p>
          </table:table-cell>
          <table:table-cell office:value-type="float" office:value="7.997874">
            <text:p>8</text:p>
          </table:table-cell>
          <table:table-cell office:value-type="float" office:value="8.011929">
            <text:p>8.01</text:p>
          </table:table-cell>
          <table:table-cell office:value-type="float" office:value="7.997026">
            <text:p>8</text:p>
          </table:table-cell>
          <table:table-cell office:value-type="float" office:value="8.221222">
            <text:p>8.22</text:p>
          </table:table-cell>
          <table:table-cell office:value-type="float" office:value="10.004098">
            <text:p>10</text:p>
          </table:table-cell>
          <table:table-cell office:value-type="float" office:value="10.002126">
            <text:p>10</text:p>
          </table:table-cell>
          <table:table-cell office:value-type="float" office:value="9.988071">
            <text:p>9.99</text:p>
          </table:table-cell>
          <table:table-cell office:value-type="float" office:value="10.002974">
            <text:p>10</text:p>
          </table:table-cell>
          <table:table-cell office:value-type="float" office:value="9.778778">
            <text:p>9.78</text:p>
          </table:table-cell>
          <table:table-cell office:value-type="float" office:value="0.999162">
            <text:p>1</text:p>
          </table:table-cell>
          <table:table-cell office:value-type="float" office:value="0.999565">
            <text:p>1</text:p>
          </table:table-cell>
          <table:table-cell office:value-type="float" office:value="1.002442">
            <text:p>1</text:p>
          </table:table-cell>
          <table:table-cell office:value-type="float" office:value="0.999392">
            <text:p>1</text:p>
          </table:table-cell>
          <table:table-cell office:value-type="float" office:value="1.04606">
            <text:p>1.05</text:p>
          </table:table-cell>
          <table:table-cell office:value-type="float" office:value="10.000838">
            <text:p>10</text:p>
          </table:table-cell>
          <table:table-cell office:value-type="float" office:value="10.000435">
            <text:p>10</text:p>
          </table:table-cell>
          <table:table-cell office:value-type="float" office:value="9.997558">
            <text:p>10</text:p>
          </table:table-cell>
          <table:table-cell office:value-type="float" office:value="10.000608">
            <text:p>10</text:p>
          </table:table-cell>
          <table:table-cell office:value-type="float" office:value="9.95394">
            <text:p>9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0187.142857">
            <text:p>50187.14</text:p>
          </table:table-cell>
          <table:table-cell office:value-type="float" office:value="842602.857143">
            <text:p>842602.86</text:p>
          </table:table-cell>
          <table:table-cell office:value-type="float" office:value="1508570">
            <text:p>1508570</text:p>
          </table:table-cell>
          <table:table-cell office:value-type="float" office:value="71965.714286">
            <text:p>71965.71</text:p>
          </table:table-cell>
          <table:table-cell office:value-type="float" office:value="9099178.571429">
            <text:p>9099178.57</text:p>
          </table:table-cell>
          <table:table-cell office:value-type="float" office:value="23771.428571">
            <text:p>23771.43</text:p>
          </table:table-cell>
          <table:table-cell office:value-type="float" office:value="398971.428571">
            <text:p>398971.43</text:p>
          </table:table-cell>
          <table:table-cell office:value-type="float" office:value="726258.571429">
            <text:p>726258.57</text:p>
          </table:table-cell>
          <table:table-cell office:value-type="float" office:value="34084.285714">
            <text:p>34084.29</text:p>
          </table:table-cell>
          <table:table-cell office:value-type="float" office:value="4285984.285714">
            <text:p>4285984.29</text:p>
          </table:table-cell>
          <table:table-cell office:value-type="float" office:value="26415.714286">
            <text:p>26415.71</text:p>
          </table:table-cell>
          <table:table-cell office:value-type="float" office:value="443631.428571">
            <text:p>443631.43</text:p>
          </table:table-cell>
          <table:table-cell office:value-type="float" office:value="782311.428571">
            <text:p>782311.43</text:p>
          </table:table-cell>
          <table:table-cell office:value-type="float" office:value="37881.428571">
            <text:p>37881.43</text:p>
          </table:table-cell>
          <table:table-cell office:value-type="float" office:value="4813194.285714">
            <text:p>4813194.29</text:p>
          </table:table-cell>
          <table:table-cell office:value-type="float" office:value="8.999459">
            <text:p>9</text:p>
          </table:table-cell>
          <table:table-cell office:value-type="float" office:value="8.996477">
            <text:p>9</text:p>
          </table:table-cell>
          <table:table-cell office:value-type="float" office:value="9.147015">
            <text:p>9.15</text:p>
          </table:table-cell>
          <table:table-cell office:value-type="float" office:value="8.998749">
            <text:p>9</text:p>
          </table:table-cell>
          <table:table-cell office:value-type="float" office:value="8.949566">
            <text:p>8.95</text:p>
          </table:table-cell>
          <table:table-cell office:value-type="float" office:value="10.000541">
            <text:p>10</text:p>
          </table:table-cell>
          <table:table-cell office:value-type="float" office:value="10.003523">
            <text:p>10</text:p>
          </table:table-cell>
          <table:table-cell office:value-type="float" office:value="9.852985">
            <text:p>9.85</text:p>
          </table:table-cell>
          <table:table-cell office:value-type="float" office:value="10.001251">
            <text:p>10</text:p>
          </table:table-cell>
          <table:table-cell office:value-type="float" office:value="10.050434">
            <text:p>10.05</text:p>
          </table:table-cell>
          <table:table-cell office:value-type="float" office:value="0.999896">
            <text:p>1</text:p>
          </table:table-cell>
          <table:table-cell office:value-type="float" office:value="0.999324">
            <text:p>1</text:p>
          </table:table-cell>
          <table:table-cell office:value-type="float" office:value="1.028554">
            <text:p>1.03</text:p>
          </table:table-cell>
          <table:table-cell office:value-type="float" office:value="0.99976">
            <text:p>1</text:p>
          </table:table-cell>
          <table:table-cell office:value-type="float" office:value="0.99036">
            <text:p>0.99</text:p>
          </table:table-cell>
          <table:table-cell office:value-type="float" office:value="10.000104">
            <text:p>10</text:p>
          </table:table-cell>
          <table:table-cell office:value-type="float" office:value="10.000676">
            <text:p>10</text:p>
          </table:table-cell>
          <table:table-cell office:value-type="float" office:value="9.971446">
            <text:p>9.97</text:p>
          </table:table-cell>
          <table:table-cell office:value-type="float" office:value="10.00024">
            <text:p>10</text:p>
          </table:table-cell>
          <table:table-cell office:value-type="float" office:value="10.00964">
            <text:p>10.01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0628.571429">
            <text:p>50628.57</text:p>
          </table:table-cell>
          <table:table-cell office:value-type="float" office:value="879117.142857">
            <text:p>879117.14</text:p>
          </table:table-cell>
          <table:table-cell office:value-type="float" office:value="1592281.428571">
            <text:p>1592281.43</text:p>
          </table:table-cell>
          <table:table-cell office:value-type="float" office:value="63668.571429">
            <text:p>63668.57</text:p>
          </table:table-cell>
          <table:table-cell office:value-type="float" office:value="9203872.857143">
            <text:p>9203872.86</text:p>
          </table:table-cell>
          <table:table-cell office:value-type="float" office:value="25291.428571">
            <text:p>25291.43</text:p>
          </table:table-cell>
          <table:table-cell office:value-type="float" office:value="439324.285714">
            <text:p>439324.29</text:p>
          </table:table-cell>
          <table:table-cell office:value-type="float" office:value="780225.714286">
            <text:p>780225.71</text:p>
          </table:table-cell>
          <table:table-cell office:value-type="float" office:value="31828.571429">
            <text:p>31828.57</text:p>
          </table:table-cell>
          <table:table-cell office:value-type="float" office:value="4583870">
            <text:p>4583870</text:p>
          </table:table-cell>
          <table:table-cell office:value-type="float" office:value="25337.142857">
            <text:p>25337.14</text:p>
          </table:table-cell>
          <table:table-cell office:value-type="float" office:value="439792.857143">
            <text:p>439792.86</text:p>
          </table:table-cell>
          <table:table-cell office:value-type="float" office:value="812055.714286">
            <text:p>812055.71</text:p>
          </table:table-cell>
          <table:table-cell office:value-type="float" office:value="31840">
            <text:p>31840</text:p>
          </table:table-cell>
          <table:table-cell office:value-type="float" office:value="4620002.857143">
            <text:p>4620002.86</text:p>
          </table:table-cell>
          <table:table-cell office:value-type="float" office:value="9.990971">
            <text:p>9.99</text:p>
          </table:table-cell>
          <table:table-cell office:value-type="float" office:value="9.99467">
            <text:p>9.99</text:p>
          </table:table-cell>
          <table:table-cell office:value-type="float" office:value="9.800098">
            <text:p>9.8</text:p>
          </table:table-cell>
          <table:table-cell office:value-type="float" office:value="9.998205">
            <text:p>10</text:p>
          </table:table-cell>
          <table:table-cell office:value-type="float" office:value="9.960742">
            <text:p>9.96</text:p>
          </table:table-cell>
          <table:table-cell office:value-type="float" office:value="10.009029">
            <text:p>10.01</text:p>
          </table:table-cell>
          <table:table-cell office:value-type="float" office:value="10.00533">
            <text:p>10.01</text:p>
          </table:table-cell>
          <table:table-cell office:value-type="float" office:value="10.199902">
            <text:p>10.2</text:p>
          </table:table-cell>
          <table:table-cell office:value-type="float" office:value="10.001795">
            <text:p>10</text:p>
          </table:table-cell>
          <table:table-cell office:value-type="float" office:value="10.039258">
            <text:p>10.04</text:p>
          </table:table-cell>
          <table:table-cell office:value-type="float" office:value="0.99836">
            <text:p>1</text:p>
          </table:table-cell>
          <table:table-cell office:value-type="float" office:value="0.999031">
            <text:p>1</text:p>
          </table:table-cell>
          <table:table-cell office:value-type="float" office:value="0.964239">
            <text:p>0.96</text:p>
          </table:table-cell>
          <table:table-cell office:value-type="float" office:value="0.999674">
            <text:p>1</text:p>
          </table:table-cell>
          <table:table-cell office:value-type="float" office:value="0.992885">
            <text:p>0.99</text:p>
          </table:table-cell>
          <table:table-cell office:value-type="float" office:value="10.00164">
            <text:p>10</text:p>
          </table:table-cell>
          <table:table-cell office:value-type="float" office:value="10.000969">
            <text:p>10</text:p>
          </table:table-cell>
          <table:table-cell office:value-type="float" office:value="10.035761">
            <text:p>10.04</text:p>
          </table:table-cell>
          <table:table-cell office:value-type="float" office:value="10.000326">
            <text:p>10</text:p>
          </table:table-cell>
          <table:table-cell office:value-type="float" office:value="10.007115">
            <text:p>10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6520">
            <text:p>46520</text:p>
          </table:table-cell>
          <table:table-cell office:value-type="float" office:value="876007.142857">
            <text:p>876007.14</text:p>
          </table:table-cell>
          <table:table-cell office:value-type="float" office:value="1568605.714286">
            <text:p>1568605.71</text:p>
          </table:table-cell>
          <table:table-cell office:value-type="float" office:value="95040">
            <text:p>95040</text:p>
          </table:table-cell>
          <table:table-cell office:value-type="float" office:value="9465418.571429">
            <text:p>9465418.57</text:p>
          </table:table-cell>
          <table:table-cell office:value-type="float" office:value="24342.857143">
            <text:p>24342.86</text:p>
          </table:table-cell>
          <table:table-cell office:value-type="float" office:value="459010">
            <text:p>459010</text:p>
          </table:table-cell>
          <table:table-cell office:value-type="float" office:value="814490">
            <text:p>814490</text:p>
          </table:table-cell>
          <table:table-cell office:value-type="float" office:value="49772.857143">
            <text:p>49772.86</text:p>
          </table:table-cell>
          <table:table-cell office:value-type="float" office:value="4980968.571429">
            <text:p>4980968.57</text:p>
          </table:table-cell>
          <table:table-cell office:value-type="float" office:value="22177.142857">
            <text:p>22177.14</text:p>
          </table:table-cell>
          <table:table-cell office:value-type="float" office:value="416997.142857">
            <text:p>416997.14</text:p>
          </table:table-cell>
          <table:table-cell office:value-type="float" office:value="754115.714286">
            <text:p>754115.71</text:p>
          </table:table-cell>
          <table:table-cell office:value-type="float" office:value="45267.142857">
            <text:p>45267.14</text:p>
          </table:table-cell>
          <table:table-cell office:value-type="float" office:value="4484450">
            <text:p>4484450</text:p>
          </table:table-cell>
          <table:table-cell office:value-type="float" office:value="10.988822">
            <text:p>10.99</text:p>
          </table:table-cell>
          <table:table-cell office:value-type="float" office:value="11.003575">
            <text:p>11</text:p>
          </table:table-cell>
          <table:table-cell office:value-type="float" office:value="10.904136">
            <text:p>10.9</text:p>
          </table:table-cell>
          <table:table-cell office:value-type="float" office:value="10.99779">
            <text:p>11</text:p>
          </table:table-cell>
          <table:table-cell office:value-type="float" office:value="11.050789">
            <text:p>11.05</text:p>
          </table:table-cell>
          <table:table-cell office:value-type="float" office:value="10.011178">
            <text:p>10.01</text:p>
          </table:table-cell>
          <table:table-cell office:value-type="float" office:value="9.996425">
            <text:p>10</text:p>
          </table:table-cell>
          <table:table-cell office:value-type="float" office:value="10.095864">
            <text:p>10.1</text:p>
          </table:table-cell>
          <table:table-cell office:value-type="float" office:value="10.00221">
            <text:p>10</text:p>
          </table:table-cell>
          <table:table-cell office:value-type="float" office:value="9.949211">
            <text:p>9.95</text:p>
          </table:table-cell>
          <table:table-cell office:value-type="float" office:value="0.998062">
            <text:p>1</text:p>
          </table:table-cell>
          <table:table-cell office:value-type="float" office:value="1.000621">
            <text:p>1</text:p>
          </table:table-cell>
          <table:table-cell office:value-type="float" office:value="0.983493">
            <text:p>0.98</text:p>
          </table:table-cell>
          <table:table-cell office:value-type="float" office:value="0.999617">
            <text:p>1</text:p>
          </table:table-cell>
          <table:table-cell office:value-type="float" office:value="1.008852">
            <text:p>1.01</text:p>
          </table:table-cell>
          <table:table-cell office:value-type="float" office:value="10.001938">
            <text:p>10</text:p>
          </table:table-cell>
          <table:table-cell office:value-type="float" office:value="9.999379">
            <text:p>10</text:p>
          </table:table-cell>
          <table:table-cell office:value-type="float" office:value="10.016507">
            <text:p>10.02</text:p>
          </table:table-cell>
          <table:table-cell office:value-type="float" office:value="10.000383">
            <text:p>10</text:p>
          </table:table-cell>
          <table:table-cell office:value-type="float" office:value="9.991148">
            <text:p>9.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4305.714286">
            <text:p>84305.71</text:p>
          </table:table-cell>
          <table:table-cell office:value-type="float" office:value="878960">
            <text:p>878960</text:p>
          </table:table-cell>
          <table:table-cell office:value-type="float" office:value="1354290">
            <text:p>1354290</text:p>
          </table:table-cell>
          <table:table-cell office:value-type="float" office:value="81810">
            <text:p>81810</text:p>
          </table:table-cell>
          <table:table-cell office:value-type="float" office:value="9925158.571429">
            <text:p>9925158.57</text:p>
          </table:table-cell>
          <table:table-cell table:number-columns-repeated="5" office:value-type="float" office:value="0">
            <text:p>0</text:p>
          </table:table-cell>
          <table:table-cell office:value-type="float" office:value="84305.714286">
            <text:p>84305.71</text:p>
          </table:table-cell>
          <table:table-cell office:value-type="float" office:value="878960">
            <text:p>878960</text:p>
          </table:table-cell>
          <table:table-cell office:value-type="float" office:value="1354290">
            <text:p>1354290</text:p>
          </table:table-cell>
          <table:table-cell office:value-type="float" office:value="81810">
            <text:p>81810</text:p>
          </table:table-cell>
          <table:table-cell office:value-type="float" office:value="9925158.571429">
            <text:p>9925158.57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1">
            <text:p>11</text:p>
          </table:table-cell>
          <table:table-cell table:number-columns-repeated="10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1915.714286">
            <text:p>61915.71</text:p>
          </table:table-cell>
          <table:table-cell office:value-type="float" office:value="881195.714286">
            <text:p>881195.71</text:p>
          </table:table-cell>
          <table:table-cell office:value-type="float" office:value="1415138.571429">
            <text:p>1415138.57</text:p>
          </table:table-cell>
          <table:table-cell office:value-type="float" office:value="77121.428571">
            <text:p>77121.43</text:p>
          </table:table-cell>
          <table:table-cell office:value-type="float" office:value="9034445.714286">
            <text:p>9034445.71</text:p>
          </table:table-cell>
          <table:table-cell office:value-type="float" office:value="5158.571429">
            <text:p>5158.57</text:p>
          </table:table-cell>
          <table:table-cell office:value-type="float" office:value="72625.714286">
            <text:p>72625.71</text:p>
          </table:table-cell>
          <table:table-cell office:value-type="float" office:value="102701.428571">
            <text:p>102701.43</text:p>
          </table:table-cell>
          <table:table-cell office:value-type="float" office:value="6425.714286">
            <text:p>6425.71</text:p>
          </table:table-cell>
          <table:table-cell office:value-type="float" office:value="811501.428571">
            <text:p>811501.43</text:p>
          </table:table-cell>
          <table:table-cell office:value-type="float" office:value="56757.142857">
            <text:p>56757.14</text:p>
          </table:table-cell>
          <table:table-cell office:value-type="float" office:value="808570">
            <text:p>808570</text:p>
          </table:table-cell>
          <table:table-cell office:value-type="float" office:value="1312437.142857">
            <text:p>1312437.14</text:p>
          </table:table-cell>
          <table:table-cell office:value-type="float" office:value="70695.714286">
            <text:p>70695.71</text:p>
          </table:table-cell>
          <table:table-cell office:value-type="float" office:value="8222944.285714">
            <text:p>8222944.29</text:p>
          </table:table-cell>
          <table:table-cell office:value-type="float" office:value="0.999792">
            <text:p>1</text:p>
          </table:table-cell>
          <table:table-cell office:value-type="float" office:value="0.989007">
            <text:p>0.99</text:p>
          </table:table-cell>
          <table:table-cell office:value-type="float" office:value="0.870881">
            <text:p>0.87</text:p>
          </table:table-cell>
          <table:table-cell office:value-type="float" office:value="0.999833">
            <text:p>1</text:p>
          </table:table-cell>
          <table:table-cell office:value-type="float" office:value="1.077877">
            <text:p>1.08</text:p>
          </table:table-cell>
          <table:table-cell office:value-type="float" office:value="11.000208">
            <text:p>11</text:p>
          </table:table-cell>
          <table:table-cell office:value-type="float" office:value="11.010993">
            <text:p>11.01</text:p>
          </table:table-cell>
          <table:table-cell office:value-type="float" office:value="11.129119">
            <text:p>11.13</text:p>
          </table:table-cell>
          <table:table-cell office:value-type="float" office:value="11.000167">
            <text:p>11</text:p>
          </table:table-cell>
          <table:table-cell office:value-type="float" office:value="10.922123">
            <text:p>10.92</text:p>
          </table:table-cell>
          <table:table-cell office:value-type="float" office:value="0.999792">
            <text:p>1</text:p>
          </table:table-cell>
          <table:table-cell office:value-type="float" office:value="0.989007">
            <text:p>0.99</text:p>
          </table:table-cell>
          <table:table-cell office:value-type="float" office:value="0.870881">
            <text:p>0.87</text:p>
          </table:table-cell>
          <table:table-cell office:value-type="float" office:value="0.999833">
            <text:p>1</text:p>
          </table:table-cell>
          <table:table-cell office:value-type="float" office:value="1.077877">
            <text:p>1.08</text:p>
          </table:table-cell>
          <table:table-cell office:value-type="float" office:value="11.000208">
            <text:p>11</text:p>
          </table:table-cell>
          <table:table-cell office:value-type="float" office:value="11.010993">
            <text:p>11.01</text:p>
          </table:table-cell>
          <table:table-cell office:value-type="float" office:value="11.129119">
            <text:p>11.13</text:p>
          </table:table-cell>
          <table:table-cell office:value-type="float" office:value="11.000167">
            <text:p>11</text:p>
          </table:table-cell>
          <table:table-cell office:value-type="float" office:value="10.922123">
            <text:p>10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7037.142857">
            <text:p>47037.14</text:p>
          </table:table-cell>
          <table:table-cell office:value-type="float" office:value="890904.285714">
            <text:p>890904.29</text:p>
          </table:table-cell>
          <table:table-cell office:value-type="float" office:value="1280767.142857">
            <text:p>1280767.14</text:p>
          </table:table-cell>
          <table:table-cell office:value-type="float" office:value="70691.428571">
            <text:p>70691.43</text:p>
          </table:table-cell>
          <table:table-cell office:value-type="float" office:value="8937408.571429">
            <text:p>8937408.57</text:p>
          </table:table-cell>
          <table:table-cell office:value-type="float" office:value="7231.428571">
            <text:p>7231.43</text:p>
          </table:table-cell>
          <table:table-cell office:value-type="float" office:value="137428.571429">
            <text:p>137428.57</text:p>
          </table:table-cell>
          <table:table-cell office:value-type="float" office:value="203551.428571">
            <text:p>203551.43</text:p>
          </table:table-cell>
          <table:table-cell office:value-type="float" office:value="10872.857143">
            <text:p>10872.86</text:p>
          </table:table-cell>
          <table:table-cell office:value-type="float" office:value="1346875.714286">
            <text:p>1346875.71</text:p>
          </table:table-cell>
          <table:table-cell office:value-type="float" office:value="39805.714286">
            <text:p>39805.71</text:p>
          </table:table-cell>
          <table:table-cell office:value-type="float" office:value="753475.714286">
            <text:p>753475.71</text:p>
          </table:table-cell>
          <table:table-cell office:value-type="float" office:value="1077215.714286">
            <text:p>1077215.71</text:p>
          </table:table-cell>
          <table:table-cell office:value-type="float" office:value="59818.571429">
            <text:p>59818.57</text:p>
          </table:table-cell>
          <table:table-cell office:value-type="float" office:value="7590532.857143">
            <text:p>7590532.86</text:p>
          </table:table-cell>
          <table:table-cell office:value-type="float" office:value="1.998603">
            <text:p>2</text:p>
          </table:table-cell>
          <table:table-cell office:value-type="float" office:value="2.005346">
            <text:p>2.01</text:p>
          </table:table-cell>
          <table:table-cell office:value-type="float" office:value="2.066081">
            <text:p>2.07</text:p>
          </table:table-cell>
          <table:table-cell office:value-type="float" office:value="1.999495">
            <text:p>2</text:p>
          </table:table-cell>
          <table:table-cell office:value-type="float" office:value="1.959112">
            <text:p>1.96</text:p>
          </table:table-cell>
          <table:table-cell office:value-type="float" office:value="11.001397">
            <text:p>11</text:p>
          </table:table-cell>
          <table:table-cell office:value-type="float" office:value="10.994654">
            <text:p>10.99</text:p>
          </table:table-cell>
          <table:table-cell office:value-type="float" office:value="10.933919">
            <text:p>10.93</text:p>
          </table:table-cell>
          <table:table-cell office:value-type="float" office:value="11.000505">
            <text:p>11</text:p>
          </table:table-cell>
          <table:table-cell office:value-type="float" office:value="11.040888">
            <text:p>11.04</text:p>
          </table:table-cell>
          <table:table-cell office:value-type="float" office:value="0.999243">
            <text:p>1</text:p>
          </table:table-cell>
          <table:table-cell office:value-type="float" office:value="1.002896">
            <text:p>1</text:p>
          </table:table-cell>
          <table:table-cell office:value-type="float" office:value="1.035893">
            <text:p>1.04</text:p>
          </table:table-cell>
          <table:table-cell office:value-type="float" office:value="0.999726">
            <text:p>1</text:p>
          </table:table-cell>
          <table:table-cell office:value-type="float" office:value="0.97789">
            <text:p>0.98</text:p>
          </table:table-cell>
          <table:table-cell office:value-type="float" office:value="11.000757">
            <text:p>11</text:p>
          </table:table-cell>
          <table:table-cell office:value-type="float" office:value="10.997104">
            <text:p>11</text:p>
          </table:table-cell>
          <table:table-cell office:value-type="float" office:value="10.964107">
            <text:p>10.96</text:p>
          </table:table-cell>
          <table:table-cell office:value-type="float" office:value="11.000274">
            <text:p>11</text:p>
          </table:table-cell>
          <table:table-cell office:value-type="float" office:value="11.02211">
            <text:p>11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2097.142857">
            <text:p>52097.14</text:p>
          </table:table-cell>
          <table:table-cell office:value-type="float" office:value="883620">
            <text:p>883620</text:p>
          </table:table-cell>
          <table:table-cell office:value-type="float" office:value="1264675.714286">
            <text:p>1264675.71</text:p>
          </table:table-cell>
          <table:table-cell office:value-type="float" office:value="71931.428571">
            <text:p>71931.43</text:p>
          </table:table-cell>
          <table:table-cell office:value-type="float" office:value="8997814.285714">
            <text:p>8997814.29</text:p>
          </table:table-cell>
          <table:table-cell office:value-type="float" office:value="11155.714286">
            <text:p>11155.71</text:p>
          </table:table-cell>
          <table:table-cell office:value-type="float" office:value="189640">
            <text:p>189640</text:p>
          </table:table-cell>
          <table:table-cell office:value-type="float" office:value="275618.571429">
            <text:p>275618.57</text:p>
          </table:table-cell>
          <table:table-cell office:value-type="float" office:value="15411.428571">
            <text:p>15411.43</text:p>
          </table:table-cell>
          <table:table-cell office:value-type="float" office:value="1976372.857143">
            <text:p>1976372.86</text:p>
          </table:table-cell>
          <table:table-cell office:value-type="float" office:value="40941.428571">
            <text:p>40941.43</text:p>
          </table:table-cell>
          <table:table-cell office:value-type="float" office:value="693980">
            <text:p>693980</text:p>
          </table:table-cell>
          <table:table-cell office:value-type="float" office:value="989057.142857">
            <text:p>989057.14</text:p>
          </table:table-cell>
          <table:table-cell office:value-type="float" office:value="56520">
            <text:p>56520</text:p>
          </table:table-cell>
          <table:table-cell office:value-type="float" office:value="7021441.428571">
            <text:p>7021441.43</text:p>
          </table:table-cell>
          <table:table-cell office:value-type="float" office:value="2.997861">
            <text:p>3</text:p>
          </table:table-cell>
          <table:table-cell office:value-type="float" office:value="3.00464">
            <text:p>3</text:p>
          </table:table-cell>
          <table:table-cell office:value-type="float" office:value="3.051106">
            <text:p>3.05</text:p>
          </table:table-cell>
          <table:table-cell office:value-type="float" office:value="2.999523">
            <text:p>3</text:p>
          </table:table-cell>
          <table:table-cell office:value-type="float" office:value="3.075105">
            <text:p>3.08</text:p>
          </table:table-cell>
          <table:table-cell office:value-type="float" office:value="11.002139">
            <text:p>11</text:p>
          </table:table-cell>
          <table:table-cell office:value-type="float" office:value="10.99536">
            <text:p>11</text:p>
          </table:table-cell>
          <table:table-cell office:value-type="float" office:value="10.948894">
            <text:p>10.95</text:p>
          </table:table-cell>
          <table:table-cell office:value-type="float" office:value="11.000477">
            <text:p>11</text:p>
          </table:table-cell>
          <table:table-cell office:value-type="float" office:value="10.924895">
            <text:p>10.92</text:p>
          </table:table-cell>
          <table:table-cell office:value-type="float" office:value="0.999168">
            <text:p>1</text:p>
          </table:table-cell>
          <table:table-cell office:value-type="float" office:value="1.001805">
            <text:p>1</text:p>
          </table:table-cell>
          <table:table-cell office:value-type="float" office:value="1.019931">
            <text:p>1.02</text:p>
          </table:table-cell>
          <table:table-cell office:value-type="float" office:value="0.999815">
            <text:p>1</text:p>
          </table:table-cell>
          <table:table-cell office:value-type="float" office:value="1.02933">
            <text:p>1.03</text:p>
          </table:table-cell>
          <table:table-cell office:value-type="float" office:value="11.000832">
            <text:p>11</text:p>
          </table:table-cell>
          <table:table-cell office:value-type="float" office:value="10.998195">
            <text:p>11</text:p>
          </table:table-cell>
          <table:table-cell office:value-type="float" office:value="10.980069">
            <text:p>10.98</text:p>
          </table:table-cell>
          <table:table-cell office:value-type="float" office:value="11.000185">
            <text:p>11</text:p>
          </table:table-cell>
          <table:table-cell office:value-type="float" office:value="10.97067">
            <text:p>10.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8061.428571">
            <text:p>48061.43</text:p>
          </table:table-cell>
          <table:table-cell office:value-type="float" office:value="879694.285714">
            <text:p>879694.29</text:p>
          </table:table-cell>
          <table:table-cell office:value-type="float" office:value="1523778.571429">
            <text:p>1523778.57</text:p>
          </table:table-cell>
          <table:table-cell office:value-type="float" office:value="83125.714286">
            <text:p>83125.71</text:p>
          </table:table-cell>
          <table:table-cell office:value-type="float" office:value="9003522.857143">
            <text:p>9003522.86</text:p>
          </table:table-cell>
          <table:table-cell office:value-type="float" office:value="12814.285714">
            <text:p>12814.29</text:p>
          </table:table-cell>
          <table:table-cell office:value-type="float" office:value="235001.428571">
            <text:p>235001.43</text:p>
          </table:table-cell>
          <table:table-cell office:value-type="float" office:value="385528.571429">
            <text:p>385528.57</text:p>
          </table:table-cell>
          <table:table-cell office:value-type="float" office:value="22161.428571">
            <text:p>22161.43</text:p>
          </table:table-cell>
          <table:table-cell office:value-type="float" office:value="2409787.142857">
            <text:p>2409787.14</text:p>
          </table:table-cell>
          <table:table-cell office:value-type="float" office:value="35247.142857">
            <text:p>35247.14</text:p>
          </table:table-cell>
          <table:table-cell office:value-type="float" office:value="644692.857143">
            <text:p>644692.86</text:p>
          </table:table-cell>
          <table:table-cell office:value-type="float" office:value="1138250">
            <text:p>1138250</text:p>
          </table:table-cell>
          <table:table-cell office:value-type="float" office:value="60964.285714">
            <text:p>60964.29</text:p>
          </table:table-cell>
          <table:table-cell office:value-type="float" office:value="6593735.714286">
            <text:p>6593735.71</text:p>
          </table:table-cell>
          <table:table-cell office:value-type="float" office:value="3.999346">
            <text:p>4</text:p>
          </table:table-cell>
          <table:table-cell office:value-type="float" office:value="4.007098">
            <text:p>4.01</text:p>
          </table:table-cell>
          <table:table-cell office:value-type="float" office:value="3.795124">
            <text:p>3.8</text:p>
          </table:table-cell>
          <table:table-cell office:value-type="float" office:value="3.99902">
            <text:p>4</text:p>
          </table:table-cell>
          <table:table-cell office:value-type="float" office:value="4.01474">
            <text:p>4.01</text:p>
          </table:table-cell>
          <table:table-cell office:value-type="float" office:value="11.000654">
            <text:p>11</text:p>
          </table:table-cell>
          <table:table-cell office:value-type="float" office:value="10.992902">
            <text:p>10.99</text:p>
          </table:table-cell>
          <table:table-cell office:value-type="float" office:value="11.204876">
            <text:p>11.2</text:p>
          </table:table-cell>
          <table:table-cell office:value-type="float" office:value="11.00098">
            <text:p>11</text:p>
          </table:table-cell>
          <table:table-cell office:value-type="float" office:value="10.98526">
            <text:p>10.99</text:p>
          </table:table-cell>
          <table:table-cell office:value-type="float" office:value="0.999796">
            <text:p>1</text:p>
          </table:table-cell>
          <table:table-cell office:value-type="float" office:value="1.002219">
            <text:p>1</text:p>
          </table:table-cell>
          <table:table-cell office:value-type="float" office:value="0.936786">
            <text:p>0.94</text:p>
          </table:table-cell>
          <table:table-cell office:value-type="float" office:value="0.999694">
            <text:p>1</text:p>
          </table:table-cell>
          <table:table-cell office:value-type="float" office:value="1.004611">
            <text:p>1</text:p>
          </table:table-cell>
          <table:table-cell office:value-type="float" office:value="11.000204">
            <text:p>11</text:p>
          </table:table-cell>
          <table:table-cell office:value-type="float" office:value="10.997781">
            <text:p>11</text:p>
          </table:table-cell>
          <table:table-cell office:value-type="float" office:value="11.063214">
            <text:p>11.06</text:p>
          </table:table-cell>
          <table:table-cell office:value-type="float" office:value="11.000306">
            <text:p>11</text:p>
          </table:table-cell>
          <table:table-cell office:value-type="float" office:value="10.995389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9022.857143">
            <text:p>49022.86</text:p>
          </table:table-cell>
          <table:table-cell office:value-type="float" office:value="869597.142857">
            <text:p>869597.14</text:p>
          </table:table-cell>
          <table:table-cell office:value-type="float" office:value="1378787.142857">
            <text:p>1378787.14</text:p>
          </table:table-cell>
          <table:table-cell office:value-type="float" office:value="82614.285714">
            <text:p>82614.29</text:p>
          </table:table-cell>
          <table:table-cell office:value-type="float" office:value="9147384.285714">
            <text:p>9147384.29</text:p>
          </table:table-cell>
          <table:table-cell office:value-type="float" office:value="15317.142857">
            <text:p>15317.14</text:p>
          </table:table-cell>
          <table:table-cell office:value-type="float" office:value="271358.571429">
            <text:p>271358.57</text:p>
          </table:table-cell>
          <table:table-cell office:value-type="float" office:value="420640">
            <text:p>420640</text:p>
          </table:table-cell>
          <table:table-cell office:value-type="float" office:value="25812.857143">
            <text:p>25812.86</text:p>
          </table:table-cell>
          <table:table-cell office:value-type="float" office:value="2819501.428571">
            <text:p>2819501.43</text:p>
          </table:table-cell>
          <table:table-cell office:value-type="float" office:value="33705.714286">
            <text:p>33705.71</text:p>
          </table:table-cell>
          <table:table-cell office:value-type="float" office:value="598238.571429">
            <text:p>598238.57</text:p>
          </table:table-cell>
          <table:table-cell office:value-type="float" office:value="958147.142857">
            <text:p>958147.14</text:p>
          </table:table-cell>
          <table:table-cell office:value-type="float" office:value="56801.428571">
            <text:p>56801.43</text:p>
          </table:table-cell>
          <table:table-cell office:value-type="float" office:value="6327882.857143">
            <text:p>6327882.86</text:p>
          </table:table-cell>
          <table:table-cell office:value-type="float" office:value="4.999184">
            <text:p>5</text:p>
          </table:table-cell>
          <table:table-cell office:value-type="float" office:value="4.992814">
            <text:p>4.99</text:p>
          </table:table-cell>
          <table:table-cell office:value-type="float" office:value="4.881276">
            <text:p>4.88</text:p>
          </table:table-cell>
          <table:table-cell office:value-type="float" office:value="4.999205">
            <text:p>5</text:p>
          </table:table-cell>
          <table:table-cell office:value-type="float" office:value="4.931686">
            <text:p>4.93</text:p>
          </table:table-cell>
          <table:table-cell office:value-type="float" office:value="11.000816">
            <text:p>11</text:p>
          </table:table-cell>
          <table:table-cell office:value-type="float" office:value="11.007186">
            <text:p>11.01</text:p>
          </table:table-cell>
          <table:table-cell office:value-type="float" office:value="11.118724">
            <text:p>11.12</text:p>
          </table:table-cell>
          <table:table-cell office:value-type="float" office:value="11.000795">
            <text:p>11</text:p>
          </table:table-cell>
          <table:table-cell office:value-type="float" office:value="11.068314">
            <text:p>11.07</text:p>
          </table:table-cell>
          <table:table-cell office:value-type="float" office:value="0.999782">
            <text:p>1</text:p>
          </table:table-cell>
          <table:table-cell office:value-type="float" office:value="0.998085">
            <text:p>1</text:p>
          </table:table-cell>
          <table:table-cell office:value-type="float" office:value="0.968589">
            <text:p>0.97</text:p>
          </table:table-cell>
          <table:table-cell office:value-type="float" office:value="0.999788">
            <text:p>1</text:p>
          </table:table-cell>
          <table:table-cell office:value-type="float" office:value="0.981865">
            <text:p>0.98</text:p>
          </table:table-cell>
          <table:table-cell office:value-type="float" office:value="11.000218">
            <text:p>11</text:p>
          </table:table-cell>
          <table:table-cell office:value-type="float" office:value="11.001915">
            <text:p>11</text:p>
          </table:table-cell>
          <table:table-cell office:value-type="float" office:value="11.031411">
            <text:p>11.03</text:p>
          </table:table-cell>
          <table:table-cell office:value-type="float" office:value="11.000212">
            <text:p>11</text:p>
          </table:table-cell>
          <table:table-cell office:value-type="float" office:value="11.018135">
            <text:p>11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4014.285714">
            <text:p>54014.29</text:p>
          </table:table-cell>
          <table:table-cell office:value-type="float" office:value="881282.857143">
            <text:p>881282.86</text:p>
          </table:table-cell>
          <table:table-cell office:value-type="float" office:value="1365140">
            <text:p>1365140</text:p>
          </table:table-cell>
          <table:table-cell office:value-type="float" office:value="81245.714286">
            <text:p>81245.71</text:p>
          </table:table-cell>
          <table:table-cell office:value-type="float" office:value="9159378.571429">
            <text:p>9159378.57</text:p>
          </table:table-cell>
          <table:table-cell office:value-type="float" office:value="19044.285714">
            <text:p>19044.29</text:p>
          </table:table-cell>
          <table:table-cell office:value-type="float" office:value="310728.571429">
            <text:p>310728.57</text:p>
          </table:table-cell>
          <table:table-cell office:value-type="float" office:value="484268.571429">
            <text:p>484268.57</text:p>
          </table:table-cell>
          <table:table-cell office:value-type="float" office:value="28670">
            <text:p>28670</text:p>
          </table:table-cell>
          <table:table-cell office:value-type="float" office:value="3180814.285714">
            <text:p>3180814.29</text:p>
          </table:table-cell>
          <table:table-cell office:value-type="float" office:value="34970">
            <text:p>34970</text:p>
          </table:table-cell>
          <table:table-cell office:value-type="float" office:value="570554.285714">
            <text:p>570554.29</text:p>
          </table:table-cell>
          <table:table-cell office:value-type="float" office:value="880871.428571">
            <text:p>880871.43</text:p>
          </table:table-cell>
          <table:table-cell office:value-type="float" office:value="52575.714286">
            <text:p>52575.71</text:p>
          </table:table-cell>
          <table:table-cell office:value-type="float" office:value="5978564.285714">
            <text:p>5978564.29</text:p>
          </table:table-cell>
          <table:table-cell office:value-type="float" office:value="5.993838">
            <text:p>5.99</text:p>
          </table:table-cell>
          <table:table-cell office:value-type="float" office:value="5.993973">
            <text:p>5.99</text:p>
          </table:table-cell>
          <table:table-cell office:value-type="float" office:value="6.030565">
            <text:p>6.03</text:p>
          </table:table-cell>
          <table:table-cell office:value-type="float" office:value="5.998963">
            <text:p>6</text:p>
          </table:table-cell>
          <table:table-cell office:value-type="float" office:value="5.903658">
            <text:p>5.9</text:p>
          </table:table-cell>
          <table:table-cell office:value-type="float" office:value="11.006162">
            <text:p>11.01</text:p>
          </table:table-cell>
          <table:table-cell office:value-type="float" office:value="11.006027">
            <text:p>11.01</text:p>
          </table:table-cell>
          <table:table-cell office:value-type="float" office:value="10.969435">
            <text:p>10.97</text:p>
          </table:table-cell>
          <table:table-cell office:value-type="float" office:value="11.001037">
            <text:p>11</text:p>
          </table:table-cell>
          <table:table-cell office:value-type="float" office:value="11.096342">
            <text:p>11.1</text:p>
          </table:table-cell>
          <table:table-cell office:value-type="float" office:value="0.998546">
            <text:p>1</text:p>
          </table:table-cell>
          <table:table-cell office:value-type="float" office:value="0.998578">
            <text:p>1</text:p>
          </table:table-cell>
          <table:table-cell office:value-type="float" office:value="1.007232">
            <text:p>1.01</text:p>
          </table:table-cell>
          <table:table-cell office:value-type="float" office:value="0.999755">
            <text:p>1</text:p>
          </table:table-cell>
          <table:table-cell office:value-type="float" office:value="0.977404">
            <text:p>0.98</text:p>
          </table:table-cell>
          <table:table-cell office:value-type="float" office:value="11.001454">
            <text:p>11</text:p>
          </table:table-cell>
          <table:table-cell office:value-type="float" office:value="11.001422">
            <text:p>11</text:p>
          </table:table-cell>
          <table:table-cell office:value-type="float" office:value="10.992768">
            <text:p>10.99</text:p>
          </table:table-cell>
          <table:table-cell office:value-type="float" office:value="11.000245">
            <text:p>11</text:p>
          </table:table-cell>
          <table:table-cell office:value-type="float" office:value="11.022596">
            <text:p>11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1695.714286">
            <text:p>51695.71</text:p>
          </table:table-cell>
          <table:table-cell office:value-type="float" office:value="892801.428571">
            <text:p>892801.43</text:p>
          </table:table-cell>
          <table:table-cell office:value-type="float" office:value="1505891.428571">
            <text:p>1505891.43</text:p>
          </table:table-cell>
          <table:table-cell office:value-type="float" office:value="75805.714286">
            <text:p>75805.71</text:p>
          </table:table-cell>
          <table:table-cell office:value-type="float" office:value="9086022.857143">
            <text:p>9086022.86</text:p>
          </table:table-cell>
          <table:table-cell office:value-type="float" office:value="20100">
            <text:p>20100</text:p>
          </table:table-cell>
          <table:table-cell office:value-type="float" office:value="347452.857143">
            <text:p>347452.86</text:p>
          </table:table-cell>
          <table:table-cell office:value-type="float" office:value="585358.571429">
            <text:p>585358.57</text:p>
          </table:table-cell>
          <table:table-cell office:value-type="float" office:value="29470">
            <text:p>29470</text:p>
          </table:table-cell>
          <table:table-cell office:value-type="float" office:value="3490527.142857">
            <text:p>3490527.14</text:p>
          </table:table-cell>
          <table:table-cell office:value-type="float" office:value="31595.714286">
            <text:p>31595.71</text:p>
          </table:table-cell>
          <table:table-cell office:value-type="float" office:value="545348.571429">
            <text:p>545348.57</text:p>
          </table:table-cell>
          <table:table-cell office:value-type="float" office:value="920532.857143">
            <text:p>920532.86</text:p>
          </table:table-cell>
          <table:table-cell office:value-type="float" office:value="46335.714286">
            <text:p>46335.71</text:p>
          </table:table-cell>
          <table:table-cell office:value-type="float" office:value="5595495.714286">
            <text:p>5595495.71</text:p>
          </table:table-cell>
          <table:table-cell office:value-type="float" office:value="6.998646">
            <text:p>7</text:p>
          </table:table-cell>
          <table:table-cell office:value-type="float" office:value="7.005087">
            <text:p>7.01</text:p>
          </table:table-cell>
          <table:table-cell office:value-type="float" office:value="6.996822">
            <text:p>7</text:p>
          </table:table-cell>
          <table:table-cell office:value-type="float" office:value="6.997626">
            <text:p>7</text:p>
          </table:table-cell>
          <table:table-cell office:value-type="float" office:value="6.91496">
            <text:p>6.91</text:p>
          </table:table-cell>
          <table:table-cell office:value-type="float" office:value="11.001354">
            <text:p>11</text:p>
          </table:table-cell>
          <table:table-cell office:value-type="float" office:value="10.994913">
            <text:p>10.99</text:p>
          </table:table-cell>
          <table:table-cell office:value-type="float" office:value="11.003178">
            <text:p>11</text:p>
          </table:table-cell>
          <table:table-cell office:value-type="float" office:value="11.002374">
            <text:p>11</text:p>
          </table:table-cell>
          <table:table-cell office:value-type="float" office:value="11.08504">
            <text:p>11.09</text:p>
          </table:table-cell>
          <table:table-cell office:value-type="float" office:value="0.99971">
            <text:p>1</text:p>
          </table:table-cell>
          <table:table-cell office:value-type="float" office:value="1.00109">
            <text:p>1</text:p>
          </table:table-cell>
          <table:table-cell office:value-type="float" office:value="0.999319">
            <text:p>1</text:p>
          </table:table-cell>
          <table:table-cell office:value-type="float" office:value="0.999491">
            <text:p>1</text:p>
          </table:table-cell>
          <table:table-cell office:value-type="float" office:value="0.981887">
            <text:p>0.98</text:p>
          </table:table-cell>
          <table:table-cell office:value-type="float" office:value="11.00029">
            <text:p>11</text:p>
          </table:table-cell>
          <table:table-cell office:value-type="float" office:value="10.99891">
            <text:p>11</text:p>
          </table:table-cell>
          <table:table-cell office:value-type="float" office:value="11.000681">
            <text:p>11</text:p>
          </table:table-cell>
          <table:table-cell office:value-type="float" office:value="11.000509">
            <text:p>11</text:p>
          </table:table-cell>
          <table:table-cell office:value-type="float" office:value="11.018113">
            <text:p>11.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3352.857143">
            <text:p>53352.86</text:p>
          </table:table-cell>
          <table:table-cell office:value-type="float" office:value="871914.285714">
            <text:p>871914.29</text:p>
          </table:table-cell>
          <table:table-cell office:value-type="float" office:value="1537298.571429">
            <text:p>1537298.57</text:p>
          </table:table-cell>
          <table:table-cell office:value-type="float" office:value="76710">
            <text:p>76710</text:p>
          </table:table-cell>
          <table:table-cell office:value-type="float" office:value="9126692.857143">
            <text:p>9126692.86</text:p>
          </table:table-cell>
          <table:table-cell office:value-type="float" office:value="22454.285714">
            <text:p>22454.29</text:p>
          </table:table-cell>
          <table:table-cell office:value-type="float" office:value="367100">
            <text:p>367100</text:p>
          </table:table-cell>
          <table:table-cell office:value-type="float" office:value="644025.714286">
            <text:p>644025.71</text:p>
          </table:table-cell>
          <table:table-cell office:value-type="float" office:value="32292.857143">
            <text:p>32292.86</text:p>
          </table:table-cell>
          <table:table-cell office:value-type="float" office:value="3876582.857143">
            <text:p>3876582.86</text:p>
          </table:table-cell>
          <table:table-cell office:value-type="float" office:value="30898.571429">
            <text:p>30898.57</text:p>
          </table:table-cell>
          <table:table-cell office:value-type="float" office:value="504814.285714">
            <text:p>504814.29</text:p>
          </table:table-cell>
          <table:table-cell office:value-type="float" office:value="893272.857143">
            <text:p>893272.86</text:p>
          </table:table-cell>
          <table:table-cell office:value-type="float" office:value="44417.142857">
            <text:p>44417.14</text:p>
          </table:table-cell>
          <table:table-cell office:value-type="float" office:value="5250110">
            <text:p>5250110</text:p>
          </table:table-cell>
          <table:table-cell office:value-type="float" office:value="7.996412">
            <text:p>8</text:p>
          </table:table-cell>
          <table:table-cell office:value-type="float" office:value="7.999525">
            <text:p>8</text:p>
          </table:table-cell>
          <table:table-cell office:value-type="float" office:value="7.959735">
            <text:p>7.96</text:p>
          </table:table-cell>
          <table:table-cell office:value-type="float" office:value="7.998492">
            <text:p>8</text:p>
          </table:table-cell>
          <table:table-cell office:value-type="float" office:value="8.070292">
            <text:p>8.07</text:p>
          </table:table-cell>
          <table:table-cell office:value-type="float" office:value="11.003588">
            <text:p>11</text:p>
          </table:table-cell>
          <table:table-cell office:value-type="float" office:value="11.000475">
            <text:p>11</text:p>
          </table:table-cell>
          <table:table-cell office:value-type="float" office:value="11.040265">
            <text:p>11.04</text:p>
          </table:table-cell>
          <table:table-cell office:value-type="float" office:value="11.001508">
            <text:p>11</text:p>
          </table:table-cell>
          <table:table-cell office:value-type="float" office:value="10.929708">
            <text:p>10.93</text:p>
          </table:table-cell>
          <table:table-cell office:value-type="float" office:value="0.99929">
            <text:p>1</text:p>
          </table:table-cell>
          <table:table-cell office:value-type="float" office:value="0.999906">
            <text:p>1</text:p>
          </table:table-cell>
          <table:table-cell office:value-type="float" office:value="0.992054">
            <text:p>0.99</text:p>
          </table:table-cell>
          <table:table-cell office:value-type="float" office:value="0.999701">
            <text:p>1</text:p>
          </table:table-cell>
          <table:table-cell office:value-type="float" office:value="1.013984">
            <text:p>1.01</text:p>
          </table:table-cell>
          <table:table-cell office:value-type="float" office:value="11.00071">
            <text:p>11</text:p>
          </table:table-cell>
          <table:table-cell office:value-type="float" office:value="11.000094">
            <text:p>11</text:p>
          </table:table-cell>
          <table:table-cell office:value-type="float" office:value="11.007946">
            <text:p>11.01</text:p>
          </table:table-cell>
          <table:table-cell office:value-type="float" office:value="11.000299">
            <text:p>11</text:p>
          </table:table-cell>
          <table:table-cell office:value-type="float" office:value="10.986016">
            <text:p>10.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3845.714286">
            <text:p>53845.71</text:p>
          </table:table-cell>
          <table:table-cell office:value-type="float" office:value="896271.428571">
            <text:p>896271.43</text:p>
          </table:table-cell>
          <table:table-cell office:value-type="float" office:value="1368052.857143">
            <text:p>1368052.86</text:p>
          </table:table-cell>
          <table:table-cell office:value-type="float" office:value="71712.857143">
            <text:p>71712.86</text:p>
          </table:table-cell>
          <table:table-cell office:value-type="float" office:value="9094587.142857">
            <text:p>9094587.14</text:p>
          </table:table-cell>
          <table:table-cell office:value-type="float" office:value="24224.285714">
            <text:p>24224.29</text:p>
          </table:table-cell>
          <table:table-cell office:value-type="float" office:value="402855.714286">
            <text:p>402855.71</text:p>
          </table:table-cell>
          <table:table-cell office:value-type="float" office:value="608380">
            <text:p>608380</text:p>
          </table:table-cell>
          <table:table-cell office:value-type="float" office:value="32260">
            <text:p>32260</text:p>
          </table:table-cell>
          <table:table-cell office:value-type="float" office:value="4133651.428571">
            <text:p>4133651.43</text:p>
          </table:table-cell>
          <table:table-cell office:value-type="float" office:value="29621.428571">
            <text:p>29621.43</text:p>
          </table:table-cell>
          <table:table-cell office:value-type="float" office:value="493415.714286">
            <text:p>493415.71</text:p>
          </table:table-cell>
          <table:table-cell office:value-type="float" office:value="759672.857143">
            <text:p>759672.86</text:p>
          </table:table-cell>
          <table:table-cell office:value-type="float" office:value="39452.857143">
            <text:p>39452.86</text:p>
          </table:table-cell>
          <table:table-cell office:value-type="float" office:value="4960935.714286">
            <text:p>4960935.71</text:p>
          </table:table-cell>
          <table:table-cell office:value-type="float" office:value="8.997665">
            <text:p>9</text:p>
          </table:table-cell>
          <table:table-cell office:value-type="float" office:value="8.989592">
            <text:p>8.99</text:p>
          </table:table-cell>
          <table:table-cell office:value-type="float" office:value="8.894101">
            <text:p>8.89</text:p>
          </table:table-cell>
          <table:table-cell office:value-type="float" office:value="8.996992">
            <text:p>9</text:p>
          </table:table-cell>
          <table:table-cell office:value-type="float" office:value="9.090355">
            <text:p>9.09</text:p>
          </table:table-cell>
          <table:table-cell office:value-type="float" office:value="11.002335">
            <text:p>11</text:p>
          </table:table-cell>
          <table:table-cell office:value-type="float" office:value="11.010408">
            <text:p>11.01</text:p>
          </table:table-cell>
          <table:table-cell office:value-type="float" office:value="11.105899">
            <text:p>11.11</text:p>
          </table:table-cell>
          <table:table-cell office:value-type="float" office:value="11.003008">
            <text:p>11</text:p>
          </table:table-cell>
          <table:table-cell office:value-type="float" office:value="10.909645">
            <text:p>10.91</text:p>
          </table:table-cell>
          <table:table-cell office:value-type="float" office:value="0.999568">
            <text:p>1</text:p>
          </table:table-cell>
          <table:table-cell office:value-type="float" office:value="0.998074">
            <text:p>1</text:p>
          </table:table-cell>
          <table:table-cell office:value-type="float" office:value="0.980542">
            <text:p>0.98</text:p>
          </table:table-cell>
          <table:table-cell office:value-type="float" office:value="0.999443">
            <text:p>1</text:p>
          </table:table-cell>
          <table:table-cell office:value-type="float" office:value="1.016845">
            <text:p>1.02</text:p>
          </table:table-cell>
          <table:table-cell office:value-type="float" office:value="11.000432">
            <text:p>11</text:p>
          </table:table-cell>
          <table:table-cell office:value-type="float" office:value="11.001926">
            <text:p>11</text:p>
          </table:table-cell>
          <table:table-cell office:value-type="float" office:value="11.019458">
            <text:p>11.02</text:p>
          </table:table-cell>
          <table:table-cell office:value-type="float" office:value="11.000557">
            <text:p>11</text:p>
          </table:table-cell>
          <table:table-cell office:value-type="float" office:value="10.983155">
            <text:p>10.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805.714286">
            <text:p>51805.71</text:p>
          </table:table-cell>
          <table:table-cell office:value-type="float" office:value="913175.714286">
            <text:p>913175.71</text:p>
          </table:table-cell>
          <table:table-cell office:value-type="float" office:value="1411768.571429">
            <text:p>1411768.57</text:p>
          </table:table-cell>
          <table:table-cell office:value-type="float" office:value="73871.428571">
            <text:p>73871.43</text:p>
          </table:table-cell>
          <table:table-cell office:value-type="float" office:value="9043111.428571">
            <text:p>9043111.43</text:p>
          </table:table-cell>
          <table:table-cell office:value-type="float" office:value="24650">
            <text:p>24650</text:p>
          </table:table-cell>
          <table:table-cell office:value-type="float" office:value="435368.571429">
            <text:p>435368.57</text:p>
          </table:table-cell>
          <table:table-cell office:value-type="float" office:value="681642.857143">
            <text:p>681642.86</text:p>
          </table:table-cell>
          <table:table-cell office:value-type="float" office:value="35171.428571">
            <text:p>35171.43</text:p>
          </table:table-cell>
          <table:table-cell office:value-type="float" office:value="4268905.714286">
            <text:p>4268905.71</text:p>
          </table:table-cell>
          <table:table-cell office:value-type="float" office:value="27155.714286">
            <text:p>27155.71</text:p>
          </table:table-cell>
          <table:table-cell office:value-type="float" office:value="477807.142857">
            <text:p>477807.14</text:p>
          </table:table-cell>
          <table:table-cell office:value-type="float" office:value="730125.714286">
            <text:p>730125.71</text:p>
          </table:table-cell>
          <table:table-cell office:value-type="float" office:value="38700">
            <text:p>38700</text:p>
          </table:table-cell>
          <table:table-cell office:value-type="float" office:value="4774205.714286">
            <text:p>4774205.71</text:p>
          </table:table-cell>
          <table:table-cell office:value-type="float" office:value="9.992141">
            <text:p>9.99</text:p>
          </table:table-cell>
          <table:table-cell office:value-type="float" office:value="10.012027">
            <text:p>10.01</text:p>
          </table:table-cell>
          <table:table-cell office:value-type="float" office:value="10.13941">
            <text:p>10.14</text:p>
          </table:table-cell>
          <table:table-cell office:value-type="float" office:value="9.998453">
            <text:p>10</text:p>
          </table:table-cell>
          <table:table-cell office:value-type="float" office:value="9.913294">
            <text:p>9.91</text:p>
          </table:table-cell>
          <table:table-cell office:value-type="float" office:value="11.007859">
            <text:p>11.01</text:p>
          </table:table-cell>
          <table:table-cell office:value-type="float" office:value="10.987973">
            <text:p>10.99</text:p>
          </table:table-cell>
          <table:table-cell office:value-type="float" office:value="10.86059">
            <text:p>10.86</text:p>
          </table:table-cell>
          <table:table-cell office:value-type="float" office:value="11.001547">
            <text:p>11</text:p>
          </table:table-cell>
          <table:table-cell office:value-type="float" office:value="11.086706">
            <text:p>11.09</text:p>
          </table:table-cell>
          <table:table-cell office:value-type="float" office:value="0.998625">
            <text:p>1</text:p>
          </table:table-cell>
          <table:table-cell office:value-type="float" office:value="1.002107">
            <text:p>1</text:p>
          </table:table-cell>
          <table:table-cell office:value-type="float" office:value="1.024654">
            <text:p>1.02</text:p>
          </table:table-cell>
          <table:table-cell office:value-type="float" office:value="0.999729">
            <text:p>1</text:p>
          </table:table-cell>
          <table:table-cell office:value-type="float" office:value="0.984924">
            <text:p>0.98</text:p>
          </table:table-cell>
          <table:table-cell office:value-type="float" office:value="11.001375">
            <text:p>11</text:p>
          </table:table-cell>
          <table:table-cell office:value-type="float" office:value="10.997893">
            <text:p>11</text:p>
          </table:table-cell>
          <table:table-cell office:value-type="float" office:value="10.975346">
            <text:p>10.98</text:p>
          </table:table-cell>
          <table:table-cell office:value-type="float" office:value="11.000271">
            <text:p>11</text:p>
          </table:table-cell>
          <table:table-cell office:value-type="float" office:value="11.015076">
            <text:p>11.02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53597.142857">
            <text:p>53597.14</text:p>
          </table:table-cell>
          <table:table-cell office:value-type="float" office:value="883702.857143">
            <text:p>883702.86</text:p>
          </table:table-cell>
          <table:table-cell office:value-type="float" office:value="1535618.571429">
            <text:p>1535618.57</text:p>
          </table:table-cell>
          <table:table-cell office:value-type="float" office:value="74857.142857">
            <text:p>74857.14</text:p>
          </table:table-cell>
          <table:table-cell office:value-type="float" office:value="9070360">
            <text:p>9070360</text:p>
          </table:table-cell>
          <table:table-cell office:value-type="float" office:value="26777.142857">
            <text:p>26777.14</text:p>
          </table:table-cell>
          <table:table-cell office:value-type="float" office:value="441540">
            <text:p>441540</text:p>
          </table:table-cell>
          <table:table-cell office:value-type="float" office:value="771097.142857">
            <text:p>771097.14</text:p>
          </table:table-cell>
          <table:table-cell office:value-type="float" office:value="37420">
            <text:p>37420</text:p>
          </table:table-cell>
          <table:table-cell office:value-type="float" office:value="4522655.714286">
            <text:p>4522655.71</text:p>
          </table:table-cell>
          <table:table-cell office:value-type="float" office:value="26820">
            <text:p>26820</text:p>
          </table:table-cell>
          <table:table-cell office:value-type="float" office:value="442162.857143">
            <text:p>442162.86</text:p>
          </table:table-cell>
          <table:table-cell office:value-type="float" office:value="764521.428571">
            <text:p>764521.43</text:p>
          </table:table-cell>
          <table:table-cell office:value-type="float" office:value="37437.142857">
            <text:p>37437.14</text:p>
          </table:table-cell>
          <table:table-cell office:value-type="float" office:value="4547704.285714">
            <text:p>4547704.29</text:p>
          </table:table-cell>
          <table:table-cell office:value-type="float" office:value="10.991204">
            <text:p>10.99</text:p>
          </table:table-cell>
          <table:table-cell office:value-type="float" office:value="10.992247">
            <text:p>10.99</text:p>
          </table:table-cell>
          <table:table-cell office:value-type="float" office:value="11.047103">
            <text:p>11.05</text:p>
          </table:table-cell>
          <table:table-cell office:value-type="float" office:value="10.997481">
            <text:p>11</text:p>
          </table:table-cell>
          <table:table-cell office:value-type="float" office:value="10.969623">
            <text:p>10.97</text:p>
          </table:table-cell>
          <table:table-cell office:value-type="float" office:value="11.008796">
            <text:p>11.01</text:p>
          </table:table-cell>
          <table:table-cell office:value-type="float" office:value="11.007753">
            <text:p>11.01</text:p>
          </table:table-cell>
          <table:table-cell office:value-type="float" office:value="10.952897">
            <text:p>10.95</text:p>
          </table:table-cell>
          <table:table-cell office:value-type="float" office:value="11.002519">
            <text:p>11</text:p>
          </table:table-cell>
          <table:table-cell office:value-type="float" office:value="11.030377">
            <text:p>11.03</text:p>
          </table:table-cell>
          <table:table-cell office:value-type="float" office:value="0.998535">
            <text:p>1</text:p>
          </table:table-cell>
          <table:table-cell office:value-type="float" office:value="0.998709">
            <text:p>1</text:p>
          </table:table-cell>
          <table:table-cell office:value-type="float" office:value="1.007879">
            <text:p>1.01</text:p>
          </table:table-cell>
          <table:table-cell office:value-type="float" office:value="0.99958">
            <text:p>1</text:p>
          </table:table-cell>
          <table:table-cell office:value-type="float" office:value="0.994949">
            <text:p>0.99</text:p>
          </table:table-cell>
          <table:table-cell office:value-type="float" office:value="11.001465">
            <text:p>11</text:p>
          </table:table-cell>
          <table:table-cell office:value-type="float" office:value="11.001291">
            <text:p>11</text:p>
          </table:table-cell>
          <table:table-cell office:value-type="float" office:value="10.992121">
            <text:p>10.99</text:p>
          </table:table-cell>
          <table:table-cell office:value-type="float" office:value="11.00042">
            <text:p>11</text:p>
          </table:table-cell>
          <table:table-cell office:value-type="float" office:value="11.005051">
            <text:p>11.01</text:p>
          </table:table-cell>
        </table:table-row>
        <table:table-row table:style-name="ro1" table:number-rows-repeated="13">
          <table:table-cell table:number-columns-repeated="37"/>
        </table:table-row>
        <table:table-row table:style-name="ro2">
          <table:table-cell office:value-type="string">
            <text:p>nrd</text:p>
          </table:table-cell>
          <table:table-cell office:value-type="string">
            <text:p>SemaMutex&lt;Semaphore&gt; tps</text:p>
          </table:table-cell>
          <table:table-cell office:value-type="string">
            <text:p>SemaMutex&lt;UnslowSemaphore&gt; tps</text:p>
          </table:table-cell>
          <table:table-cell office:value-type="string">
            <text:p>SemaMutex&lt;CsevSemaphore&gt; tps</text:p>
          </table:table-cell>
          <table:table-cell office:value-type="string">
            <text:p>SemaMutex&lt;FastStSemaphore&gt; tps</text:p>
          </table:table-cell>
          <table:table-cell office:value-type="string">
            <text:p>SemaMutex&lt;Csev2Semaphore&gt; tps</text:p>
          </table:table-cell>
          <table:table-cell office:value-type="string">
            <text:p>SemaMutex&lt;Semaphore&gt; rps</text:p>
          </table:table-cell>
          <table:table-cell office:value-type="string">
            <text:p>SemaMutex&lt;UnslowSemaphore&gt; rps</text:p>
          </table:table-cell>
          <table:table-cell office:value-type="string">
            <text:p>SemaMutex&lt;CsevSemaphore&gt; rps</text:p>
          </table:table-cell>
          <table:table-cell office:value-type="string">
            <text:p>SemaMutex&lt;FastStSemaphore&gt; rps</text:p>
          </table:table-cell>
          <table:table-cell office:value-type="string">
            <text:p>SemaMutex&lt;Csev2Semaphore&gt; rps</text:p>
          </table:table-cell>
          <table:table-cell table:number-columns-repeated="26"/>
        </table:table-row>
        <table:table-row table:style-name="ro1">
          <table:table-cell office:value-type="float" office:value="0">
            <text:p>0</text:p>
          </table:table-cell>
          <table:table-cell table:number-columns-repeated="3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704.285714">
            <text:p>2000704.29</text:p>
          </table:table-cell>
          <table:table-cell office:value-type="float" office:value="1531711.428571">
            <text:p>1531711.43</text:p>
          </table:table-cell>
          <table:table-cell office:value-type="float" office:value="4258972.857143">
            <text:p>4258972.86</text:p>
          </table:table-cell>
          <table:table-cell office:value-type="float" office:value="29578235.714286">
            <text:p>29578235.71</text:p>
          </table:table-cell>
          <table:table-cell office:value-type="float" office:value="27314200">
            <text:p>27314200</text:p>
          </table:table-cell>
          <table:table-cell office:value-type="float" office:value="2000704.285714">
            <text:p>2000704.29</text:p>
          </table:table-cell>
          <table:table-cell office:value-type="float" office:value="1531711.428571">
            <text:p>1531711.43</text:p>
          </table:table-cell>
          <table:table-cell office:value-type="float" office:value="4258972.857143">
            <text:p>4258972.86</text:p>
          </table:table-cell>
          <table:table-cell office:value-type="float" office:value="29578235.714286">
            <text:p>29578235.71</text:p>
          </table:table-cell>
          <table:table-cell office:value-type="float" office:value="27314200">
            <text:p>27314200</text:p>
          </table:table-cell>
          <table:table-cell table:number-columns-repeated="2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82.857143">
            <text:p>108682.86</text:p>
          </table:table-cell>
          <table:table-cell office:value-type="float" office:value="1610621.428571">
            <text:p>1610621.43</text:p>
          </table:table-cell>
          <table:table-cell office:value-type="float" office:value="3970764.285714">
            <text:p>3970764.29</text:p>
          </table:table-cell>
          <table:table-cell office:value-type="float" office:value="123430">
            <text:p>123430</text:p>
          </table:table-cell>
          <table:table-cell office:value-type="float" office:value="14760875.714286">
            <text:p>14760875.71</text:p>
          </table:table-cell>
          <table:table-cell office:value-type="float" office:value="108682.857143">
            <text:p>108682.86</text:p>
          </table:table-cell>
          <table:table-cell office:value-type="float" office:value="1610621.428571">
            <text:p>1610621.43</text:p>
          </table:table-cell>
          <table:table-cell office:value-type="float" office:value="3970764.285714">
            <text:p>3970764.29</text:p>
          </table:table-cell>
          <table:table-cell office:value-type="float" office:value="123430">
            <text:p>123430</text:p>
          </table:table-cell>
          <table:table-cell office:value-type="float" office:value="14760875.714286">
            <text:p>14760875.71</text:p>
          </table:table-cell>
          <table:table-cell table:number-columns-repeated="2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528.571429">
            <text:p>111528.57</text:p>
          </table:table-cell>
          <table:table-cell office:value-type="float" office:value="681621.428571">
            <text:p>681621.43</text:p>
          </table:table-cell>
          <table:table-cell office:value-type="float" office:value="5267068.571429">
            <text:p>5267068.57</text:p>
          </table:table-cell>
          <table:table-cell office:value-type="float" office:value="127751.428571">
            <text:p>127751.43</text:p>
          </table:table-cell>
          <table:table-cell office:value-type="float" office:value="9649097.142857">
            <text:p>9649097.14</text:p>
          </table:table-cell>
          <table:table-cell office:value-type="float" office:value="111528.571429">
            <text:p>111528.57</text:p>
          </table:table-cell>
          <table:table-cell office:value-type="float" office:value="681621.428571">
            <text:p>681621.43</text:p>
          </table:table-cell>
          <table:table-cell office:value-type="float" office:value="5267068.571429">
            <text:p>5267068.57</text:p>
          </table:table-cell>
          <table:table-cell office:value-type="float" office:value="127751.428571">
            <text:p>127751.43</text:p>
          </table:table-cell>
          <table:table-cell office:value-type="float" office:value="9649097.142857">
            <text:p>9649097.14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544.285714">
            <text:p>101544.29</text:p>
          </table:table-cell>
          <table:table-cell office:value-type="float" office:value="427382.857143">
            <text:p>427382.86</text:p>
          </table:table-cell>
          <table:table-cell office:value-type="float" office:value="2462207.142857">
            <text:p>2462207.14</text:p>
          </table:table-cell>
          <table:table-cell office:value-type="float" office:value="106912.857143">
            <text:p>106912.86</text:p>
          </table:table-cell>
          <table:table-cell office:value-type="float" office:value="8892307.142857">
            <text:p>8892307.14</text:p>
          </table:table-cell>
          <table:table-cell office:value-type="float" office:value="101544.285714">
            <text:p>101544.29</text:p>
          </table:table-cell>
          <table:table-cell office:value-type="float" office:value="427382.857143">
            <text:p>427382.86</text:p>
          </table:table-cell>
          <table:table-cell office:value-type="float" office:value="2462207.142857">
            <text:p>2462207.14</text:p>
          </table:table-cell>
          <table:table-cell office:value-type="float" office:value="106912.857143">
            <text:p>106912.86</text:p>
          </table:table-cell>
          <table:table-cell office:value-type="float" office:value="8892307.142857">
            <text:p>8892307.14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280">
            <text:p>45280</text:p>
          </table:table-cell>
          <table:table-cell office:value-type="float" office:value="819508.571429">
            <text:p>819508.57</text:p>
          </table:table-cell>
          <table:table-cell office:value-type="float" office:value="1913051.428571">
            <text:p>1913051.43</text:p>
          </table:table-cell>
          <table:table-cell office:value-type="float" office:value="53865.714286">
            <text:p>53865.71</text:p>
          </table:table-cell>
          <table:table-cell office:value-type="float" office:value="8697524.285714">
            <text:p>8697524.29</text:p>
          </table:table-cell>
          <table:table-cell office:value-type="float" office:value="45280">
            <text:p>45280</text:p>
          </table:table-cell>
          <table:table-cell office:value-type="float" office:value="819508.571429">
            <text:p>819508.57</text:p>
          </table:table-cell>
          <table:table-cell office:value-type="float" office:value="1913051.428571">
            <text:p>1913051.43</text:p>
          </table:table-cell>
          <table:table-cell office:value-type="float" office:value="53865.714286">
            <text:p>53865.71</text:p>
          </table:table-cell>
          <table:table-cell office:value-type="float" office:value="8697524.285714">
            <text:p>8697524.29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431.428571">
            <text:p>61431.43</text:p>
          </table:table-cell>
          <table:table-cell office:value-type="float" office:value="883847.142857">
            <text:p>883847.14</text:p>
          </table:table-cell>
          <table:table-cell office:value-type="float" office:value="1590262.857143">
            <text:p>1590262.86</text:p>
          </table:table-cell>
          <table:table-cell office:value-type="float" office:value="81367.142857">
            <text:p>81367.14</text:p>
          </table:table-cell>
          <table:table-cell office:value-type="float" office:value="8733425.714286">
            <text:p>8733425.71</text:p>
          </table:table-cell>
          <table:table-cell office:value-type="float" office:value="61431.428571">
            <text:p>61431.43</text:p>
          </table:table-cell>
          <table:table-cell office:value-type="float" office:value="883847.142857">
            <text:p>883847.14</text:p>
          </table:table-cell>
          <table:table-cell office:value-type="float" office:value="1590262.857143">
            <text:p>1590262.86</text:p>
          </table:table-cell>
          <table:table-cell office:value-type="float" office:value="81367.142857">
            <text:p>81367.14</text:p>
          </table:table-cell>
          <table:table-cell office:value-type="float" office:value="8733425.714286">
            <text:p>8733425.71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790">
            <text:p>48790</text:p>
          </table:table-cell>
          <table:table-cell office:value-type="float" office:value="838750">
            <text:p>838750</text:p>
          </table:table-cell>
          <table:table-cell office:value-type="float" office:value="1516527.142857">
            <text:p>1516527.14</text:p>
          </table:table-cell>
          <table:table-cell office:value-type="float" office:value="68201.428571">
            <text:p>68201.43</text:p>
          </table:table-cell>
          <table:table-cell office:value-type="float" office:value="8793844.285714">
            <text:p>8793844.29</text:p>
          </table:table-cell>
          <table:table-cell office:value-type="float" office:value="48790">
            <text:p>48790</text:p>
          </table:table-cell>
          <table:table-cell office:value-type="float" office:value="838750">
            <text:p>838750</text:p>
          </table:table-cell>
          <table:table-cell office:value-type="float" office:value="1516527.142857">
            <text:p>1516527.14</text:p>
          </table:table-cell>
          <table:table-cell office:value-type="float" office:value="68201.428571">
            <text:p>68201.43</text:p>
          </table:table-cell>
          <table:table-cell office:value-type="float" office:value="8793844.285714">
            <text:p>8793844.29</text:p>
          </table:table-cell>
          <table:table-cell table:number-columns-repeated="2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97.142857">
            <text:p>48797.14</text:p>
          </table:table-cell>
          <table:table-cell office:value-type="float" office:value="909035.714286">
            <text:p>909035.71</text:p>
          </table:table-cell>
          <table:table-cell office:value-type="float" office:value="1402285.714286">
            <text:p>1402285.71</text:p>
          </table:table-cell>
          <table:table-cell office:value-type="float" office:value="72130">
            <text:p>72130</text:p>
          </table:table-cell>
          <table:table-cell office:value-type="float" office:value="8795444.285714">
            <text:p>8795444.29</text:p>
          </table:table-cell>
          <table:table-cell office:value-type="float" office:value="48797.142857">
            <text:p>48797.14</text:p>
          </table:table-cell>
          <table:table-cell office:value-type="float" office:value="909035.714286">
            <text:p>909035.71</text:p>
          </table:table-cell>
          <table:table-cell office:value-type="float" office:value="1402285.714286">
            <text:p>1402285.71</text:p>
          </table:table-cell>
          <table:table-cell office:value-type="float" office:value="72130">
            <text:p>72130</text:p>
          </table:table-cell>
          <table:table-cell office:value-type="float" office:value="8795444.285714">
            <text:p>8795444.29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442.857143">
            <text:p>46442.86</text:p>
          </table:table-cell>
          <table:table-cell office:value-type="float" office:value="863782.857143">
            <text:p>863782.86</text:p>
          </table:table-cell>
          <table:table-cell office:value-type="float" office:value="1350301.428571">
            <text:p>1350301.43</text:p>
          </table:table-cell>
          <table:table-cell office:value-type="float" office:value="62182.857143">
            <text:p>62182.86</text:p>
          </table:table-cell>
          <table:table-cell office:value-type="float" office:value="8862450">
            <text:p>8862450</text:p>
          </table:table-cell>
          <table:table-cell office:value-type="float" office:value="46442.857143">
            <text:p>46442.86</text:p>
          </table:table-cell>
          <table:table-cell office:value-type="float" office:value="863782.857143">
            <text:p>863782.86</text:p>
          </table:table-cell>
          <table:table-cell office:value-type="float" office:value="1350301.428571">
            <text:p>1350301.43</text:p>
          </table:table-cell>
          <table:table-cell office:value-type="float" office:value="62182.857143">
            <text:p>62182.86</text:p>
          </table:table-cell>
          <table:table-cell office:value-type="float" office:value="8862450">
            <text:p>8862450</text:p>
          </table:table-cell>
          <table:table-cell table:number-columns-repeated="2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847.142857">
            <text:p>45847.14</text:p>
          </table:table-cell>
          <table:table-cell office:value-type="float" office:value="875508.571429">
            <text:p>875508.57</text:p>
          </table:table-cell>
          <table:table-cell office:value-type="float" office:value="1392681.428571">
            <text:p>1392681.43</text:p>
          </table:table-cell>
          <table:table-cell office:value-type="float" office:value="75937.142857">
            <text:p>75937.14</text:p>
          </table:table-cell>
          <table:table-cell office:value-type="float" office:value="8670545.714286">
            <text:p>8670545.71</text:p>
          </table:table-cell>
          <table:table-cell office:value-type="float" office:value="45847.142857">
            <text:p>45847.14</text:p>
          </table:table-cell>
          <table:table-cell office:value-type="float" office:value="875508.571429">
            <text:p>875508.57</text:p>
          </table:table-cell>
          <table:table-cell office:value-type="float" office:value="1392681.428571">
            <text:p>1392681.43</text:p>
          </table:table-cell>
          <table:table-cell office:value-type="float" office:value="75937.142857">
            <text:p>75937.14</text:p>
          </table:table-cell>
          <table:table-cell office:value-type="float" office:value="8670545.714286">
            <text:p>8670545.71</text:p>
          </table:table-cell>
          <table:table-cell table:number-columns-repeated="2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145.714286">
            <text:p>49145.71</text:p>
          </table:table-cell>
          <table:table-cell office:value-type="float" office:value="851038.571429">
            <text:p>851038.57</text:p>
          </table:table-cell>
          <table:table-cell office:value-type="float" office:value="1357041.428571">
            <text:p>1357041.43</text:p>
          </table:table-cell>
          <table:table-cell office:value-type="float" office:value="78334.285714">
            <text:p>78334.29</text:p>
          </table:table-cell>
          <table:table-cell office:value-type="float" office:value="8756937.142857">
            <text:p>8756937.14</text:p>
          </table:table-cell>
          <table:table-cell office:value-type="float" office:value="49145.714286">
            <text:p>49145.71</text:p>
          </table:table-cell>
          <table:table-cell office:value-type="float" office:value="851038.571429">
            <text:p>851038.57</text:p>
          </table:table-cell>
          <table:table-cell office:value-type="float" office:value="1357041.428571">
            <text:p>1357041.43</text:p>
          </table:table-cell>
          <table:table-cell office:value-type="float" office:value="78334.285714">
            <text:p>78334.29</text:p>
          </table:table-cell>
          <table:table-cell office:value-type="float" office:value="8756937.142857">
            <text:p>8756937.14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/>
          <table:table-cell>
            <draw:frame table:end-cell-address="Sheet9Sema.L197" table:end-x="0.0087in" table:end-y="0.065in" draw:z-index="0" draw:style-name="gr1" svg:width="8.8472in" svg:height="4.3012in" svg:x="0.052in" svg:y="0.0311in">
              <draw:object draw:notify-on-update-of-ranges="Sheet9Sema.A159:Sheet9Sema.A159 Sheet9Sema.A160:Sheet9Sema.A171 Sheet9Sema.B159:Sheet9Sema.B159 Sheet9Sema.B160:Sheet9Sema.B171 Sheet9Sema.C159:Sheet9Sema.C159 Sheet9Sema.C160:Sheet9Sema.C171 Sheet9Sema.D159:Sheet9Sema.D159 Sheet9Sema.D160:Sheet9Sema.D171 Sheet9Sema.E159:Sheet9Sema.E159 Sheet9Sema.E160:Sheet9Sema.E171 Sheet9Sema.F159:Sheet9Sema.F159 Sheet9Sema.F160:Sheet9Sema.F171 Sheet9Sema.G159:Sheet9Sema.G159 Sheet9Sema.G160:Sheet9Sema.G171 Sheet9Sema.H159:Sheet9Sema.H159 Sheet9Sema.H160:Sheet9Sema.H171 Sheet9Sema.I159:Sheet9Sema.I159 Sheet9Sema.I160:Sheet9Sema.I171 Sheet9Sema.J159:Sheet9Sema.J159 Sheet9Sema.J160:Sheet9Sema.J171 Sheet9Sema.K159:Sheet9Sema.K159 Sheet9Sema.K160:Sheet9Sema.K17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4/15/2012</text:date>, <text:time>15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4-15T15:28:55.21</dc:date>
    <meta:editing-duration>PT39H17M41S</meta:editing-duration>
    <meta:editing-cycles>125</meta:editing-cycles>
    <meta:generator>OpenOffice.org/3.2$Win32 OpenOffice.org_project/320m12$Build-9483</meta:generator>
    <meta:document-statistic meta:table-count="9" meta:cell-count="20015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7cm">
          <chart:axis chart:dimension="x" chart:name="primary-x" chart:style-name="ch5">
            <chart:title svg:x="6.724cm" svg:y="8.283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2:Sheet8.U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3:Sheet8.L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3:Sheet8.M14" chart:label-cell-address="Sheet8.M2:Sheet8.M2" chart:class="chart:line">
            <chart:data-point chart:repeated="12"/>
          </chart:series>
          <chart:series chart:style-name="ch12" chart:values-cell-range-address="Sheet8.N3:Sheet8.N14" chart:label-cell-address="Sheet8.N2:Sheet8.N2" chart:class="chart:line">
            <chart:data-point chart:repeated="12"/>
          </chart:series>
          <chart:series chart:style-name="ch13" chart:values-cell-range-address="Sheet8.O3:Sheet8.O14" chart:label-cell-address="Sheet8.O2:Sheet8.O2" chart:class="chart:line">
            <chart:data-point chart:repeated="12"/>
          </chart:series>
          <chart:series chart:style-name="ch14" chart:values-cell-range-address="Sheet8.P3:Sheet8.P14" chart:label-cell-address="Sheet8.P2:Sheet8.P2" chart:class="chart:line">
            <chart:data-point chart:repeated="12"/>
          </chart:series>
          <chart:series chart:style-name="ch15" chart:values-cell-range-address="Sheet8.Q3:Sheet8.Q14" chart:label-cell-address="Sheet8.Q2:Sheet8.Q2" chart:class="chart:line">
            <chart:data-point chart:repeated="12"/>
          </chart:series>
          <chart:series chart:style-name="ch16" chart:values-cell-range-address="Sheet8.R3:Sheet8.R14" chart:label-cell-address="Sheet8.R2:Sheet8.R2" chart:class="chart:line">
            <chart:data-point chart:repeated="12"/>
          </chart:series>
          <chart:series chart:style-name="ch17" chart:values-cell-range-address="Sheet8.S3:Sheet8.S14" chart:label-cell-address="Sheet8.S2:Sheet8.S2" chart:class="chart:line">
            <chart:data-point chart:repeated="12"/>
          </chart:series>
          <chart:series chart:style-name="ch18" chart:values-cell-range-address="Sheet8.T3:Sheet8.T14" chart:label-cell-address="Sheet8.T2:Sheet8.T2" chart:class="chart:line">
            <chart:data-point chart:repeated="12"/>
          </chart:series>
          <chart:series chart:style-name="ch19" chart:values-cell-range-address="Sheet8.U3:Sheet8.U14" chart:label-cell-address="Sheet8.U2:Sheet8.U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2:Sheet8.M2">Mutex tps</text:p>
              </table:table-cell>
              <table:table-cell office:value-type="string">
                <text:p text:id="Sheet8.N2:Sheet8.N2">CriticalSection tps</text:p>
              </table:table-cell>
              <table:table-cell office:value-type="string">
                <text:p text:id="Sheet8.O2:Sheet8.O2">CohortReadWriteMutex tps</text:p>
              </table:table-cell>
              <table:table-cell office:value-type="string">
                <text:p text:id="Sheet8.P2:Sheet8.P2">SlimReadWriteLock tps</text:p>
              </table:table-cell>
              <table:table-cell office:value-type="string">
                <text:p text:id="Sheet8.Q2:Sheet8.Q2">UltraSpinReadWriteMutex tps</text:p>
              </table:table-cell>
              <table:table-cell office:value-type="string">
                <text:p text:id="Sheet8.R2:Sheet8.R2">UltraLightReadWriteMutex tps</text:p>
              </table:table-cell>
              <table:table-cell office:value-type="string">
                <text:p text:id="Sheet8.S2:Sheet8.S2">UltraFastReadWriteMutex tps</text:p>
              </table:table-cell>
              <table:table-cell office:value-type="string">
                <text:p text:id="Sheet8.T2:Sheet8.T2">SemaMutex&lt;Semaphore&gt; tps</text:p>
              </table:table-cell>
              <table:table-cell office:value-type="string">
                <text:p text:id="Sheet8.U2:Sheet8.U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3:Sheet8.L14">0</text:p>
              </table:table-cell>
              <table:table-cell office:value-type="float" office:value="2031726">
                <text:p text:id="Sheet8.M3:Sheet8.M14">2031726</text:p>
              </table:table-cell>
              <table:table-cell office:value-type="float" office:value="44848154">
                <text:p text:id="Sheet8.N3:Sheet8.N14">44848154</text:p>
              </table:table-cell>
              <table:table-cell office:value-type="float" office:value="37786006">
                <text:p text:id="Sheet8.O3:Sheet8.O14">37786006</text:p>
              </table:table-cell>
              <table:table-cell office:value-type="float" office:value="50351944">
                <text:p text:id="Sheet8.P3:Sheet8.P14">50351944</text:p>
              </table:table-cell>
              <table:table-cell office:value-type="float" office:value="2686456">
                <text:p text:id="Sheet8.Q3:Sheet8.Q14">2686456</text:p>
              </table:table-cell>
              <table:table-cell office:value-type="float" office:value="38005724">
                <text:p text:id="Sheet8.R3:Sheet8.R14">38005724</text:p>
              </table:table-cell>
              <table:table-cell office:value-type="float" office:value="2688032">
                <text:p text:id="Sheet8.S3:Sheet8.S14">2688032</text:p>
              </table:table-cell>
              <table:table-cell office:value-type="float" office:value="2200670">
                <text:p text:id="Sheet8.T3:Sheet8.T14">2200670</text:p>
              </table:table-cell>
              <table:table-cell office:value-type="float" office:value="40029495.714286">
                <text:p text:id="Sheet8.U3:Sheet8.U14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38454197.5">
                <text:p>38454197.5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70158636">
                <text:p>70158636</text:p>
              </table:table-cell>
              <table:table-cell office:value-type="float" office:value="16752418">
                <text:p>16752418</text:p>
              </table:table-cell>
              <table:table-cell office:value-type="float" office:value="105990">
                <text:p>105990</text:p>
              </table:table-cell>
              <table:table-cell office:value-type="float" office:value="32873990">
                <text:p>328739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41244261">
                <text:p>41244261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66888232">
                <text:p>66888232</text:p>
              </table:table-cell>
              <table:table-cell office:value-type="float" office:value="20309900">
                <text:p>20309900</text:p>
              </table:table-cell>
              <table:table-cell office:value-type="float" office:value="90913.333333">
                <text:p>90913.333333</text:p>
              </table:table-cell>
              <table:table-cell office:value-type="float" office:value="27317790">
                <text:p>273177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07943410.5">
                <text:p>107943410.5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111766154">
                <text:p>111766154</text:p>
              </table:table-cell>
              <table:table-cell office:value-type="float" office:value="51210736">
                <text:p>51210736</text:p>
              </table:table-cell>
              <table:table-cell office:value-type="float" office:value="75726.666667">
                <text:p>75726.666667</text:p>
              </table:table-cell>
              <table:table-cell office:value-type="float" office:value="23115522.857143">
                <text:p>23115522.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37123374">
                <text:p>137123374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150561544">
                <text:p>150561544</text:p>
              </table:table-cell>
              <table:table-cell office:value-type="float" office:value="58703328">
                <text:p>58703328</text:p>
              </table:table-cell>
              <table:table-cell office:value-type="float" office:value="45616.666667">
                <text:p>45616.666667</text:p>
              </table:table-cell>
              <table:table-cell office:value-type="float" office:value="21525651.428571">
                <text:p>21525651.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65378687.5">
                <text:p>165378687.5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84855136">
                <text:p>184855136</text:p>
              </table:table-cell>
              <table:table-cell office:value-type="float" office:value="101683022">
                <text:p>101683022</text:p>
              </table:table-cell>
              <table:table-cell office:value-type="float" office:value="57176.666667">
                <text:p>57176.666667</text:p>
              </table:table-cell>
              <table:table-cell office:value-type="float" office:value="16787151.428571">
                <text:p>16787151.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229995578">
                <text:p>229995578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213180538">
                <text:p>213180538</text:p>
              </table:table-cell>
              <table:table-cell office:value-type="float" office:value="120337860">
                <text:p>120337860</text:p>
              </table:table-cell>
              <table:table-cell office:value-type="float" office:value="43636.666667">
                <text:p>43636.666667</text:p>
              </table:table-cell>
              <table:table-cell office:value-type="float" office:value="14224918.571429">
                <text:p>14224918.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284306198.5">
                <text:p>284306198.5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255942910">
                <text:p>255942910</text:p>
              </table:table-cell>
              <table:table-cell office:value-type="float" office:value="185936394">
                <text:p>185936394</text:p>
              </table:table-cell>
              <table:table-cell office:value-type="float" office:value="49663.333333">
                <text:p>49663.333333</text:p>
              </table:table-cell>
              <table:table-cell office:value-type="float" office:value="14322971.428571">
                <text:p>14322971.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637565762">
                <text:p>637565762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763183536">
                <text:p>763183536</text:p>
              </table:table-cell>
              <table:table-cell office:value-type="float" office:value="363373882">
                <text:p>363373882</text:p>
              </table:table-cell>
              <table:table-cell office:value-type="float" office:value="45870">
                <text:p>45870</text:p>
              </table:table-cell>
              <table:table-cell office:value-type="float" office:value="89907754.285714">
                <text:p>8990775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417144733">
                <text:p>417144733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768782880">
                <text:p>768782880</text:p>
              </table:table-cell>
              <table:table-cell office:value-type="float" office:value="441546552">
                <text:p>441546552</text:p>
              </table:table-cell>
              <table:table-cell office:value-type="float" office:value="44526.666667">
                <text:p>44526.666667</text:p>
              </table:table-cell>
              <table:table-cell office:value-type="float" office:value="35825950">
                <text:p>35825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441916136.5">
                <text:p>441916136.5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763615144">
                <text:p>763615144</text:p>
              </table:table-cell>
              <table:table-cell office:value-type="float" office:value="394416868">
                <text:p>394416868</text:p>
              </table:table-cell>
              <table:table-cell office:value-type="float" office:value="46583.333333">
                <text:p>46583.333333</text:p>
              </table:table-cell>
              <table:table-cell office:value-type="float" office:value="119065494.285714">
                <text:p>11906549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405770588">
                <text:p>405770588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757995434">
                <text:p>757995434</text:p>
              </table:table-cell>
              <table:table-cell office:value-type="float" office:value="461099326">
                <text:p>461099326</text:p>
              </table:table-cell>
              <table:table-cell office:value-type="float" office:value="50643.333333">
                <text:p>50643.333333</text:p>
              </table:table-cell>
              <table:table-cell office:value-type="float" office:value="89863267.142857">
                <text:p>89863267.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44:Sheet8.U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45:Sheet8.L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45:Sheet8.M56" chart:label-cell-address="Sheet8.M44:Sheet8.M44" chart:class="chart:line">
            <chart:data-point chart:repeated="12"/>
          </chart:series>
          <chart:series chart:style-name="ch12" chart:values-cell-range-address="Sheet8.N45:Sheet8.N56" chart:label-cell-address="Sheet8.N44:Sheet8.N44" chart:class="chart:line">
            <chart:data-point chart:repeated="12"/>
          </chart:series>
          <chart:series chart:style-name="ch13" chart:values-cell-range-address="Sheet8.O45:Sheet8.O56" chart:label-cell-address="Sheet8.O44:Sheet8.O44" chart:class="chart:line">
            <chart:data-point chart:repeated="12"/>
          </chart:series>
          <chart:series chart:style-name="ch14" chart:values-cell-range-address="Sheet8.P45:Sheet8.P56" chart:label-cell-address="Sheet8.P44:Sheet8.P44" chart:class="chart:line">
            <chart:data-point chart:repeated="12"/>
          </chart:series>
          <chart:series chart:style-name="ch15" chart:values-cell-range-address="Sheet8.Q45:Sheet8.Q56" chart:label-cell-address="Sheet8.Q44:Sheet8.Q44" chart:class="chart:line">
            <chart:data-point chart:repeated="12"/>
          </chart:series>
          <chart:series chart:style-name="ch16" chart:values-cell-range-address="Sheet8.R45:Sheet8.R56" chart:label-cell-address="Sheet8.R44:Sheet8.R44" chart:class="chart:line">
            <chart:data-point chart:repeated="12"/>
          </chart:series>
          <chart:series chart:style-name="ch17" chart:values-cell-range-address="Sheet8.S45:Sheet8.S56" chart:label-cell-address="Sheet8.S44:Sheet8.S44" chart:class="chart:line">
            <chart:data-point chart:repeated="12"/>
          </chart:series>
          <chart:series chart:style-name="ch18" chart:values-cell-range-address="Sheet8.T45:Sheet8.T56" chart:label-cell-address="Sheet8.T44:Sheet8.T44" chart:class="chart:line">
            <chart:data-point chart:repeated="12"/>
          </chart:series>
          <chart:series chart:style-name="ch19" chart:values-cell-range-address="Sheet8.U45:Sheet8.U56" chart:label-cell-address="Sheet8.U44:Sheet8.U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44:Sheet8.M44">Mutex tps</text:p>
              </table:table-cell>
              <table:table-cell office:value-type="string">
                <text:p text:id="Sheet8.N44:Sheet8.N44">CriticalSection tps</text:p>
              </table:table-cell>
              <table:table-cell office:value-type="string">
                <text:p text:id="Sheet8.O44:Sheet8.O44">CohortReadWriteMutex tps</text:p>
              </table:table-cell>
              <table:table-cell office:value-type="string">
                <text:p text:id="Sheet8.P44:Sheet8.P44">SlimReadWriteLock tps</text:p>
              </table:table-cell>
              <table:table-cell office:value-type="string">
                <text:p text:id="Sheet8.Q44:Sheet8.Q44">UltraSpinReadWriteMutex tps</text:p>
              </table:table-cell>
              <table:table-cell office:value-type="string">
                <text:p text:id="Sheet8.R44:Sheet8.R44">UltraLightReadWriteMutex tps</text:p>
              </table:table-cell>
              <table:table-cell office:value-type="string">
                <text:p text:id="Sheet8.S44:Sheet8.S44">UltraFastReadWriteMutex tps</text:p>
              </table:table-cell>
              <table:table-cell office:value-type="string">
                <text:p text:id="Sheet8.T44:Sheet8.T44">SemaMutex&lt;Semaphore&gt; tps</text:p>
              </table:table-cell>
              <table:table-cell office:value-type="string">
                <text:p text:id="Sheet8.U44:Sheet8.U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45:Sheet8.L56">0</text:p>
              </table:table-cell>
              <table:table-cell office:value-type="float" office:value="2031726">
                <text:p text:id="Sheet8.M45:Sheet8.M56">2031726</text:p>
              </table:table-cell>
              <table:table-cell office:value-type="float" office:value="44848154">
                <text:p text:id="Sheet8.N45:Sheet8.N56">44848154</text:p>
              </table:table-cell>
              <table:table-cell office:value-type="float" office:value="37786006">
                <text:p text:id="Sheet8.O45:Sheet8.O56">37786006</text:p>
              </table:table-cell>
              <table:table-cell office:value-type="float" office:value="50351944">
                <text:p text:id="Sheet8.P45:Sheet8.P56">50351944</text:p>
              </table:table-cell>
              <table:table-cell office:value-type="float" office:value="2686456">
                <text:p text:id="Sheet8.Q45:Sheet8.Q56">2686456</text:p>
              </table:table-cell>
              <table:table-cell office:value-type="float" office:value="38005724">
                <text:p text:id="Sheet8.R45:Sheet8.R56">38005724</text:p>
              </table:table-cell>
              <table:table-cell office:value-type="float" office:value="2688032">
                <text:p text:id="Sheet8.S45:Sheet8.S56">2688032</text:p>
              </table:table-cell>
              <table:table-cell office:value-type="float" office:value="2200670">
                <text:p text:id="Sheet8.T45:Sheet8.T56">2200670</text:p>
              </table:table-cell>
              <table:table-cell office:value-type="float" office:value="40029495.714286">
                <text:p text:id="Sheet8.U45:Sheet8.U56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8313382">
                <text:p>18313382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7520042">
                <text:p>7520042</text:p>
              </table:table-cell>
              <table:table-cell office:value-type="float" office:value="1045040">
                <text:p>1045040</text:p>
              </table:table-cell>
              <table:table-cell office:value-type="float" office:value="53180">
                <text:p>53180</text:p>
              </table:table-cell>
              <table:table-cell office:value-type="float" office:value="20687827.142857">
                <text:p>20687827.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4889911">
                <text:p>4889911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161162">
                <text:p>9161162</text:p>
              </table:table-cell>
              <table:table-cell office:value-type="float" office:value="954120">
                <text:p>954120</text:p>
              </table:table-cell>
              <table:table-cell office:value-type="float" office:value="30163.333333">
                <text:p>30163.333333</text:p>
              </table:table-cell>
              <table:table-cell office:value-type="float" office:value="17371857.142857">
                <text:p>1737185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4565561.5">
                <text:p>4565561.5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4153198">
                <text:p>4153198</text:p>
              </table:table-cell>
              <table:table-cell office:value-type="float" office:value="526102">
                <text:p>526102</text:p>
              </table:table-cell>
              <table:table-cell office:value-type="float" office:value="18923.333333">
                <text:p>18923.333333</text:p>
              </table:table-cell>
              <table:table-cell office:value-type="float" office:value="11327940">
                <text:p>11327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3285659.5">
                <text:p>3285659.5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3711624">
                <text:p>3711624</text:p>
              </table:table-cell>
              <table:table-cell office:value-type="float" office:value="463888">
                <text:p>463888</text:p>
              </table:table-cell>
              <table:table-cell office:value-type="float" office:value="9126.666667">
                <text:p>9126.666667</text:p>
              </table:table-cell>
              <table:table-cell office:value-type="float" office:value="13172637.142857">
                <text:p>1317263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814672">
                <text:p>3814672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001004">
                <text:p>3001004</text:p>
              </table:table-cell>
              <table:table-cell office:value-type="float" office:value="324026">
                <text:p>324026</text:p>
              </table:table-cell>
              <table:table-cell office:value-type="float" office:value="9530">
                <text:p>9530</text:p>
              </table:table-cell>
              <table:table-cell office:value-type="float" office:value="12419904.285714">
                <text:p>12419904.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3189674.5">
                <text:p>3189674.5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465054">
                <text:p>2465054</text:p>
              </table:table-cell>
              <table:table-cell office:value-type="float" office:value="213486">
                <text:p>213486</text:p>
              </table:table-cell>
              <table:table-cell office:value-type="float" office:value="6230">
                <text:p>6230</text:p>
              </table:table-cell>
              <table:table-cell office:value-type="float" office:value="10826264.285714">
                <text:p>1082626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2729625">
                <text:p>2729625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2089836">
                <text:p>2089836</text:p>
              </table:table-cell>
              <table:table-cell office:value-type="float" office:value="173620">
                <text:p>173620</text:p>
              </table:table-cell>
              <table:table-cell office:value-type="float" office:value="6220">
                <text:p>6220</text:p>
              </table:table-cell>
              <table:table-cell office:value-type="float" office:value="10027215.714286">
                <text:p>10027215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4192.5">
                <text:p>4192.5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5358">
                <text:p>5358</text:p>
              </table:table-cell>
              <table:table-cell office:value-type="float" office:value="106388">
                <text:p>106388</text:p>
              </table:table-cell>
              <table:table-cell office:value-type="float" office:value="5093.333333">
                <text:p>5093.333333</text:p>
              </table:table-cell>
              <table:table-cell office:value-type="float" office:value="7493224.285714">
                <text:p>749322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3357.5">
                <text:p>3357.5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2620">
                <text:p>2620</text:p>
              </table:table-cell>
              <table:table-cell office:value-type="float" office:value="88104">
                <text:p>88104</text:p>
              </table:table-cell>
              <table:table-cell office:value-type="float" office:value="4450">
                <text:p>4450</text:p>
              </table:table-cell>
              <table:table-cell office:value-type="float" office:value="8024144.285714">
                <text:p>8024144.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2604">
                <text:p>2604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2630">
                <text:p>2630</text:p>
              </table:table-cell>
              <table:table-cell office:value-type="float" office:value="97350">
                <text:p>97350</text:p>
              </table:table-cell>
              <table:table-cell office:value-type="float" office:value="4270">
                <text:p>4270</text:p>
              </table:table-cell>
              <table:table-cell office:value-type="float" office:value="4137932.857143">
                <text:p>413793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851">
                <text:p>1851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2400">
                <text:p>2400</text:p>
              </table:table-cell>
              <table:table-cell office:value-type="float" office:value="87920">
                <text:p>87920</text:p>
              </table:table-cell>
              <table:table-cell office:value-type="float" office:value="4210">
                <text:p>4210</text:p>
              </table:table-cell>
              <table:table-cell office:value-type="float" office:value="4906125.714286">
                <text:p>4906125.7142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2:Sheet8.AF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3:Sheet8.W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3:Sheet8.X14" chart:label-cell-address="Sheet8.X2:Sheet8.X2" chart:class="chart:line">
            <chart:data-point chart:repeated="12"/>
          </chart:series>
          <chart:series chart:style-name="ch12" chart:values-cell-range-address="Sheet8.Y3:Sheet8.Y14" chart:label-cell-address="Sheet8.Y2:Sheet8.Y2" chart:class="chart:line">
            <chart:data-point chart:repeated="12"/>
          </chart:series>
          <chart:series chart:style-name="ch13" chart:values-cell-range-address="Sheet8.Z3:Sheet8.Z14" chart:label-cell-address="Sheet8.Z2:Sheet8.Z2" chart:class="chart:line">
            <chart:data-point chart:repeated="12"/>
          </chart:series>
          <chart:series chart:style-name="ch14" chart:values-cell-range-address="Sheet8.AA3:Sheet8.AA14" chart:label-cell-address="Sheet8.AA2:Sheet8.AA2" chart:class="chart:line">
            <chart:data-point chart:repeated="12"/>
          </chart:series>
          <chart:series chart:style-name="ch15" chart:values-cell-range-address="Sheet8.AB3:Sheet8.AB14" chart:label-cell-address="Sheet8.AB2:Sheet8.AB2" chart:class="chart:line">
            <chart:data-point chart:repeated="12"/>
          </chart:series>
          <chart:series chart:style-name="ch16" chart:values-cell-range-address="Sheet8.AC3:Sheet8.AC14" chart:label-cell-address="Sheet8.AC2:Sheet8.AC2" chart:class="chart:line">
            <chart:data-point chart:repeated="12"/>
          </chart:series>
          <chart:series chart:style-name="ch17" chart:values-cell-range-address="Sheet8.AD3:Sheet8.AD14" chart:label-cell-address="Sheet8.AD2:Sheet8.AD2" chart:class="chart:line">
            <chart:data-point chart:repeated="12"/>
          </chart:series>
          <chart:series chart:style-name="ch18" chart:values-cell-range-address="Sheet8.AE3:Sheet8.AE14" chart:label-cell-address="Sheet8.AE2:Sheet8.AE2" chart:class="chart:line">
            <chart:data-point chart:repeated="12"/>
          </chart:series>
          <chart:series chart:style-name="ch19" chart:values-cell-range-address="Sheet8.AF3:Sheet8.AF14" chart:label-cell-address="Sheet8.AF2:Sheet8.AF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2:Sheet8.X2">Mutex tps</text:p>
              </table:table-cell>
              <table:table-cell office:value-type="string">
                <text:p text:id="Sheet8.Y2:Sheet8.Y2">CriticalSection tps</text:p>
              </table:table-cell>
              <table:table-cell office:value-type="string">
                <text:p text:id="Sheet8.Z2:Sheet8.Z2">CohortReadWriteMutex tps</text:p>
              </table:table-cell>
              <table:table-cell office:value-type="string">
                <text:p text:id="Sheet8.AA2:Sheet8.AA2">SlimReadWriteLock tps</text:p>
              </table:table-cell>
              <table:table-cell office:value-type="string">
                <text:p text:id="Sheet8.AB2:Sheet8.AB2">UltraSpinReadWriteMutex tps</text:p>
              </table:table-cell>
              <table:table-cell office:value-type="string">
                <text:p text:id="Sheet8.AC2:Sheet8.AC2">UltraLightReadWriteMutex tps</text:p>
              </table:table-cell>
              <table:table-cell office:value-type="string">
                <text:p text:id="Sheet8.AD2:Sheet8.AD2">UltraFastReadWriteMutex tps</text:p>
              </table:table-cell>
              <table:table-cell office:value-type="string">
                <text:p text:id="Sheet8.AE2:Sheet8.AE2">SemaMutex&lt;Semaphore&gt; tps</text:p>
              </table:table-cell>
              <table:table-cell office:value-type="string">
                <text:p text:id="Sheet8.AF2:Sheet8.AF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3:Sheet8.W14">0</text:p>
              </table:table-cell>
              <table:table-cell office:value-type="float" office:value="91218">
                <text:p text:id="Sheet8.X3:Sheet8.X14">91218</text:p>
              </table:table-cell>
              <table:table-cell office:value-type="float" office:value="15936344">
                <text:p text:id="Sheet8.Y3:Sheet8.Y14">15936344</text:p>
              </table:table-cell>
              <table:table-cell office:value-type="float" office:value="13578498">
                <text:p text:id="Sheet8.Z3:Sheet8.Z14">13578498</text:p>
              </table:table-cell>
              <table:table-cell office:value-type="float" office:value="25961558">
                <text:p text:id="Sheet8.AA3:Sheet8.AA14">25961558</text:p>
              </table:table-cell>
              <table:table-cell office:value-type="float" office:value="1280874">
                <text:p text:id="Sheet8.AB3:Sheet8.AB14">1280874</text:p>
              </table:table-cell>
              <table:table-cell office:value-type="float" office:value="12266366">
                <text:p text:id="Sheet8.AC3:Sheet8.AC14">12266366</text:p>
              </table:table-cell>
              <table:table-cell office:value-type="float" office:value="1275026">
                <text:p text:id="Sheet8.AD3:Sheet8.AD14">1275026</text:p>
              </table:table-cell>
              <table:table-cell office:value-type="float" office:value="78123.333333">
                <text:p text:id="Sheet8.AE3:Sheet8.AE14">78123.333333</text:p>
              </table:table-cell>
              <table:table-cell office:value-type="float" office:value="22065001.428571">
                <text:p text:id="Sheet8.AF3:Sheet8.AF14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3798">
                <text:p>43798</text:p>
              </table:table-cell>
              <table:table-cell office:value-type="float" office:value="14382314">
                <text:p>14382314</text:p>
              </table:table-cell>
              <table:table-cell office:value-type="float" office:value="20987511.5">
                <text:p>20987511.5</text:p>
              </table:table-cell>
              <table:table-cell office:value-type="float" office:value="25109532">
                <text:p>25109532</text:p>
              </table:table-cell>
              <table:table-cell office:value-type="float" office:value="424382">
                <text:p>424382</text:p>
              </table:table-cell>
              <table:table-cell office:value-type="float" office:value="14305026">
                <text:p>14305026</text:p>
              </table:table-cell>
              <table:table-cell office:value-type="float" office:value="14470358">
                <text:p>14470358</text:p>
              </table:table-cell>
              <table:table-cell office:value-type="float" office:value="44846.666667">
                <text:p>44846.666667</text:p>
              </table:table-cell>
              <table:table-cell office:value-type="float" office:value="19223260">
                <text:p>192232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62">
                <text:p>51062</text:p>
              </table:table-cell>
              <table:table-cell office:value-type="float" office:value="14514972">
                <text:p>14514972</text:p>
              </table:table-cell>
              <table:table-cell office:value-type="float" office:value="32784876">
                <text:p>32784876</text:p>
              </table:table-cell>
              <table:table-cell office:value-type="float" office:value="25086536">
                <text:p>25086536</text:p>
              </table:table-cell>
              <table:table-cell office:value-type="float" office:value="2100834">
                <text:p>2100834</text:p>
              </table:table-cell>
              <table:table-cell office:value-type="float" office:value="29748022">
                <text:p>29748022</text:p>
              </table:table-cell>
              <table:table-cell office:value-type="float" office:value="41599618">
                <text:p>41599618</text:p>
              </table:table-cell>
              <table:table-cell office:value-type="float" office:value="60053.333333">
                <text:p>60053.333333</text:p>
              </table:table-cell>
              <table:table-cell office:value-type="float" office:value="19843037.142857">
                <text:p>1984303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82">
                <text:p>45682</text:p>
              </table:table-cell>
              <table:table-cell office:value-type="float" office:value="14402694">
                <text:p>14402694</text:p>
              </table:table-cell>
              <table:table-cell office:value-type="float" office:value="42825868.5">
                <text:p>42825868.5</text:p>
              </table:table-cell>
              <table:table-cell office:value-type="float" office:value="23749094">
                <text:p>23749094</text:p>
              </table:table-cell>
              <table:table-cell office:value-type="float" office:value="2327812">
                <text:p>2327812</text:p>
              </table:table-cell>
              <table:table-cell office:value-type="float" office:value="53441490">
                <text:p>53441490</text:p>
              </table:table-cell>
              <table:table-cell office:value-type="float" office:value="53564668">
                <text:p>53564668</text:p>
              </table:table-cell>
              <table:table-cell office:value-type="float" office:value="45370">
                <text:p>45370</text:p>
              </table:table-cell>
              <table:table-cell office:value-type="float" office:value="18516268.571429">
                <text:p>18516268.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24">
                <text:p>49224</text:p>
              </table:table-cell>
              <table:table-cell office:value-type="float" office:value="14705314">
                <text:p>14705314</text:p>
              </table:table-cell>
              <table:table-cell office:value-type="float" office:value="86002612">
                <text:p>86002612</text:p>
              </table:table-cell>
              <table:table-cell office:value-type="float" office:value="24146220">
                <text:p>24146220</text:p>
              </table:table-cell>
              <table:table-cell office:value-type="float" office:value="28427864">
                <text:p>28427864</text:p>
              </table:table-cell>
              <table:table-cell office:value-type="float" office:value="143431524">
                <text:p>143431524</text:p>
              </table:table-cell>
              <table:table-cell office:value-type="float" office:value="65991848">
                <text:p>65991848</text:p>
              </table:table-cell>
              <table:table-cell office:value-type="float" office:value="43183.333333">
                <text:p>43183.333333</text:p>
              </table:table-cell>
              <table:table-cell office:value-type="float" office:value="15217987.142857">
                <text:p>1521798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14">
                <text:p>46214</text:p>
              </table:table-cell>
              <table:table-cell office:value-type="float" office:value="24165872">
                <text:p>24165872</text:p>
              </table:table-cell>
              <table:table-cell office:value-type="float" office:value="84139970.5">
                <text:p>84139970.5</text:p>
              </table:table-cell>
              <table:table-cell office:value-type="float" office:value="22108174">
                <text:p>22108174</text:p>
              </table:table-cell>
              <table:table-cell office:value-type="float" office:value="3717644">
                <text:p>3717644</text:p>
              </table:table-cell>
              <table:table-cell office:value-type="float" office:value="248276888">
                <text:p>248276888</text:p>
              </table:table-cell>
              <table:table-cell office:value-type="float" office:value="107240068">
                <text:p>107240068</text:p>
              </table:table-cell>
              <table:table-cell office:value-type="float" office:value="46823.333333">
                <text:p>46823.333333</text:p>
              </table:table-cell>
              <table:table-cell office:value-type="float" office:value="14058375.714286">
                <text:p>14058375.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50">
                <text:p>47050</text:p>
              </table:table-cell>
              <table:table-cell office:value-type="float" office:value="14259614">
                <text:p>14259614</text:p>
              </table:table-cell>
              <table:table-cell office:value-type="float" office:value="158101655.5">
                <text:p>158101655.5</text:p>
              </table:table-cell>
              <table:table-cell office:value-type="float" office:value="18851142">
                <text:p>18851142</text:p>
              </table:table-cell>
              <table:table-cell office:value-type="float" office:value="19475640">
                <text:p>19475640</text:p>
              </table:table-cell>
              <table:table-cell office:value-type="float" office:value="284814664">
                <text:p>284814664</text:p>
              </table:table-cell>
              <table:table-cell office:value-type="float" office:value="162859560">
                <text:p>162859560</text:p>
              </table:table-cell>
              <table:table-cell office:value-type="float" office:value="48863.333333">
                <text:p>48863.333333</text:p>
              </table:table-cell>
              <table:table-cell office:value-type="float" office:value="13192774.285714">
                <text:p>1319277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24">
                <text:p>48324</text:p>
              </table:table-cell>
              <table:table-cell office:value-type="float" office:value="14665632">
                <text:p>14665632</text:p>
              </table:table-cell>
              <table:table-cell office:value-type="float" office:value="141197641">
                <text:p>141197641</text:p>
              </table:table-cell>
              <table:table-cell office:value-type="float" office:value="19854678">
                <text:p>19854678</text:p>
              </table:table-cell>
              <table:table-cell office:value-type="float" office:value="27396610">
                <text:p>27396610</text:p>
              </table:table-cell>
              <table:table-cell office:value-type="float" office:value="287718776">
                <text:p>287718776</text:p>
              </table:table-cell>
              <table:table-cell office:value-type="float" office:value="162157388">
                <text:p>162157388</text:p>
              </table:table-cell>
              <table:table-cell office:value-type="float" office:value="47070">
                <text:p>47070</text:p>
              </table:table-cell>
              <table:table-cell office:value-type="float" office:value="11714560">
                <text:p>11714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62">
                <text:p>51162</text:p>
              </table:table-cell>
              <table:table-cell office:value-type="float" office:value="14384450">
                <text:p>14384450</text:p>
              </table:table-cell>
              <table:table-cell office:value-type="float" office:value="319307835.5">
                <text:p>319307835.5</text:p>
              </table:table-cell>
              <table:table-cell office:value-type="float" office:value="19756736">
                <text:p>19756736</text:p>
              </table:table-cell>
              <table:table-cell office:value-type="float" office:value="3948964">
                <text:p>3948964</text:p>
              </table:table-cell>
              <table:table-cell office:value-type="float" office:value="734072484">
                <text:p>734072484</text:p>
              </table:table-cell>
              <table:table-cell office:value-type="float" office:value="247974838">
                <text:p>247974838</text:p>
              </table:table-cell>
              <table:table-cell office:value-type="float" office:value="51590">
                <text:p>51590</text:p>
              </table:table-cell>
              <table:table-cell office:value-type="float" office:value="11604187.142857">
                <text:p>11604187.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76">
                <text:p>46576</text:p>
              </table:table-cell>
              <table:table-cell office:value-type="float" office:value="14900184">
                <text:p>14900184</text:p>
              </table:table-cell>
              <table:table-cell office:value-type="float" office:value="440592536">
                <text:p>440592536</text:p>
              </table:table-cell>
              <table:table-cell office:value-type="float" office:value="18417212">
                <text:p>18417212</text:p>
              </table:table-cell>
              <table:table-cell office:value-type="float" office:value="1429696">
                <text:p>1429696</text:p>
              </table:table-cell>
              <table:table-cell office:value-type="float" office:value="692590872">
                <text:p>692590872</text:p>
              </table:table-cell>
              <table:table-cell office:value-type="float" office:value="323428452">
                <text:p>323428452</text:p>
              </table:table-cell>
              <table:table-cell office:value-type="float" office:value="49820">
                <text:p>49820</text:p>
              </table:table-cell>
              <table:table-cell office:value-type="float" office:value="10141170">
                <text:p>10141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32">
                <text:p>44832</text:p>
              </table:table-cell>
              <table:table-cell office:value-type="float" office:value="14597042">
                <text:p>14597042</text:p>
              </table:table-cell>
              <table:table-cell office:value-type="float" office:value="414063688.5">
                <text:p>414063688.5</text:p>
              </table:table-cell>
              <table:table-cell office:value-type="float" office:value="17541402">
                <text:p>17541402</text:p>
              </table:table-cell>
              <table:table-cell office:value-type="float" office:value="23356566">
                <text:p>23356566</text:p>
              </table:table-cell>
              <table:table-cell office:value-type="float" office:value="796797776">
                <text:p>796797776</text:p>
              </table:table-cell>
              <table:table-cell office:value-type="float" office:value="444614772">
                <text:p>444614772</text:p>
              </table:table-cell>
              <table:table-cell office:value-type="float" office:value="47863.333333">
                <text:p>47863.333333</text:p>
              </table:table-cell>
              <table:table-cell office:value-type="float" office:value="12561882.857143">
                <text:p>1256188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26">
                <text:p>44826</text:p>
              </table:table-cell>
              <table:table-cell office:value-type="float" office:value="14897762">
                <text:p>14897762</text:p>
              </table:table-cell>
              <table:table-cell office:value-type="float" office:value="480062438.5">
                <text:p>480062438.5</text:p>
              </table:table-cell>
              <table:table-cell office:value-type="float" office:value="17504328">
                <text:p>17504328</text:p>
              </table:table-cell>
              <table:table-cell office:value-type="float" office:value="124504780">
                <text:p>124504780</text:p>
              </table:table-cell>
              <table:table-cell office:value-type="float" office:value="794463938">
                <text:p>794463938</text:p>
              </table:table-cell>
              <table:table-cell office:value-type="float" office:value="453704950">
                <text:p>453704950</text:p>
              </table:table-cell>
              <table:table-cell office:value-type="float" office:value="45720">
                <text:p>45720</text:p>
              </table:table-cell>
              <table:table-cell office:value-type="float" office:value="26680198.571429">
                <text:p>26680198.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276cm" svg:height="11.928cm" xlink:href=".." chart:class="chart:line" chart:style-name="ch1">
        <chart:title svg:x="9.762cm" svg:y="0.239cm" chart:style-name="ch2">
          <text:p>ReadLock/sec</text:p>
        </chart:title>
        <chart:subtitle svg:x="10.172cm" svg:y="0.98cm" chart:style-name="ch3">
          <text:p>#Writers=0</text:p>
        </chart:subtitle>
        <chart:legend chart:legend-position="end" svg:x="17.424cm" svg:y="3.948cm" chart:style-name="ch4"/>
        <chart:plot-area chart:style-name="ch5" table:cell-range-address="Sheet8.A2:Sheet8.J14" chart:data-source-has-labels="both" svg:x="0.689cm" svg:y="1.669cm" svg:width="16.291cm" svg:height="9.746cm">
          <chart:axis chart:dimension="x" chart:name="primary-x" chart:style-name="ch6">
            <chart:title svg:x="7.903cm" svg:y="11.055cm" chart:style-name="ch7">
              <text:p>#Reader threads</text:p>
            </chart:title>
            <chart:categories table:cell-range-address="Sheet8.A3:Sheet8.A14"/>
          </chart:axis>
          <chart:axis chart:dimension="y" chart:name="primary-y" chart:style-name="ch8">
            <chart:title svg:x="0.446cm" svg:y="7.287cm" chart:style-name="ch9">
              <text:p>ReadLock/sec</text:p>
            </chart:title>
            <chart:grid chart:style-name="ch10" chart:class="major"/>
          </chart:axis>
          <chart:series chart:style-name="ch11" chart:values-cell-range-address="Sheet8.B3:Sheet8.B14" chart:label-cell-address="Sheet8.B2:Sheet8.B2" chart:class="chart:line">
            <chart:data-point chart:repeated="12"/>
          </chart:series>
          <chart:series chart:style-name="ch12" chart:values-cell-range-address="Sheet8.C3:Sheet8.C14" chart:label-cell-address="Sheet8.C2:Sheet8.C2" chart:class="chart:line">
            <chart:data-point chart:repeated="12"/>
          </chart:series>
          <chart:series chart:style-name="ch13" chart:values-cell-range-address="Sheet8.D3:Sheet8.D14" chart:label-cell-address="Sheet8.D2:Sheet8.D2" chart:class="chart:line">
            <chart:data-point chart:repeated="12"/>
          </chart:series>
          <chart:series chart:style-name="ch14" chart:values-cell-range-address="Sheet8.E3:Sheet8.E14" chart:label-cell-address="Sheet8.E2:Sheet8.E2" chart:class="chart:line">
            <chart:data-point chart:repeated="12"/>
          </chart:series>
          <chart:series chart:style-name="ch15" chart:values-cell-range-address="Sheet8.F3:Sheet8.F14" chart:label-cell-address="Sheet8.F2:Sheet8.F2" chart:class="chart:line">
            <chart:data-point chart:repeated="12"/>
          </chart:series>
          <chart:series chart:style-name="ch16" chart:values-cell-range-address="Sheet8.G3:Sheet8.G14" chart:label-cell-address="Sheet8.G2:Sheet8.G2" chart:class="chart:line">
            <chart:data-point chart:repeated="12"/>
          </chart:series>
          <chart:series chart:style-name="ch17" chart:values-cell-range-address="Sheet8.H3:Sheet8.H14" chart:label-cell-address="Sheet8.H2:Sheet8.H2" chart:class="chart:line">
            <chart:data-point chart:repeated="12"/>
          </chart:series>
          <chart:series chart:style-name="ch18" chart:values-cell-range-address="Sheet8.I3:Sheet8.I14" chart:label-cell-address="Sheet8.I2:Sheet8.I2" chart:class="chart:line">
            <chart:data-point chart:repeated="12"/>
          </chart:series>
          <chart:series chart:style-name="ch19" chart:values-cell-range-address="Sheet8.J3:Sheet8.J14" chart:label-cell-address="Sheet8.J2:Sheet8.J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B2:Sheet8.B2">Mutex tps</text:p>
              </table:table-cell>
              <table:table-cell office:value-type="string">
                <text:p text:id="Sheet8.C2:Sheet8.C2">CriticalSection tps</text:p>
              </table:table-cell>
              <table:table-cell office:value-type="string">
                <text:p text:id="Sheet8.D2:Sheet8.D2">CohortReadWriteMutex tps</text:p>
              </table:table-cell>
              <table:table-cell office:value-type="string">
                <text:p text:id="Sheet8.E2:Sheet8.E2">SlimReadWriteLock tps</text:p>
              </table:table-cell>
              <table:table-cell office:value-type="string">
                <text:p text:id="Sheet8.F2:Sheet8.F2">UltraSpinReadWriteMutex tps</text:p>
              </table:table-cell>
              <table:table-cell office:value-type="string">
                <text:p text:id="Sheet8.G2:Sheet8.G2">UltraLightReadWriteMutex tps</text:p>
              </table:table-cell>
              <table:table-cell office:value-type="string">
                <text:p text:id="Sheet8.H2:Sheet8.H2">UltraFastReadWriteMutex tps</text:p>
              </table:table-cell>
              <table:table-cell office:value-type="string">
                <text:p text:id="Sheet8.I2:Sheet8.I2">SemaMutex&lt;Semaphore&gt; tps</text:p>
              </table:table-cell>
              <table:table-cell office:value-type="string">
                <text:p text:id="Sheet8.J2:Sheet8.J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A3:Sheet8.A14">0</text:p>
              </table:table-cell>
              <table:table-cell office:value-type="float" office:value="0">
                <text:p text:id="Sheet8.B3:Sheet8.B14">0</text:p>
              </table:table-cell>
              <table:table-cell office:value-type="float" office:value="0">
                <text:p text:id="Sheet8.C3:Sheet8.C14">0</text:p>
              </table:table-cell>
              <table:table-cell office:value-type="float" office:value="0">
                <text:p text:id="Sheet8.D3:Sheet8.D14">0</text:p>
              </table:table-cell>
              <table:table-cell office:value-type="float" office:value="0">
                <text:p text:id="Sheet8.E3:Sheet8.E14">0</text:p>
              </table:table-cell>
              <table:table-cell office:value-type="float" office:value="0">
                <text:p text:id="Sheet8.F3:Sheet8.F14">0</text:p>
              </table:table-cell>
              <table:table-cell office:value-type="float" office:value="0">
                <text:p text:id="Sheet8.G3:Sheet8.G14">0</text:p>
              </table:table-cell>
              <table:table-cell office:value-type="float" office:value="0">
                <text:p text:id="Sheet8.H3:Sheet8.H14">0</text:p>
              </table:table-cell>
              <table:table-cell office:value-type="float" office:value="0">
                <text:p text:id="Sheet8.I3:Sheet8.I14">0</text:p>
              </table:table-cell>
              <table:table-cell office:value-type="float" office:value="0">
                <text:p text:id="Sheet8.J3:Sheet8.J14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183965008">
                <text:p>183965008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8704172">
                <text:p>198704172</text:p>
              </table:table-cell>
              <table:table-cell office:value-type="float" office:value="199534462">
                <text:p>199534462</text:p>
              </table:table-cell>
              <table:table-cell office:value-type="float" office:value="1800060">
                <text:p>1800060</text:p>
              </table:table-cell>
              <table:table-cell office:value-type="float" office:value="180451065.7">
                <text:p>18045106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132854166.5">
                <text:p>132854166.5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2794690">
                <text:p>312794690</text:p>
              </table:table-cell>
              <table:table-cell office:value-type="float" office:value="316462952">
                <text:p>316462952</text:p>
              </table:table-cell>
              <table:table-cell office:value-type="float" office:value="208420">
                <text:p>208420</text:p>
              </table:table-cell>
              <table:table-cell office:value-type="float" office:value="130037804.2">
                <text:p>13003780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226914605.5">
                <text:p>226914605.5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83275576">
                <text:p>383275576</text:p>
              </table:table-cell>
              <table:table-cell office:value-type="float" office:value="395340530">
                <text:p>395340530</text:p>
              </table:table-cell>
              <table:table-cell office:value-type="float" office:value="222173.333333">
                <text:p>222173.333333</text:p>
              </table:table-cell>
              <table:table-cell office:value-type="float" office:value="356646101.4">
                <text:p>35664610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233456619">
                <text:p>233456619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9543750">
                <text:p>499543750</text:p>
              </table:table-cell>
              <table:table-cell office:value-type="float" office:value="491809978">
                <text:p>491809978</text:p>
              </table:table-cell>
              <table:table-cell office:value-type="float" office:value="92613.333333">
                <text:p>92613.333333</text:p>
              </table:table-cell>
              <table:table-cell office:value-type="float" office:value="229895124.2">
                <text:p>2298951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359465864.5">
                <text:p>359465864.5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85693782">
                <text:p>585693782</text:p>
              </table:table-cell>
              <table:table-cell office:value-type="float" office:value="570127050">
                <text:p>570127050</text:p>
              </table:table-cell>
              <table:table-cell office:value-type="float" office:value="45750">
                <text:p>45750</text:p>
              </table:table-cell>
              <table:table-cell office:value-type="float" office:value="260731381.4">
                <text:p>26073138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429249503.5">
                <text:p>429249503.5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59692500">
                <text:p>659692500</text:p>
              </table:table-cell>
              <table:table-cell office:value-type="float" office:value="646501590">
                <text:p>646501590</text:p>
              </table:table-cell>
              <table:table-cell office:value-type="float" office:value="47783.333333">
                <text:p>47783.333333</text:p>
              </table:table-cell>
              <table:table-cell office:value-type="float" office:value="299489941.4">
                <text:p>29948994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299726031">
                <text:p>299726031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17828210">
                <text:p>717828210</text:p>
              </table:table-cell>
              <table:table-cell office:value-type="float" office:value="703928044">
                <text:p>703928044</text:p>
              </table:table-cell>
              <table:table-cell office:value-type="float" office:value="55376.666667">
                <text:p>55376.666667</text:p>
              </table:table-cell>
              <table:table-cell office:value-type="float" office:value="404935202.8">
                <text:p>40493520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321699002.5">
                <text:p>321699002.5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800883590">
                <text:p>800883590</text:p>
              </table:table-cell>
              <table:table-cell office:value-type="float" office:value="783362428">
                <text:p>783362428</text:p>
              </table:table-cell>
              <table:table-cell office:value-type="float" office:value="46213.333333">
                <text:p>46213.333333</text:p>
              </table:table-cell>
              <table:table-cell office:value-type="float" office:value="325987265.7">
                <text:p>32598726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287705196.5">
                <text:p>287705196.5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9465348">
                <text:p>789465348</text:p>
              </table:table-cell>
              <table:table-cell office:value-type="float" office:value="782833800">
                <text:p>782833800</text:p>
              </table:table-cell>
              <table:table-cell office:value-type="float" office:value="46616.666667">
                <text:p>46616.666667</text:p>
              </table:table-cell>
              <table:table-cell office:value-type="float" office:value="370971234.2">
                <text:p>37097123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355912427">
                <text:p>355912427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793827158">
                <text:p>793827158</text:p>
              </table:table-cell>
              <table:table-cell office:value-type="float" office:value="820796128">
                <text:p>820796128</text:p>
              </table:table-cell>
              <table:table-cell office:value-type="float" office:value="47980">
                <text:p>47980</text:p>
              </table:table-cell>
              <table:table-cell office:value-type="float" office:value="393429391.4">
                <text:p>39342939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550397390">
                <text:p>550397390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73115806">
                <text:p>773115806</text:p>
              </table:table-cell>
              <table:table-cell office:value-type="float" office:value="785232526">
                <text:p>785232526</text:p>
              </table:table-cell>
              <table:table-cell office:value-type="float" office:value="45573.333333">
                <text:p>45573.333333</text:p>
              </table:table-cell>
              <table:table-cell office:value-type="float" office:value="451992457.1">
                <text:p>451992457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44:Sheet8.AF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45:Sheet8.W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45:Sheet8.X56" chart:label-cell-address="Sheet8.X44:Sheet8.X44" chart:class="chart:line">
            <chart:data-point chart:repeated="12"/>
          </chart:series>
          <chart:series chart:style-name="ch12" chart:values-cell-range-address="Sheet8.Y45:Sheet8.Y56" chart:label-cell-address="Sheet8.Y44:Sheet8.Y44" chart:class="chart:line">
            <chart:data-point chart:repeated="12"/>
          </chart:series>
          <chart:series chart:style-name="ch13" chart:values-cell-range-address="Sheet8.Z45:Sheet8.Z56" chart:label-cell-address="Sheet8.Z44:Sheet8.Z44" chart:class="chart:line">
            <chart:data-point chart:repeated="12"/>
          </chart:series>
          <chart:series chart:style-name="ch14" chart:values-cell-range-address="Sheet8.AA45:Sheet8.AA56" chart:label-cell-address="Sheet8.AA44:Sheet8.AA44" chart:class="chart:line">
            <chart:data-point chart:repeated="12"/>
          </chart:series>
          <chart:series chart:style-name="ch15" chart:values-cell-range-address="Sheet8.AB45:Sheet8.AB56" chart:label-cell-address="Sheet8.AB44:Sheet8.AB44" chart:class="chart:line">
            <chart:data-point chart:repeated="12"/>
          </chart:series>
          <chart:series chart:style-name="ch16" chart:values-cell-range-address="Sheet8.AC45:Sheet8.AC56" chart:label-cell-address="Sheet8.AC44:Sheet8.AC44" chart:class="chart:line">
            <chart:data-point chart:repeated="12"/>
          </chart:series>
          <chart:series chart:style-name="ch17" chart:values-cell-range-address="Sheet8.AD45:Sheet8.AD56" chart:label-cell-address="Sheet8.AD44:Sheet8.AD44" chart:class="chart:line">
            <chart:data-point chart:repeated="12"/>
          </chart:series>
          <chart:series chart:style-name="ch18" chart:values-cell-range-address="Sheet8.AE45:Sheet8.AE56" chart:label-cell-address="Sheet8.AE44:Sheet8.AE44" chart:class="chart:line">
            <chart:data-point chart:repeated="12"/>
          </chart:series>
          <chart:series chart:style-name="ch19" chart:values-cell-range-address="Sheet8.AF45:Sheet8.AF56" chart:label-cell-address="Sheet8.AF44:Sheet8.AF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44:Sheet8.X44">Mutex tps</text:p>
              </table:table-cell>
              <table:table-cell office:value-type="string">
                <text:p text:id="Sheet8.Y44:Sheet8.Y44">CriticalSection tps</text:p>
              </table:table-cell>
              <table:table-cell office:value-type="string">
                <text:p text:id="Sheet8.Z44:Sheet8.Z44">CohortReadWriteMutex tps</text:p>
              </table:table-cell>
              <table:table-cell office:value-type="string">
                <text:p text:id="Sheet8.AA44:Sheet8.AA44">SlimReadWriteLock tps</text:p>
              </table:table-cell>
              <table:table-cell office:value-type="string">
                <text:p text:id="Sheet8.AB44:Sheet8.AB44">UltraSpinReadWriteMutex tps</text:p>
              </table:table-cell>
              <table:table-cell office:value-type="string">
                <text:p text:id="Sheet8.AC44:Sheet8.AC44">UltraLightReadWriteMutex tps</text:p>
              </table:table-cell>
              <table:table-cell office:value-type="string">
                <text:p text:id="Sheet8.AD44:Sheet8.AD44">UltraFastReadWriteMutex tps</text:p>
              </table:table-cell>
              <table:table-cell office:value-type="string">
                <text:p text:id="Sheet8.AE44:Sheet8.AE44">SemaMutex&lt;Semaphore&gt; tps</text:p>
              </table:table-cell>
              <table:table-cell office:value-type="string">
                <text:p text:id="Sheet8.AF44:Sheet8.AF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45:Sheet8.W56">0</text:p>
              </table:table-cell>
              <table:table-cell office:value-type="float" office:value="91218">
                <text:p text:id="Sheet8.X45:Sheet8.X56">91218</text:p>
              </table:table-cell>
              <table:table-cell office:value-type="float" office:value="15936344">
                <text:p text:id="Sheet8.Y45:Sheet8.Y56">15936344</text:p>
              </table:table-cell>
              <table:table-cell office:value-type="float" office:value="13578498">
                <text:p text:id="Sheet8.Z45:Sheet8.Z56">13578498</text:p>
              </table:table-cell>
              <table:table-cell office:value-type="float" office:value="25961558">
                <text:p text:id="Sheet8.AA45:Sheet8.AA56">25961558</text:p>
              </table:table-cell>
              <table:table-cell office:value-type="float" office:value="1280874">
                <text:p text:id="Sheet8.AB45:Sheet8.AB56">1280874</text:p>
              </table:table-cell>
              <table:table-cell office:value-type="float" office:value="12266366">
                <text:p text:id="Sheet8.AC45:Sheet8.AC56">12266366</text:p>
              </table:table-cell>
              <table:table-cell office:value-type="float" office:value="1275026">
                <text:p text:id="Sheet8.AD45:Sheet8.AD56">1275026</text:p>
              </table:table-cell>
              <table:table-cell office:value-type="float" office:value="78123.333333">
                <text:p text:id="Sheet8.AE45:Sheet8.AE56">78123.333333</text:p>
              </table:table-cell>
              <table:table-cell office:value-type="float" office:value="22065001.428571">
                <text:p text:id="Sheet8.AF45:Sheet8.AF56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038">
                <text:p>35038</text:p>
              </table:table-cell>
              <table:table-cell office:value-type="float" office:value="11425192">
                <text:p>11425192</text:p>
              </table:table-cell>
              <table:table-cell office:value-type="float" office:value="11892529">
                <text:p>11892529</text:p>
              </table:table-cell>
              <table:table-cell office:value-type="float" office:value="20429812">
                <text:p>20429812</text:p>
              </table:table-cell>
              <table:table-cell office:value-type="float" office:value="19648">
                <text:p>19648</text:p>
              </table:table-cell>
              <table:table-cell office:value-type="float" office:value="10454722">
                <text:p>10454722</text:p>
              </table:table-cell>
              <table:table-cell office:value-type="float" office:value="865764">
                <text:p>865764</text:p>
              </table:table-cell>
              <table:table-cell office:value-type="float" office:value="35883.333333">
                <text:p>35883.333333</text:p>
              </table:table-cell>
              <table:table-cell office:value-type="float" office:value="17595285.714286">
                <text:p>17595285.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42">
                <text:p>34042</text:p>
              </table:table-cell>
              <table:table-cell office:value-type="float" office:value="9566472">
                <text:p>9566472</text:p>
              </table:table-cell>
              <table:table-cell office:value-type="float" office:value="9961189.5">
                <text:p>9961189.5</text:p>
              </table:table-cell>
              <table:table-cell office:value-type="float" office:value="19111336">
                <text:p>19111336</text:p>
              </table:table-cell>
              <table:table-cell office:value-type="float" office:value="7380">
                <text:p>7380</text:p>
              </table:table-cell>
              <table:table-cell office:value-type="float" office:value="9522792">
                <text:p>9522792</text:p>
              </table:table-cell>
              <table:table-cell office:value-type="float" office:value="580544">
                <text:p>580544</text:p>
              </table:table-cell>
              <table:table-cell office:value-type="float" office:value="40043.333333">
                <text:p>40043.333333</text:p>
              </table:table-cell>
              <table:table-cell office:value-type="float" office:value="16168594.285714">
                <text:p>16168594.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06">
                <text:p>26106</text:p>
              </table:table-cell>
              <table:table-cell office:value-type="float" office:value="8344448">
                <text:p>8344448</text:p>
              </table:table-cell>
              <table:table-cell office:value-type="float" office:value="9037193">
                <text:p>9037193</text:p>
              </table:table-cell>
              <table:table-cell office:value-type="float" office:value="15212878">
                <text:p>15212878</text:p>
              </table:table-cell>
              <table:table-cell office:value-type="float" office:value="5538">
                <text:p>5538</text:p>
              </table:table-cell>
              <table:table-cell office:value-type="float" office:value="7256742">
                <text:p>7256742</text:p>
              </table:table-cell>
              <table:table-cell office:value-type="float" office:value="325732">
                <text:p>325732</text:p>
              </table:table-cell>
              <table:table-cell office:value-type="float" office:value="25970">
                <text:p>25970</text:p>
              </table:table-cell>
              <table:table-cell office:value-type="float" office:value="16796134.285714">
                <text:p>1679613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16">
                <text:p>24616</text:p>
              </table:table-cell>
              <table:table-cell office:value-type="float" office:value="7413468">
                <text:p>7413468</text:p>
              </table:table-cell>
              <table:table-cell office:value-type="float" office:value="5185099">
                <text:p>5185099</text:p>
              </table:table-cell>
              <table:table-cell office:value-type="float" office:value="15445524">
                <text:p>15445524</text:p>
              </table:table-cell>
              <table:table-cell office:value-type="float" office:value="4342">
                <text:p>4342</text:p>
              </table:table-cell>
              <table:table-cell office:value-type="float" office:value="6589252">
                <text:p>6589252</text:p>
              </table:table-cell>
              <table:table-cell office:value-type="float" office:value="261964">
                <text:p>261964</text:p>
              </table:table-cell>
              <table:table-cell office:value-type="float" office:value="21596.666667">
                <text:p>21596.666667</text:p>
              </table:table-cell>
              <table:table-cell office:value-type="float" office:value="12900755.714286">
                <text:p>12900755.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4">
                <text:p>20554</text:p>
              </table:table-cell>
              <table:table-cell office:value-type="float" office:value="10708440">
                <text:p>10708440</text:p>
              </table:table-cell>
              <table:table-cell office:value-type="float" office:value="5215272">
                <text:p>5215272</text:p>
              </table:table-cell>
              <table:table-cell office:value-type="float" office:value="9041758">
                <text:p>9041758</text:p>
              </table:table-cell>
              <table:table-cell office:value-type="float" office:value="5106">
                <text:p>5106</text:p>
              </table:table-cell>
              <table:table-cell office:value-type="float" office:value="4846544">
                <text:p>4846544</text:p>
              </table:table-cell>
              <table:table-cell office:value-type="float" office:value="187288">
                <text:p>187288</text:p>
              </table:table-cell>
              <table:table-cell office:value-type="float" office:value="20860">
                <text:p>20860</text:p>
              </table:table-cell>
              <table:table-cell office:value-type="float" office:value="11854448.571429">
                <text:p>11854448.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38">
                <text:p>18838</text:p>
              </table:table-cell>
              <table:table-cell office:value-type="float" office:value="5718926">
                <text:p>5718926</text:p>
              </table:table-cell>
              <table:table-cell office:value-type="float" office:value="4131071">
                <text:p>4131071</text:p>
              </table:table-cell>
              <table:table-cell office:value-type="float" office:value="5102696">
                <text:p>5102696</text:p>
              </table:table-cell>
              <table:table-cell office:value-type="float" office:value="4500">
                <text:p>4500</text:p>
              </table:table-cell>
              <table:table-cell office:value-type="float" office:value="4313416">
                <text:p>4313416</text:p>
              </table:table-cell>
              <table:table-cell office:value-type="float" office:value="146310">
                <text:p>146310</text:p>
              </table:table-cell>
              <table:table-cell office:value-type="float" office:value="19576.666667">
                <text:p>19576.666667</text:p>
              </table:table-cell>
              <table:table-cell office:value-type="float" office:value="11161912.857143">
                <text:p>11161912.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98">
                <text:p>17598</text:p>
              </table:table-cell>
              <table:table-cell office:value-type="float" office:value="5300828">
                <text:p>5300828</text:p>
              </table:table-cell>
              <table:table-cell office:value-type="float" office:value="3679595.5">
                <text:p>3679595.5</text:p>
              </table:table-cell>
              <table:table-cell office:value-type="float" office:value="5897966">
                <text:p>5897966</text:p>
              </table:table-cell>
              <table:table-cell office:value-type="float" office:value="3630">
                <text:p>3630</text:p>
              </table:table-cell>
              <table:table-cell office:value-type="float" office:value="3190838">
                <text:p>3190838</text:p>
              </table:table-cell>
              <table:table-cell office:value-type="float" office:value="139284">
                <text:p>139284</text:p>
              </table:table-cell>
              <table:table-cell office:value-type="float" office:value="17143.333333">
                <text:p>17143.333333</text:p>
              </table:table-cell>
              <table:table-cell office:value-type="float" office:value="10184702.857143">
                <text:p>10184702.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66">
                <text:p>17066</text:p>
              </table:table-cell>
              <table:table-cell office:value-type="float" office:value="4799718">
                <text:p>4799718</text:p>
              </table:table-cell>
              <table:table-cell office:value-type="float" office:value="14880">
                <text:p>14880</text:p>
              </table:table-cell>
              <table:table-cell office:value-type="float" office:value="6505028">
                <text:p>6505028</text:p>
              </table:table-cell>
              <table:table-cell office:value-type="float" office:value="4198">
                <text:p>4198</text:p>
              </table:table-cell>
              <table:table-cell office:value-type="float" office:value="325564">
                <text:p>325564</text:p>
              </table:table-cell>
              <table:table-cell office:value-type="float" office:value="125182">
                <text:p>125182</text:p>
              </table:table-cell>
              <table:table-cell office:value-type="float" office:value="17273.333333">
                <text:p>17273.333333</text:p>
              </table:table-cell>
              <table:table-cell office:value-type="float" office:value="9217901.428571">
                <text:p>9217901.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42">
                <text:p>14342</text:p>
              </table:table-cell>
              <table:table-cell office:value-type="float" office:value="4525858">
                <text:p>4525858</text:p>
              </table:table-cell>
              <table:table-cell office:value-type="float" office:value="11869">
                <text:p>11869</text:p>
              </table:table-cell>
              <table:table-cell office:value-type="float" office:value="6297338">
                <text:p>6297338</text:p>
              </table:table-cell>
              <table:table-cell office:value-type="float" office:value="6564">
                <text:p>6564</text:p>
              </table:table-cell>
              <table:table-cell office:value-type="float" office:value="463232">
                <text:p>463232</text:p>
              </table:table-cell>
              <table:table-cell office:value-type="float" office:value="115918">
                <text:p>115918</text:p>
              </table:table-cell>
              <table:table-cell office:value-type="float" office:value="15383.333333">
                <text:p>15383.333333</text:p>
              </table:table-cell>
              <table:table-cell office:value-type="float" office:value="8462105.714286">
                <text:p>8462105.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8">
                <text:p>12808</text:p>
              </table:table-cell>
              <table:table-cell office:value-type="float" office:value="4202398">
                <text:p>4202398</text:p>
              </table:table-cell>
              <table:table-cell office:value-type="float" office:value="9976">
                <text:p>9976</text:p>
              </table:table-cell>
              <table:table-cell office:value-type="float" office:value="3219476">
                <text:p>3219476</text:p>
              </table:table-cell>
              <table:table-cell office:value-type="float" office:value="3430">
                <text:p>3430</text:p>
              </table:table-cell>
              <table:table-cell office:value-type="float" office:value="115974">
                <text:p>115974</text:p>
              </table:table-cell>
              <table:table-cell office:value-type="float" office:value="70386">
                <text:p>70386</text:p>
              </table:table-cell>
              <table:table-cell office:value-type="float" office:value="13703.333333">
                <text:p>13703.333333</text:p>
              </table:table-cell>
              <table:table-cell office:value-type="float" office:value="6171344.285714">
                <text:p>617134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60">
                <text:p>11960</text:p>
              </table:table-cell>
              <table:table-cell office:value-type="float" office:value="4001084">
                <text:p>4001084</text:p>
              </table:table-cell>
              <table:table-cell office:value-type="float" office:value="8903.5">
                <text:p>8903.5</text:p>
              </table:table-cell>
              <table:table-cell office:value-type="float" office:value="4975190">
                <text:p>4975190</text:p>
              </table:table-cell>
              <table:table-cell office:value-type="float" office:value="1930">
                <text:p>1930</text:p>
              </table:table-cell>
              <table:table-cell office:value-type="float" office:value="25992">
                <text:p>25992</text:p>
              </table:table-cell>
              <table:table-cell office:value-type="float" office:value="73470">
                <text:p>73470</text:p>
              </table:table-cell>
              <table:table-cell office:value-type="float" office:value="12206.666667">
                <text:p>12206.666667</text:p>
              </table:table-cell>
              <table:table-cell office:value-type="float" office:value="4894704.285714">
                <text:p>4894704.2857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73cm" svg:height="10.926cm" xlink:href=".." chart:class="chart:line" chart:style-name="ch1">
        <chart:title svg:x="9.304cm" svg:y="0.219cm" chart:style-name="ch2">
          <text:p>Exclusive Locks/sec</text:p>
        </chart:title>
        <chart:legend chart:legend-position="end" svg:x="16.955cm" svg:y="2.124cm" chart:style-name="ch3"/>
        <chart:plot-area chart:style-name="ch4" table:cell-range-address="Sheet9Sema.A159:Sheet9Sema.K171" chart:data-source-has-labels="both" svg:x="0.697cm" svg:y="0.94cm" svg:width="15.81cm" svg:height="9.533cm">
          <chart:axis chart:dimension="x" chart:name="primary-x" chart:style-name="ch5">
            <chart:title svg:x="8.345cm" svg:y="10.093cm" chart:style-name="ch6">
              <text:p>threads</text:p>
            </chart:title>
            <chart:categories table:cell-range-address="Sheet9Sema.A160:Sheet9Sema.A171"/>
          </chart:axis>
          <chart:axis chart:dimension="y" chart:name="primary-y" chart:style-name="ch7">
            <chart:title svg:x="0.45cm" svg:y="6.003cm" chart:style-name="ch8">
              <text:p>lock/sec</text:p>
            </chart:title>
            <chart:grid chart:style-name="ch9" chart:class="major"/>
          </chart:axis>
          <chart:series chart:style-name="ch10" chart:values-cell-range-address="Sheet9Sema.B160:Sheet9Sema.B171" chart:label-cell-address="Sheet9Sema.B159:Sheet9Sema.B159" chart:class="chart:line">
            <chart:data-point chart:repeated="12"/>
          </chart:series>
          <chart:series chart:style-name="ch11" chart:values-cell-range-address="Sheet9Sema.C160:Sheet9Sema.C171" chart:label-cell-address="Sheet9Sema.C159:Sheet9Sema.C159" chart:class="chart:line">
            <chart:data-point chart:repeated="12"/>
          </chart:series>
          <chart:series chart:style-name="ch12" chart:values-cell-range-address="Sheet9Sema.D160:Sheet9Sema.D171" chart:label-cell-address="Sheet9Sema.D159:Sheet9Sema.D159" chart:class="chart:line">
            <chart:data-point chart:repeated="12"/>
          </chart:series>
          <chart:series chart:style-name="ch13" chart:values-cell-range-address="Sheet9Sema.E160:Sheet9Sema.E171" chart:label-cell-address="Sheet9Sema.E159:Sheet9Sema.E159" chart:class="chart:line">
            <chart:data-point chart:repeated="12"/>
          </chart:series>
          <chart:series chart:style-name="ch14" chart:values-cell-range-address="Sheet9Sema.F160:Sheet9Sema.F171" chart:label-cell-address="Sheet9Sema.F159:Sheet9Sema.F159" chart:class="chart:line">
            <chart:data-point chart:repeated="12"/>
          </chart:series>
          <chart:series chart:style-name="ch15" chart:values-cell-range-address="Sheet9Sema.G160:Sheet9Sema.G171" chart:label-cell-address="Sheet9Sema.G159:Sheet9Sema.G159" chart:class="chart:line">
            <chart:data-point chart:repeated="12"/>
          </chart:series>
          <chart:series chart:style-name="ch16" chart:values-cell-range-address="Sheet9Sema.H160:Sheet9Sema.H171" chart:label-cell-address="Sheet9Sema.H159:Sheet9Sema.H159" chart:class="chart:line">
            <chart:data-point chart:repeated="12"/>
          </chart:series>
          <chart:series chart:style-name="ch17" chart:values-cell-range-address="Sheet9Sema.I160:Sheet9Sema.I171" chart:label-cell-address="Sheet9Sema.I159:Sheet9Sema.I159" chart:class="chart:line">
            <chart:data-point chart:repeated="12"/>
          </chart:series>
          <chart:series chart:style-name="ch18" chart:values-cell-range-address="Sheet9Sema.J160:Sheet9Sema.J171" chart:label-cell-address="Sheet9Sema.J159:Sheet9Sema.J159" chart:class="chart:line">
            <chart:data-point chart:repeated="12"/>
          </chart:series>
          <chart:series chart:style-name="ch19" chart:values-cell-range-address="Sheet9Sema.K160:Sheet9Sema.K171" chart:label-cell-address="Sheet9Sema.K159:Sheet9Sema.K159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9Sema.B159:Sheet9Sema.B159">SemaMutex&lt;Semaphore&gt; tps</text:p>
              </table:table-cell>
              <table:table-cell office:value-type="string">
                <text:p text:id="Sheet9Sema.C159:Sheet9Sema.C159">SemaMutex&lt;UnslowSemaphore&gt; tps</text:p>
              </table:table-cell>
              <table:table-cell office:value-type="string">
                <text:p text:id="Sheet9Sema.D159:Sheet9Sema.D159">SemaMutex&lt;CsevSemaphore&gt; tps</text:p>
              </table:table-cell>
              <table:table-cell office:value-type="string">
                <text:p text:id="Sheet9Sema.E159:Sheet9Sema.E159">SemaMutex&lt;FastStSemaphore&gt; tps</text:p>
              </table:table-cell>
              <table:table-cell office:value-type="string">
                <text:p text:id="Sheet9Sema.F159:Sheet9Sema.F159">SemaMutex&lt;Csev2Semaphore&gt; tps</text:p>
              </table:table-cell>
              <table:table-cell office:value-type="string">
                <text:p text:id="Sheet9Sema.G159:Sheet9Sema.G159">SemaMutex&lt;Semaphore&gt; rps</text:p>
              </table:table-cell>
              <table:table-cell office:value-type="string">
                <text:p text:id="Sheet9Sema.H159:Sheet9Sema.H159">SemaMutex&lt;UnslowSemaphore&gt; rps</text:p>
              </table:table-cell>
              <table:table-cell office:value-type="string">
                <text:p text:id="Sheet9Sema.I159:Sheet9Sema.I159">SemaMutex&lt;CsevSemaphore&gt; rps</text:p>
              </table:table-cell>
              <table:table-cell office:value-type="string">
                <text:p text:id="Sheet9Sema.J159:Sheet9Sema.J159">SemaMutex&lt;FastStSemaphore&gt; rps</text:p>
              </table:table-cell>
              <table:table-cell office:value-type="string">
                <text:p text:id="Sheet9Sema.K159:Sheet9Sema.K159">SemaMutex&lt;Csev2Semaphore&gt; rps</text:p>
              </table:table-cell>
            </table:table-row>
          </table:table-header-rows>
          <table:table-rows>
            <table:table-row>
              <table:table-cell office:value-type="string">
                <text:p text:id="Sheet9Sema.A160:Sheet9Sema.A171">0</text:p>
              </table:table-cell>
              <table:table-cell office:value-type="float" office:value="1.#NAN">
                <text:p text:id="Sheet9Sema.B160:Sheet9Sema.B171">1.#NAN</text:p>
              </table:table-cell>
              <table:table-cell office:value-type="float" office:value="1.#NAN">
                <text:p text:id="Sheet9Sema.C160:Sheet9Sema.C171">1.#NAN</text:p>
              </table:table-cell>
              <table:table-cell office:value-type="float" office:value="1.#NAN">
                <text:p text:id="Sheet9Sema.D160:Sheet9Sema.D171">1.#NAN</text:p>
              </table:table-cell>
              <table:table-cell office:value-type="float" office:value="1.#NAN">
                <text:p text:id="Sheet9Sema.E160:Sheet9Sema.E171">1.#NAN</text:p>
              </table:table-cell>
              <table:table-cell office:value-type="float" office:value="1.#NAN">
                <text:p text:id="Sheet9Sema.F160:Sheet9Sema.F171">1.#NAN</text:p>
              </table:table-cell>
              <table:table-cell office:value-type="float" office:value="1.#NAN">
                <text:p text:id="Sheet9Sema.G160:Sheet9Sema.G171">1.#NAN</text:p>
              </table:table-cell>
              <table:table-cell office:value-type="float" office:value="1.#NAN">
                <text:p text:id="Sheet9Sema.H160:Sheet9Sema.H171">1.#NAN</text:p>
              </table:table-cell>
              <table:table-cell office:value-type="float" office:value="1.#NAN">
                <text:p text:id="Sheet9Sema.I160:Sheet9Sema.I171">1.#NAN</text:p>
              </table:table-cell>
              <table:table-cell office:value-type="float" office:value="1.#NAN">
                <text:p text:id="Sheet9Sema.J160:Sheet9Sema.J171">1.#NAN</text:p>
              </table:table-cell>
              <table:table-cell office:value-type="float" office:value="1.#NAN">
                <text:p text:id="Sheet9Sema.K160:Sheet9Sema.K171"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000704.285714">
                <text:p>2000704.285714</text:p>
              </table:table-cell>
              <table:table-cell office:value-type="float" office:value="1531711.428571">
                <text:p>1531711.428571</text:p>
              </table:table-cell>
              <table:table-cell office:value-type="float" office:value="4258972.857143">
                <text:p>4258972.857143</text:p>
              </table:table-cell>
              <table:table-cell office:value-type="float" office:value="29578235.714286">
                <text:p>29578235.714286</text:p>
              </table:table-cell>
              <table:table-cell office:value-type="float" office:value="27314200">
                <text:p>27314200</text:p>
              </table:table-cell>
              <table:table-cell office:value-type="float" office:value="2000704.285714">
                <text:p>2000704.285714</text:p>
              </table:table-cell>
              <table:table-cell office:value-type="float" office:value="1531711.428571">
                <text:p>1531711.428571</text:p>
              </table:table-cell>
              <table:table-cell office:value-type="float" office:value="4258972.857143">
                <text:p>4258972.857143</text:p>
              </table:table-cell>
              <table:table-cell office:value-type="float" office:value="29578235.714286">
                <text:p>29578235.714286</text:p>
              </table:table-cell>
              <table:table-cell office:value-type="float" office:value="27314200">
                <text:p>27314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682.857143">
                <text:p>108682.857143</text:p>
              </table:table-cell>
              <table:table-cell office:value-type="float" office:value="1610621.428571">
                <text:p>1610621.428571</text:p>
              </table:table-cell>
              <table:table-cell office:value-type="float" office:value="3970764.285714">
                <text:p>3970764.285714</text:p>
              </table:table-cell>
              <table:table-cell office:value-type="float" office:value="123430">
                <text:p>123430</text:p>
              </table:table-cell>
              <table:table-cell office:value-type="float" office:value="14760875.714286">
                <text:p>14760875.714286</text:p>
              </table:table-cell>
              <table:table-cell office:value-type="float" office:value="108682.857143">
                <text:p>108682.857143</text:p>
              </table:table-cell>
              <table:table-cell office:value-type="float" office:value="1610621.428571">
                <text:p>1610621.428571</text:p>
              </table:table-cell>
              <table:table-cell office:value-type="float" office:value="3970764.285714">
                <text:p>3970764.285714</text:p>
              </table:table-cell>
              <table:table-cell office:value-type="float" office:value="123430">
                <text:p>123430</text:p>
              </table:table-cell>
              <table:table-cell office:value-type="float" office:value="14760875.714286">
                <text:p>14760875.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28.571429">
                <text:p>111528.571429</text:p>
              </table:table-cell>
              <table:table-cell office:value-type="float" office:value="681621.428571">
                <text:p>681621.428571</text:p>
              </table:table-cell>
              <table:table-cell office:value-type="float" office:value="5267068.571429">
                <text:p>5267068.571429</text:p>
              </table:table-cell>
              <table:table-cell office:value-type="float" office:value="127751.428571">
                <text:p>127751.428571</text:p>
              </table:table-cell>
              <table:table-cell office:value-type="float" office:value="9649097.142857">
                <text:p>9649097.142857</text:p>
              </table:table-cell>
              <table:table-cell office:value-type="float" office:value="111528.571429">
                <text:p>111528.571429</text:p>
              </table:table-cell>
              <table:table-cell office:value-type="float" office:value="681621.428571">
                <text:p>681621.428571</text:p>
              </table:table-cell>
              <table:table-cell office:value-type="float" office:value="5267068.571429">
                <text:p>5267068.571429</text:p>
              </table:table-cell>
              <table:table-cell office:value-type="float" office:value="127751.428571">
                <text:p>127751.428571</text:p>
              </table:table-cell>
              <table:table-cell office:value-type="float" office:value="9649097.142857">
                <text:p>9649097.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544.285714">
                <text:p>101544.285714</text:p>
              </table:table-cell>
              <table:table-cell office:value-type="float" office:value="427382.857143">
                <text:p>427382.857143</text:p>
              </table:table-cell>
              <table:table-cell office:value-type="float" office:value="2462207.142857">
                <text:p>2462207.142857</text:p>
              </table:table-cell>
              <table:table-cell office:value-type="float" office:value="106912.857143">
                <text:p>106912.857143</text:p>
              </table:table-cell>
              <table:table-cell office:value-type="float" office:value="8892307.142857">
                <text:p>8892307.142857</text:p>
              </table:table-cell>
              <table:table-cell office:value-type="float" office:value="101544.285714">
                <text:p>101544.285714</text:p>
              </table:table-cell>
              <table:table-cell office:value-type="float" office:value="427382.857143">
                <text:p>427382.857143</text:p>
              </table:table-cell>
              <table:table-cell office:value-type="float" office:value="2462207.142857">
                <text:p>2462207.142857</text:p>
              </table:table-cell>
              <table:table-cell office:value-type="float" office:value="106912.857143">
                <text:p>106912.857143</text:p>
              </table:table-cell>
              <table:table-cell office:value-type="float" office:value="8892307.142857">
                <text:p>889230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80">
                <text:p>45280</text:p>
              </table:table-cell>
              <table:table-cell office:value-type="float" office:value="819508.571429">
                <text:p>819508.571429</text:p>
              </table:table-cell>
              <table:table-cell office:value-type="float" office:value="1913051.428571">
                <text:p>1913051.428571</text:p>
              </table:table-cell>
              <table:table-cell office:value-type="float" office:value="53865.714286">
                <text:p>53865.714286</text:p>
              </table:table-cell>
              <table:table-cell office:value-type="float" office:value="8697524.285714">
                <text:p>8697524.285714</text:p>
              </table:table-cell>
              <table:table-cell office:value-type="float" office:value="45280">
                <text:p>45280</text:p>
              </table:table-cell>
              <table:table-cell office:value-type="float" office:value="819508.571429">
                <text:p>819508.571429</text:p>
              </table:table-cell>
              <table:table-cell office:value-type="float" office:value="1913051.428571">
                <text:p>1913051.428571</text:p>
              </table:table-cell>
              <table:table-cell office:value-type="float" office:value="53865.714286">
                <text:p>53865.714286</text:p>
              </table:table-cell>
              <table:table-cell office:value-type="float" office:value="8697524.285714">
                <text:p>8697524.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431.428571">
                <text:p>61431.428571</text:p>
              </table:table-cell>
              <table:table-cell office:value-type="float" office:value="883847.142857">
                <text:p>883847.142857</text:p>
              </table:table-cell>
              <table:table-cell office:value-type="float" office:value="1590262.857143">
                <text:p>1590262.857143</text:p>
              </table:table-cell>
              <table:table-cell office:value-type="float" office:value="81367.142857">
                <text:p>81367.142857</text:p>
              </table:table-cell>
              <table:table-cell office:value-type="float" office:value="8733425.714286">
                <text:p>8733425.714286</text:p>
              </table:table-cell>
              <table:table-cell office:value-type="float" office:value="61431.428571">
                <text:p>61431.428571</text:p>
              </table:table-cell>
              <table:table-cell office:value-type="float" office:value="883847.142857">
                <text:p>883847.142857</text:p>
              </table:table-cell>
              <table:table-cell office:value-type="float" office:value="1590262.857143">
                <text:p>1590262.857143</text:p>
              </table:table-cell>
              <table:table-cell office:value-type="float" office:value="81367.142857">
                <text:p>81367.142857</text:p>
              </table:table-cell>
              <table:table-cell office:value-type="float" office:value="8733425.714286">
                <text:p>8733425.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90">
                <text:p>48790</text:p>
              </table:table-cell>
              <table:table-cell office:value-type="float" office:value="838750">
                <text:p>838750</text:p>
              </table:table-cell>
              <table:table-cell office:value-type="float" office:value="1516527.142857">
                <text:p>1516527.142857</text:p>
              </table:table-cell>
              <table:table-cell office:value-type="float" office:value="68201.428571">
                <text:p>68201.428571</text:p>
              </table:table-cell>
              <table:table-cell office:value-type="float" office:value="8793844.285714">
                <text:p>8793844.285714</text:p>
              </table:table-cell>
              <table:table-cell office:value-type="float" office:value="48790">
                <text:p>48790</text:p>
              </table:table-cell>
              <table:table-cell office:value-type="float" office:value="838750">
                <text:p>838750</text:p>
              </table:table-cell>
              <table:table-cell office:value-type="float" office:value="1516527.142857">
                <text:p>1516527.142857</text:p>
              </table:table-cell>
              <table:table-cell office:value-type="float" office:value="68201.428571">
                <text:p>68201.428571</text:p>
              </table:table-cell>
              <table:table-cell office:value-type="float" office:value="8793844.285714">
                <text:p>8793844.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797.142857">
                <text:p>48797.142857</text:p>
              </table:table-cell>
              <table:table-cell office:value-type="float" office:value="909035.714286">
                <text:p>909035.714286</text:p>
              </table:table-cell>
              <table:table-cell office:value-type="float" office:value="1402285.714286">
                <text:p>1402285.714286</text:p>
              </table:table-cell>
              <table:table-cell office:value-type="float" office:value="72130">
                <text:p>72130</text:p>
              </table:table-cell>
              <table:table-cell office:value-type="float" office:value="8795444.285714">
                <text:p>8795444.285714</text:p>
              </table:table-cell>
              <table:table-cell office:value-type="float" office:value="48797.142857">
                <text:p>48797.142857</text:p>
              </table:table-cell>
              <table:table-cell office:value-type="float" office:value="909035.714286">
                <text:p>909035.714286</text:p>
              </table:table-cell>
              <table:table-cell office:value-type="float" office:value="1402285.714286">
                <text:p>1402285.714286</text:p>
              </table:table-cell>
              <table:table-cell office:value-type="float" office:value="72130">
                <text:p>72130</text:p>
              </table:table-cell>
              <table:table-cell office:value-type="float" office:value="8795444.285714">
                <text:p>879544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42.857143">
                <text:p>46442.857143</text:p>
              </table:table-cell>
              <table:table-cell office:value-type="float" office:value="863782.857143">
                <text:p>863782.857143</text:p>
              </table:table-cell>
              <table:table-cell office:value-type="float" office:value="1350301.428571">
                <text:p>1350301.428571</text:p>
              </table:table-cell>
              <table:table-cell office:value-type="float" office:value="62182.857143">
                <text:p>62182.857143</text:p>
              </table:table-cell>
              <table:table-cell office:value-type="float" office:value="8862450">
                <text:p>8862450</text:p>
              </table:table-cell>
              <table:table-cell office:value-type="float" office:value="46442.857143">
                <text:p>46442.857143</text:p>
              </table:table-cell>
              <table:table-cell office:value-type="float" office:value="863782.857143">
                <text:p>863782.857143</text:p>
              </table:table-cell>
              <table:table-cell office:value-type="float" office:value="1350301.428571">
                <text:p>1350301.428571</text:p>
              </table:table-cell>
              <table:table-cell office:value-type="float" office:value="62182.857143">
                <text:p>62182.857143</text:p>
              </table:table-cell>
              <table:table-cell office:value-type="float" office:value="8862450">
                <text:p>8862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7.142857">
                <text:p>45847.142857</text:p>
              </table:table-cell>
              <table:table-cell office:value-type="float" office:value="875508.571429">
                <text:p>875508.571429</text:p>
              </table:table-cell>
              <table:table-cell office:value-type="float" office:value="1392681.428571">
                <text:p>1392681.428571</text:p>
              </table:table-cell>
              <table:table-cell office:value-type="float" office:value="75937.142857">
                <text:p>75937.142857</text:p>
              </table:table-cell>
              <table:table-cell office:value-type="float" office:value="8670545.714286">
                <text:p>8670545.714286</text:p>
              </table:table-cell>
              <table:table-cell office:value-type="float" office:value="45847.142857">
                <text:p>45847.142857</text:p>
              </table:table-cell>
              <table:table-cell office:value-type="float" office:value="875508.571429">
                <text:p>875508.571429</text:p>
              </table:table-cell>
              <table:table-cell office:value-type="float" office:value="1392681.428571">
                <text:p>1392681.428571</text:p>
              </table:table-cell>
              <table:table-cell office:value-type="float" office:value="75937.142857">
                <text:p>75937.142857</text:p>
              </table:table-cell>
              <table:table-cell office:value-type="float" office:value="8670545.714286">
                <text:p>8670545.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145.714286">
                <text:p>49145.714286</text:p>
              </table:table-cell>
              <table:table-cell office:value-type="float" office:value="851038.571429">
                <text:p>851038.571429</text:p>
              </table:table-cell>
              <table:table-cell office:value-type="float" office:value="1357041.428571">
                <text:p>1357041.428571</text:p>
              </table:table-cell>
              <table:table-cell office:value-type="float" office:value="78334.285714">
                <text:p>78334.285714</text:p>
              </table:table-cell>
              <table:table-cell office:value-type="float" office:value="8756937.142857">
                <text:p>8756937.142857</text:p>
              </table:table-cell>
              <table:table-cell office:value-type="float" office:value="49145.714286">
                <text:p>49145.714286</text:p>
              </table:table-cell>
              <table:table-cell office:value-type="float" office:value="851038.571429">
                <text:p>851038.571429</text:p>
              </table:table-cell>
              <table:table-cell office:value-type="float" office:value="1357041.428571">
                <text:p>1357041.428571</text:p>
              </table:table-cell>
              <table:table-cell office:value-type="float" office:value="78334.285714">
                <text:p>78334.285714</text:p>
              </table:table-cell>
              <table:table-cell office:value-type="float" office:value="8756937.142857">
                <text:p>8756937.14285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